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455956e"/>
    </style:style>
    <style:style style:name="P10" style:family="paragraph" style:parent-style-name="Standard">
      <style:text-properties fo:language="ru" fo:country="RU" officeooo:rsid="3467a953" officeooo:paragraph-rsid="3467a953"/>
    </style:style>
    <style:style style:name="P11" style:family="paragraph" style:parent-style-name="Standard">
      <style:text-properties fo:language="ru" fo:country="RU" officeooo:rsid="347a788f" officeooo:paragraph-rsid="347f95b2"/>
    </style:style>
    <style:style style:name="P12" style:family="paragraph" style:parent-style-name="Standard">
      <style:text-properties fo:language="ru" fo:country="RU" officeooo:paragraph-rsid="367317e5"/>
    </style:style>
    <style:style style:name="P13" style:family="paragraph" style:parent-style-name="Standard">
      <style:text-properties style:text-position="0% 100%" fo:language="ru" fo:country="RU" officeooo:rsid="24df0cfd" officeooo:paragraph-rsid="24df0cfd"/>
    </style:style>
    <style:style style:name="P14" style:family="paragraph" style:parent-style-name="Standard">
      <style:text-properties style:text-position="0% 100%" fo:language="ru" fo:country="RU" officeooo:rsid="1327ae62" officeooo:paragraph-rsid="24df0cfd"/>
    </style:style>
    <style:style style:name="P1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225"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officeooo:rsid="0019f43d" officeooo:paragraph-rsid="26053a9b" style:font-style-asian="normal" style:font-style-complex="normal"/>
    </style:style>
    <style:style style:name="P291" style:family="paragraph" style:parent-style-name="Standard">
      <style:text-properties style:text-position="0% 100%" fo:language="ru" fo:country="RU" fo:font-style="normal" officeooo:rsid="0019f43d" officeooo:paragraph-rsid="2bfec51d" style:font-style-asian="normal" style:font-style-complex="normal"/>
    </style:style>
    <style:style style:name="P292" style:family="paragraph" style:parent-style-name="Standard">
      <style:text-properties style:text-position="0% 100%" fo:language="ru" fo:country="RU" fo:font-style="normal" officeooo:rsid="2bff657d" officeooo:paragraph-rsid="2bff657d" style:font-style-asian="normal" style:font-style-complex="normal"/>
    </style:style>
    <style:style style:name="P293" style:family="paragraph" style:parent-style-name="Standard">
      <style:text-properties style:text-position="0% 100%" fo:language="ru" fo:country="RU" fo:font-style="normal" officeooo:rsid="2c38de59" officeooo:paragraph-rsid="2c31de08" style:font-style-asian="normal" style:font-style-complex="normal"/>
    </style:style>
    <style:style style:name="P294" style:family="paragraph" style:parent-style-name="Standard">
      <style:text-properties style:text-position="0% 100%" fo:language="ru" fo:country="RU" officeooo:rsid="0019f43d" officeooo:paragraph-rsid="2d508e24"/>
    </style:style>
    <style:style style:name="P295" style:family="paragraph" style:parent-style-name="Standard">
      <style:text-properties style:text-position="0% 100%" fo:language="ru" fo:country="RU" officeooo:rsid="2aa971cb" officeooo:paragraph-rsid="2aa971cb"/>
    </style:style>
    <style:style style:name="P296" style:family="paragraph" style:parent-style-name="Standard">
      <style:text-properties style:text-position="0% 100%" fo:language="ru" fo:country="RU" officeooo:rsid="2ab681f1" officeooo:paragraph-rsid="2ac4f76b"/>
    </style:style>
    <style:style style:name="P297" style:family="paragraph" style:parent-style-name="Standard">
      <style:text-properties style:text-position="0% 100%" fo:language="ru" fo:country="RU" officeooo:rsid="2ad21e51" officeooo:paragraph-rsid="2ad21e51"/>
    </style:style>
    <style:style style:name="P298" style:family="paragraph" style:parent-style-name="Standard">
      <style:text-properties style:text-position="0% 100%" fo:language="ru" fo:country="RU" officeooo:rsid="2ae285f6" officeooo:paragraph-rsid="2ae285f6"/>
    </style:style>
    <style:style style:name="P299" style:family="paragraph" style:parent-style-name="Standard">
      <style:text-properties style:text-position="0% 100%" fo:language="ru" fo:country="RU" officeooo:rsid="2aefc7ba" officeooo:paragraph-rsid="2af4b90d"/>
    </style:style>
    <style:style style:name="P300" style:family="paragraph" style:parent-style-name="Standard">
      <style:text-properties style:text-position="0% 100%" fo:language="ru" fo:country="RU" officeooo:rsid="2b018467" officeooo:paragraph-rsid="2b018467"/>
    </style:style>
    <style:style style:name="P301" style:family="paragraph" style:parent-style-name="Standard">
      <style:text-properties style:text-position="0% 100%" fo:language="ru" fo:country="RU" officeooo:rsid="2b02968f" officeooo:paragraph-rsid="2b0a38da"/>
    </style:style>
    <style:style style:name="P302" style:family="paragraph" style:parent-style-name="Standard">
      <style:text-properties style:text-position="0% 100%" fo:language="ru" fo:country="RU" officeooo:rsid="2b0efac3" officeooo:paragraph-rsid="2b0efac3"/>
    </style:style>
    <style:style style:name="P303" style:family="paragraph" style:parent-style-name="Standard">
      <style:text-properties style:text-position="0% 100%" fo:language="ru" fo:country="RU" officeooo:rsid="2b149ac6" officeooo:paragraph-rsid="2b149ac6"/>
    </style:style>
    <style:style style:name="P304" style:family="paragraph" style:parent-style-name="Standard">
      <style:text-properties style:text-position="0% 100%" fo:language="ru" fo:country="RU" officeooo:rsid="2b2e57af" officeooo:paragraph-rsid="2b2e57af"/>
    </style:style>
    <style:style style:name="P305" style:family="paragraph" style:parent-style-name="Standard">
      <style:text-properties style:text-position="0% 100%" fo:language="ru" fo:country="RU" officeooo:rsid="2b35ec82" officeooo:paragraph-rsid="2b35ec82"/>
    </style:style>
    <style:style style:name="P306" style:family="paragraph" style:parent-style-name="Standard">
      <style:text-properties style:text-position="0% 100%" fo:language="ru" fo:country="RU" officeooo:rsid="2b380a4c" officeooo:paragraph-rsid="2b46d9c6"/>
    </style:style>
    <style:style style:name="P307" style:family="paragraph" style:parent-style-name="Standard">
      <style:text-properties style:text-position="0% 100%" fo:language="ru" fo:country="RU" officeooo:rsid="2b4d9aa3" officeooo:paragraph-rsid="2b5fbf0a"/>
    </style:style>
    <style:style style:name="P308" style:family="paragraph" style:parent-style-name="Standard">
      <style:text-properties style:text-position="0% 100%" fo:language="ru" fo:country="RU" officeooo:rsid="2b6be6a0" officeooo:paragraph-rsid="2b7700cd"/>
    </style:style>
    <style:style style:name="P309" style:family="paragraph" style:parent-style-name="Standard">
      <style:text-properties style:text-position="0% 100%" fo:language="ru" fo:country="RU" officeooo:rsid="2b8f3f46" officeooo:paragraph-rsid="2b97d1ca"/>
    </style:style>
    <style:style style:name="P310" style:family="paragraph" style:parent-style-name="Standard">
      <style:text-properties style:text-position="0% 100%" fo:language="ru" fo:country="RU" officeooo:rsid="2b8f3f46" officeooo:paragraph-rsid="2ba3cc8f"/>
    </style:style>
    <style:style style:name="P311" style:family="paragraph" style:parent-style-name="Standard">
      <style:text-properties style:text-position="0% 100%" fo:language="ru" fo:country="RU" officeooo:rsid="2baaf488" officeooo:paragraph-rsid="2bc61b78"/>
    </style:style>
    <style:style style:name="P312" style:family="paragraph" style:parent-style-name="Standard">
      <style:text-properties style:text-position="0% 100%" fo:language="ru" fo:country="RU" officeooo:rsid="2bc72e83" officeooo:paragraph-rsid="2bdc017d"/>
    </style:style>
    <style:style style:name="P313" style:family="paragraph" style:parent-style-name="Standard">
      <style:text-properties style:text-position="0% 100%" fo:language="ru" fo:country="RU" officeooo:rsid="2bdc2de3" officeooo:paragraph-rsid="2be37119"/>
    </style:style>
    <style:style style:name="P314" style:family="paragraph" style:parent-style-name="Standard">
      <style:text-properties style:text-position="0% 100%" fo:language="ru" fo:country="RU" officeooo:rsid="2bf2e087" officeooo:paragraph-rsid="2bfec51d"/>
    </style:style>
    <style:style style:name="P315" style:family="paragraph" style:parent-style-name="Standard">
      <style:text-properties style:text-position="0% 100%" fo:language="ru" fo:country="RU" officeooo:rsid="2c1681f1" officeooo:paragraph-rsid="2c1681f1"/>
    </style:style>
    <style:style style:name="P316" style:family="paragraph" style:parent-style-name="Standard">
      <style:text-properties style:text-position="0% 100%" fo:language="ru" fo:country="RU" officeooo:rsid="2c222cfc" officeooo:paragraph-rsid="2c31de08"/>
    </style:style>
    <style:style style:name="P317" style:family="paragraph" style:parent-style-name="Standard">
      <style:text-properties style:text-position="0% 100%" fo:language="ru" fo:country="RU" officeooo:rsid="2c3a4275" officeooo:paragraph-rsid="2c3a4275"/>
    </style:style>
    <style:style style:name="P318" style:family="paragraph" style:parent-style-name="Standard">
      <style:text-properties style:text-position="0% 100%" fo:language="ru" fo:country="RU" officeooo:rsid="2c3f8532" officeooo:paragraph-rsid="2c3f8532"/>
    </style:style>
    <style:style style:name="P319" style:family="paragraph" style:parent-style-name="Standard">
      <style:text-properties style:text-position="0% 100%" fo:language="ru" fo:country="RU" officeooo:rsid="2c3feeaf" officeooo:paragraph-rsid="2c3feeaf"/>
    </style:style>
    <style:style style:name="P320" style:family="paragraph" style:parent-style-name="Standard">
      <style:text-properties style:text-position="0% 100%" fo:language="ru" fo:country="RU" officeooo:rsid="2c48fc14" officeooo:paragraph-rsid="2c69355c"/>
    </style:style>
    <style:style style:name="P321" style:family="paragraph" style:parent-style-name="Standard">
      <style:text-properties style:text-position="0% 100%" fo:language="ru" fo:country="RU" officeooo:rsid="2c6b28bd" officeooo:paragraph-rsid="2c6b28bd"/>
    </style:style>
    <style:style style:name="P322" style:family="paragraph" style:parent-style-name="Standard">
      <style:text-properties style:text-position="0% 100%" fo:language="ru" fo:country="RU" officeooo:rsid="2c773d20" officeooo:paragraph-rsid="2c8433c8"/>
    </style:style>
    <style:style style:name="P323" style:family="paragraph" style:parent-style-name="Standard">
      <style:text-properties style:text-position="0% 100%" fo:language="ru" fo:country="RU" officeooo:rsid="2c849232" officeooo:paragraph-rsid="2c86db0f"/>
    </style:style>
    <style:style style:name="P324" style:family="paragraph" style:parent-style-name="Standard">
      <style:text-properties style:text-position="0% 100%" fo:language="ru" fo:country="RU" officeooo:rsid="2cd150c1" officeooo:paragraph-rsid="2cd150c1"/>
    </style:style>
    <style:style style:name="P325" style:family="paragraph" style:parent-style-name="Standard">
      <style:text-properties style:text-position="0% 100%" fo:language="ru" fo:country="RU" officeooo:rsid="2cd9e781" officeooo:paragraph-rsid="2cd9e781"/>
    </style:style>
    <style:style style:name="P326" style:family="paragraph" style:parent-style-name="Standard">
      <style:text-properties style:text-position="0% 100%" fo:language="ru" fo:country="RU" officeooo:rsid="2d2539b8" officeooo:paragraph-rsid="2d2539b8"/>
    </style:style>
    <style:style style:name="P327" style:family="paragraph" style:parent-style-name="Standard">
      <style:text-properties style:text-position="0% 100%" fo:language="ru" fo:country="RU" officeooo:rsid="2c77faf1" officeooo:paragraph-rsid="2c8433c8"/>
    </style:style>
    <style:style style:name="P328"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329"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330"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331"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332"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333"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334"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335"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336"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337"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338"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339"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340"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341"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342"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343"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344"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345"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346"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347"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348"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349"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350"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351"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352"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353"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354"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355"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356"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357"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358"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359"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360"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361"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362"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363"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364"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365"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366"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367"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368"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369"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370"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371"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372"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373"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374"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375"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376"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377"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378"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379"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380"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381"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382"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383"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384"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385"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386"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387"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388"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389"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390"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391"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392"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393"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394"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395"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396"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397"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398"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399"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00"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401"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402"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403"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404"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405"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406"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407"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408"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409"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410"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411"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412"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413"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414"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415"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416"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417"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418"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419"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420"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421"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422"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423"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424"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425"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426"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427"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428"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429"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430"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431"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432"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433"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434"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435"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436"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437"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438"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439"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440"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441"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442"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443"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444"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445"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446"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447"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448"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449"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450"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451"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452"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453"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454"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455"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456"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457"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458"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459"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460"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461"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462"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463"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464"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465"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466"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467"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468"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469"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470"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520"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548"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562"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563"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564"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565"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566"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567"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568"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569"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570"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571"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572"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573"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574"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575"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576"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577"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578"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579"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5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58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58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58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58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8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8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8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8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9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9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92"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93"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94"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95"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9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9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59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59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60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60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60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60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60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60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60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60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60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60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61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61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612" style:family="paragraph" style:parent-style-name="Standard">
      <style:paragraph-properties fo:text-align="start" style:justify-single-word="false"/>
      <style:text-properties fo:font-variant="small-caps" fo:font-weight="normal" officeooo:rsid="2a7c5452" officeooo:paragraph-rsid="2a92038e"/>
    </style:style>
    <style:style style:name="P613" style:family="paragraph" style:parent-style-name="Standard">
      <style:paragraph-properties fo:text-align="center" style:justify-single-word="false"/>
      <style:text-properties fo:font-variant="small-caps" fo:language="ru" fo:country="RU" officeooo:rsid="3484f708" officeooo:paragraph-rsid="3484f708"/>
    </style:style>
    <style:style style:name="P614" style:family="paragraph" style:parent-style-name="Standard">
      <style:text-properties fo:font-weight="normal" officeooo:paragraph-rsid="2a73fb83"/>
    </style:style>
    <style:style style:name="P61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61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61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61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619"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620"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621"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62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62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62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62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62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62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62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62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63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63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63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63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63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63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63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63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63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63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64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64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64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64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64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64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64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64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64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64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6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6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6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6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6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6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6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6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6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6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6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6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6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6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6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6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6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6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6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6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6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6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6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6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6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6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6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6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6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6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6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6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6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6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685"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6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6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6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6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6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6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6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6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6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6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6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6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699"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700"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701"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702"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703"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704"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70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70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70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70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70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71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71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71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71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71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71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71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71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71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71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72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72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72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72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72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725"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726"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727"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7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7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7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7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7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7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7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7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73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737"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29b51eb8" officeooo:paragraph-rsid="28ffdf06" style:font-style-asian="normal" style:font-weight-asian="normal"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officeooo:rsid="2d6efdab" fo:background-color="#ffffff" loext:char-shading-value="0" style:font-size-asian="12pt" style:font-size-complex="12pt"/>
    </style:style>
    <style:style style:name="T10" style:family="text">
      <style:text-properties fo:font-variant="normal" fo:text-transform="none" fo:color="#000000" style:font-name="FreeSerif" fo:font-size="12pt" officeooo:rsid="30249b76" fo:background-color="#ffffff" loext:char-shading-value="0" style:font-size-asian="12pt" style:font-size-complex="12pt"/>
    </style:style>
    <style:style style:name="T11" style:family="text">
      <style:text-properties fo:font-variant="normal" fo:text-transform="none" fo:color="#000000" style:font-name="FreeSerif" fo:font-size="12pt" officeooo:rsid="30439ac6" fo:background-color="#ffffff" loext:char-shading-value="0" style:font-size-asian="12pt" style:font-size-complex="12pt"/>
    </style:style>
    <style:style style:name="T12" style:family="text">
      <style:text-properties fo:font-variant="normal" fo:text-transform="none" fo:color="#000000" style:font-name="FreeSerif" fo:font-size="12pt" officeooo:rsid="3382db1d" fo:background-color="#ffffff" loext:char-shading-value="0" style:font-size-asian="12pt" style:font-size-complex="12pt"/>
    </style:style>
    <style:style style:name="T13" style:family="text">
      <style:text-properties fo:font-variant="normal" fo:text-transform="none" fo:color="#000000" style:font-name="FreeSerif" fo:font-size="12pt" officeooo:rsid="3ec37b17" fo:background-color="#ffffff" loext:char-shading-value="0" style:font-size-asian="12pt" style:font-size-complex="12pt"/>
    </style:style>
    <style:style style:name="T14"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1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1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1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1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2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2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2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2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2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2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2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2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2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2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3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3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3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3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3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3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3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3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3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3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40" style:family="text">
      <style:text-properties fo:font-variant="normal" fo:text-transform="none" officeooo:rsid="33e46654"/>
    </style:style>
    <style:style style:name="T41" style:family="text">
      <style:text-properties fo:font-variant="normal" fo:text-transform="none" officeooo:rsid="33e57250"/>
    </style:style>
    <style:style style:name="T42" style:family="text">
      <style:text-properties fo:font-variant="normal" fo:text-transform="none" officeooo:rsid="33e64be9"/>
    </style:style>
    <style:style style:name="T43" style:family="text">
      <style:text-properties fo:font-variant="normal" fo:text-transform="none" officeooo:rsid="33e66550"/>
    </style:style>
    <style:style style:name="T44" style:family="text">
      <style:text-properties fo:font-variant="normal" fo:text-transform="none" officeooo:rsid="33e6b238"/>
    </style:style>
    <style:style style:name="T45" style:family="text">
      <style:text-properties fo:font-variant="normal" fo:text-transform="none" officeooo:rsid="33e89aa5"/>
    </style:style>
    <style:style style:name="T46" style:family="text">
      <style:text-properties fo:font-variant="normal" fo:text-transform="none" officeooo:rsid="33e8f181"/>
    </style:style>
    <style:style style:name="T47" style:family="text">
      <style:text-properties fo:font-variant="normal" fo:text-transform="none" officeooo:rsid="33e9ee4b"/>
    </style:style>
    <style:style style:name="T48" style:family="text">
      <style:text-properties fo:font-variant="normal" fo:text-transform="none" officeooo:rsid="33ea9f8f"/>
    </style:style>
    <style:style style:name="T49" style:family="text">
      <style:text-properties fo:font-variant="normal" fo:text-transform="none" officeooo:rsid="33eac0bb"/>
    </style:style>
    <style:style style:name="T50" style:family="text">
      <style:text-properties fo:font-variant="normal" fo:text-transform="none" officeooo:rsid="33ec0e45"/>
    </style:style>
    <style:style style:name="T51" style:family="text">
      <style:text-properties fo:font-variant="normal" fo:text-transform="none" officeooo:rsid="33ec92a6"/>
    </style:style>
    <style:style style:name="T52" style:family="text">
      <style:text-properties fo:font-variant="normal" fo:text-transform="none" officeooo:rsid="33ee5300"/>
    </style:style>
    <style:style style:name="T53" style:family="text">
      <style:text-properties fo:font-variant="normal" fo:text-transform="none" officeooo:rsid="33ef7e52"/>
    </style:style>
    <style:style style:name="T54" style:family="text">
      <style:text-properties fo:font-variant="normal" fo:text-transform="none" officeooo:rsid="33f137a5"/>
    </style:style>
    <style:style style:name="T55" style:family="text">
      <style:text-properties fo:font-variant="normal" fo:text-transform="none" officeooo:rsid="33f2ecb5"/>
    </style:style>
    <style:style style:name="T56" style:family="text">
      <style:text-properties fo:font-variant="normal" fo:text-transform="none" officeooo:rsid="33f3d6f2"/>
    </style:style>
    <style:style style:name="T57" style:family="text">
      <style:text-properties fo:font-variant="normal" fo:text-transform="none" officeooo:rsid="33f4fec5"/>
    </style:style>
    <style:style style:name="T58" style:family="text">
      <style:text-properties fo:font-variant="normal" fo:text-transform="none" officeooo:rsid="33f54858"/>
    </style:style>
    <style:style style:name="T59" style:family="text">
      <style:text-properties fo:font-variant="normal" fo:text-transform="none" officeooo:rsid="33f67ba3"/>
    </style:style>
    <style:style style:name="T60" style:family="text">
      <style:text-properties fo:font-variant="normal" fo:text-transform="none" officeooo:rsid="33f7c1cf"/>
    </style:style>
    <style:style style:name="T61" style:family="text">
      <style:text-properties fo:font-variant="normal" fo:text-transform="none" officeooo:rsid="33f979dc"/>
    </style:style>
    <style:style style:name="T62" style:family="text">
      <style:text-properties fo:font-variant="normal" fo:text-transform="none" officeooo:rsid="33faf3b6"/>
    </style:style>
    <style:style style:name="T63" style:family="text">
      <style:text-properties fo:font-variant="normal" fo:text-transform="none" officeooo:rsid="33fbddeb"/>
    </style:style>
    <style:style style:name="T64" style:family="text">
      <style:text-properties fo:font-variant="normal" fo:text-transform="none" officeooo:rsid="33fc2b1d"/>
    </style:style>
    <style:style style:name="T65" style:family="text">
      <style:text-properties fo:font-variant="normal" fo:text-transform="none" officeooo:rsid="33fc983e"/>
    </style:style>
    <style:style style:name="T66" style:family="text">
      <style:text-properties fo:font-variant="normal" fo:text-transform="none" officeooo:rsid="33fcaa5c"/>
    </style:style>
    <style:style style:name="T67" style:family="text">
      <style:text-properties fo:font-variant="normal" fo:text-transform="none" officeooo:rsid="33fcd908"/>
    </style:style>
    <style:style style:name="T68" style:family="text">
      <style:text-properties fo:font-variant="normal" fo:text-transform="none" officeooo:rsid="33fe46d8"/>
    </style:style>
    <style:style style:name="T69" style:family="text">
      <style:text-properties fo:font-variant="normal" fo:text-transform="none" officeooo:rsid="33fec435"/>
    </style:style>
    <style:style style:name="T70" style:family="text">
      <style:text-properties fo:font-variant="normal" fo:text-transform="none" officeooo:rsid="3400340f"/>
    </style:style>
    <style:style style:name="T71" style:family="text">
      <style:text-properties fo:font-variant="normal" fo:text-transform="none" officeooo:rsid="3401e8c5"/>
    </style:style>
    <style:style style:name="T72" style:family="text">
      <style:text-properties fo:font-variant="normal" fo:text-transform="none" officeooo:rsid="340321ce"/>
    </style:style>
    <style:style style:name="T73" style:family="text">
      <style:text-properties fo:font-variant="normal" fo:text-transform="none" officeooo:rsid="3404ae2e"/>
    </style:style>
    <style:style style:name="T74" style:family="text">
      <style:text-properties fo:font-variant="normal" fo:text-transform="none" officeooo:rsid="3404e0b0"/>
    </style:style>
    <style:style style:name="T75" style:family="text">
      <style:text-properties fo:font-variant="normal" fo:text-transform="none" officeooo:rsid="34062889"/>
    </style:style>
    <style:style style:name="T76" style:family="text">
      <style:text-properties fo:font-variant="normal" fo:text-transform="none" style:font-name="Liberation Serif1" officeooo:rsid="34062889"/>
    </style:style>
    <style:style style:name="T77" style:family="text">
      <style:text-properties fo:font-variant="normal" fo:text-transform="none" style:font-name="Liberation Serif" officeooo:rsid="34062889"/>
    </style:style>
    <style:style style:name="T78" style:family="text">
      <style:text-properties fo:font-variant="normal" fo:text-transform="none" style:text-position="super 58%" style:font-name="Liberation Serif" fo:font-weight="bold" officeooo:rsid="34062889" style:font-weight-asian="bold" style:font-weight-complex="bold"/>
    </style:style>
    <style:style style:name="T79" style:family="text">
      <style:text-properties fo:font-variant="normal" fo:text-transform="none" officeooo:rsid="340667e1"/>
    </style:style>
    <style:style style:name="T80" style:family="text">
      <style:text-properties fo:font-variant="normal" fo:text-transform="none" officeooo:rsid="3407cf17"/>
    </style:style>
    <style:style style:name="T81" style:family="text">
      <style:text-properties fo:font-variant="normal" fo:text-transform="none" officeooo:rsid="340944e0"/>
    </style:style>
    <style:style style:name="T82" style:family="text">
      <style:text-properties fo:font-variant="normal" fo:text-transform="none" officeooo:rsid="340ab218"/>
    </style:style>
    <style:style style:name="T83" style:family="text">
      <style:text-properties fo:font-variant="normal" fo:text-transform="none" officeooo:rsid="340b2e78"/>
    </style:style>
    <style:style style:name="T84" style:family="text">
      <style:text-properties fo:font-variant="normal" fo:text-transform="none" officeooo:rsid="1327ae62"/>
    </style:style>
    <style:style style:name="T85" style:family="text">
      <style:text-properties fo:font-variant="normal" fo:text-transform="none" officeooo:rsid="340b2e9d"/>
    </style:style>
    <style:style style:name="T86" style:family="text">
      <style:text-properties fo:font-variant="normal" fo:text-transform="none" officeooo:rsid="340bc983"/>
    </style:style>
    <style:style style:name="T87" style:family="text">
      <style:text-properties fo:font-variant="normal" fo:text-transform="none" officeooo:rsid="340bee58"/>
    </style:style>
    <style:style style:name="T88" style:family="text">
      <style:text-properties fo:font-variant="normal" fo:text-transform="none" officeooo:rsid="340d1652"/>
    </style:style>
    <style:style style:name="T89" style:family="text">
      <style:text-properties fo:font-variant="normal" fo:text-transform="none" officeooo:rsid="340d77d8"/>
    </style:style>
    <style:style style:name="T90" style:family="text">
      <style:text-properties fo:font-variant="normal" fo:text-transform="none" officeooo:rsid="340dd406"/>
    </style:style>
    <style:style style:name="T91" style:family="text">
      <style:text-properties fo:font-variant="normal" fo:text-transform="none" officeooo:rsid="340f6f44"/>
    </style:style>
    <style:style style:name="T92" style:family="text">
      <style:text-properties fo:font-variant="normal" fo:text-transform="none" officeooo:rsid="340fc859"/>
    </style:style>
    <style:style style:name="T93" style:family="text">
      <style:text-properties fo:font-variant="normal" fo:text-transform="none" officeooo:rsid="3410605a"/>
    </style:style>
    <style:style style:name="T94" style:family="text">
      <style:text-properties fo:font-variant="normal" fo:text-transform="none" officeooo:rsid="34121445"/>
    </style:style>
    <style:style style:name="T95" style:family="text">
      <style:text-properties fo:font-variant="normal" fo:text-transform="none" officeooo:rsid="3412c5ed"/>
    </style:style>
    <style:style style:name="T96" style:family="text">
      <style:text-properties fo:font-variant="normal" fo:text-transform="none" officeooo:rsid="3413e20d"/>
    </style:style>
    <style:style style:name="T97" style:family="text">
      <style:text-properties fo:font-variant="normal" fo:text-transform="none" officeooo:rsid="341505a2"/>
    </style:style>
    <style:style style:name="T98" style:family="text">
      <style:text-properties fo:font-variant="normal" fo:text-transform="none" officeooo:rsid="34162bdf"/>
    </style:style>
    <style:style style:name="T99" style:family="text">
      <style:text-properties fo:font-variant="normal" fo:text-transform="none" officeooo:rsid="3416cc5c"/>
    </style:style>
    <style:style style:name="T100" style:family="text">
      <style:text-properties fo:font-variant="normal" fo:text-transform="none" officeooo:rsid="34178201"/>
    </style:style>
    <style:style style:name="T101" style:family="text">
      <style:text-properties fo:font-variant="normal" fo:text-transform="none" officeooo:rsid="34178d88"/>
    </style:style>
    <style:style style:name="T102" style:family="text">
      <style:text-properties fo:font-variant="normal" fo:text-transform="none" officeooo:rsid="3417a2df"/>
    </style:style>
    <style:style style:name="T103" style:family="text">
      <style:text-properties fo:font-variant="normal" fo:text-transform="none" style:text-position="sub 58%" officeooo:rsid="3417a2df"/>
    </style:style>
    <style:style style:name="T104" style:family="text">
      <style:text-properties fo:font-variant="normal" fo:text-transform="none" style:text-position="sub 58%" fo:font-weight="bold" officeooo:rsid="3417a2df" style:font-weight-asian="bold" style:font-weight-complex="bold"/>
    </style:style>
    <style:style style:name="T105" style:family="text">
      <style:text-properties fo:font-variant="normal" fo:text-transform="none" style:text-position="sub 58%" fo:font-weight="bold" officeooo:rsid="3418f1f8" style:font-weight-asian="bold" style:font-weight-complex="bold"/>
    </style:style>
    <style:style style:name="T106" style:family="text">
      <style:text-properties fo:font-variant="normal" fo:text-transform="none" officeooo:rsid="3417de68"/>
    </style:style>
    <style:style style:name="T107" style:family="text">
      <style:text-properties fo:font-variant="normal" fo:text-transform="none" officeooo:rsid="3418f1f8"/>
    </style:style>
    <style:style style:name="T108" style:family="text">
      <style:text-properties fo:font-style="italic" style:font-style-asian="italic" style:font-style-complex="italic"/>
    </style:style>
    <style:style style:name="T109" style:family="text">
      <style:text-properties fo:font-style="italic" officeooo:rsid="290d9ac8" style:font-style-asian="italic" style:font-style-complex="italic"/>
    </style:style>
    <style:style style:name="T110" style:family="text">
      <style:text-properties fo:font-style="italic" officeooo:rsid="291392c2" style:font-style-asian="italic" style:font-style-complex="italic"/>
    </style:style>
    <style:style style:name="T111" style:family="text">
      <style:text-properties fo:font-style="italic" officeooo:rsid="291757db" style:font-style-asian="italic" style:font-style-complex="italic"/>
    </style:style>
    <style:style style:name="T112" style:family="text">
      <style:text-properties fo:font-style="italic" officeooo:rsid="0019f43d" style:font-style-asian="italic" style:font-style-complex="italic"/>
    </style:style>
    <style:style style:name="T113" style:family="text">
      <style:text-properties fo:font-style="italic" officeooo:rsid="29355571" style:font-style-asian="italic" style:font-style-complex="italic"/>
    </style:style>
    <style:style style:name="T114" style:family="text">
      <style:text-properties fo:font-style="italic" officeooo:rsid="2967f5a4" style:font-style-asian="italic" style:font-style-complex="italic"/>
    </style:style>
    <style:style style:name="T115" style:family="text">
      <style:text-properties fo:font-style="italic" officeooo:rsid="296b152b" style:font-style-asian="italic" style:font-style-complex="italic"/>
    </style:style>
    <style:style style:name="T116" style:family="text">
      <style:text-properties fo:font-style="italic" officeooo:rsid="296dc901" style:font-style-asian="italic" style:font-style-complex="italic"/>
    </style:style>
    <style:style style:name="T117" style:family="text">
      <style:text-properties fo:font-style="italic" officeooo:rsid="2974cb5c" style:font-style-asian="italic" style:font-style-complex="italic"/>
    </style:style>
    <style:style style:name="T118" style:family="text">
      <style:text-properties fo:font-style="italic" officeooo:rsid="29981e71" style:font-style-asian="italic" style:font-style-complex="italic"/>
    </style:style>
    <style:style style:name="T119" style:family="text">
      <style:text-properties fo:font-style="italic" officeooo:rsid="29dc9388" style:font-style-asian="italic" style:font-style-complex="italic"/>
    </style:style>
    <style:style style:name="T120" style:family="text">
      <style:text-properties fo:font-style="italic" officeooo:rsid="29ee71fc" style:font-style-asian="italic" style:font-style-complex="italic"/>
    </style:style>
    <style:style style:name="T121" style:family="text">
      <style:text-properties fo:font-style="italic" officeooo:rsid="2a399282" style:font-style-asian="italic" style:font-style-complex="italic"/>
    </style:style>
    <style:style style:name="T122" style:family="text">
      <style:text-properties fo:font-style="italic" officeooo:rsid="2a41a9ac" style:font-style-asian="italic" style:font-style-complex="italic"/>
    </style:style>
    <style:style style:name="T123" style:family="text">
      <style:text-properties fo:font-style="italic" officeooo:rsid="2a49bb12" style:font-style-asian="italic" style:font-style-complex="italic"/>
    </style:style>
    <style:style style:name="T124" style:family="text">
      <style:text-properties fo:font-style="italic" officeooo:rsid="2a51db01" style:font-style-asian="italic" style:font-style-complex="italic"/>
    </style:style>
    <style:style style:name="T125" style:family="text">
      <style:text-properties fo:font-style="italic" officeooo:rsid="2a9204e8" style:font-style-asian="italic" style:font-style-complex="italic"/>
    </style:style>
    <style:style style:name="T126" style:family="text">
      <style:text-properties fo:font-style="italic" officeooo:rsid="2aab3652" style:font-style-asian="italic" style:font-style-complex="italic"/>
    </style:style>
    <style:style style:name="T127" style:family="text">
      <style:text-properties fo:font-style="italic" officeooo:rsid="2ab811ec" style:font-style-asian="italic" style:font-style-complex="italic"/>
    </style:style>
    <style:style style:name="T128" style:family="text">
      <style:text-properties fo:font-style="italic" officeooo:rsid="2ad2c6c0" style:font-style-asian="italic" style:font-style-complex="italic"/>
    </style:style>
    <style:style style:name="T129" style:family="text">
      <style:text-properties fo:font-style="italic" officeooo:rsid="2af0c880" style:font-style-asian="italic" style:font-style-complex="italic"/>
    </style:style>
    <style:style style:name="T130" style:family="text">
      <style:text-properties fo:font-style="italic" officeooo:rsid="2b06b029" style:font-style-asian="italic" style:font-style-complex="italic"/>
    </style:style>
    <style:style style:name="T131" style:family="text">
      <style:text-properties fo:font-style="italic" officeooo:rsid="2b169918" style:font-style-asian="italic" style:font-style-complex="italic"/>
    </style:style>
    <style:style style:name="T132" style:family="text">
      <style:text-properties fo:font-style="italic" officeooo:rsid="2b1f3003" style:font-style-asian="italic" style:font-style-complex="italic"/>
    </style:style>
    <style:style style:name="T133" style:family="text">
      <style:text-properties fo:font-style="italic" officeooo:rsid="2b1d9757" style:font-style-asian="italic" style:font-style-complex="italic"/>
    </style:style>
    <style:style style:name="T134" style:family="text">
      <style:text-properties fo:font-style="italic" officeooo:rsid="2b20f6dc" style:font-style-asian="italic" style:font-style-complex="italic"/>
    </style:style>
    <style:style style:name="T135" style:family="text">
      <style:text-properties fo:font-style="italic" officeooo:rsid="2b2127cd" style:font-style-asian="italic" style:font-style-complex="italic"/>
    </style:style>
    <style:style style:name="T136" style:family="text">
      <style:text-properties fo:font-style="italic" officeooo:rsid="2b24cb8b" style:font-style-asian="italic" style:font-style-complex="italic"/>
    </style:style>
    <style:style style:name="T137" style:family="text">
      <style:text-properties fo:font-style="italic" officeooo:rsid="2b39844f" style:font-style-asian="italic" style:font-style-complex="italic"/>
    </style:style>
    <style:style style:name="T138" style:family="text">
      <style:text-properties fo:font-style="italic" officeooo:rsid="2b4e3385" style:font-style-asian="italic" style:font-style-complex="italic"/>
    </style:style>
    <style:style style:name="T139" style:family="text">
      <style:text-properties fo:font-style="italic" officeooo:rsid="2b6cc022" style:font-style-asian="italic" style:font-style-complex="italic"/>
    </style:style>
    <style:style style:name="T140" style:family="text">
      <style:text-properties fo:font-style="italic" officeooo:rsid="2b86450d" style:font-style-asian="italic" style:font-style-complex="italic"/>
    </style:style>
    <style:style style:name="T141" style:family="text">
      <style:text-properties fo:font-style="italic" officeooo:rsid="2b8e1afb" style:font-style-asian="italic" style:font-style-complex="italic"/>
    </style:style>
    <style:style style:name="T142" style:family="text">
      <style:text-properties fo:font-style="italic" officeooo:rsid="2bca2794" style:font-style-asian="italic" style:font-style-complex="italic"/>
    </style:style>
    <style:style style:name="T143" style:family="text">
      <style:text-properties fo:font-style="italic" officeooo:rsid="2beb87e6" style:font-style-asian="italic" style:font-style-complex="italic"/>
    </style:style>
    <style:style style:name="T144" style:family="text">
      <style:text-properties fo:font-style="italic" officeooo:rsid="2c222cfc" style:font-style-asian="italic" style:font-style-complex="italic"/>
    </style:style>
    <style:style style:name="T145" style:family="text">
      <style:text-properties fo:font-style="italic" officeooo:rsid="2c341939" style:font-style-asian="italic" style:font-style-complex="italic"/>
    </style:style>
    <style:style style:name="T146" style:family="text">
      <style:text-properties fo:font-style="italic" officeooo:rsid="2c345ad3" style:font-style-asian="italic" style:font-style-complex="italic"/>
    </style:style>
    <style:style style:name="T147" style:family="text">
      <style:text-properties fo:font-style="italic" officeooo:rsid="2c428f9f" style:font-style-asian="italic" style:font-style-complex="italic"/>
    </style:style>
    <style:style style:name="T148" style:family="text">
      <style:text-properties fo:font-style="italic" officeooo:rsid="2c449a48" style:font-style-asian="italic" style:font-style-complex="italic"/>
    </style:style>
    <style:style style:name="T149" style:family="text">
      <style:text-properties fo:font-style="italic" officeooo:rsid="2c533fc3" style:font-style-asian="italic" style:font-style-complex="italic"/>
    </style:style>
    <style:style style:name="T150" style:family="text">
      <style:text-properties fo:font-style="italic" officeooo:rsid="2c4a6aa0" style:font-style-asian="italic" style:font-style-complex="italic"/>
    </style:style>
    <style:style style:name="T151" style:family="text">
      <style:text-properties fo:font-style="italic" officeooo:rsid="2c607256" style:font-style-asian="italic" style:font-style-complex="italic"/>
    </style:style>
    <style:style style:name="T152" style:family="text">
      <style:text-properties fo:font-style="italic" officeooo:rsid="2c743c65" style:font-style-asian="italic" style:font-style-complex="italic"/>
    </style:style>
    <style:style style:name="T153" style:family="text">
      <style:text-properties fo:font-style="italic" officeooo:rsid="2ca6527e" style:font-style-asian="italic" style:font-style-complex="italic"/>
    </style:style>
    <style:style style:name="T154" style:family="text">
      <style:text-properties fo:font-style="italic" officeooo:rsid="2caf52a6" style:font-style-asian="italic" style:font-style-complex="italic"/>
    </style:style>
    <style:style style:name="T155" style:family="text">
      <style:text-properties fo:font-style="italic" officeooo:rsid="2cb79137" style:font-style-asian="italic" style:font-style-complex="italic"/>
    </style:style>
    <style:style style:name="T156" style:family="text">
      <style:text-properties fo:font-style="italic" officeooo:rsid="2cc39fa4" style:font-style-asian="italic" style:font-style-complex="italic"/>
    </style:style>
    <style:style style:name="T157" style:family="text">
      <style:text-properties fo:font-style="italic" officeooo:rsid="2ce15e72" style:font-style-asian="italic" style:font-style-complex="italic"/>
    </style:style>
    <style:style style:name="T158" style:family="text">
      <style:text-properties fo:font-style="italic" officeooo:rsid="2ce72d1a" style:font-style-asian="italic" style:font-style-complex="italic"/>
    </style:style>
    <style:style style:name="T159" style:family="text">
      <style:text-properties fo:font-style="italic" officeooo:rsid="2cf7af48" style:font-style-asian="italic" style:font-style-complex="italic"/>
    </style:style>
    <style:style style:name="T160" style:family="text">
      <style:text-properties fo:font-style="italic" officeooo:rsid="2d0d8029" style:font-style-asian="italic" style:font-style-complex="italic"/>
    </style:style>
    <style:style style:name="T161" style:family="text">
      <style:text-properties fo:font-style="italic" officeooo:rsid="2d243607" style:font-style-asian="italic" style:font-style-complex="italic"/>
    </style:style>
    <style:style style:name="T162" style:family="text">
      <style:text-properties fo:font-style="italic" officeooo:rsid="2d312535" style:font-style-asian="italic" style:font-style-complex="italic"/>
    </style:style>
    <style:style style:name="T163" style:family="text">
      <style:text-properties fo:font-style="italic" officeooo:rsid="2d359df8" style:font-style-asian="italic" style:font-style-complex="italic"/>
    </style:style>
    <style:style style:name="T164" style:family="text">
      <style:text-properties fo:font-style="italic" officeooo:rsid="2d3d5d50" style:font-style-asian="italic" style:font-style-complex="italic"/>
    </style:style>
    <style:style style:name="T165" style:family="text">
      <style:text-properties fo:font-style="italic" officeooo:rsid="2d56d9d6" style:font-style-asian="italic" style:font-style-complex="italic"/>
    </style:style>
    <style:style style:name="T166" style:family="text">
      <style:text-properties fo:font-style="italic" officeooo:rsid="2d623b4b" style:font-style-asian="italic" style:font-style-complex="italic"/>
    </style:style>
    <style:style style:name="T167" style:family="text">
      <style:text-properties fo:font-style="italic" officeooo:rsid="2d6efdab" style:font-style-asian="italic" style:font-style-complex="italic"/>
    </style:style>
    <style:style style:name="T168" style:family="text">
      <style:text-properties fo:font-style="italic" officeooo:rsid="2d7b0b8c" style:font-style-asian="italic" style:font-style-complex="italic"/>
    </style:style>
    <style:style style:name="T169" style:family="text">
      <style:text-properties fo:font-style="italic" officeooo:rsid="2e6d93c1" style:font-style-asian="italic" style:font-style-complex="italic"/>
    </style:style>
    <style:style style:name="T170" style:family="text">
      <style:text-properties fo:font-style="italic" officeooo:rsid="2e97d3fc" style:font-style-asian="italic" style:font-style-complex="italic"/>
    </style:style>
    <style:style style:name="T171" style:family="text">
      <style:text-properties fo:font-style="italic" officeooo:rsid="2ece315b" style:font-style-asian="italic" style:font-style-complex="italic"/>
    </style:style>
    <style:style style:name="T172" style:family="text">
      <style:text-properties fo:font-style="italic" officeooo:rsid="2ee65368" style:font-style-asian="italic" style:font-style-complex="italic"/>
    </style:style>
    <style:style style:name="T173" style:family="text">
      <style:text-properties fo:font-style="italic" officeooo:rsid="2f17286a" style:font-style-asian="italic" style:font-style-complex="italic"/>
    </style:style>
    <style:style style:name="T174" style:family="text">
      <style:text-properties fo:font-style="italic" officeooo:rsid="2f20a7df" style:font-style-asian="italic" style:font-style-complex="italic"/>
    </style:style>
    <style:style style:name="T175" style:family="text">
      <style:text-properties fo:font-style="italic" officeooo:rsid="2f2e9759" style:font-style-asian="italic" style:font-style-complex="italic"/>
    </style:style>
    <style:style style:name="T176" style:family="text">
      <style:text-properties fo:font-style="italic" officeooo:rsid="2f4df12c" style:font-style-asian="italic" style:font-style-complex="italic"/>
    </style:style>
    <style:style style:name="T177" style:family="text">
      <style:text-properties fo:font-style="italic" officeooo:rsid="2f655173" style:font-style-asian="italic" style:font-style-complex="italic"/>
    </style:style>
    <style:style style:name="T178" style:family="text">
      <style:text-properties fo:font-style="italic" officeooo:rsid="2f675bdc" style:font-style-asian="italic" style:font-style-complex="italic"/>
    </style:style>
    <style:style style:name="T179" style:family="text">
      <style:text-properties fo:font-style="italic" officeooo:rsid="2f7d6856" style:font-style-asian="italic" style:font-style-complex="italic"/>
    </style:style>
    <style:style style:name="T180" style:family="text">
      <style:text-properties fo:font-style="italic" officeooo:rsid="2fab119b" style:font-style-asian="italic" style:font-style-complex="italic"/>
    </style:style>
    <style:style style:name="T181" style:family="text">
      <style:text-properties fo:font-style="italic" officeooo:rsid="1327ae62" style:font-style-asian="italic" style:font-style-complex="italic"/>
    </style:style>
    <style:style style:name="T182" style:family="text">
      <style:text-properties fo:font-style="italic" officeooo:rsid="2fd2b4fd" style:font-style-asian="italic" style:font-style-complex="italic"/>
    </style:style>
    <style:style style:name="T183" style:family="text">
      <style:text-properties fo:font-style="italic" officeooo:rsid="30072bf0" style:font-style-asian="italic" style:font-style-complex="italic"/>
    </style:style>
    <style:style style:name="T184" style:family="text">
      <style:text-properties fo:font-style="italic" officeooo:rsid="302f8975" style:font-style-asian="italic" style:font-style-complex="italic"/>
    </style:style>
    <style:style style:name="T185" style:family="text">
      <style:text-properties fo:font-style="italic" officeooo:rsid="3031b22b" style:font-style-asian="italic" style:font-style-complex="italic"/>
    </style:style>
    <style:style style:name="T186" style:family="text">
      <style:text-properties fo:font-style="italic" officeooo:rsid="30439ac6" style:font-style-asian="italic" style:font-style-complex="italic"/>
    </style:style>
    <style:style style:name="T187" style:family="text">
      <style:text-properties fo:font-style="italic" officeooo:rsid="3072b963" style:font-style-asian="italic" style:font-style-complex="italic"/>
    </style:style>
    <style:style style:name="T188" style:family="text">
      <style:text-properties fo:font-style="italic" officeooo:rsid="307c7c8f" style:font-style-asian="italic" style:font-style-complex="italic"/>
    </style:style>
    <style:style style:name="T189" style:family="text">
      <style:text-properties fo:font-style="italic" officeooo:rsid="30cad9d8" style:font-style-asian="italic" style:font-style-complex="italic"/>
    </style:style>
    <style:style style:name="T190" style:family="text">
      <style:text-properties fo:font-style="italic" officeooo:rsid="30d3d43d" style:font-style-asian="italic" style:font-style-complex="italic"/>
    </style:style>
    <style:style style:name="T191" style:family="text">
      <style:text-properties fo:font-style="italic" officeooo:rsid="30f0422a" style:font-style-asian="italic" style:font-style-complex="italic"/>
    </style:style>
    <style:style style:name="T192" style:family="text">
      <style:text-properties fo:font-style="italic" officeooo:rsid="3106b79a" style:font-style-asian="italic" style:font-style-complex="italic"/>
    </style:style>
    <style:style style:name="T193" style:family="text">
      <style:text-properties fo:font-style="italic" officeooo:rsid="311f6413" style:font-style-asian="italic" style:font-style-complex="italic"/>
    </style:style>
    <style:style style:name="T194" style:family="text">
      <style:text-properties fo:font-style="italic" officeooo:rsid="3129ddcc" style:font-style-asian="italic" style:font-style-complex="italic"/>
    </style:style>
    <style:style style:name="T195" style:family="text">
      <style:text-properties fo:font-style="italic" officeooo:rsid="31447959" style:font-style-asian="italic" style:font-style-complex="italic"/>
    </style:style>
    <style:style style:name="T196" style:family="text">
      <style:text-properties fo:font-style="italic" officeooo:rsid="3151a9be" style:font-style-asian="italic" style:font-style-complex="italic"/>
    </style:style>
    <style:style style:name="T197" style:family="text">
      <style:text-properties fo:font-style="italic" officeooo:rsid="318a7cb0" style:font-style-asian="italic" style:font-style-complex="italic"/>
    </style:style>
    <style:style style:name="T198" style:family="text">
      <style:text-properties fo:font-style="italic" officeooo:rsid="318bfce1" style:font-style-asian="italic" style:font-style-complex="italic"/>
    </style:style>
    <style:style style:name="T199" style:family="text">
      <style:text-properties fo:font-style="italic" officeooo:rsid="318f2991" style:font-style-asian="italic" style:font-style-complex="italic"/>
    </style:style>
    <style:style style:name="T200" style:family="text">
      <style:text-properties fo:font-style="italic" officeooo:rsid="319f36fe" style:font-style-asian="italic" style:font-style-complex="italic"/>
    </style:style>
    <style:style style:name="T201" style:family="text">
      <style:text-properties fo:font-style="italic" officeooo:rsid="31af1d90" style:font-style-asian="italic" style:font-style-complex="italic"/>
    </style:style>
    <style:style style:name="T202" style:family="text">
      <style:text-properties fo:font-style="italic" officeooo:rsid="31c62558" style:font-style-asian="italic" style:font-style-complex="italic"/>
    </style:style>
    <style:style style:name="T203" style:family="text">
      <style:text-properties fo:font-style="italic" officeooo:rsid="31f633d9" style:font-style-asian="italic" style:font-style-complex="italic"/>
    </style:style>
    <style:style style:name="T204" style:family="text">
      <style:text-properties fo:font-style="italic" officeooo:rsid="3201acca" style:font-style-asian="italic" style:font-style-complex="italic"/>
    </style:style>
    <style:style style:name="T205" style:family="text">
      <style:text-properties fo:font-style="italic" officeooo:rsid="32392271" style:font-style-asian="italic" style:font-style-complex="italic"/>
    </style:style>
    <style:style style:name="T206" style:family="text">
      <style:text-properties fo:font-style="italic" officeooo:rsid="323f0cb8" style:font-style-asian="italic" style:font-style-complex="italic"/>
    </style:style>
    <style:style style:name="T207" style:family="text">
      <style:text-properties fo:font-style="italic" officeooo:rsid="324012ef" style:font-style-asian="italic" style:font-style-complex="italic"/>
    </style:style>
    <style:style style:name="T208" style:family="text">
      <style:text-properties fo:font-style="italic" officeooo:rsid="326c4d95" style:font-style-asian="italic" style:font-style-complex="italic"/>
    </style:style>
    <style:style style:name="T209" style:family="text">
      <style:text-properties fo:font-style="italic" officeooo:rsid="3290291f" style:font-style-asian="italic" style:font-style-complex="italic"/>
    </style:style>
    <style:style style:name="T210" style:family="text">
      <style:text-properties fo:font-style="italic" officeooo:rsid="330786ce" style:font-style-asian="italic" style:font-style-complex="italic"/>
    </style:style>
    <style:style style:name="T211" style:family="text">
      <style:text-properties fo:font-style="italic" officeooo:rsid="330ce57e" style:font-style-asian="italic" style:font-style-complex="italic"/>
    </style:style>
    <style:style style:name="T212" style:family="text">
      <style:text-properties fo:font-style="italic" officeooo:rsid="33129b45" style:font-style-asian="italic" style:font-style-complex="italic"/>
    </style:style>
    <style:style style:name="T213" style:family="text">
      <style:text-properties fo:font-style="italic" officeooo:rsid="331a6fa5" style:font-style-asian="italic" style:font-style-complex="italic"/>
    </style:style>
    <style:style style:name="T214" style:family="text">
      <style:text-properties fo:font-style="italic" officeooo:rsid="33408d59" style:font-style-asian="italic" style:font-style-complex="italic"/>
    </style:style>
    <style:style style:name="T215" style:family="text">
      <style:text-properties fo:font-style="italic" officeooo:rsid="33447c10" style:font-style-asian="italic" style:font-style-complex="italic"/>
    </style:style>
    <style:style style:name="T216" style:family="text">
      <style:text-properties fo:font-style="italic" officeooo:rsid="334c8210" style:font-style-asian="italic" style:font-style-complex="italic"/>
    </style:style>
    <style:style style:name="T217" style:family="text">
      <style:text-properties fo:font-style="italic" officeooo:rsid="335dd225" style:font-style-asian="italic" style:font-style-complex="italic"/>
    </style:style>
    <style:style style:name="T218" style:family="text">
      <style:text-properties fo:font-style="italic" officeooo:rsid="3377a5ec" style:font-style-asian="italic" style:font-style-complex="italic"/>
    </style:style>
    <style:style style:name="T219" style:family="text">
      <style:text-properties fo:font-style="italic" officeooo:rsid="3382db1d" style:font-style-asian="italic" style:font-style-complex="italic"/>
    </style:style>
    <style:style style:name="T220" style:family="text">
      <style:text-properties fo:font-style="italic" officeooo:rsid="3383b23c" style:font-style-asian="italic" style:font-style-complex="italic"/>
    </style:style>
    <style:style style:name="T221" style:family="text">
      <style:text-properties fo:font-style="italic" officeooo:rsid="338968f3" style:font-style-asian="italic" style:font-style-complex="italic"/>
    </style:style>
    <style:style style:name="T222" style:family="text">
      <style:text-properties fo:font-style="italic" officeooo:rsid="33974b19" style:font-style-asian="italic" style:font-style-complex="italic"/>
    </style:style>
    <style:style style:name="T223" style:family="text">
      <style:text-properties fo:font-style="italic" officeooo:rsid="33c26bdb" style:font-style-asian="italic" style:font-style-complex="italic"/>
    </style:style>
    <style:style style:name="T224" style:family="text">
      <style:text-properties fo:font-style="italic" officeooo:rsid="33c7fec4" style:font-style-asian="italic" style:font-style-complex="italic"/>
    </style:style>
    <style:style style:name="T225" style:family="text">
      <style:text-properties fo:font-style="italic" officeooo:rsid="33d18c0a" style:font-style-asian="italic" style:font-style-complex="italic"/>
    </style:style>
    <style:style style:name="T226" style:family="text">
      <style:text-properties fo:font-style="italic" officeooo:rsid="33d63939" style:font-style-asian="italic" style:font-style-complex="italic"/>
    </style:style>
    <style:style style:name="T227" style:family="text">
      <style:text-properties fo:font-style="italic" officeooo:rsid="341ae5e7" style:font-style-asian="italic" style:font-style-complex="italic"/>
    </style:style>
    <style:style style:name="T228" style:family="text">
      <style:text-properties fo:font-style="italic" officeooo:rsid="343870f3" style:font-style-asian="italic" style:font-style-complex="italic"/>
    </style:style>
    <style:style style:name="T229" style:family="text">
      <style:text-properties fo:font-style="italic" officeooo:rsid="343d8288" style:font-style-asian="italic" style:font-style-complex="italic"/>
    </style:style>
    <style:style style:name="T230" style:family="text">
      <style:text-properties fo:font-style="italic" officeooo:rsid="3443f25f" style:font-style-asian="italic" style:font-style-complex="italic"/>
    </style:style>
    <style:style style:name="T231" style:family="text">
      <style:text-properties fo:font-style="italic" officeooo:rsid="3456efcd" style:font-style-asian="italic" style:font-style-complex="italic"/>
    </style:style>
    <style:style style:name="T232" style:family="text">
      <style:text-properties fo:font-style="italic" officeooo:rsid="345971c2" style:font-style-asian="italic" style:font-style-complex="italic"/>
    </style:style>
    <style:style style:name="T233" style:family="text">
      <style:text-properties fo:font-style="italic" officeooo:rsid="346932a3" style:font-style-asian="italic" style:font-style-complex="italic"/>
    </style:style>
    <style:style style:name="T234" style:family="text">
      <style:text-properties fo:font-style="italic" officeooo:rsid="347bdba4" style:font-style-asian="italic" style:font-style-complex="italic"/>
    </style:style>
    <style:style style:name="T235" style:family="text">
      <style:text-properties fo:font-style="italic" officeooo:rsid="3487c06f" style:font-style-asian="italic" style:font-style-complex="italic"/>
    </style:style>
    <style:style style:name="T236" style:family="text">
      <style:text-properties fo:font-style="italic" officeooo:rsid="348d576b" style:font-style-asian="italic" style:font-style-complex="italic"/>
    </style:style>
    <style:style style:name="T237" style:family="text">
      <style:text-properties fo:font-style="italic" officeooo:rsid="34d49480" style:font-style-asian="italic" style:font-style-complex="italic"/>
    </style:style>
    <style:style style:name="T238" style:family="text">
      <style:text-properties fo:font-style="italic" officeooo:rsid="34da1123" style:font-style-asian="italic" style:font-style-complex="italic"/>
    </style:style>
    <style:style style:name="T239" style:family="text">
      <style:text-properties fo:font-style="italic" officeooo:rsid="34ddf7a3" style:font-style-asian="italic" style:font-style-complex="italic"/>
    </style:style>
    <style:style style:name="T240" style:family="text">
      <style:text-properties fo:font-style="italic" officeooo:rsid="35545717" style:font-style-asian="italic" style:font-style-complex="italic"/>
    </style:style>
    <style:style style:name="T241" style:family="text">
      <style:text-properties fo:font-style="italic" officeooo:rsid="3555f10e" style:font-style-asian="italic" style:font-style-complex="italic"/>
    </style:style>
    <style:style style:name="T242" style:family="text">
      <style:text-properties fo:font-style="italic" officeooo:rsid="35816725" style:font-style-asian="italic" style:font-style-complex="italic"/>
    </style:style>
    <style:style style:name="T243" style:family="text">
      <style:text-properties fo:font-style="italic" officeooo:rsid="358e1e91" style:font-style-asian="italic" style:font-style-complex="italic"/>
    </style:style>
    <style:style style:name="T244" style:family="text">
      <style:text-properties fo:font-style="italic" officeooo:rsid="35925c65" style:font-style-asian="italic" style:font-style-complex="italic"/>
    </style:style>
    <style:style style:name="T245" style:family="text">
      <style:text-properties fo:font-style="italic" officeooo:rsid="359e5369" style:font-style-asian="italic" style:font-style-complex="italic"/>
    </style:style>
    <style:style style:name="T246" style:family="text">
      <style:text-properties fo:font-style="italic" officeooo:rsid="35a254d9" style:font-style-asian="italic" style:font-style-complex="italic"/>
    </style:style>
    <style:style style:name="T247" style:family="text">
      <style:text-properties fo:font-style="italic" officeooo:rsid="35a82164" style:font-style-asian="italic" style:font-style-complex="italic"/>
    </style:style>
    <style:style style:name="T248" style:family="text">
      <style:text-properties fo:font-style="italic" officeooo:rsid="35beb1de" style:font-style-asian="italic" style:font-style-complex="italic"/>
    </style:style>
    <style:style style:name="T249" style:family="text">
      <style:text-properties fo:font-style="italic" officeooo:rsid="35c3f734" style:font-style-asian="italic" style:font-style-complex="italic"/>
    </style:style>
    <style:style style:name="T250" style:family="text">
      <style:text-properties fo:font-style="italic" officeooo:rsid="35c900a2" style:font-style-asian="italic" style:font-style-complex="italic"/>
    </style:style>
    <style:style style:name="T251" style:family="text">
      <style:text-properties fo:font-style="italic" officeooo:rsid="35d48bc3" style:font-style-asian="italic" style:font-style-complex="italic"/>
    </style:style>
    <style:style style:name="T252" style:family="text">
      <style:text-properties fo:font-style="italic" officeooo:rsid="35e26d97" style:font-style-asian="italic" style:font-style-complex="italic"/>
    </style:style>
    <style:style style:name="T253" style:family="text">
      <style:text-properties fo:font-style="italic" officeooo:rsid="35f1e869" style:font-style-asian="italic" style:font-style-complex="italic"/>
    </style:style>
    <style:style style:name="T254" style:family="text">
      <style:text-properties fo:font-style="italic" officeooo:rsid="364e495a" style:font-style-asian="italic" style:font-style-complex="italic"/>
    </style:style>
    <style:style style:name="T255" style:family="text">
      <style:text-properties fo:font-style="italic" officeooo:rsid="365e5f5e" style:font-style-asian="italic" style:font-style-complex="italic"/>
    </style:style>
    <style:style style:name="T256" style:family="text">
      <style:text-properties fo:font-style="italic" officeooo:rsid="36ba6b2c" style:font-style-asian="italic" style:font-style-complex="italic"/>
    </style:style>
    <style:style style:name="T257" style:family="text">
      <style:text-properties fo:font-style="italic" officeooo:rsid="36bc3491" style:font-style-asian="italic" style:font-style-complex="italic"/>
    </style:style>
    <style:style style:name="T258" style:family="text">
      <style:text-properties fo:font-style="italic" officeooo:rsid="36be5211" style:font-style-asian="italic" style:font-style-complex="italic"/>
    </style:style>
    <style:style style:name="T259" style:family="text">
      <style:text-properties fo:font-style="italic" officeooo:rsid="36c209a3" style:font-style-asian="italic" style:font-style-complex="italic"/>
    </style:style>
    <style:style style:name="T260" style:family="text">
      <style:text-properties fo:font-style="italic" officeooo:rsid="36c53c1f" style:font-style-asian="italic" style:font-style-complex="italic"/>
    </style:style>
    <style:style style:name="T261" style:family="text">
      <style:text-properties fo:font-style="italic" officeooo:rsid="36c8b091" style:font-style-asian="italic" style:font-style-complex="italic"/>
    </style:style>
    <style:style style:name="T262" style:family="text">
      <style:text-properties fo:font-style="italic" officeooo:rsid="36cb5def" style:font-style-asian="italic" style:font-style-complex="italic"/>
    </style:style>
    <style:style style:name="T263" style:family="text">
      <style:text-properties fo:font-style="italic" officeooo:rsid="36df6a54" style:font-style-asian="italic" style:font-style-complex="italic"/>
    </style:style>
    <style:style style:name="T264" style:family="text">
      <style:text-properties fo:font-style="italic" officeooo:rsid="36e11dae" style:font-style-asian="italic" style:font-style-complex="italic"/>
    </style:style>
    <style:style style:name="T265" style:family="text">
      <style:text-properties fo:font-style="italic" officeooo:rsid="36efa288" style:font-style-asian="italic" style:font-style-complex="italic"/>
    </style:style>
    <style:style style:name="T266" style:family="text">
      <style:text-properties fo:font-style="italic" officeooo:rsid="3744ba90" style:font-style-asian="italic" style:font-style-complex="italic"/>
    </style:style>
    <style:style style:name="T267" style:family="text">
      <style:text-properties fo:font-style="italic" officeooo:rsid="3757d87d" style:font-style-asian="italic" style:font-style-complex="italic"/>
    </style:style>
    <style:style style:name="T268" style:family="text">
      <style:text-properties fo:font-style="italic" officeooo:rsid="3776c908" style:font-style-asian="italic" style:font-style-complex="italic"/>
    </style:style>
    <style:style style:name="T269" style:family="text">
      <style:text-properties fo:font-style="italic" officeooo:rsid="3777b8d9" style:font-style-asian="italic" style:font-style-complex="italic"/>
    </style:style>
    <style:style style:name="T270" style:family="text">
      <style:text-properties fo:font-style="italic" officeooo:rsid="37e665db" style:font-style-asian="italic" style:font-style-complex="italic"/>
    </style:style>
    <style:style style:name="T271" style:family="text">
      <style:text-properties fo:font-style="italic" officeooo:rsid="3823c3ce" style:font-style-asian="italic" style:font-style-complex="italic"/>
    </style:style>
    <style:style style:name="T272" style:family="text">
      <style:text-properties fo:font-style="italic" officeooo:rsid="3839311e" style:font-style-asian="italic" style:font-style-complex="italic"/>
    </style:style>
    <style:style style:name="T273" style:family="text">
      <style:text-properties fo:font-style="italic" officeooo:rsid="386071e4" style:font-style-asian="italic" style:font-style-complex="italic"/>
    </style:style>
    <style:style style:name="T274" style:family="text">
      <style:text-properties fo:font-style="italic" officeooo:rsid="38851be1" style:font-style-asian="italic" style:font-style-complex="italic"/>
    </style:style>
    <style:style style:name="T275" style:family="text">
      <style:text-properties fo:font-style="italic" officeooo:rsid="39b6acf9" style:font-style-asian="italic" style:font-style-complex="italic"/>
    </style:style>
    <style:style style:name="T276" style:family="text">
      <style:text-properties fo:font-style="italic" officeooo:rsid="3a036fa3" style:font-style-asian="italic" style:font-style-complex="italic"/>
    </style:style>
    <style:style style:name="T277" style:family="text">
      <style:text-properties fo:font-style="italic" officeooo:rsid="3a232a0f" style:font-style-asian="italic" style:font-style-complex="italic"/>
    </style:style>
    <style:style style:name="T278" style:family="text">
      <style:text-properties fo:font-style="italic" officeooo:rsid="3a279f3c" style:font-style-asian="italic" style:font-style-complex="italic"/>
    </style:style>
    <style:style style:name="T279" style:family="text">
      <style:text-properties fo:font-style="italic" officeooo:rsid="3a445edc" style:font-style-asian="italic" style:font-style-complex="italic"/>
    </style:style>
    <style:style style:name="T280" style:family="text">
      <style:text-properties fo:font-style="italic" officeooo:rsid="3a628a69" style:font-style-asian="italic" style:font-style-complex="italic"/>
    </style:style>
    <style:style style:name="T281" style:family="text">
      <style:text-properties fo:font-style="italic" officeooo:rsid="3a628f74" style:font-style-asian="italic" style:font-style-complex="italic"/>
    </style:style>
    <style:style style:name="T282" style:family="text">
      <style:text-properties fo:font-style="italic" officeooo:rsid="3a693caf" style:font-style-asian="italic" style:font-style-complex="italic"/>
    </style:style>
    <style:style style:name="T283" style:family="text">
      <style:text-properties fo:font-style="italic" officeooo:rsid="3a76b26c" style:font-style-asian="italic" style:font-style-complex="italic"/>
    </style:style>
    <style:style style:name="T284" style:family="text">
      <style:text-properties fo:font-style="italic" officeooo:rsid="3a7951e8" style:font-style-asian="italic" style:font-style-complex="italic"/>
    </style:style>
    <style:style style:name="T285" style:family="text">
      <style:text-properties fo:font-style="italic" officeooo:rsid="3a806374" style:font-style-asian="italic" style:font-style-complex="italic"/>
    </style:style>
    <style:style style:name="T286" style:family="text">
      <style:text-properties fo:font-style="italic" officeooo:rsid="3a98ddbe" style:font-style-asian="italic" style:font-style-complex="italic"/>
    </style:style>
    <style:style style:name="T287" style:family="text">
      <style:text-properties fo:font-style="italic" officeooo:rsid="3aaa0d28" style:font-style-asian="italic" style:font-style-complex="italic"/>
    </style:style>
    <style:style style:name="T288" style:family="text">
      <style:text-properties fo:font-style="italic" officeooo:rsid="3ab6944c" style:font-style-asian="italic" style:font-style-complex="italic"/>
    </style:style>
    <style:style style:name="T289" style:family="text">
      <style:text-properties fo:font-style="italic" officeooo:rsid="3acd6c5c" style:font-style-asian="italic" style:font-style-complex="italic"/>
    </style:style>
    <style:style style:name="T290" style:family="text">
      <style:text-properties fo:font-style="italic" officeooo:rsid="3aff4084" style:font-style-asian="italic" style:font-style-complex="italic"/>
    </style:style>
    <style:style style:name="T291" style:family="text">
      <style:text-properties fo:font-style="italic" officeooo:rsid="3b65820d" style:font-style-asian="italic" style:font-style-complex="italic"/>
    </style:style>
    <style:style style:name="T292" style:family="text">
      <style:text-properties fo:font-style="italic" officeooo:rsid="3b7fa2f7" style:font-style-asian="italic" style:font-style-complex="italic"/>
    </style:style>
    <style:style style:name="T293" style:family="text">
      <style:text-properties fo:font-style="italic" officeooo:rsid="3b93ed9f" style:font-style-asian="italic" style:font-style-complex="italic"/>
    </style:style>
    <style:style style:name="T294" style:family="text">
      <style:text-properties fo:font-style="italic" officeooo:rsid="3bac74bd" style:font-style-asian="italic" style:font-style-complex="italic"/>
    </style:style>
    <style:style style:name="T295" style:family="text">
      <style:text-properties fo:font-style="italic" officeooo:rsid="3bacfbaa" style:font-style-asian="italic" style:font-style-complex="italic"/>
    </style:style>
    <style:style style:name="T296" style:family="text">
      <style:text-properties fo:font-style="italic" officeooo:rsid="3bb09dbb" style:font-style-asian="italic" style:font-style-complex="italic"/>
    </style:style>
    <style:style style:name="T297" style:family="text">
      <style:text-properties fo:font-style="italic" officeooo:rsid="3c0b2cc2" style:font-style-asian="italic" style:font-style-complex="italic"/>
    </style:style>
    <style:style style:name="T298" style:family="text">
      <style:text-properties fo:font-style="italic" officeooo:rsid="3c19b556" style:font-style-asian="italic" style:font-style-complex="italic"/>
    </style:style>
    <style:style style:name="T299" style:family="text">
      <style:text-properties fo:font-style="italic" officeooo:rsid="3c4ed2bc" style:font-style-asian="italic" style:font-style-complex="italic"/>
    </style:style>
    <style:style style:name="T300" style:family="text">
      <style:text-properties fo:font-style="italic" officeooo:rsid="3c5968eb" style:font-style-asian="italic" style:font-style-complex="italic"/>
    </style:style>
    <style:style style:name="T301" style:family="text">
      <style:text-properties fo:font-style="italic" officeooo:rsid="3c715a22" style:font-style-asian="italic" style:font-style-complex="italic"/>
    </style:style>
    <style:style style:name="T302" style:family="text">
      <style:text-properties fo:font-style="italic" officeooo:rsid="3c85b222" style:font-style-asian="italic" style:font-style-complex="italic"/>
    </style:style>
    <style:style style:name="T303" style:family="text">
      <style:text-properties fo:font-style="italic" officeooo:rsid="3cd6a508" style:font-style-asian="italic" style:font-style-complex="italic"/>
    </style:style>
    <style:style style:name="T304" style:family="text">
      <style:text-properties fo:font-style="italic" officeooo:rsid="3cdefbbf" style:font-style-asian="italic" style:font-style-complex="italic"/>
    </style:style>
    <style:style style:name="T305" style:family="text">
      <style:text-properties fo:font-style="italic" officeooo:rsid="3cece4c8" style:font-style-asian="italic" style:font-style-complex="italic"/>
    </style:style>
    <style:style style:name="T306" style:family="text">
      <style:text-properties fo:font-style="italic" officeooo:rsid="3d3e5352" style:font-style-asian="italic" style:font-style-complex="italic"/>
    </style:style>
    <style:style style:name="T307" style:family="text">
      <style:text-properties fo:font-style="italic" officeooo:rsid="3d5c78bc" style:font-style-asian="italic" style:font-style-complex="italic"/>
    </style:style>
    <style:style style:name="T308" style:family="text">
      <style:text-properties fo:font-style="italic" officeooo:rsid="3dde4bb0" style:font-style-asian="italic" style:font-style-complex="italic"/>
    </style:style>
    <style:style style:name="T309" style:family="text">
      <style:text-properties fo:font-style="italic" officeooo:rsid="3e04665c" style:font-style-asian="italic" style:font-style-complex="italic"/>
    </style:style>
    <style:style style:name="T310" style:family="text">
      <style:text-properties fo:font-style="italic" officeooo:rsid="3e16a25b" style:font-style-asian="italic" style:font-style-complex="italic"/>
    </style:style>
    <style:style style:name="T311" style:family="text">
      <style:text-properties fo:font-style="italic" officeooo:rsid="3e18fb26" style:font-style-asian="italic" style:font-style-complex="italic"/>
    </style:style>
    <style:style style:name="T312" style:family="text">
      <style:text-properties fo:font-style="italic" officeooo:rsid="3e4c6b68" style:font-style-asian="italic" style:font-style-complex="italic"/>
    </style:style>
    <style:style style:name="T313" style:family="text">
      <style:text-properties fo:font-style="italic" officeooo:rsid="3e634d91" style:font-style-asian="italic" style:font-style-complex="italic"/>
    </style:style>
    <style:style style:name="T314" style:family="text">
      <style:text-properties fo:font-style="italic" officeooo:rsid="3eb71f73" style:font-style-asian="italic" style:font-style-complex="italic"/>
    </style:style>
    <style:style style:name="T315" style:family="text">
      <style:text-properties fo:font-style="italic" officeooo:rsid="3ed2e971" style:font-style-asian="italic" style:font-style-complex="italic"/>
    </style:style>
    <style:style style:name="T316" style:family="text">
      <style:text-properties fo:font-style="italic" officeooo:rsid="3ed38965" style:font-style-asian="italic" style:font-style-complex="italic"/>
    </style:style>
    <style:style style:name="T317" style:family="text">
      <style:text-properties fo:font-style="italic" officeooo:rsid="3ee643e5" style:font-style-asian="italic" style:font-style-complex="italic"/>
    </style:style>
    <style:style style:name="T318" style:family="text">
      <style:text-properties fo:font-style="italic" officeooo:rsid="3f062ac2" style:font-style-asian="italic" style:font-style-complex="italic"/>
    </style:style>
    <style:style style:name="T319" style:family="text">
      <style:text-properties fo:font-style="italic" officeooo:rsid="3f1792c6" style:font-style-asian="italic" style:font-style-complex="italic"/>
    </style:style>
    <style:style style:name="T320" style:family="text">
      <style:text-properties fo:font-style="italic" officeooo:rsid="3f36441a" style:font-style-asian="italic" style:font-style-complex="italic"/>
    </style:style>
    <style:style style:name="T321" style:family="text">
      <style:text-properties fo:font-style="italic" officeooo:rsid="3f5e0d4b" style:font-style-asian="italic" style:font-style-complex="italic"/>
    </style:style>
    <style:style style:name="T322" style:family="text">
      <style:text-properties fo:font-style="italic" officeooo:rsid="3f6f05bb" style:font-style-asian="italic" style:font-style-complex="italic"/>
    </style:style>
    <style:style style:name="T323" style:family="text">
      <style:text-properties fo:font-style="italic" officeooo:rsid="3f73a9d8" style:font-style-asian="italic" style:font-style-complex="italic"/>
    </style:style>
    <style:style style:name="T324" style:family="text">
      <style:text-properties fo:font-style="italic" officeooo:rsid="3fa38191" style:font-style-asian="italic" style:font-style-complex="italic"/>
    </style:style>
    <style:style style:name="T325" style:family="text">
      <style:text-properties fo:font-style="italic" style:font-style-asian="italic" style:font-weight-asian="normal" style:font-style-complex="italic" style:font-weight-complex="normal"/>
    </style:style>
    <style:style style:name="T326" style:family="text">
      <style:text-properties fo:font-style="italic" style:text-underline-style="none" fo:font-weight="normal" officeooo:rsid="2d54f1d6" style:font-style-asian="italic" style:font-weight-asian="normal" style:font-style-complex="italic" style:font-weight-complex="normal"/>
    </style:style>
    <style:style style:name="T327" style:family="text">
      <style:text-properties fo:font-style="italic" style:text-underline-style="none" officeooo:rsid="3c9dc42e" style:font-style-asian="italic" style:font-style-complex="italic"/>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fo:font-style="normal" style:text-underline-style="none" fo:font-weight="normal" officeooo:rsid="2cd32073" style:font-style-asian="normal" style:font-weight-asian="normal" style:font-style-complex="normal" style:font-weight-complex="normal"/>
    </style:style>
    <style:style style:name="T330" style:family="text">
      <style:text-properties fo:font-style="normal" style:text-underline-style="none" fo:font-weight="normal" officeooo:rsid="2cd5c1bb" style:font-style-asian="normal" style:font-weight-asian="normal" style:font-style-complex="normal" style:font-weight-complex="normal"/>
    </style:style>
    <style:style style:name="T331" style:family="text">
      <style:text-properties fo:font-style="normal" style:text-underline-style="none" fo:font-weight="normal" officeooo:rsid="2cd6f288" style:font-style-asian="normal" style:font-weight-asian="normal" style:font-style-complex="normal" style:font-weight-complex="normal"/>
    </style:style>
    <style:style style:name="T332" style:family="text">
      <style:text-properties fo:font-style="normal" style:text-underline-style="none" fo:font-weight="normal" officeooo:rsid="2cd78872" style:font-style-asian="normal" style:font-weight-asian="normal" style:font-style-complex="normal" style:font-weight-complex="normal"/>
    </style:style>
    <style:style style:name="T333" style:family="text">
      <style:text-properties fo:font-style="normal" style:text-underline-style="none" fo:font-weight="normal" officeooo:rsid="2cd840ce" style:font-style-asian="normal" style:font-weight-asian="normal" style:font-style-complex="normal" style:font-weight-complex="normal"/>
    </style:style>
    <style:style style:name="T334" style:family="text">
      <style:text-properties fo:font-style="normal" style:text-underline-style="none" fo:font-weight="normal" officeooo:rsid="2cd8eda7" style:font-style-asian="normal" style:font-weight-asian="normal" style:font-style-complex="normal" style:font-weight-complex="normal"/>
    </style:style>
    <style:style style:name="T335" style:family="text">
      <style:text-properties fo:font-style="normal" style:text-underline-style="none" fo:font-weight="normal" officeooo:rsid="2cdba2c8" style:font-style-asian="normal" style:font-weight-asian="normal" style:font-style-complex="normal" style:font-weight-complex="normal"/>
    </style:style>
    <style:style style:name="T336" style:family="text">
      <style:text-properties fo:font-style="normal" style:text-underline-style="none" fo:font-weight="normal" officeooo:rsid="2cdd55f7" style:font-style-asian="normal" style:font-weight-asian="normal" style:font-style-complex="normal" style:font-weight-complex="normal"/>
    </style:style>
    <style:style style:name="T337" style:family="text">
      <style:text-properties fo:font-style="normal" style:text-underline-style="none" fo:font-weight="normal" officeooo:rsid="2cde92c0" style:font-style-asian="normal" style:font-weight-asian="normal" style:font-style-complex="normal" style:font-weight-complex="normal"/>
    </style:style>
    <style:style style:name="T338" style:family="text">
      <style:text-properties fo:font-style="normal" style:text-underline-style="none" fo:font-weight="normal" officeooo:rsid="2ce02406" style:font-style-asian="normal" style:font-weight-asian="normal" style:font-style-complex="normal" style:font-weight-complex="normal"/>
    </style:style>
    <style:style style:name="T339" style:family="text">
      <style:text-properties fo:font-style="normal" style:text-underline-style="none" fo:font-weight="normal" officeooo:rsid="2ce02f7c" style:font-style-asian="normal" style:font-weight-asian="normal" style:font-style-complex="normal" style:font-weight-complex="normal"/>
    </style:style>
    <style:style style:name="T340" style:family="text">
      <style:text-properties fo:font-style="normal" style:text-underline-style="none" fo:font-weight="normal" officeooo:rsid="2ce15e72" style:font-style-asian="normal" style:font-weight-asian="normal" style:font-style-complex="normal" style:font-weight-complex="normal"/>
    </style:style>
    <style:style style:name="T341" style:family="text">
      <style:text-properties fo:font-style="normal" style:text-underline-style="none" fo:font-weight="normal" officeooo:rsid="2d5118b1" style:font-style-asian="normal" style:font-weight-asian="normal" style:font-style-complex="normal" style:font-weight-complex="normal"/>
    </style:style>
    <style:style style:name="T342" style:family="text">
      <style:text-properties fo:font-style="normal" style:text-underline-style="none" fo:font-weight="normal" officeooo:rsid="2d512c4d" style:font-style-asian="normal" style:font-weight-asian="normal" style:font-style-complex="normal" style:font-weight-complex="normal"/>
    </style:style>
    <style:style style:name="T343" style:family="text">
      <style:text-properties fo:font-style="normal" style:text-underline-style="none" fo:font-weight="normal" officeooo:rsid="2d52f8b7" style:font-style-asian="normal" style:font-weight-asian="normal" style:font-style-complex="normal" style:font-weight-complex="normal"/>
    </style:style>
    <style:style style:name="T344" style:family="text">
      <style:text-properties fo:font-style="normal" style:text-underline-style="none" fo:font-weight="normal" officeooo:rsid="2d544591" style:font-style-asian="normal" style:font-weight-asian="normal" style:font-style-complex="normal" style:font-weight-complex="normal"/>
    </style:style>
    <style:style style:name="T345" style:family="text">
      <style:text-properties fo:font-style="normal" style:text-underline-style="none" fo:font-weight="normal" officeooo:rsid="2d54f1d6" style:font-style-asian="normal" style:font-weight-asian="normal" style:font-style-complex="normal" style:font-weight-complex="normal"/>
    </style:style>
    <style:style style:name="T346" style:family="text">
      <style:text-properties fo:font-style="normal" style:font-style-asian="normal" style:font-style-complex="normal"/>
    </style:style>
    <style:style style:name="T347" style:family="text">
      <style:text-properties fo:font-style="normal" officeooo:rsid="0019f43d" style:font-style-asian="normal" style:font-style-complex="normal"/>
    </style:style>
    <style:style style:name="T348" style:family="text">
      <style:text-properties fo:font-style="normal" officeooo:rsid="2b1d9757" style:font-style-asian="normal" style:font-style-complex="normal"/>
    </style:style>
    <style:style style:name="T349" style:family="text">
      <style:text-properties fo:font-style="normal" officeooo:rsid="2b20f6dc" style:font-style-asian="normal" style:font-style-complex="normal"/>
    </style:style>
    <style:style style:name="T350" style:family="text">
      <style:text-properties fo:font-style="normal" officeooo:rsid="2b2127cd" style:font-style-asian="normal" style:font-style-complex="normal"/>
    </style:style>
    <style:style style:name="T351" style:family="text">
      <style:text-properties fo:font-style="normal" officeooo:rsid="2b215dee" style:font-style-asian="normal" style:font-style-complex="normal"/>
    </style:style>
    <style:style style:name="T352" style:family="text">
      <style:text-properties fo:font-style="normal" officeooo:rsid="2b216ab0" style:font-style-asian="normal" style:font-style-complex="normal"/>
    </style:style>
    <style:style style:name="T353" style:family="text">
      <style:text-properties fo:font-style="normal" officeooo:rsid="2b22e335" style:font-style-asian="normal" style:font-style-complex="normal"/>
    </style:style>
    <style:style style:name="T354" style:family="text">
      <style:text-properties fo:font-style="normal" officeooo:rsid="2b24cb8b" style:font-style-asian="normal" style:font-style-complex="normal"/>
    </style:style>
    <style:style style:name="T355" style:family="text">
      <style:text-properties fo:font-style="normal" officeooo:rsid="2b276a02" style:font-style-asian="normal" style:font-style-complex="normal"/>
    </style:style>
    <style:style style:name="T356" style:family="text">
      <style:text-properties fo:font-style="normal" officeooo:rsid="2b296215" style:font-style-asian="normal" style:font-style-complex="normal"/>
    </style:style>
    <style:style style:name="T357" style:family="text">
      <style:text-properties fo:font-style="normal" officeooo:rsid="2b2a17fb" style:font-style-asian="normal" style:font-style-complex="normal"/>
    </style:style>
    <style:style style:name="T358" style:family="text">
      <style:text-properties fo:font-style="normal" officeooo:rsid="2b2b74cb" style:font-style-asian="normal" style:font-style-complex="normal"/>
    </style:style>
    <style:style style:name="T359" style:family="text">
      <style:text-properties fo:font-style="normal" officeooo:rsid="2b2c3aab" style:font-style-asian="normal" style:font-style-complex="normal"/>
    </style:style>
    <style:style style:name="T360" style:family="text">
      <style:text-properties fo:font-style="normal" officeooo:rsid="2b2dfaf8" style:font-style-asian="normal" style:font-style-complex="normal"/>
    </style:style>
    <style:style style:name="T361" style:family="text">
      <style:text-properties fo:font-style="normal" officeooo:rsid="2b2f179d" style:font-style-asian="normal" style:font-style-complex="normal"/>
    </style:style>
    <style:style style:name="T362" style:family="text">
      <style:text-properties fo:font-style="normal" officeooo:rsid="2b300f2a" style:font-style-asian="normal" style:font-style-complex="normal"/>
    </style:style>
    <style:style style:name="T363" style:family="text">
      <style:text-properties fo:font-style="normal" officeooo:rsid="2b307c74" style:font-style-asian="normal" style:font-style-complex="normal"/>
    </style:style>
    <style:style style:name="T364" style:family="text">
      <style:text-properties fo:font-style="normal" officeooo:rsid="2b311527" style:font-style-asian="normal" style:font-style-complex="normal"/>
    </style:style>
    <style:style style:name="T365" style:family="text">
      <style:text-properties fo:font-style="normal" officeooo:rsid="2b3304f3" style:font-style-asian="normal" style:font-style-complex="normal"/>
    </style:style>
    <style:style style:name="T366" style:family="text">
      <style:text-properties fo:font-style="normal" officeooo:rsid="2b3335c7" style:font-style-asian="normal" style:font-style-complex="normal"/>
    </style:style>
    <style:style style:name="T367" style:family="text">
      <style:text-properties fo:font-style="normal" officeooo:rsid="2b351ce9" style:font-style-asian="normal" style:font-style-complex="normal"/>
    </style:style>
    <style:style style:name="T368" style:family="text">
      <style:text-properties fo:font-style="normal" officeooo:rsid="2b6cc022" style:font-style-asian="normal" style:font-style-complex="normal"/>
    </style:style>
    <style:style style:name="T369" style:family="text">
      <style:text-properties fo:font-style="normal" officeooo:rsid="2b814bfd" style:font-style-asian="normal" style:font-style-complex="normal"/>
    </style:style>
    <style:style style:name="T370" style:family="text">
      <style:text-properties fo:font-style="normal" officeooo:rsid="2b819dae" style:font-style-asian="normal" style:font-style-complex="normal"/>
    </style:style>
    <style:style style:name="T371" style:family="text">
      <style:text-properties fo:font-style="normal" officeooo:rsid="2b82e312" style:font-style-asian="normal" style:font-style-complex="normal"/>
    </style:style>
    <style:style style:name="T372" style:family="text">
      <style:text-properties fo:font-style="normal" officeooo:rsid="2b84826f" style:font-style-asian="normal" style:font-style-complex="normal"/>
    </style:style>
    <style:style style:name="T373" style:family="text">
      <style:text-properties fo:font-style="normal" officeooo:rsid="2b857f6a" style:font-style-asian="normal" style:font-style-complex="normal"/>
    </style:style>
    <style:style style:name="T374" style:family="text">
      <style:text-properties fo:font-style="normal" officeooo:rsid="2b86450d" style:font-style-asian="normal" style:font-style-complex="normal"/>
    </style:style>
    <style:style style:name="T375" style:family="text">
      <style:text-properties fo:font-style="normal" officeooo:rsid="2b878a6e" style:font-style-asian="normal" style:font-style-complex="normal"/>
    </style:style>
    <style:style style:name="T376" style:family="text">
      <style:text-properties fo:font-style="normal" officeooo:rsid="2b890d14" style:font-style-asian="normal" style:font-style-complex="normal"/>
    </style:style>
    <style:style style:name="T377" style:family="text">
      <style:text-properties fo:font-style="normal" officeooo:rsid="2b892872" style:font-style-asian="normal" style:font-style-complex="normal"/>
    </style:style>
    <style:style style:name="T378" style:family="text">
      <style:text-properties fo:font-style="normal" officeooo:rsid="2b8a097a" style:font-style-asian="normal" style:font-style-complex="normal"/>
    </style:style>
    <style:style style:name="T379" style:family="text">
      <style:text-properties fo:font-style="normal" officeooo:rsid="2b8a60b2" style:font-style-asian="normal" style:font-style-complex="normal"/>
    </style:style>
    <style:style style:name="T380" style:family="text">
      <style:text-properties fo:font-style="normal" officeooo:rsid="2b8b281c" style:font-style-asian="normal" style:font-style-complex="normal"/>
    </style:style>
    <style:style style:name="T381" style:family="text">
      <style:text-properties fo:font-style="normal" officeooo:rsid="2b8c3625" style:font-style-asian="normal" style:font-style-complex="normal"/>
    </style:style>
    <style:style style:name="T382" style:family="text">
      <style:text-properties fo:font-style="normal" officeooo:rsid="2b8df4ae" style:font-style-asian="normal" style:font-style-complex="normal"/>
    </style:style>
    <style:style style:name="T383" style:family="text">
      <style:text-properties fo:font-style="normal" officeooo:rsid="2b8e1afb" style:font-style-asian="normal" style:font-style-complex="normal"/>
    </style:style>
    <style:style style:name="T384" style:family="text">
      <style:text-properties fo:font-style="normal" officeooo:rsid="2b8f2836" style:font-style-asian="normal" style:font-style-complex="normal"/>
    </style:style>
    <style:style style:name="T385" style:family="text">
      <style:text-properties fo:font-style="normal" officeooo:rsid="2b90c71d" style:font-style-asian="normal" style:font-style-complex="normal"/>
    </style:style>
    <style:style style:name="T386" style:family="text">
      <style:text-properties fo:font-style="normal" officeooo:rsid="2b914cd9" style:font-style-asian="normal" style:font-style-complex="normal"/>
    </style:style>
    <style:style style:name="T387" style:family="text">
      <style:text-properties fo:font-style="normal" officeooo:rsid="2b92f54b" style:font-style-asian="normal" style:font-style-complex="normal"/>
    </style:style>
    <style:style style:name="T388" style:family="text">
      <style:text-properties fo:font-style="normal" officeooo:rsid="2b9339cf" style:font-style-asian="normal" style:font-style-complex="normal"/>
    </style:style>
    <style:style style:name="T389" style:family="text">
      <style:text-properties fo:font-style="normal" officeooo:rsid="2b951339" style:font-style-asian="normal" style:font-style-complex="normal"/>
    </style:style>
    <style:style style:name="T390" style:family="text">
      <style:text-properties fo:font-style="normal" officeooo:rsid="2b95d77c" style:font-style-asian="normal" style:font-style-complex="normal"/>
    </style:style>
    <style:style style:name="T391" style:family="text">
      <style:text-properties fo:font-style="normal" officeooo:rsid="2b97d1ca" style:font-style-asian="normal" style:font-style-complex="normal"/>
    </style:style>
    <style:style style:name="T392" style:family="text">
      <style:text-properties fo:font-style="normal" officeooo:rsid="2b987b0b" style:font-style-asian="normal" style:font-style-complex="normal"/>
    </style:style>
    <style:style style:name="T393" style:family="text">
      <style:text-properties fo:font-style="normal" officeooo:rsid="2b99dd44" style:font-style-asian="normal" style:font-style-complex="normal"/>
    </style:style>
    <style:style style:name="T394" style:family="text">
      <style:text-properties fo:font-style="normal" officeooo:rsid="2b9b7d03" style:font-style-asian="normal" style:font-style-complex="normal"/>
    </style:style>
    <style:style style:name="T395" style:family="text">
      <style:text-properties fo:font-style="normal" officeooo:rsid="2b9c68c0" style:font-style-asian="normal" style:font-style-complex="normal"/>
    </style:style>
    <style:style style:name="T396" style:family="text">
      <style:text-properties fo:font-style="normal" officeooo:rsid="2b9ce194" style:font-style-asian="normal" style:font-style-complex="normal"/>
    </style:style>
    <style:style style:name="T397" style:family="text">
      <style:text-properties fo:font-style="normal" officeooo:rsid="2b9cf499" style:font-style-asian="normal" style:font-style-complex="normal"/>
    </style:style>
    <style:style style:name="T398" style:family="text">
      <style:text-properties fo:font-style="normal" officeooo:rsid="2b9e3898" style:font-style-asian="normal" style:font-style-complex="normal"/>
    </style:style>
    <style:style style:name="T399" style:family="text">
      <style:text-properties fo:font-style="normal" officeooo:rsid="2b9e62e8" style:font-style-asian="normal" style:font-style-complex="normal"/>
    </style:style>
    <style:style style:name="T400" style:family="text">
      <style:text-properties fo:font-style="normal" officeooo:rsid="2b9efb43" style:font-style-asian="normal" style:font-style-complex="normal"/>
    </style:style>
    <style:style style:name="T401" style:family="text">
      <style:text-properties fo:font-style="normal" officeooo:rsid="2ba066ee" style:font-style-asian="normal" style:font-style-complex="normal"/>
    </style:style>
    <style:style style:name="T402" style:family="text">
      <style:text-properties fo:font-style="normal" officeooo:rsid="2ba25a2e" style:font-style-asian="normal" style:font-style-complex="normal"/>
    </style:style>
    <style:style style:name="T403" style:family="text">
      <style:text-properties fo:font-style="normal" officeooo:rsid="2ba2f296" style:font-style-asian="normal" style:font-style-complex="normal"/>
    </style:style>
    <style:style style:name="T404" style:family="text">
      <style:text-properties fo:font-style="normal" officeooo:rsid="2ba3cc8f" style:font-style-asian="normal" style:font-style-complex="normal"/>
    </style:style>
    <style:style style:name="T405" style:family="text">
      <style:text-properties fo:font-style="normal" officeooo:rsid="2ba59f2f" style:font-style-asian="normal" style:font-style-complex="normal"/>
    </style:style>
    <style:style style:name="T406" style:family="text">
      <style:text-properties fo:font-style="normal" officeooo:rsid="2ba6de81" style:font-style-asian="normal" style:font-style-complex="normal"/>
    </style:style>
    <style:style style:name="T407" style:family="text">
      <style:text-properties fo:font-style="normal" officeooo:rsid="2ba87cb9" style:font-style-asian="normal" style:font-style-complex="normal"/>
    </style:style>
    <style:style style:name="T408" style:family="text">
      <style:text-properties fo:font-style="normal" officeooo:rsid="2ba9f576" style:font-style-asian="normal" style:font-style-complex="normal"/>
    </style:style>
    <style:style style:name="T409" style:family="text">
      <style:text-properties fo:font-style="normal" officeooo:rsid="2bac67a7" style:font-style-asian="normal" style:font-style-complex="normal"/>
    </style:style>
    <style:style style:name="T410" style:family="text">
      <style:text-properties fo:font-style="normal" officeooo:rsid="2bac9090" style:font-style-asian="normal" style:font-style-complex="normal"/>
    </style:style>
    <style:style style:name="T411" style:family="text">
      <style:text-properties fo:font-style="normal" officeooo:rsid="2badd0f9" style:font-style-asian="normal" style:font-style-complex="normal"/>
    </style:style>
    <style:style style:name="T412" style:family="text">
      <style:text-properties fo:font-style="normal" officeooo:rsid="2bae210b" style:font-style-asian="normal" style:font-style-complex="normal"/>
    </style:style>
    <style:style style:name="T413" style:family="text">
      <style:text-properties fo:font-style="normal" officeooo:rsid="2bae2212" style:font-style-asian="normal" style:font-style-complex="normal"/>
    </style:style>
    <style:style style:name="T414" style:family="text">
      <style:text-properties fo:font-style="normal" officeooo:rsid="2baefa10" style:font-style-asian="normal" style:font-style-complex="normal"/>
    </style:style>
    <style:style style:name="T415" style:family="text">
      <style:text-properties fo:font-style="normal" officeooo:rsid="2bb0477e" style:font-style-asian="normal" style:font-style-complex="normal"/>
    </style:style>
    <style:style style:name="T416" style:family="text">
      <style:text-properties fo:font-style="normal" officeooo:rsid="2bb05290" style:font-style-asian="normal" style:font-style-complex="normal"/>
    </style:style>
    <style:style style:name="T417" style:family="text">
      <style:text-properties fo:font-style="normal" officeooo:rsid="2bb20b99" style:font-style-asian="normal" style:font-style-complex="normal"/>
    </style:style>
    <style:style style:name="T418" style:family="text">
      <style:text-properties fo:font-style="normal" officeooo:rsid="2bb278a8" style:font-style-asian="normal" style:font-style-complex="normal"/>
    </style:style>
    <style:style style:name="T419" style:family="text">
      <style:text-properties fo:font-style="normal" officeooo:rsid="2bb3a839" style:font-style-asian="normal" style:font-style-complex="normal"/>
    </style:style>
    <style:style style:name="T420" style:family="text">
      <style:text-properties fo:font-style="normal" officeooo:rsid="2bb51d5d" style:font-style-asian="normal" style:font-style-complex="normal"/>
    </style:style>
    <style:style style:name="T421" style:family="text">
      <style:text-properties fo:font-style="normal" officeooo:rsid="2bb69c99" style:font-style-asian="normal" style:font-style-complex="normal"/>
    </style:style>
    <style:style style:name="T422" style:family="text">
      <style:text-properties fo:font-style="normal" officeooo:rsid="2bb7af7f" style:font-style-asian="normal" style:font-style-complex="normal"/>
    </style:style>
    <style:style style:name="T423" style:family="text">
      <style:text-properties fo:font-style="normal" officeooo:rsid="2bb8d505" style:font-style-asian="normal" style:font-style-complex="normal"/>
    </style:style>
    <style:style style:name="T424" style:family="text">
      <style:text-properties fo:font-style="normal" officeooo:rsid="2bb93fd3" style:font-style-asian="normal" style:font-style-complex="normal"/>
    </style:style>
    <style:style style:name="T425" style:family="text">
      <style:text-properties fo:font-style="normal" officeooo:rsid="2bb9ea27" style:font-style-asian="normal" style:font-style-complex="normal"/>
    </style:style>
    <style:style style:name="T426" style:family="text">
      <style:text-properties fo:font-style="normal" officeooo:rsid="2bba4590" style:font-style-asian="normal" style:font-style-complex="normal"/>
    </style:style>
    <style:style style:name="T427" style:family="text">
      <style:text-properties fo:font-style="normal" officeooo:rsid="2bbb5131" style:font-style-asian="normal" style:font-style-complex="normal"/>
    </style:style>
    <style:style style:name="T428" style:family="text">
      <style:text-properties fo:font-style="normal" officeooo:rsid="2bbd27f4" style:font-style-asian="normal" style:font-style-complex="normal"/>
    </style:style>
    <style:style style:name="T429" style:family="text">
      <style:text-properties fo:font-style="normal" officeooo:rsid="2bbd29c6" style:font-style-asian="normal" style:font-style-complex="normal"/>
    </style:style>
    <style:style style:name="T430" style:family="text">
      <style:text-properties fo:font-style="normal" officeooo:rsid="2bbdc4b7" style:font-style-asian="normal" style:font-style-complex="normal"/>
    </style:style>
    <style:style style:name="T431" style:family="text">
      <style:text-properties fo:font-style="normal" officeooo:rsid="2bbeb7b2" style:font-style-asian="normal" style:font-style-complex="normal"/>
    </style:style>
    <style:style style:name="T432" style:family="text">
      <style:text-properties fo:font-style="normal" officeooo:rsid="2bbefd10" style:font-style-asian="normal" style:font-style-complex="normal"/>
    </style:style>
    <style:style style:name="T433" style:family="text">
      <style:text-properties fo:font-style="normal" officeooo:rsid="2bbf7af7" style:font-style-asian="normal" style:font-style-complex="normal"/>
    </style:style>
    <style:style style:name="T434" style:family="text">
      <style:text-properties fo:font-style="normal" officeooo:rsid="2bc01b44" style:font-style-asian="normal" style:font-style-complex="normal"/>
    </style:style>
    <style:style style:name="T435" style:family="text">
      <style:text-properties fo:font-style="normal" officeooo:rsid="2bc0c51a" style:font-style-asian="normal" style:font-style-complex="normal"/>
    </style:style>
    <style:style style:name="T436" style:family="text">
      <style:text-properties fo:font-style="normal" officeooo:rsid="2bc0f74b" style:font-style-asian="normal" style:font-style-complex="normal"/>
    </style:style>
    <style:style style:name="T437" style:family="text">
      <style:text-properties fo:font-style="normal" officeooo:rsid="2bc15512" style:font-style-asian="normal" style:font-style-complex="normal"/>
    </style:style>
    <style:style style:name="T438" style:family="text">
      <style:text-properties fo:font-style="normal" officeooo:rsid="2bc1753f" style:font-style-asian="normal" style:font-style-complex="normal"/>
    </style:style>
    <style:style style:name="T439" style:family="text">
      <style:text-properties fo:font-style="normal" officeooo:rsid="2bc2ccbf" style:font-style-asian="normal" style:font-style-complex="normal"/>
    </style:style>
    <style:style style:name="T440" style:family="text">
      <style:text-properties fo:font-style="normal" officeooo:rsid="2bc3992b" style:font-style-asian="normal" style:font-style-complex="normal"/>
    </style:style>
    <style:style style:name="T441" style:family="text">
      <style:text-properties fo:font-style="normal" officeooo:rsid="2bc46e8e" style:font-style-asian="normal" style:font-style-complex="normal"/>
    </style:style>
    <style:style style:name="T442" style:family="text">
      <style:text-properties fo:font-style="normal" officeooo:rsid="2bc61b78" style:font-style-asian="normal" style:font-style-complex="normal"/>
    </style:style>
    <style:style style:name="T443" style:family="text">
      <style:text-properties fo:font-style="normal" officeooo:rsid="2bc7abd9" style:font-style-asian="normal" style:font-style-complex="normal"/>
    </style:style>
    <style:style style:name="T444" style:family="text">
      <style:text-properties fo:font-style="normal" officeooo:rsid="2bc83269" style:font-style-asian="normal" style:font-style-complex="normal"/>
    </style:style>
    <style:style style:name="T445" style:family="text">
      <style:text-properties fo:font-style="normal" officeooo:rsid="2bc96e67" style:font-style-asian="normal" style:font-style-complex="normal"/>
    </style:style>
    <style:style style:name="T446" style:family="text">
      <style:text-properties fo:font-style="normal" officeooo:rsid="2bc99e31" style:font-style-asian="normal" style:font-style-complex="normal"/>
    </style:style>
    <style:style style:name="T447" style:family="text">
      <style:text-properties fo:font-style="normal" officeooo:rsid="2bca2794" style:font-style-asian="normal" style:font-style-complex="normal"/>
    </style:style>
    <style:style style:name="T448" style:family="text">
      <style:text-properties fo:font-style="normal" officeooo:rsid="2bca719e" style:font-style-asian="normal" style:font-style-complex="normal"/>
    </style:style>
    <style:style style:name="T449" style:family="text">
      <style:text-properties fo:font-style="normal" officeooo:rsid="2bcc0466" style:font-style-asian="normal" style:font-style-complex="normal"/>
    </style:style>
    <style:style style:name="T450" style:family="text">
      <style:text-properties fo:font-style="normal" officeooo:rsid="2bccf91a" style:font-style-asian="normal" style:font-style-complex="normal"/>
    </style:style>
    <style:style style:name="T451" style:family="text">
      <style:text-properties fo:font-style="normal" officeooo:rsid="2bcea689" style:font-style-asian="normal" style:font-style-complex="normal"/>
    </style:style>
    <style:style style:name="T452" style:family="text">
      <style:text-properties fo:font-style="normal" officeooo:rsid="2bd01cec" style:font-style-asian="normal" style:font-style-complex="normal"/>
    </style:style>
    <style:style style:name="T453" style:family="text">
      <style:text-properties fo:font-style="normal" officeooo:rsid="2bd02024" style:font-style-asian="normal" style:font-style-complex="normal"/>
    </style:style>
    <style:style style:name="T454" style:family="text">
      <style:text-properties fo:font-style="normal" officeooo:rsid="2bd05c93" style:font-style-asian="normal" style:font-style-complex="normal"/>
    </style:style>
    <style:style style:name="T455" style:family="text">
      <style:text-properties fo:font-style="normal" officeooo:rsid="2bd24455" style:font-style-asian="normal" style:font-style-complex="normal"/>
    </style:style>
    <style:style style:name="T456" style:family="text">
      <style:text-properties fo:font-style="normal" officeooo:rsid="2bd38fbe" style:font-style-asian="normal" style:font-style-complex="normal"/>
    </style:style>
    <style:style style:name="T457" style:family="text">
      <style:text-properties fo:font-style="normal" officeooo:rsid="2bd41720" style:font-style-asian="normal" style:font-style-complex="normal"/>
    </style:style>
    <style:style style:name="T458" style:family="text">
      <style:text-properties fo:font-style="normal" officeooo:rsid="2bd6158d" style:font-style-asian="normal" style:font-style-complex="normal"/>
    </style:style>
    <style:style style:name="T459" style:family="text">
      <style:text-properties fo:font-style="normal" officeooo:rsid="2bd68d3f" style:font-style-asian="normal" style:font-style-complex="normal"/>
    </style:style>
    <style:style style:name="T460" style:family="text">
      <style:text-properties fo:font-style="normal" officeooo:rsid="2bd85ee5" style:font-style-asian="normal" style:font-style-complex="normal"/>
    </style:style>
    <style:style style:name="T461" style:family="text">
      <style:text-properties fo:font-style="normal" officeooo:rsid="2bda1d30" style:font-style-asian="normal" style:font-style-complex="normal"/>
    </style:style>
    <style:style style:name="T462" style:family="text">
      <style:text-properties fo:font-style="normal" officeooo:rsid="2bdc017d" style:font-style-asian="normal" style:font-style-complex="normal"/>
    </style:style>
    <style:style style:name="T463" style:family="text">
      <style:text-properties fo:font-style="normal" officeooo:rsid="2bdc64c8" style:font-style-asian="normal" style:font-style-complex="normal"/>
    </style:style>
    <style:style style:name="T464" style:family="text">
      <style:text-properties fo:font-style="normal" officeooo:rsid="2bdcc336" style:font-style-asian="normal" style:font-style-complex="normal"/>
    </style:style>
    <style:style style:name="T465" style:family="text">
      <style:text-properties fo:font-style="normal" officeooo:rsid="2bdd3722" style:font-style-asian="normal" style:font-style-complex="normal"/>
    </style:style>
    <style:style style:name="T466" style:family="text">
      <style:text-properties fo:font-style="normal" officeooo:rsid="2bde247d" style:font-style-asian="normal" style:font-style-complex="normal"/>
    </style:style>
    <style:style style:name="T467" style:family="text">
      <style:text-properties fo:font-style="normal" officeooo:rsid="2bdfc566" style:font-style-asian="normal" style:font-style-complex="normal"/>
    </style:style>
    <style:style style:name="T468" style:family="text">
      <style:text-properties fo:font-style="normal" officeooo:rsid="2be0d2d7" style:font-style-asian="normal" style:font-style-complex="normal"/>
    </style:style>
    <style:style style:name="T469" style:family="text">
      <style:text-properties fo:font-style="normal" officeooo:rsid="2be1954f" style:font-style-asian="normal" style:font-style-complex="normal"/>
    </style:style>
    <style:style style:name="T470" style:family="text">
      <style:text-properties fo:font-style="normal" officeooo:rsid="2be1cc82" style:font-style-asian="normal" style:font-style-complex="normal"/>
    </style:style>
    <style:style style:name="T471" style:family="text">
      <style:text-properties fo:font-style="normal" officeooo:rsid="2be2e330" style:font-style-asian="normal" style:font-style-complex="normal"/>
    </style:style>
    <style:style style:name="T472" style:family="text">
      <style:text-properties fo:font-style="normal" officeooo:rsid="2be37119" style:font-style-asian="normal" style:font-style-complex="normal"/>
    </style:style>
    <style:style style:name="T473" style:family="text">
      <style:text-properties fo:font-style="normal" officeooo:rsid="2be42230" style:font-style-asian="normal" style:font-style-complex="normal"/>
    </style:style>
    <style:style style:name="T474" style:family="text">
      <style:text-properties fo:font-style="normal" officeooo:rsid="2be59fbf" style:font-style-asian="normal" style:font-style-complex="normal"/>
    </style:style>
    <style:style style:name="T475" style:family="text">
      <style:text-properties fo:font-style="normal" officeooo:rsid="2be69d1b" style:font-style-asian="normal" style:font-style-complex="normal"/>
    </style:style>
    <style:style style:name="T476" style:family="text">
      <style:text-properties fo:font-style="normal" officeooo:rsid="2be82a54" style:font-style-asian="normal" style:font-style-complex="normal"/>
    </style:style>
    <style:style style:name="T477" style:family="text">
      <style:text-properties fo:font-style="normal" officeooo:rsid="2be99bd0" style:font-style-asian="normal" style:font-style-complex="normal"/>
    </style:style>
    <style:style style:name="T478" style:family="text">
      <style:text-properties fo:font-style="normal" officeooo:rsid="2beb87e6" style:font-style-asian="normal" style:font-style-complex="normal"/>
    </style:style>
    <style:style style:name="T479" style:family="text">
      <style:text-properties fo:font-style="normal" officeooo:rsid="2bec3515" style:font-style-asian="normal" style:font-style-complex="normal"/>
    </style:style>
    <style:style style:name="T480" style:family="text">
      <style:text-properties fo:font-style="normal" officeooo:rsid="2bee188f" style:font-style-asian="normal" style:font-style-complex="normal"/>
    </style:style>
    <style:style style:name="T481" style:family="text">
      <style:text-properties fo:font-style="normal" officeooo:rsid="2bef8631" style:font-style-asian="normal" style:font-style-complex="normal"/>
    </style:style>
    <style:style style:name="T482" style:family="text">
      <style:text-properties fo:font-style="normal" officeooo:rsid="2bf12c63" style:font-style-asian="normal" style:font-style-complex="normal"/>
    </style:style>
    <style:style style:name="T483" style:family="text">
      <style:text-properties fo:font-style="normal" officeooo:rsid="2bf2f104" style:font-style-asian="normal" style:font-style-complex="normal"/>
    </style:style>
    <style:style style:name="T484" style:family="text">
      <style:text-properties fo:font-style="normal" officeooo:rsid="2bf4d488" style:font-style-asian="normal" style:font-style-complex="normal"/>
    </style:style>
    <style:style style:name="T485" style:family="text">
      <style:text-properties fo:font-style="normal" officeooo:rsid="2bf5ccdf" style:font-style-asian="normal" style:font-style-complex="normal"/>
    </style:style>
    <style:style style:name="T486" style:family="text">
      <style:text-properties fo:font-style="normal" officeooo:rsid="2bf61b73" style:font-style-asian="normal" style:font-style-complex="normal"/>
    </style:style>
    <style:style style:name="T487" style:family="text">
      <style:text-properties fo:font-style="normal" officeooo:rsid="2bf63e11" style:font-style-asian="normal" style:font-style-complex="normal"/>
    </style:style>
    <style:style style:name="T488" style:family="text">
      <style:text-properties fo:font-style="normal" officeooo:rsid="2bf78c1b" style:font-style-asian="normal" style:font-style-complex="normal"/>
    </style:style>
    <style:style style:name="T489" style:family="text">
      <style:text-properties fo:font-style="normal" officeooo:rsid="2bf8cf3a" style:font-style-asian="normal" style:font-style-complex="normal"/>
    </style:style>
    <style:style style:name="T490" style:family="text">
      <style:text-properties fo:font-style="normal" officeooo:rsid="2bf8f863" style:font-style-asian="normal" style:font-style-complex="normal"/>
    </style:style>
    <style:style style:name="T491" style:family="text">
      <style:text-properties fo:font-style="normal" officeooo:rsid="2bf9b57b" style:font-style-asian="normal" style:font-style-complex="normal"/>
    </style:style>
    <style:style style:name="T492" style:family="text">
      <style:text-properties fo:font-style="normal" officeooo:rsid="2bfac600" style:font-style-asian="normal" style:font-style-complex="normal"/>
    </style:style>
    <style:style style:name="T493" style:family="text">
      <style:text-properties fo:font-style="normal" officeooo:rsid="2bfc5a48" style:font-style-asian="normal" style:font-style-complex="normal"/>
    </style:style>
    <style:style style:name="T494" style:family="text">
      <style:text-properties fo:font-style="normal" officeooo:rsid="2bfd9a24" style:font-style-asian="normal" style:font-style-complex="normal"/>
    </style:style>
    <style:style style:name="T495" style:family="text">
      <style:text-properties fo:font-style="normal" officeooo:rsid="2bfec51d" style:font-style-asian="normal" style:font-style-complex="normal"/>
    </style:style>
    <style:style style:name="T496" style:family="text">
      <style:text-properties fo:font-style="normal" officeooo:rsid="2c19f152" style:font-style-asian="normal" style:font-style-complex="normal"/>
    </style:style>
    <style:style style:name="T497" style:family="text">
      <style:text-properties fo:font-style="normal" officeooo:rsid="2c1b528f" style:font-style-asian="normal" style:font-style-complex="normal"/>
    </style:style>
    <style:style style:name="T498" style:family="text">
      <style:text-properties fo:font-style="normal" officeooo:rsid="2c1d0086" style:font-style-asian="normal" style:font-style-complex="normal"/>
    </style:style>
    <style:style style:name="T499" style:family="text">
      <style:text-properties fo:font-style="normal" officeooo:rsid="2c1edf7f" style:font-style-asian="normal" style:font-style-complex="normal"/>
    </style:style>
    <style:style style:name="T500" style:family="text">
      <style:text-properties fo:font-style="normal" officeooo:rsid="2c1fe408" style:font-style-asian="normal" style:font-style-complex="normal"/>
    </style:style>
    <style:style style:name="T501" style:family="text">
      <style:text-properties fo:font-style="normal" officeooo:rsid="2c20d7d3" style:font-style-asian="normal" style:font-style-complex="normal"/>
    </style:style>
    <style:style style:name="T502" style:family="text">
      <style:text-properties fo:font-style="normal" officeooo:rsid="2c222cfc" style:font-style-asian="normal" style:font-style-complex="normal"/>
    </style:style>
    <style:style style:name="T503" style:family="text">
      <style:text-properties fo:font-style="normal" officeooo:rsid="2c227a4d" style:font-style-asian="normal" style:font-style-complex="normal"/>
    </style:style>
    <style:style style:name="T504" style:family="text">
      <style:text-properties fo:font-style="normal" officeooo:rsid="2c23fd90" style:font-style-asian="normal" style:font-style-complex="normal"/>
    </style:style>
    <style:style style:name="T505" style:family="text">
      <style:text-properties fo:font-style="normal" officeooo:rsid="2c25047c" style:font-style-asian="normal" style:font-style-complex="normal"/>
    </style:style>
    <style:style style:name="T506" style:family="text">
      <style:text-properties fo:font-style="normal" officeooo:rsid="2c250ee5" style:font-style-asian="normal" style:font-style-complex="normal"/>
    </style:style>
    <style:style style:name="T507" style:family="text">
      <style:text-properties fo:font-style="normal" officeooo:rsid="2c270a7b" style:font-style-asian="normal" style:font-style-complex="normal"/>
    </style:style>
    <style:style style:name="T508" style:family="text">
      <style:text-properties fo:font-style="normal" officeooo:rsid="2c279dc8" style:font-style-asian="normal" style:font-style-complex="normal"/>
    </style:style>
    <style:style style:name="T509" style:family="text">
      <style:text-properties fo:font-style="normal" officeooo:rsid="2c297e42" style:font-style-asian="normal" style:font-style-complex="normal"/>
    </style:style>
    <style:style style:name="T510" style:family="text">
      <style:text-properties fo:font-style="normal" officeooo:rsid="2c2a7270" style:font-style-asian="normal" style:font-style-complex="normal"/>
    </style:style>
    <style:style style:name="T511" style:family="text">
      <style:text-properties fo:font-style="normal" officeooo:rsid="2c2ae027" style:font-style-asian="normal" style:font-style-complex="normal"/>
    </style:style>
    <style:style style:name="T512" style:family="text">
      <style:text-properties fo:font-style="normal" officeooo:rsid="2c2b616c" style:font-style-asian="normal" style:font-style-complex="normal"/>
    </style:style>
    <style:style style:name="T513" style:family="text">
      <style:text-properties fo:font-style="normal" officeooo:rsid="2c2c86fd" style:font-style-asian="normal" style:font-style-complex="normal"/>
    </style:style>
    <style:style style:name="T514" style:family="text">
      <style:text-properties fo:font-style="normal" officeooo:rsid="2c2c9397" style:font-style-asian="normal" style:font-style-complex="normal"/>
    </style:style>
    <style:style style:name="T515" style:family="text">
      <style:text-properties fo:font-style="normal" officeooo:rsid="2c2d15f0" style:font-style-asian="normal" style:font-style-complex="normal"/>
    </style:style>
    <style:style style:name="T516" style:family="text">
      <style:text-properties fo:font-style="normal" officeooo:rsid="2c2e4137" style:font-style-asian="normal" style:font-style-complex="normal"/>
    </style:style>
    <style:style style:name="T517" style:family="text">
      <style:text-properties fo:font-style="normal" officeooo:rsid="2c2ee10e" style:font-style-asian="normal" style:font-style-complex="normal"/>
    </style:style>
    <style:style style:name="T518" style:family="text">
      <style:text-properties fo:font-style="normal" officeooo:rsid="2c305cb3" style:font-style-asian="normal" style:font-style-complex="normal"/>
    </style:style>
    <style:style style:name="T519" style:family="text">
      <style:text-properties fo:font-style="normal" officeooo:rsid="2c317a27" style:font-style-asian="normal" style:font-style-complex="normal"/>
    </style:style>
    <style:style style:name="T520" style:family="text">
      <style:text-properties fo:font-style="normal" officeooo:rsid="2c31de08" style:font-style-asian="normal" style:font-style-complex="normal"/>
    </style:style>
    <style:style style:name="T521" style:family="text">
      <style:text-properties fo:font-style="normal" officeooo:rsid="1327ae62" style:font-style-asian="normal" style:font-style-complex="normal"/>
    </style:style>
    <style:style style:name="T522" style:family="text">
      <style:text-properties fo:font-style="normal" officeooo:rsid="2c3373c1" style:font-style-asian="normal" style:font-style-complex="normal"/>
    </style:style>
    <style:style style:name="T523" style:family="text">
      <style:text-properties fo:font-style="normal" officeooo:rsid="2c33cfb1" style:font-style-asian="normal" style:font-style-complex="normal"/>
    </style:style>
    <style:style style:name="T524" style:family="text">
      <style:text-properties fo:font-style="normal" officeooo:rsid="2c341939" style:font-style-asian="normal" style:font-style-complex="normal"/>
    </style:style>
    <style:style style:name="T525" style:family="text">
      <style:text-properties fo:font-style="normal" officeooo:rsid="2c34b3ed" style:font-style-asian="normal" style:font-style-complex="normal"/>
    </style:style>
    <style:style style:name="T526" style:family="text">
      <style:text-properties fo:font-style="normal" officeooo:rsid="2c35224f" style:font-style-asian="normal" style:font-style-complex="normal"/>
    </style:style>
    <style:style style:name="T527" style:family="text">
      <style:text-properties fo:font-style="normal" officeooo:rsid="2c3525a3" style:font-style-asian="normal" style:font-style-complex="normal"/>
    </style:style>
    <style:style style:name="T528" style:family="text">
      <style:text-properties fo:font-style="normal" officeooo:rsid="2c36dcd3" style:font-style-asian="normal" style:font-style-complex="normal"/>
    </style:style>
    <style:style style:name="T529" style:family="text">
      <style:text-properties fo:font-style="normal" officeooo:rsid="2c378ec8" style:font-style-asian="normal" style:font-style-complex="normal"/>
    </style:style>
    <style:style style:name="T530" style:family="text">
      <style:text-properties fo:font-style="normal" officeooo:rsid="2c382466" style:font-style-asian="normal" style:font-style-complex="normal"/>
    </style:style>
    <style:style style:name="T531" style:family="text">
      <style:text-properties fo:font-style="normal" officeooo:rsid="2c38de59" style:font-style-asian="normal" style:font-style-complex="normal"/>
    </style:style>
    <style:style style:name="T532" style:family="text">
      <style:text-properties fo:font-style="normal" officeooo:rsid="2c3a9307" style:font-style-asian="normal" style:font-style-complex="normal"/>
    </style:style>
    <style:style style:name="T533" style:family="text">
      <style:text-properties fo:font-style="normal" officeooo:rsid="2c3bbaa3" style:font-style-asian="normal" style:font-style-complex="normal"/>
    </style:style>
    <style:style style:name="T534" style:family="text">
      <style:text-properties fo:font-style="normal" officeooo:rsid="2c3c945c" style:font-style-asian="normal" style:font-style-complex="normal"/>
    </style:style>
    <style:style style:name="T535" style:family="text">
      <style:text-properties fo:font-style="normal" officeooo:rsid="2c3d686a" style:font-style-asian="normal" style:font-style-complex="normal"/>
    </style:style>
    <style:style style:name="T536" style:family="text">
      <style:text-properties fo:font-style="normal" officeooo:rsid="2c3f8532" style:font-style-asian="normal" style:font-style-complex="normal"/>
    </style:style>
    <style:style style:name="T537" style:family="text">
      <style:text-properties fo:font-style="normal" officeooo:rsid="2c428f9f" style:font-style-asian="normal" style:font-style-complex="normal"/>
    </style:style>
    <style:style style:name="T538" style:family="text">
      <style:text-properties fo:font-style="normal" officeooo:rsid="2c449a48" style:font-style-asian="normal" style:font-style-complex="normal"/>
    </style:style>
    <style:style style:name="T539" style:family="text">
      <style:text-properties fo:font-style="normal" officeooo:rsid="2c533fc3" style:font-style-asian="normal" style:font-style-complex="normal"/>
    </style:style>
    <style:style style:name="T540" style:family="text">
      <style:text-properties style:text-position="0% 100%"/>
    </style:style>
    <style:style style:name="T541"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542"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543"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544"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545" style:family="text">
      <style:text-properties style:text-position="0% 100%" fo:font-style="italic" officeooo:rsid="367317e5" style:font-style-asian="italic" style:font-style-complex="italic"/>
    </style:style>
    <style:style style:name="T546" style:family="text">
      <style:text-properties style:text-position="0% 100%" fo:font-style="italic" officeooo:rsid="36922ffc" style:font-style-asian="italic" style:font-style-complex="italic"/>
    </style:style>
    <style:style style:name="T547" style:family="text">
      <style:text-properties style:text-position="0% 100%" fo:font-style="italic" officeooo:rsid="3693ef7c" style:font-style-asian="italic" style:font-style-complex="italic"/>
    </style:style>
    <style:style style:name="T548" style:family="text">
      <style:text-properties style:text-position="0% 100%" fo:font-style="italic" officeooo:rsid="36a4edb3" style:font-style-asian="italic" style:font-style-complex="italic"/>
    </style:style>
    <style:style style:name="T549" style:family="text">
      <style:text-properties style:text-position="0% 100%" fo:font-style="italic" officeooo:rsid="36a580c1" style:font-style-asian="italic" style:font-style-complex="italic"/>
    </style:style>
    <style:style style:name="T550" style:family="text">
      <style:text-properties style:text-position="0% 100%" fo:language="ru" fo:country="RU"/>
    </style:style>
    <style:style style:name="T551"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552"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553"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554"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555"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556"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557"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558"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559"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560"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561"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562"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563"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564"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565"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566"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567"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568"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569"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570"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571"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572"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573"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574"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575"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576" style:family="text">
      <style:text-properties style:text-position="0% 100%" fo:language="ru" fo:country="RU" officeooo:rsid="31675a22"/>
    </style:style>
    <style:style style:name="T577"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578"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579" style:family="text">
      <style:text-properties style:text-position="0% 100%" officeooo:rsid="1327ae62"/>
    </style:style>
    <style:style style:name="T580" style:family="text">
      <style:text-properties style:text-position="0% 100%" officeooo:rsid="3674e250"/>
    </style:style>
    <style:style style:name="T581" style:family="text">
      <style:text-properties style:text-position="0% 100%" officeooo:rsid="3675b426"/>
    </style:style>
    <style:style style:name="T582" style:family="text">
      <style:text-properties style:text-position="0% 100%" officeooo:rsid="3675ef59"/>
    </style:style>
    <style:style style:name="T583" style:family="text">
      <style:text-properties style:text-position="0% 100%" officeooo:rsid="3677ea6d"/>
    </style:style>
    <style:style style:name="T584" style:family="text">
      <style:text-properties style:text-position="0% 100%" officeooo:rsid="367959e1"/>
    </style:style>
    <style:style style:name="T585" style:family="text">
      <style:text-properties style:text-position="0% 100%" officeooo:rsid="367ab140"/>
    </style:style>
    <style:style style:name="T586" style:family="text">
      <style:text-properties style:text-position="0% 100%" officeooo:rsid="367c8ac6"/>
    </style:style>
    <style:style style:name="T587" style:family="text">
      <style:text-properties style:text-position="0% 100%" officeooo:rsid="367e6a04"/>
    </style:style>
    <style:style style:name="T588" style:family="text">
      <style:text-properties style:text-position="0% 100%" officeooo:rsid="36803b8e"/>
    </style:style>
    <style:style style:name="T589" style:family="text">
      <style:text-properties style:text-position="0% 100%" officeooo:rsid="36815707"/>
    </style:style>
    <style:style style:name="T590" style:family="text">
      <style:text-properties style:text-position="0% 100%" officeooo:rsid="3683154d"/>
    </style:style>
    <style:style style:name="T591" style:family="text">
      <style:text-properties style:text-position="0% 100%" officeooo:rsid="36845962"/>
    </style:style>
    <style:style style:name="T592" style:family="text">
      <style:text-properties style:text-position="0% 100%" officeooo:rsid="36854636"/>
    </style:style>
    <style:style style:name="T593" style:family="text">
      <style:text-properties style:text-position="0% 100%" officeooo:rsid="36855ec5"/>
    </style:style>
    <style:style style:name="T594" style:family="text">
      <style:text-properties style:text-position="0% 100%" officeooo:rsid="3686ba10"/>
    </style:style>
    <style:style style:name="T595" style:family="text">
      <style:text-properties style:text-position="0% 100%" officeooo:rsid="36886a0f"/>
    </style:style>
    <style:style style:name="T596" style:family="text">
      <style:text-properties style:text-position="0% 100%" officeooo:rsid="3688a4a3"/>
    </style:style>
    <style:style style:name="T597" style:family="text">
      <style:text-properties style:text-position="0% 100%" officeooo:rsid="3688f881"/>
    </style:style>
    <style:style style:name="T598" style:family="text">
      <style:text-properties style:text-position="0% 100%" officeooo:rsid="368a9145"/>
    </style:style>
    <style:style style:name="T599" style:family="text">
      <style:text-properties style:text-position="0% 100%" officeooo:rsid="368c4dca"/>
    </style:style>
    <style:style style:name="T600" style:family="text">
      <style:text-properties style:text-position="0% 100%" officeooo:rsid="368d4000"/>
    </style:style>
    <style:style style:name="T601" style:family="text">
      <style:text-properties style:text-position="0% 100%" officeooo:rsid="368dbc21"/>
    </style:style>
    <style:style style:name="T602" style:family="text">
      <style:text-properties style:text-position="0% 100%" officeooo:rsid="368f293f"/>
    </style:style>
    <style:style style:name="T603" style:family="text">
      <style:text-properties style:text-position="0% 100%" officeooo:rsid="3690904f"/>
    </style:style>
    <style:style style:name="T604" style:family="text">
      <style:text-properties style:text-position="0% 100%" officeooo:rsid="36914afc"/>
    </style:style>
    <style:style style:name="T605" style:family="text">
      <style:text-properties style:text-position="0% 100%" officeooo:rsid="36922ffc"/>
    </style:style>
    <style:style style:name="T606" style:family="text">
      <style:text-properties style:text-position="0% 100%" officeooo:rsid="3692a64f"/>
    </style:style>
    <style:style style:name="T607" style:family="text">
      <style:text-properties style:text-position="0% 100%" officeooo:rsid="36931d64"/>
    </style:style>
    <style:style style:name="T608" style:family="text">
      <style:text-properties style:text-position="0% 100%" officeooo:rsid="36932de6"/>
    </style:style>
    <style:style style:name="T609" style:family="text">
      <style:text-properties style:text-position="0% 100%" officeooo:rsid="36935832"/>
    </style:style>
    <style:style style:name="T610" style:family="text">
      <style:text-properties style:text-position="0% 100%" officeooo:rsid="3693ef7c"/>
    </style:style>
    <style:style style:name="T611" style:family="text">
      <style:text-properties style:text-position="0% 100%" officeooo:rsid="36955053"/>
    </style:style>
    <style:style style:name="T612" style:family="text">
      <style:text-properties style:text-position="0% 100%" officeooo:rsid="36957e01"/>
    </style:style>
    <style:style style:name="T613" style:family="text">
      <style:text-properties style:text-position="0% 100%" officeooo:rsid="3695cc5a"/>
    </style:style>
    <style:style style:name="T614" style:family="text">
      <style:text-properties style:text-position="0% 100%" officeooo:rsid="36967724"/>
    </style:style>
    <style:style style:name="T615" style:family="text">
      <style:text-properties style:text-position="0% 100%" officeooo:rsid="36977102"/>
    </style:style>
    <style:style style:name="T616" style:family="text">
      <style:text-properties style:text-position="0% 100%" officeooo:rsid="36995388"/>
    </style:style>
    <style:style style:name="T617" style:family="text">
      <style:text-properties style:text-position="0% 100%" officeooo:rsid="369aae96"/>
    </style:style>
    <style:style style:name="T618" style:family="text">
      <style:text-properties style:text-position="0% 100%" officeooo:rsid="367317e5"/>
    </style:style>
    <style:style style:name="T619" style:family="text">
      <style:text-properties style:text-position="0% 100%" officeooo:rsid="369c72b6"/>
    </style:style>
    <style:style style:name="T620" style:family="text">
      <style:text-properties style:text-position="0% 100%" officeooo:rsid="369cfebb"/>
    </style:style>
    <style:style style:name="T621" style:family="text">
      <style:text-properties style:text-position="0% 100%" officeooo:rsid="369deba4"/>
    </style:style>
    <style:style style:name="T622" style:family="text">
      <style:text-properties style:text-position="0% 100%" officeooo:rsid="369f2581"/>
    </style:style>
    <style:style style:name="T623" style:family="text">
      <style:text-properties style:text-position="0% 100%" officeooo:rsid="36a01a69"/>
    </style:style>
    <style:style style:name="T624" style:family="text">
      <style:text-properties style:text-position="0% 100%" officeooo:rsid="36a184c0"/>
    </style:style>
    <style:style style:name="T625" style:family="text">
      <style:text-properties style:text-position="0% 100%" officeooo:rsid="36a1c866"/>
    </style:style>
    <style:style style:name="T626" style:family="text">
      <style:text-properties style:text-position="0% 100%" officeooo:rsid="36a36b0a"/>
    </style:style>
    <style:style style:name="T627" style:family="text">
      <style:text-properties style:text-position="0% 100%" officeooo:rsid="36a4edb3"/>
    </style:style>
    <style:style style:name="T628" style:family="text">
      <style:text-properties style:text-position="0% 100%" officeooo:rsid="0019f43d"/>
    </style:style>
    <style:style style:name="T629" style:family="text">
      <style:text-properties style:text-position="0% 100%" officeooo:rsid="36a5648a"/>
    </style:style>
    <style:style style:name="T630" style:family="text">
      <style:text-properties style:text-position="0% 100%" officeooo:rsid="36a580c1"/>
    </style:style>
    <style:style style:name="T631" style:family="text">
      <style:text-properties style:text-position="0% 100%" officeooo:rsid="36a786d8"/>
    </style:style>
    <style:style style:name="T632" style:family="text">
      <style:text-properties style:text-position="0% 100%" officeooo:rsid="36a85673"/>
    </style:style>
    <style:style style:name="T633" style:family="text">
      <style:text-properties style:text-position="0% 100%" officeooo:rsid="36aa4ecb"/>
    </style:style>
    <style:style style:name="T634" style:family="text">
      <style:text-properties style:text-position="0% 100%" officeooo:rsid="36aa8940"/>
    </style:style>
    <style:style style:name="T635" style:family="text">
      <style:text-properties style:text-position="0% 100%" officeooo:rsid="36ab38a2"/>
    </style:style>
    <style:style style:name="T636" style:family="text">
      <style:text-properties style:text-position="0% 100%" officeooo:rsid="36ac21dd"/>
    </style:style>
    <style:style style:name="T637" style:family="text">
      <style:text-properties style:text-position="0% 100%" officeooo:rsid="36ac66ec"/>
    </style:style>
    <style:style style:name="T638" style:family="text">
      <style:text-properties style:text-position="0% 100%" officeooo:rsid="36ae163b"/>
    </style:style>
    <style:style style:name="T639" style:family="text">
      <style:text-properties style:text-position="0% 100%" officeooo:rsid="36af40cb"/>
    </style:style>
    <style:style style:name="T640" style:family="text">
      <style:text-properties style:text-position="0% 100%" officeooo:rsid="36b1390e"/>
    </style:style>
    <style:style style:name="T641" style:family="text">
      <style:text-properties fo:font-variant="small-caps"/>
    </style:style>
    <style:style style:name="T642" style:family="text">
      <style:text-properties fo:font-variant="small-caps" fo:font-style="italic" style:font-style-asian="italic" style:font-style-complex="italic"/>
    </style:style>
    <style:style style:name="T643" style:family="text">
      <style:text-properties style:text-underline-style="none"/>
    </style:style>
    <style:style style:name="T644" style:family="text">
      <style:text-properties style:text-underline-style="none" officeooo:rsid="3c9d003b"/>
    </style:style>
    <style:style style:name="T645" style:family="text">
      <style:text-properties style:text-underline-style="none" officeooo:rsid="3c9dc42e"/>
    </style:style>
    <style:style style:name="T646" style:family="text">
      <style:text-properties style:text-underline-style="none" officeooo:rsid="3c9e0e3f"/>
    </style:style>
    <style:style style:name="T647" style:family="text">
      <style:text-properties style:text-underline-style="none" officeooo:rsid="3c9f62c3"/>
    </style:style>
    <style:style style:name="T648" style:family="text">
      <style:text-properties officeooo:rsid="0019f43d"/>
    </style:style>
    <style:style style:name="T649" style:family="text">
      <style:text-properties officeooo:rsid="29015585"/>
    </style:style>
    <style:style style:name="T650" style:family="text">
      <style:text-properties officeooo:rsid="290d9ac8"/>
    </style:style>
    <style:style style:name="T651" style:family="text">
      <style:text-properties officeooo:rsid="291392c2"/>
    </style:style>
    <style:style style:name="T652" style:family="text">
      <style:text-properties officeooo:rsid="291757db"/>
    </style:style>
    <style:style style:name="T653" style:family="text">
      <style:text-properties officeooo:rsid="291cfe32"/>
    </style:style>
    <style:style style:name="T654" style:family="text">
      <style:text-properties officeooo:rsid="292eb36b"/>
    </style:style>
    <style:style style:name="T655" style:family="text">
      <style:text-properties officeooo:rsid="292fbbca"/>
    </style:style>
    <style:style style:name="T656" style:family="text">
      <style:text-properties officeooo:rsid="29355571"/>
    </style:style>
    <style:style style:name="T657" style:family="text">
      <style:text-properties officeooo:rsid="2963d0ba"/>
    </style:style>
    <style:style style:name="T658" style:family="text">
      <style:text-properties officeooo:rsid="2967f5a4"/>
    </style:style>
    <style:style style:name="T659" style:family="text">
      <style:text-properties officeooo:rsid="296b152b"/>
    </style:style>
    <style:style style:name="T660" style:family="text">
      <style:text-properties officeooo:rsid="296dc901"/>
    </style:style>
    <style:style style:name="T661" style:family="text">
      <style:text-properties officeooo:rsid="296f4afc"/>
    </style:style>
    <style:style style:name="T662" style:family="text">
      <style:text-properties officeooo:rsid="296fc8d6"/>
    </style:style>
    <style:style style:name="T663" style:family="text">
      <style:text-properties officeooo:rsid="2974cb5c"/>
    </style:style>
    <style:style style:name="T664" style:family="text">
      <style:text-properties officeooo:rsid="29871141"/>
    </style:style>
    <style:style style:name="T665" style:family="text">
      <style:text-properties officeooo:rsid="298cb6c0"/>
    </style:style>
    <style:style style:name="T666" style:family="text">
      <style:text-properties officeooo:rsid="299193d0"/>
    </style:style>
    <style:style style:name="T667" style:family="text">
      <style:text-properties officeooo:rsid="29981e71"/>
    </style:style>
    <style:style style:name="T668" style:family="text">
      <style:text-properties officeooo:rsid="299a19c7"/>
    </style:style>
    <style:style style:name="T669" style:family="text">
      <style:text-properties officeooo:rsid="299a66dd"/>
    </style:style>
    <style:style style:name="T670" style:family="text">
      <style:text-properties officeooo:rsid="29a9aef9"/>
    </style:style>
    <style:style style:name="T671" style:family="text">
      <style:text-properties officeooo:rsid="29bde28d"/>
    </style:style>
    <style:style style:name="T672" style:family="text">
      <style:text-properties officeooo:rsid="29be7997"/>
    </style:style>
    <style:style style:name="T673" style:family="text">
      <style:text-properties officeooo:rsid="29c865b8"/>
    </style:style>
    <style:style style:name="T674" style:family="text">
      <style:text-properties officeooo:rsid="29dc9388"/>
    </style:style>
    <style:style style:name="T675" style:family="text">
      <style:text-properties officeooo:rsid="29e119a4"/>
    </style:style>
    <style:style style:name="T676" style:family="text">
      <style:text-properties officeooo:rsid="29e853f1"/>
    </style:style>
    <style:style style:name="T677" style:family="text">
      <style:text-properties officeooo:rsid="29ed2acb"/>
    </style:style>
    <style:style style:name="T678" style:family="text">
      <style:text-properties officeooo:rsid="29ee71fc"/>
    </style:style>
    <style:style style:name="T679" style:family="text">
      <style:text-properties officeooo:rsid="2a1efab3"/>
    </style:style>
    <style:style style:name="T680" style:family="text">
      <style:text-properties officeooo:rsid="2a22a806"/>
    </style:style>
    <style:style style:name="T681" style:family="text">
      <style:text-properties officeooo:rsid="2a2be931"/>
    </style:style>
    <style:style style:name="T682" style:family="text">
      <style:text-properties officeooo:rsid="2a2cad4a"/>
    </style:style>
    <style:style style:name="T683" style:family="text">
      <style:text-properties officeooo:rsid="2a3201b0"/>
    </style:style>
    <style:style style:name="T684" style:family="text">
      <style:text-properties officeooo:rsid="2a32fd95"/>
    </style:style>
    <style:style style:name="T685" style:family="text">
      <style:text-properties officeooo:rsid="2a33b9f5"/>
    </style:style>
    <style:style style:name="T686" style:family="text">
      <style:text-properties officeooo:rsid="2a35821b"/>
    </style:style>
    <style:style style:name="T687" style:family="text">
      <style:text-properties officeooo:rsid="2a362180"/>
    </style:style>
    <style:style style:name="T688" style:family="text">
      <style:text-properties officeooo:rsid="2a37af6a"/>
    </style:style>
    <style:style style:name="T689" style:family="text">
      <style:text-properties officeooo:rsid="2a399282"/>
    </style:style>
    <style:style style:name="T690" style:family="text">
      <style:text-properties officeooo:rsid="2a41a9ac"/>
    </style:style>
    <style:style style:name="T691" style:family="text">
      <style:text-properties officeooo:rsid="2a4394c2"/>
    </style:style>
    <style:style style:name="T692" style:family="text">
      <style:text-properties officeooo:rsid="2a447609"/>
    </style:style>
    <style:style style:name="T693" style:family="text">
      <style:text-properties officeooo:rsid="2a46fed5"/>
    </style:style>
    <style:style style:name="T694" style:family="text">
      <style:text-properties officeooo:rsid="2a486041"/>
    </style:style>
    <style:style style:name="T695" style:family="text">
      <style:text-properties officeooo:rsid="2a48c84a"/>
    </style:style>
    <style:style style:name="T696" style:family="text">
      <style:text-properties officeooo:rsid="2a49bb12"/>
    </style:style>
    <style:style style:name="T697" style:family="text">
      <style:text-properties officeooo:rsid="2a4b70c2"/>
    </style:style>
    <style:style style:name="T698" style:family="text">
      <style:text-properties officeooo:rsid="2a51db01"/>
    </style:style>
    <style:style style:name="T699" style:family="text">
      <style:text-properties officeooo:rsid="2a9204e8"/>
    </style:style>
    <style:style style:name="T700" style:family="text">
      <style:text-properties officeooo:rsid="2aa886de"/>
    </style:style>
    <style:style style:name="T701" style:family="text">
      <style:text-properties officeooo:rsid="2aab3652"/>
    </style:style>
    <style:style style:name="T702" style:family="text">
      <style:text-properties officeooo:rsid="2ab811ec"/>
    </style:style>
    <style:style style:name="T703" style:family="text">
      <style:text-properties officeooo:rsid="2ad2c6c0"/>
    </style:style>
    <style:style style:name="T704" style:family="text">
      <style:text-properties officeooo:rsid="2ae33fff"/>
    </style:style>
    <style:style style:name="T705" style:family="text">
      <style:text-properties officeooo:rsid="2af0c880"/>
    </style:style>
    <style:style style:name="T706" style:family="text">
      <style:text-properties officeooo:rsid="2b0410fe"/>
    </style:style>
    <style:style style:name="T707" style:family="text">
      <style:text-properties officeooo:rsid="2b06b029"/>
    </style:style>
    <style:style style:name="T708" style:family="text">
      <style:text-properties officeooo:rsid="2b1010a6"/>
    </style:style>
    <style:style style:name="T709" style:family="text">
      <style:text-properties officeooo:rsid="2b169918"/>
    </style:style>
    <style:style style:name="T710" style:family="text">
      <style:text-properties officeooo:rsid="2b363470"/>
    </style:style>
    <style:style style:name="T711" style:family="text">
      <style:text-properties officeooo:rsid="2b39844f"/>
    </style:style>
    <style:style style:name="T712" style:family="text">
      <style:text-properties officeooo:rsid="2b4e3385"/>
    </style:style>
    <style:style style:name="T713" style:family="text">
      <style:text-properties officeooo:rsid="2b6cc022"/>
    </style:style>
    <style:style style:name="T714" style:family="text">
      <style:text-properties officeooo:rsid="2c010eeb"/>
    </style:style>
    <style:style style:name="T715" style:family="text">
      <style:text-properties officeooo:rsid="2c40c51a"/>
    </style:style>
    <style:style style:name="T716" style:family="text">
      <style:text-properties officeooo:rsid="2c4a6aa0"/>
    </style:style>
    <style:style style:name="T717" style:family="text">
      <style:text-properties officeooo:rsid="2c6b354b"/>
    </style:style>
    <style:style style:name="T718" style:family="text">
      <style:text-properties officeooo:rsid="2c73bbb9"/>
    </style:style>
    <style:style style:name="T719" style:family="text">
      <style:text-properties officeooo:rsid="2c743c65"/>
    </style:style>
    <style:style style:name="T720" style:family="text">
      <style:text-properties officeooo:rsid="2c77faf1"/>
    </style:style>
    <style:style style:name="T721" style:family="text">
      <style:text-properties officeooo:rsid="2c84f578"/>
    </style:style>
    <style:style style:name="T722" style:family="text">
      <style:text-properties officeooo:rsid="2c8f3aef"/>
    </style:style>
    <style:style style:name="T723" style:family="text">
      <style:text-properties officeooo:rsid="2c91d140"/>
    </style:style>
    <style:style style:name="T724" style:family="text">
      <style:text-properties officeooo:rsid="2c948ff0"/>
    </style:style>
    <style:style style:name="T725" style:family="text">
      <style:text-properties officeooo:rsid="2c966c00"/>
    </style:style>
    <style:style style:name="T726" style:family="text">
      <style:text-properties officeooo:rsid="2ca5b33f"/>
    </style:style>
    <style:style style:name="T727" style:family="text">
      <style:text-properties officeooo:rsid="2ca6527e"/>
    </style:style>
    <style:style style:name="T728" style:family="text">
      <style:text-properties officeooo:rsid="2ca7c416"/>
    </style:style>
    <style:style style:name="T729" style:family="text">
      <style:text-properties officeooo:rsid="2ca8db4a"/>
    </style:style>
    <style:style style:name="T730" style:family="text">
      <style:text-properties officeooo:rsid="2caa6348"/>
    </style:style>
    <style:style style:name="T731" style:family="text">
      <style:text-properties officeooo:rsid="2cac40ed"/>
    </style:style>
    <style:style style:name="T732" style:family="text">
      <style:text-properties officeooo:rsid="2caf52a6"/>
    </style:style>
    <style:style style:name="T733" style:family="text">
      <style:text-properties officeooo:rsid="2cb79137"/>
    </style:style>
    <style:style style:name="T734" style:family="text">
      <style:text-properties officeooo:rsid="2cc1aa41"/>
    </style:style>
    <style:style style:name="T735" style:family="text">
      <style:text-properties officeooo:rsid="2cc39fa4"/>
    </style:style>
    <style:style style:name="T736" style:family="text">
      <style:text-properties officeooo:rsid="2ce02f7c"/>
    </style:style>
    <style:style style:name="T737" style:family="text">
      <style:text-properties officeooo:rsid="2ce15e72"/>
    </style:style>
    <style:style style:name="T738" style:family="text">
      <style:text-properties officeooo:rsid="2ce20040"/>
    </style:style>
    <style:style style:name="T739" style:family="text">
      <style:text-properties officeooo:rsid="2ce2adf9"/>
    </style:style>
    <style:style style:name="T740" style:family="text">
      <style:text-properties officeooo:rsid="2ce5695f"/>
    </style:style>
    <style:style style:name="T741" style:family="text">
      <style:text-properties officeooo:rsid="2ce72d1a"/>
    </style:style>
    <style:style style:name="T742" style:family="text">
      <style:text-properties officeooo:rsid="2ce9fb72"/>
    </style:style>
    <style:style style:name="T743" style:family="text">
      <style:text-properties officeooo:rsid="2cec5356"/>
    </style:style>
    <style:style style:name="T744" style:family="text">
      <style:text-properties officeooo:rsid="2cf01ba4"/>
    </style:style>
    <style:style style:name="T745" style:family="text">
      <style:text-properties officeooo:rsid="2cf61604"/>
    </style:style>
    <style:style style:name="T746" style:family="text">
      <style:text-properties officeooo:rsid="2cf7af48"/>
    </style:style>
    <style:style style:name="T747" style:family="text">
      <style:text-properties officeooo:rsid="2cff183b"/>
    </style:style>
    <style:style style:name="T748" style:family="text">
      <style:text-properties officeooo:rsid="2d02c804"/>
    </style:style>
    <style:style style:name="T749" style:family="text">
      <style:text-properties officeooo:rsid="2d08ef49"/>
    </style:style>
    <style:style style:name="T750" style:family="text">
      <style:text-properties officeooo:rsid="2d09ca68"/>
    </style:style>
    <style:style style:name="T751" style:family="text">
      <style:text-properties officeooo:rsid="2d0d029f"/>
    </style:style>
    <style:style style:name="T752" style:family="text">
      <style:text-properties officeooo:rsid="2d0d8029"/>
    </style:style>
    <style:style style:name="T753" style:family="text">
      <style:text-properties officeooo:rsid="2d11ead9"/>
    </style:style>
    <style:style style:name="T754" style:family="text">
      <style:text-properties officeooo:rsid="2d1400fd"/>
    </style:style>
    <style:style style:name="T755" style:family="text">
      <style:text-properties officeooo:rsid="2d22ab70"/>
    </style:style>
    <style:style style:name="T756" style:family="text">
      <style:text-properties officeooo:rsid="2d23bd9b"/>
    </style:style>
    <style:style style:name="T757" style:family="text">
      <style:text-properties officeooo:rsid="2d243607"/>
    </style:style>
    <style:style style:name="T758" style:family="text">
      <style:text-properties officeooo:rsid="2d25480b"/>
    </style:style>
    <style:style style:name="T759" style:family="text">
      <style:text-properties officeooo:rsid="2d2c0145"/>
    </style:style>
    <style:style style:name="T760" style:family="text">
      <style:text-properties officeooo:rsid="2d2f9e62"/>
    </style:style>
    <style:style style:name="T761" style:family="text">
      <style:text-properties officeooo:rsid="2d303626"/>
    </style:style>
    <style:style style:name="T762" style:family="text">
      <style:text-properties officeooo:rsid="2d312535"/>
    </style:style>
    <style:style style:name="T763" style:family="text">
      <style:text-properties officeooo:rsid="2d32da2a"/>
    </style:style>
    <style:style style:name="T764" style:family="text">
      <style:text-properties officeooo:rsid="2d359df8"/>
    </style:style>
    <style:style style:name="T765" style:family="text">
      <style:text-properties officeooo:rsid="2d3d5d50"/>
    </style:style>
    <style:style style:name="T766" style:family="text">
      <style:text-properties officeooo:rsid="2d54f1d6"/>
    </style:style>
    <style:style style:name="T767" style:family="text">
      <style:text-properties officeooo:rsid="2d56d9d6"/>
    </style:style>
    <style:style style:name="T768" style:family="text">
      <style:text-properties officeooo:rsid="2d57629d"/>
    </style:style>
    <style:style style:name="T769" style:family="text">
      <style:text-properties officeooo:rsid="2d585a96"/>
    </style:style>
    <style:style style:name="T770" style:family="text">
      <style:text-properties officeooo:rsid="2d5ae08a"/>
    </style:style>
    <style:style style:name="T771" style:family="text">
      <style:text-properties officeooo:rsid="2d5d3d7f"/>
    </style:style>
    <style:style style:name="T772" style:family="text">
      <style:text-properties officeooo:rsid="2d60dd8d"/>
    </style:style>
    <style:style style:name="T773" style:family="text">
      <style:text-properties officeooo:rsid="2d623b4b"/>
    </style:style>
    <style:style style:name="T774" style:family="text">
      <style:text-properties officeooo:rsid="2d686a5d"/>
    </style:style>
    <style:style style:name="T775" style:family="text">
      <style:text-properties officeooo:rsid="2d6c9d3a"/>
    </style:style>
    <style:style style:name="T776" style:family="text">
      <style:text-properties officeooo:rsid="2d6efdab"/>
    </style:style>
    <style:style style:name="T777" style:family="text">
      <style:text-properties officeooo:rsid="2d7a0568"/>
    </style:style>
    <style:style style:name="T778" style:family="text">
      <style:text-properties officeooo:rsid="2d7b0b8c"/>
    </style:style>
    <style:style style:name="T779" style:family="text">
      <style:text-properties style:font-name="Liberation Serif1"/>
    </style:style>
    <style:style style:name="T780" style:family="text">
      <style:text-properties style:font-name="Liberation Serif1" officeooo:rsid="2d7b0b8c"/>
    </style:style>
    <style:style style:name="T781" style:family="text">
      <style:text-properties style:font-name="Liberation Serif1" officeooo:rsid="2d949f01" style:font-name-asian="Liberation Serif1" style:font-name-complex="Liberation Serif1"/>
    </style:style>
    <style:style style:name="T782" style:family="text">
      <style:text-properties style:font-name="Liberation Serif1" officeooo:rsid="2feaa7d8"/>
    </style:style>
    <style:style style:name="T783" style:family="text">
      <style:text-properties style:font-name="Liberation Serif1" officeooo:rsid="2ff4eda2"/>
    </style:style>
    <style:style style:name="T784" style:family="text">
      <style:text-properties style:font-name="Liberation Serif1" officeooo:rsid="2ff65981"/>
    </style:style>
    <style:style style:name="T785" style:family="text">
      <style:text-properties style:font-name="Liberation Serif1" officeooo:rsid="2ff6aa2c"/>
    </style:style>
    <style:style style:name="T786" style:family="text">
      <style:text-properties style:font-name="Liberation Serif1" officeooo:rsid="2ff871d0"/>
    </style:style>
    <style:style style:name="T787" style:family="text">
      <style:text-properties style:font-name="Liberation Serif1" officeooo:rsid="2ff8e327"/>
    </style:style>
    <style:style style:name="T788" style:family="text">
      <style:text-properties style:font-name="Liberation Serif1" officeooo:rsid="0019f43d"/>
    </style:style>
    <style:style style:name="T789" style:family="text">
      <style:text-properties style:font-name="Liberation Serif1" officeooo:rsid="2ffa381f"/>
    </style:style>
    <style:style style:name="T790" style:family="text">
      <style:text-properties style:font-name="Liberation Serif1" officeooo:rsid="2ffc0677"/>
    </style:style>
    <style:style style:name="T791" style:family="text">
      <style:text-properties style:font-name="Liberation Serif1" officeooo:rsid="2ffdf7d1"/>
    </style:style>
    <style:style style:name="T792" style:family="text">
      <style:text-properties style:font-name="Liberation Serif1" officeooo:rsid="2fff021b"/>
    </style:style>
    <style:style style:name="T793" style:family="text">
      <style:text-properties style:font-name="Liberation Serif1" officeooo:rsid="2fff8a07"/>
    </style:style>
    <style:style style:name="T794" style:family="text">
      <style:text-properties style:font-name="Liberation Serif1" officeooo:rsid="30011c1b"/>
    </style:style>
    <style:style style:name="T795" style:family="text">
      <style:text-properties style:font-name="Liberation Serif1" officeooo:rsid="300192ed"/>
    </style:style>
    <style:style style:name="T796" style:family="text">
      <style:text-properties style:font-name="Liberation Serif1" officeooo:rsid="3001caf1"/>
    </style:style>
    <style:style style:name="T797" style:family="text">
      <style:text-properties style:font-name="Liberation Serif1" officeooo:rsid="30037d39"/>
    </style:style>
    <style:style style:name="T798" style:family="text">
      <style:text-properties style:font-name="Liberation Serif1" officeooo:rsid="30039e57"/>
    </style:style>
    <style:style style:name="T799" style:family="text">
      <style:text-properties style:font-name="Liberation Serif1" officeooo:rsid="30045bb7"/>
    </style:style>
    <style:style style:name="T800" style:family="text">
      <style:text-properties style:font-name="Liberation Serif1" fo:font-style="italic" officeooo:rsid="30039e57" style:font-style-asian="italic" style:font-style-complex="italic"/>
    </style:style>
    <style:style style:name="T801" style:family="text">
      <style:text-properties style:font-name="Liberation Serif1" fo:font-style="italic" officeooo:rsid="354261da" style:font-style-asian="italic" style:font-style-complex="italic"/>
    </style:style>
    <style:style style:name="T802" style:family="text">
      <style:text-properties style:font-name="Liberation Serif1" fo:font-style="italic" officeooo:rsid="35454348" style:font-style-asian="italic" style:font-style-complex="italic"/>
    </style:style>
    <style:style style:name="T803" style:family="text">
      <style:text-properties style:font-name="Liberation Serif1" officeooo:rsid="316f20bc"/>
    </style:style>
    <style:style style:name="T804" style:family="text">
      <style:text-properties style:font-name="Liberation Serif1" officeooo:rsid="32f33149"/>
    </style:style>
    <style:style style:name="T805" style:family="text">
      <style:text-properties style:font-name="Liberation Serif1" officeooo:rsid="350be67e"/>
    </style:style>
    <style:style style:name="T806" style:family="text">
      <style:text-properties style:font-name="Liberation Serif1" officeooo:rsid="350e530a"/>
    </style:style>
    <style:style style:name="T807" style:family="text">
      <style:text-properties style:font-name="Liberation Serif1" officeooo:rsid="351006f9"/>
    </style:style>
    <style:style style:name="T808" style:family="text">
      <style:text-properties style:font-name="Liberation Serif1" officeooo:rsid="3511c927"/>
    </style:style>
    <style:style style:name="T809" style:family="text">
      <style:text-properties style:font-name="Liberation Serif1" officeooo:rsid="3512730b"/>
    </style:style>
    <style:style style:name="T810" style:family="text">
      <style:text-properties style:font-name="Liberation Serif1" officeooo:rsid="3513a139"/>
    </style:style>
    <style:style style:name="T811" style:family="text">
      <style:text-properties style:font-name="Liberation Serif1" officeooo:rsid="35155d23"/>
    </style:style>
    <style:style style:name="T812" style:family="text">
      <style:text-properties style:font-name="Liberation Serif1" officeooo:rsid="3515658b"/>
    </style:style>
    <style:style style:name="T813" style:family="text">
      <style:text-properties style:font-name="Liberation Serif1" officeooo:rsid="3517429f"/>
    </style:style>
    <style:style style:name="T814" style:family="text">
      <style:text-properties style:font-name="Liberation Serif1" officeooo:rsid="35183ddc"/>
    </style:style>
    <style:style style:name="T815" style:family="text">
      <style:text-properties style:font-name="Liberation Serif1" officeooo:rsid="351a0602"/>
    </style:style>
    <style:style style:name="T816" style:family="text">
      <style:text-properties style:font-name="Liberation Serif1" officeooo:rsid="351a373f"/>
    </style:style>
    <style:style style:name="T817" style:family="text">
      <style:text-properties style:font-name="Liberation Serif1" officeooo:rsid="351c2b64"/>
    </style:style>
    <style:style style:name="T818" style:family="text">
      <style:text-properties style:font-name="Liberation Serif1" officeooo:rsid="351c3b02"/>
    </style:style>
    <style:style style:name="T819" style:family="text">
      <style:text-properties style:font-name="Liberation Serif1" officeooo:rsid="351d8cd9"/>
    </style:style>
    <style:style style:name="T820" style:family="text">
      <style:text-properties style:font-name="Liberation Serif1" officeooo:rsid="351da2e7"/>
    </style:style>
    <style:style style:name="T821" style:family="text">
      <style:text-properties style:font-name="Liberation Serif1" officeooo:rsid="351ef426"/>
    </style:style>
    <style:style style:name="T822" style:family="text">
      <style:text-properties style:font-name="Liberation Serif1" officeooo:rsid="35205ad1"/>
    </style:style>
    <style:style style:name="T823" style:family="text">
      <style:text-properties style:font-name="Liberation Serif1" officeooo:rsid="35211fd1"/>
    </style:style>
    <style:style style:name="T824" style:family="text">
      <style:text-properties style:font-name="Liberation Serif1" officeooo:rsid="3522e941"/>
    </style:style>
    <style:style style:name="T825" style:family="text">
      <style:text-properties style:font-name="Liberation Serif1" officeooo:rsid="35243a7a"/>
    </style:style>
    <style:style style:name="T826" style:family="text">
      <style:text-properties style:font-name="Liberation Serif1" officeooo:rsid="352484cf"/>
    </style:style>
    <style:style style:name="T827" style:family="text">
      <style:text-properties style:font-name="Liberation Serif1" officeooo:rsid="3524f8b1"/>
    </style:style>
    <style:style style:name="T828" style:family="text">
      <style:text-properties style:font-name="Liberation Serif1" officeooo:rsid="3526087f"/>
    </style:style>
    <style:style style:name="T829" style:family="text">
      <style:text-properties style:font-name="Liberation Serif1" officeooo:rsid="35272913"/>
    </style:style>
    <style:style style:name="T830" style:family="text">
      <style:text-properties style:font-name="Liberation Serif1" officeooo:rsid="3528e2c6"/>
    </style:style>
    <style:style style:name="T831" style:family="text">
      <style:text-properties style:font-name="Liberation Serif1" officeooo:rsid="352ba99a"/>
    </style:style>
    <style:style style:name="T832" style:family="text">
      <style:text-properties style:font-name="Liberation Serif1" officeooo:rsid="352d61ca"/>
    </style:style>
    <style:style style:name="T833" style:family="text">
      <style:text-properties style:font-name="Liberation Serif1" officeooo:rsid="352f2de8"/>
    </style:style>
    <style:style style:name="T834" style:family="text">
      <style:text-properties style:font-name="Liberation Serif1" officeooo:rsid="352f88bf"/>
    </style:style>
    <style:style style:name="T835" style:family="text">
      <style:text-properties style:font-name="Liberation Serif1" officeooo:rsid="352fc6af"/>
    </style:style>
    <style:style style:name="T836" style:family="text">
      <style:text-properties style:font-name="Liberation Serif1" officeooo:rsid="353122cb"/>
    </style:style>
    <style:style style:name="T837" style:family="text">
      <style:text-properties style:font-name="Liberation Serif1" officeooo:rsid="353299bd"/>
    </style:style>
    <style:style style:name="T838" style:family="text">
      <style:text-properties style:font-name="Liberation Serif1" officeooo:rsid="3533a6f6"/>
    </style:style>
    <style:style style:name="T839" style:family="text">
      <style:text-properties style:font-name="Liberation Serif1" officeooo:rsid="3534b7f9"/>
    </style:style>
    <style:style style:name="T840" style:family="text">
      <style:text-properties style:font-name="Liberation Serif1" officeooo:rsid="3535bea4"/>
    </style:style>
    <style:style style:name="T841" style:family="text">
      <style:text-properties style:font-name="Liberation Serif1" officeooo:rsid="3535d9d0"/>
    </style:style>
    <style:style style:name="T842" style:family="text">
      <style:text-properties style:font-name="Liberation Serif1" officeooo:rsid="35372670"/>
    </style:style>
    <style:style style:name="T843" style:family="text">
      <style:text-properties style:font-name="Liberation Serif1" officeooo:rsid="3538a29b"/>
    </style:style>
    <style:style style:name="T844" style:family="text">
      <style:text-properties style:font-name="Liberation Serif1" officeooo:rsid="3538abbc"/>
    </style:style>
    <style:style style:name="T845" style:family="text">
      <style:text-properties style:font-name="Liberation Serif1" officeooo:rsid="353a2f3b"/>
    </style:style>
    <style:style style:name="T846" style:family="text">
      <style:text-properties style:font-name="Liberation Serif1" officeooo:rsid="353b2a3c"/>
    </style:style>
    <style:style style:name="T847" style:family="text">
      <style:text-properties style:font-name="Liberation Serif1" officeooo:rsid="353b7344"/>
    </style:style>
    <style:style style:name="T848" style:family="text">
      <style:text-properties style:font-name="Liberation Serif1" officeooo:rsid="353d212b"/>
    </style:style>
    <style:style style:name="T849" style:family="text">
      <style:text-properties style:font-name="Liberation Serif1" officeooo:rsid="353d2cf6"/>
    </style:style>
    <style:style style:name="T850" style:family="text">
      <style:text-properties style:font-name="Liberation Serif1" officeooo:rsid="353eaa73"/>
    </style:style>
    <style:style style:name="T851" style:family="text">
      <style:text-properties style:font-name="Liberation Serif1" officeooo:rsid="353f37b9"/>
    </style:style>
    <style:style style:name="T852" style:family="text">
      <style:text-properties style:font-name="Liberation Serif1" officeooo:rsid="35401e09"/>
    </style:style>
    <style:style style:name="T853" style:family="text">
      <style:text-properties style:font-name="Liberation Serif1" officeooo:rsid="3540d95c"/>
    </style:style>
    <style:style style:name="T854" style:family="text">
      <style:text-properties style:font-name="Liberation Serif1" officeooo:rsid="354261da"/>
    </style:style>
    <style:style style:name="T855" style:family="text">
      <style:text-properties style:font-name="Liberation Serif1" officeooo:rsid="3542a384"/>
    </style:style>
    <style:style style:name="T856" style:family="text">
      <style:text-properties style:font-name="Liberation Serif1" officeooo:rsid="3542a973"/>
    </style:style>
    <style:style style:name="T857" style:family="text">
      <style:text-properties style:font-name="Liberation Serif1" officeooo:rsid="3543ff21"/>
    </style:style>
    <style:style style:name="T858" style:family="text">
      <style:text-properties style:font-name="Liberation Serif1" officeooo:rsid="354527a4"/>
    </style:style>
    <style:style style:name="T859" style:family="text">
      <style:text-properties style:font-name="Liberation Serif1" officeooo:rsid="35454348"/>
    </style:style>
    <style:style style:name="T860" style:family="text">
      <style:text-properties style:font-name="Liberation Serif1" officeooo:rsid="35463571"/>
    </style:style>
    <style:style style:name="T861" style:family="text">
      <style:text-properties style:font-name="Liberation Serif1" officeooo:rsid="35470f65"/>
    </style:style>
    <style:style style:name="T862" style:family="text">
      <style:text-properties style:font-name="Liberation Serif1" officeooo:rsid="35485f53"/>
    </style:style>
    <style:style style:name="T863" style:family="text">
      <style:text-properties style:font-name="Liberation Serif1" officeooo:rsid="354957df"/>
    </style:style>
    <style:style style:name="T864" style:family="text">
      <style:text-properties style:font-name="Liberation Serif1" officeooo:rsid="354a6acf"/>
    </style:style>
    <style:style style:name="T865" style:family="text">
      <style:text-properties style:font-name="Liberation Serif1" officeooo:rsid="354b821b"/>
    </style:style>
    <style:style style:name="T866" style:family="text">
      <style:text-properties style:font-name="Liberation Serif1" officeooo:rsid="354d7aec"/>
    </style:style>
    <style:style style:name="T867" style:family="text">
      <style:text-properties style:font-name="Liberation Serif1" officeooo:rsid="354d99f1"/>
    </style:style>
    <style:style style:name="T868" style:family="text">
      <style:text-properties style:font-name="Liberation Serif1" officeooo:rsid="354ea220"/>
    </style:style>
    <style:style style:name="T869" style:family="text">
      <style:text-properties style:font-name="Liberation Serif1" officeooo:rsid="354eca11"/>
    </style:style>
    <style:style style:name="T870" style:family="text">
      <style:text-properties style:font-name="Liberation Serif1" officeooo:rsid="354fa1d8"/>
    </style:style>
    <style:style style:name="T871" style:family="text">
      <style:text-properties style:font-name="Liberation Serif1" officeooo:rsid="3550703b"/>
    </style:style>
    <style:style style:name="T872" style:family="text">
      <style:text-properties style:font-name="Liberation Serif1" officeooo:rsid="35519fb4"/>
    </style:style>
    <style:style style:name="T873" style:family="text">
      <style:text-properties style:font-name="Liberation Serif1" officeooo:rsid="35522bb2"/>
    </style:style>
    <style:style style:name="T874" style:family="text">
      <style:text-properties style:font-name="Liberation Serif1" officeooo:rsid="35526e06"/>
    </style:style>
    <style:style style:name="T875" style:family="text">
      <style:text-properties style:font-name="Liberation Serif1" officeooo:rsid="35532fa6"/>
    </style:style>
    <style:style style:name="T876" style:family="text">
      <style:text-properties style:font-name="Liberation Serif1" officeooo:rsid="376fc7ea"/>
    </style:style>
    <style:style style:name="T877" style:family="text">
      <style:text-properties style:font-name="Liberation Serif"/>
    </style:style>
    <style:style style:name="T878" style:family="text">
      <style:text-properties style:font-name="Liberation Serif" officeooo:rsid="2d8d5c0d"/>
    </style:style>
    <style:style style:name="T879" style:family="text">
      <style:text-properties style:font-name="Liberation Serif" officeooo:rsid="2d8ddfe0"/>
    </style:style>
    <style:style style:name="T880" style:family="text">
      <style:text-properties style:font-name="Liberation Serif" officeooo:rsid="2d8f1bdb"/>
    </style:style>
    <style:style style:name="T881" style:family="text">
      <style:text-properties style:font-name="Liberation Serif" officeooo:rsid="2d8fb24c"/>
    </style:style>
    <style:style style:name="T882" style:family="text">
      <style:text-properties style:font-name="Liberation Serif" officeooo:rsid="2d91a725"/>
    </style:style>
    <style:style style:name="T883" style:family="text">
      <style:text-properties style:font-name="Liberation Serif" officeooo:rsid="2d91fd06"/>
    </style:style>
    <style:style style:name="T884" style:family="text">
      <style:text-properties style:font-name="Liberation Serif" officeooo:rsid="2d93041e"/>
    </style:style>
    <style:style style:name="T885" style:family="text">
      <style:text-properties style:font-name="Liberation Serif" officeooo:rsid="2d944219"/>
    </style:style>
    <style:style style:name="T886" style:family="text">
      <style:text-properties style:font-name="Liberation Serif" style:font-name-asian="DejaVu Sans" style:font-name-complex="FreeSans"/>
    </style:style>
    <style:style style:name="T887" style:family="text">
      <style:text-properties style:font-name="Liberation Serif" officeooo:rsid="2d949f01" style:font-name-asian="DejaVu Sans" style:font-name-complex="FreeSans"/>
    </style:style>
    <style:style style:name="T888" style:family="text">
      <style:text-properties style:font-name="Liberation Serif" officeooo:rsid="2d95f9cc" style:font-name-asian="DejaVu Sans" style:font-name-complex="FreeSans"/>
    </style:style>
    <style:style style:name="T889" style:family="text">
      <style:text-properties style:font-name="Liberation Serif" officeooo:rsid="2d975b46" style:font-name-asian="DejaVu Sans" style:font-name-complex="FreeSans"/>
    </style:style>
    <style:style style:name="T890" style:family="text">
      <style:text-properties style:font-name="Liberation Serif" officeooo:rsid="2d97c0a1" style:font-name-asian="DejaVu Sans" style:font-name-complex="FreeSans"/>
    </style:style>
    <style:style style:name="T891" style:family="text">
      <style:text-properties style:font-name="Liberation Serif" officeooo:rsid="2d97df8a" style:font-name-asian="DejaVu Sans" style:font-name-complex="FreeSans"/>
    </style:style>
    <style:style style:name="T892" style:family="text">
      <style:text-properties style:font-name="Liberation Serif" officeooo:rsid="2d98f079" style:font-name-asian="DejaVu Sans" style:font-name-complex="FreeSans"/>
    </style:style>
    <style:style style:name="T893" style:family="text">
      <style:text-properties style:font-name="Liberation Serif" officeooo:rsid="2d997ba5" style:font-name-asian="DejaVu Sans" style:font-name-complex="FreeSans"/>
    </style:style>
    <style:style style:name="T894" style:family="text">
      <style:text-properties style:font-name="Liberation Serif" officeooo:rsid="0019f43d" style:font-name-asian="DejaVu Sans" style:font-name-complex="FreeSans"/>
    </style:style>
    <style:style style:name="T895" style:family="text">
      <style:text-properties style:font-name="Liberation Serif" officeooo:rsid="2d9b0d07" style:font-name-asian="DejaVu Sans" style:font-name-complex="FreeSans"/>
    </style:style>
    <style:style style:name="T896" style:family="text">
      <style:text-properties style:font-name="Liberation Serif" officeooo:rsid="2d9ba2d9" style:font-name-asian="DejaVu Sans" style:font-name-complex="FreeSans"/>
    </style:style>
    <style:style style:name="T897" style:family="text">
      <style:text-properties style:font-name="Liberation Serif" officeooo:rsid="2d9d6cdf" style:font-name-asian="DejaVu Sans" style:font-name-complex="FreeSans"/>
    </style:style>
    <style:style style:name="T898" style:family="text">
      <style:text-properties style:font-name="Liberation Serif" officeooo:rsid="2d9e50da" style:font-name-asian="DejaVu Sans" style:font-name-complex="FreeSans"/>
    </style:style>
    <style:style style:name="T899" style:family="text">
      <style:text-properties style:font-name="Liberation Serif" officeooo:rsid="2da04856" style:font-name-asian="DejaVu Sans" style:font-name-complex="FreeSans"/>
    </style:style>
    <style:style style:name="T900" style:family="text">
      <style:text-properties style:font-name="Liberation Serif" officeooo:rsid="2da069aa" style:font-name-asian="DejaVu Sans" style:font-name-complex="FreeSans"/>
    </style:style>
    <style:style style:name="T901" style:family="text">
      <style:text-properties style:font-name="Liberation Serif" officeooo:rsid="2da06d8a" style:font-name-asian="DejaVu Sans" style:font-name-complex="FreeSans"/>
    </style:style>
    <style:style style:name="T902" style:family="text">
      <style:text-properties style:font-name="Liberation Serif" officeooo:rsid="2da15e5c" style:font-name-asian="DejaVu Sans" style:font-name-complex="FreeSans"/>
    </style:style>
    <style:style style:name="T903" style:family="text">
      <style:text-properties style:font-name="Liberation Serif" officeooo:rsid="2da254f9" style:font-name-asian="DejaVu Sans" style:font-name-complex="FreeSans"/>
    </style:style>
    <style:style style:name="T904" style:family="text">
      <style:text-properties style:font-name="Liberation Serif" officeooo:rsid="2da3aa3b" style:font-name-asian="DejaVu Sans" style:font-name-complex="FreeSans"/>
    </style:style>
    <style:style style:name="T905" style:family="text">
      <style:text-properties style:font-name="Liberation Serif" officeooo:rsid="2da537f2" style:font-name-asian="DejaVu Sans" style:font-name-complex="FreeSans"/>
    </style:style>
    <style:style style:name="T906" style:family="text">
      <style:text-properties style:font-name="Liberation Serif" officeooo:rsid="2da6f49c" style:font-name-asian="DejaVu Sans" style:font-name-complex="FreeSans"/>
    </style:style>
    <style:style style:name="T907" style:family="text">
      <style:text-properties style:font-name="Liberation Serif" officeooo:rsid="2da843f6" style:font-name-asian="DejaVu Sans" style:font-name-complex="FreeSans"/>
    </style:style>
    <style:style style:name="T908" style:family="text">
      <style:text-properties style:font-name="Liberation Serif" officeooo:rsid="2da9a48c" style:font-name-asian="DejaVu Sans" style:font-name-complex="FreeSans"/>
    </style:style>
    <style:style style:name="T909" style:family="text">
      <style:text-properties style:font-name="Liberation Serif" officeooo:rsid="2dab0122" style:font-name-asian="DejaVu Sans" style:font-name-complex="FreeSans"/>
    </style:style>
    <style:style style:name="T910" style:family="text">
      <style:text-properties style:font-name="Liberation Serif" officeooo:rsid="2dacade2" style:font-name-asian="DejaVu Sans" style:font-name-complex="FreeSans"/>
    </style:style>
    <style:style style:name="T911" style:family="text">
      <style:text-properties style:font-name="Liberation Serif" officeooo:rsid="2dad83ad" style:font-name-asian="DejaVu Sans" style:font-name-complex="FreeSans"/>
    </style:style>
    <style:style style:name="T912" style:family="text">
      <style:text-properties style:font-name="Liberation Serif" officeooo:rsid="2daf43be" style:font-name-asian="DejaVu Sans" style:font-name-complex="FreeSans"/>
    </style:style>
    <style:style style:name="T913" style:family="text">
      <style:text-properties style:font-name="Liberation Serif" officeooo:rsid="2db0e0a9" style:font-name-asian="DejaVu Sans" style:font-name-complex="FreeSans"/>
    </style:style>
    <style:style style:name="T914" style:family="text">
      <style:text-properties style:font-name="Liberation Serif" officeooo:rsid="2db29c86" style:font-name-asian="DejaVu Sans" style:font-name-complex="FreeSans"/>
    </style:style>
    <style:style style:name="T915" style:family="text">
      <style:text-properties style:font-name="Liberation Serif" officeooo:rsid="2db3c968" style:font-name-asian="DejaVu Sans" style:font-name-complex="FreeSans"/>
    </style:style>
    <style:style style:name="T916" style:family="text">
      <style:text-properties style:font-name="Liberation Serif" officeooo:rsid="2db49c49" style:font-name-asian="DejaVu Sans" style:font-name-complex="FreeSans"/>
    </style:style>
    <style:style style:name="T917" style:family="text">
      <style:text-properties style:font-name="Liberation Serif" officeooo:rsid="2db567b3" style:font-name-asian="DejaVu Sans" style:font-name-complex="FreeSans"/>
    </style:style>
    <style:style style:name="T918" style:family="text">
      <style:text-properties style:font-name="Liberation Serif" officeooo:rsid="2db5bc3b" style:font-name-asian="DejaVu Sans" style:font-name-complex="FreeSans"/>
    </style:style>
    <style:style style:name="T919" style:family="text">
      <style:text-properties style:font-name="Liberation Serif" officeooo:rsid="2db68066" style:font-name-asian="DejaVu Sans" style:font-name-complex="FreeSans"/>
    </style:style>
    <style:style style:name="T920" style:family="text">
      <style:text-properties style:font-name="Liberation Serif" officeooo:rsid="2db73848" style:font-name-asian="DejaVu Sans" style:font-name-complex="FreeSans"/>
    </style:style>
    <style:style style:name="T921" style:family="text">
      <style:text-properties style:font-name="Liberation Serif" officeooo:rsid="2db8912b" style:font-name-asian="DejaVu Sans" style:font-name-complex="FreeSans"/>
    </style:style>
    <style:style style:name="T922" style:family="text">
      <style:text-properties style:font-name="Liberation Serif" officeooo:rsid="2dba6ff2" style:font-name-asian="DejaVu Sans" style:font-name-complex="FreeSans"/>
    </style:style>
    <style:style style:name="T923" style:family="text">
      <style:text-properties style:font-name="Liberation Serif" officeooo:rsid="2dbbac02" style:font-name-asian="DejaVu Sans" style:font-name-complex="FreeSans"/>
    </style:style>
    <style:style style:name="T924" style:family="text">
      <style:text-properties style:font-name="Liberation Serif" officeooo:rsid="2dbc35d0" style:font-name-asian="DejaVu Sans" style:font-name-complex="FreeSans"/>
    </style:style>
    <style:style style:name="T925" style:family="text">
      <style:text-properties style:font-name="Liberation Serif" officeooo:rsid="2dbd61e2" style:font-name-asian="DejaVu Sans" style:font-name-complex="FreeSans"/>
    </style:style>
    <style:style style:name="T926" style:family="text">
      <style:text-properties style:font-name="Liberation Serif" officeooo:rsid="2dbd8b31" style:font-name-asian="DejaVu Sans" style:font-name-complex="FreeSans"/>
    </style:style>
    <style:style style:name="T927" style:family="text">
      <style:text-properties style:font-name="Liberation Serif" officeooo:rsid="2dbe5745" style:font-name-asian="DejaVu Sans" style:font-name-complex="FreeSans"/>
    </style:style>
    <style:style style:name="T928" style:family="text">
      <style:text-properties style:font-name="Liberation Serif" officeooo:rsid="2dbf8810" style:font-name-asian="DejaVu Sans" style:font-name-complex="FreeSans"/>
    </style:style>
    <style:style style:name="T929" style:family="text">
      <style:text-properties style:font-name="Liberation Serif" officeooo:rsid="2dbf8a1c" style:font-name-asian="DejaVu Sans" style:font-name-complex="FreeSans"/>
    </style:style>
    <style:style style:name="T930" style:family="text">
      <style:text-properties style:font-name="Liberation Serif" officeooo:rsid="2dc0670b" style:font-name-asian="DejaVu Sans" style:font-name-complex="FreeSans"/>
    </style:style>
    <style:style style:name="T931" style:family="text">
      <style:text-properties style:font-name="Liberation Serif" officeooo:rsid="2dc0b8be" style:font-name-asian="DejaVu Sans" style:font-name-complex="FreeSans"/>
    </style:style>
    <style:style style:name="T932" style:family="text">
      <style:text-properties style:font-name="Liberation Serif" officeooo:rsid="2dc22dcf" style:font-name-asian="DejaVu Sans" style:font-name-complex="FreeSans"/>
    </style:style>
    <style:style style:name="T933" style:family="text">
      <style:text-properties style:font-name="Liberation Serif" officeooo:rsid="2dc383a4" style:font-name-asian="DejaVu Sans" style:font-name-complex="FreeSans"/>
    </style:style>
    <style:style style:name="T934" style:family="text">
      <style:text-properties style:font-name="Liberation Serif" officeooo:rsid="2dc3dac9" style:font-name-asian="DejaVu Sans" style:font-name-complex="FreeSans"/>
    </style:style>
    <style:style style:name="T935" style:family="text">
      <style:text-properties style:font-name="Liberation Serif" officeooo:rsid="2dc5290d" style:font-name-asian="DejaVu Sans" style:font-name-complex="FreeSans"/>
    </style:style>
    <style:style style:name="T936" style:family="text">
      <style:text-properties style:font-name="Liberation Serif" officeooo:rsid="2dc72283" style:font-name-asian="DejaVu Sans" style:font-name-complex="FreeSans"/>
    </style:style>
    <style:style style:name="T937" style:family="text">
      <style:text-properties style:font-name="Liberation Serif" officeooo:rsid="2dc79da6" style:font-name-asian="DejaVu Sans" style:font-name-complex="FreeSans"/>
    </style:style>
    <style:style style:name="T938" style:family="text">
      <style:text-properties style:font-name="Liberation Serif" officeooo:rsid="2dc954ba" style:font-name-asian="DejaVu Sans" style:font-name-complex="FreeSans"/>
    </style:style>
    <style:style style:name="T939" style:family="text">
      <style:text-properties style:font-name="Liberation Serif" officeooo:rsid="2dc9ea67" style:font-name-asian="DejaVu Sans" style:font-name-complex="FreeSans"/>
    </style:style>
    <style:style style:name="T940" style:family="text">
      <style:text-properties style:font-name="Liberation Serif" officeooo:rsid="2dcab7c7" style:font-name-asian="DejaVu Sans" style:font-name-complex="FreeSans"/>
    </style:style>
    <style:style style:name="T941" style:family="text">
      <style:text-properties style:font-name="Liberation Serif" officeooo:rsid="2dcbdd85" style:font-name-asian="DejaVu Sans" style:font-name-complex="FreeSans"/>
    </style:style>
    <style:style style:name="T942" style:family="text">
      <style:text-properties style:font-name="Liberation Serif" officeooo:rsid="2dcc00e8" style:font-name-asian="DejaVu Sans" style:font-name-complex="FreeSans"/>
    </style:style>
    <style:style style:name="T943" style:family="text">
      <style:text-properties style:font-name="Liberation Serif" officeooo:rsid="2dccfe37" style:font-name-asian="DejaVu Sans" style:font-name-complex="FreeSans"/>
    </style:style>
    <style:style style:name="T944" style:family="text">
      <style:text-properties style:font-name="Liberation Serif" officeooo:rsid="2dce3aa9" style:font-name-asian="DejaVu Sans" style:font-name-complex="FreeSans"/>
    </style:style>
    <style:style style:name="T945" style:family="text">
      <style:text-properties style:font-name="Liberation Serif" officeooo:rsid="2dcf6c16" style:font-name-asian="DejaVu Sans" style:font-name-complex="FreeSans"/>
    </style:style>
    <style:style style:name="T946" style:family="text">
      <style:text-properties style:font-name="Liberation Serif" officeooo:rsid="2dd07c21" style:font-name-asian="DejaVu Sans" style:font-name-complex="FreeSans"/>
    </style:style>
    <style:style style:name="T947" style:family="text">
      <style:text-properties style:font-name="Liberation Serif" officeooo:rsid="2dd270bf" style:font-name-asian="DejaVu Sans" style:font-name-complex="FreeSans"/>
    </style:style>
    <style:style style:name="T948" style:family="text">
      <style:text-properties style:font-name="Liberation Serif" officeooo:rsid="2dd29b4f" style:font-name-asian="DejaVu Sans" style:font-name-complex="FreeSans"/>
    </style:style>
    <style:style style:name="T949" style:family="text">
      <style:text-properties style:font-name="Liberation Serif" officeooo:rsid="2dd42a67" style:font-name-asian="DejaVu Sans" style:font-name-complex="FreeSans"/>
    </style:style>
    <style:style style:name="T950" style:family="text">
      <style:text-properties style:font-name="Liberation Serif" officeooo:rsid="2dd5767d" style:font-name-asian="DejaVu Sans" style:font-name-complex="FreeSans"/>
    </style:style>
    <style:style style:name="T951" style:family="text">
      <style:text-properties style:font-name="Liberation Serif" officeooo:rsid="2dd73686" style:font-name-asian="DejaVu Sans" style:font-name-complex="FreeSans"/>
    </style:style>
    <style:style style:name="T952" style:family="text">
      <style:text-properties style:font-name="Liberation Serif" officeooo:rsid="2dd7afce" style:font-name-asian="DejaVu Sans" style:font-name-complex="FreeSans"/>
    </style:style>
    <style:style style:name="T953" style:family="text">
      <style:text-properties style:font-name="Liberation Serif" officeooo:rsid="2dd85314" style:font-name-asian="DejaVu Sans" style:font-name-complex="FreeSans"/>
    </style:style>
    <style:style style:name="T954" style:family="text">
      <style:text-properties style:font-name="Liberation Serif" officeooo:rsid="2dd95ddc" style:font-name-asian="DejaVu Sans" style:font-name-complex="FreeSans"/>
    </style:style>
    <style:style style:name="T955" style:family="text">
      <style:text-properties style:font-name="Liberation Serif" officeooo:rsid="2ddabce6" style:font-name-asian="DejaVu Sans" style:font-name-complex="FreeSans"/>
    </style:style>
    <style:style style:name="T956" style:family="text">
      <style:text-properties style:font-name="Liberation Serif" officeooo:rsid="2ddc54bf" style:font-name-asian="DejaVu Sans" style:font-name-complex="FreeSans"/>
    </style:style>
    <style:style style:name="T957" style:family="text">
      <style:text-properties style:font-name="Liberation Serif" officeooo:rsid="2ddddc5b" style:font-name-asian="DejaVu Sans" style:font-name-complex="FreeSans"/>
    </style:style>
    <style:style style:name="T958" style:family="text">
      <style:text-properties style:font-name="Liberation Serif" officeooo:rsid="2ddf1d34" style:font-name-asian="DejaVu Sans" style:font-name-complex="FreeSans"/>
    </style:style>
    <style:style style:name="T959" style:family="text">
      <style:text-properties style:font-name="Liberation Serif" officeooo:rsid="2de0ecd5" style:font-name-asian="DejaVu Sans" style:font-name-complex="FreeSans"/>
    </style:style>
    <style:style style:name="T960" style:family="text">
      <style:text-properties style:font-name="Liberation Serif" officeooo:rsid="2de2d5b5" style:font-name-asian="DejaVu Sans" style:font-name-complex="FreeSans"/>
    </style:style>
    <style:style style:name="T961" style:family="text">
      <style:text-properties style:font-name="Liberation Serif" officeooo:rsid="2de472a6" style:font-name-asian="DejaVu Sans" style:font-name-complex="FreeSans"/>
    </style:style>
    <style:style style:name="T962" style:family="text">
      <style:text-properties style:font-name="Liberation Serif" officeooo:rsid="2de5877d" style:font-name-asian="DejaVu Sans" style:font-name-complex="FreeSans"/>
    </style:style>
    <style:style style:name="T963" style:family="text">
      <style:text-properties style:font-name="Liberation Serif" officeooo:rsid="2de6f9cc" style:font-name-asian="DejaVu Sans" style:font-name-complex="FreeSans"/>
    </style:style>
    <style:style style:name="T964" style:family="text">
      <style:text-properties style:font-name="Liberation Serif" officeooo:rsid="2de7551c" style:font-name-asian="DejaVu Sans" style:font-name-complex="FreeSans"/>
    </style:style>
    <style:style style:name="T965" style:family="text">
      <style:text-properties style:font-name="Liberation Serif" officeooo:rsid="2de939ff" style:font-name-asian="DejaVu Sans" style:font-name-complex="FreeSans"/>
    </style:style>
    <style:style style:name="T966" style:family="text">
      <style:text-properties style:font-name="Liberation Serif" officeooo:rsid="2deb3877" style:font-name-asian="DejaVu Sans" style:font-name-complex="FreeSans"/>
    </style:style>
    <style:style style:name="T967" style:family="text">
      <style:text-properties style:font-name="Liberation Serif" officeooo:rsid="2deb8f1a" style:font-name-asian="DejaVu Sans" style:font-name-complex="FreeSans"/>
    </style:style>
    <style:style style:name="T968" style:family="text">
      <style:text-properties style:font-name="Liberation Serif" officeooo:rsid="2dec3eb7" style:font-name-asian="DejaVu Sans" style:font-name-complex="FreeSans"/>
    </style:style>
    <style:style style:name="T969" style:family="text">
      <style:text-properties style:font-name="Liberation Serif" officeooo:rsid="2deef9cc" style:font-name-asian="DejaVu Sans" style:font-name-complex="FreeSans"/>
    </style:style>
    <style:style style:name="T970" style:family="text">
      <style:text-properties style:font-name="Liberation Serif" officeooo:rsid="2def68c1" style:font-name-asian="DejaVu Sans" style:font-name-complex="FreeSans"/>
    </style:style>
    <style:style style:name="T971" style:family="text">
      <style:text-properties style:font-name="Liberation Serif" officeooo:rsid="2df0848c" style:font-name-asian="DejaVu Sans" style:font-name-complex="FreeSans"/>
    </style:style>
    <style:style style:name="T972" style:family="text">
      <style:text-properties style:font-name="Liberation Serif" officeooo:rsid="2df204f8" style:font-name-asian="DejaVu Sans" style:font-name-complex="FreeSans"/>
    </style:style>
    <style:style style:name="T973" style:family="text">
      <style:text-properties style:font-name="Liberation Serif" officeooo:rsid="2df2d3ad" style:font-name-asian="DejaVu Sans" style:font-name-complex="FreeSans"/>
    </style:style>
    <style:style style:name="T974" style:family="text">
      <style:text-properties style:font-name="Liberation Serif" officeooo:rsid="2df30b8e" style:font-name-asian="DejaVu Sans" style:font-name-complex="FreeSans"/>
    </style:style>
    <style:style style:name="T975" style:family="text">
      <style:text-properties style:font-name="Liberation Serif" officeooo:rsid="2df476e7" style:font-name-asian="DejaVu Sans" style:font-name-complex="FreeSans"/>
    </style:style>
    <style:style style:name="T976" style:family="text">
      <style:text-properties style:font-name="Liberation Serif" officeooo:rsid="2df5ff49" style:font-name-asian="DejaVu Sans" style:font-name-complex="FreeSans"/>
    </style:style>
    <style:style style:name="T977" style:family="text">
      <style:text-properties style:font-name="Liberation Serif" officeooo:rsid="2df7376b" style:font-name-asian="DejaVu Sans" style:font-name-complex="FreeSans"/>
    </style:style>
    <style:style style:name="T978" style:family="text">
      <style:text-properties style:font-name="Liberation Serif" officeooo:rsid="2df75c04" style:font-name-asian="DejaVu Sans" style:font-name-complex="FreeSans"/>
    </style:style>
    <style:style style:name="T979" style:family="text">
      <style:text-properties style:font-name="Liberation Serif" officeooo:rsid="2df89a91" style:font-name-asian="DejaVu Sans" style:font-name-complex="FreeSans"/>
    </style:style>
    <style:style style:name="T980" style:family="text">
      <style:text-properties style:font-name="Liberation Serif" officeooo:rsid="2df90bb9" style:font-name-asian="DejaVu Sans" style:font-name-complex="FreeSans"/>
    </style:style>
    <style:style style:name="T981" style:family="text">
      <style:text-properties style:font-name="Liberation Serif" officeooo:rsid="2dfa53a7" style:font-name-asian="DejaVu Sans" style:font-name-complex="FreeSans"/>
    </style:style>
    <style:style style:name="T982" style:family="text">
      <style:text-properties style:font-name="Liberation Serif" officeooo:rsid="2dfad67a" style:font-name-asian="DejaVu Sans" style:font-name-complex="FreeSans"/>
    </style:style>
    <style:style style:name="T983" style:family="text">
      <style:text-properties style:font-name="Liberation Serif" officeooo:rsid="2dfc62b9" style:font-name-asian="DejaVu Sans" style:font-name-complex="FreeSans"/>
    </style:style>
    <style:style style:name="T984" style:family="text">
      <style:text-properties style:font-name="Liberation Serif" officeooo:rsid="2dfd36e5" style:font-name-asian="DejaVu Sans" style:font-name-complex="FreeSans"/>
    </style:style>
    <style:style style:name="T985" style:family="text">
      <style:text-properties style:font-name="Liberation Serif" officeooo:rsid="2dfdd266" style:font-name-asian="DejaVu Sans" style:font-name-complex="FreeSans"/>
    </style:style>
    <style:style style:name="T986" style:family="text">
      <style:text-properties style:font-name="Liberation Serif" officeooo:rsid="2dff01ad" style:font-name-asian="DejaVu Sans" style:font-name-complex="FreeSans"/>
    </style:style>
    <style:style style:name="T987" style:family="text">
      <style:text-properties style:font-name="Liberation Serif" officeooo:rsid="2e00cbb9" style:font-name-asian="DejaVu Sans" style:font-name-complex="FreeSans"/>
    </style:style>
    <style:style style:name="T988" style:family="text">
      <style:text-properties style:font-name="Liberation Serif" officeooo:rsid="2e01338e" style:font-name-asian="DejaVu Sans" style:font-name-complex="FreeSans"/>
    </style:style>
    <style:style style:name="T989" style:family="text">
      <style:text-properties style:font-name="Liberation Serif" officeooo:rsid="2e016c06" style:font-name-asian="DejaVu Sans" style:font-name-complex="FreeSans"/>
    </style:style>
    <style:style style:name="T990" style:family="text">
      <style:text-properties style:font-name="Liberation Serif" officeooo:rsid="2e03391b" style:font-name-asian="DejaVu Sans" style:font-name-complex="FreeSans"/>
    </style:style>
    <style:style style:name="T991" style:family="text">
      <style:text-properties style:font-name="Liberation Serif" officeooo:rsid="2e035528" style:font-name-asian="DejaVu Sans" style:font-name-complex="FreeSans"/>
    </style:style>
    <style:style style:name="T992" style:family="text">
      <style:text-properties style:font-name="Liberation Serif" officeooo:rsid="2e04f3f9" style:font-name-asian="DejaVu Sans" style:font-name-complex="FreeSans"/>
    </style:style>
    <style:style style:name="T993" style:family="text">
      <style:text-properties style:font-name="Liberation Serif" officeooo:rsid="2e06b22b" style:font-name-asian="DejaVu Sans" style:font-name-complex="FreeSans"/>
    </style:style>
    <style:style style:name="T994" style:family="text">
      <style:text-properties style:font-name="Liberation Serif" officeooo:rsid="2e078f3a" style:font-name-asian="DejaVu Sans" style:font-name-complex="FreeSans"/>
    </style:style>
    <style:style style:name="T995" style:family="text">
      <style:text-properties style:font-name="Liberation Serif" officeooo:rsid="2e08e2e4" style:font-name-asian="DejaVu Sans" style:font-name-complex="FreeSans"/>
    </style:style>
    <style:style style:name="T996" style:family="text">
      <style:text-properties style:font-name="Liberation Serif" officeooo:rsid="2e0bec01" style:font-name-asian="DejaVu Sans" style:font-name-complex="FreeSans"/>
    </style:style>
    <style:style style:name="T997" style:family="text">
      <style:text-properties style:font-name="Liberation Serif" officeooo:rsid="2e0c45bf" style:font-name-asian="DejaVu Sans" style:font-name-complex="FreeSans"/>
    </style:style>
    <style:style style:name="T998" style:family="text">
      <style:text-properties style:font-name="Liberation Serif" officeooo:rsid="2e0cb753" style:font-name-asian="DejaVu Sans" style:font-name-complex="FreeSans"/>
    </style:style>
    <style:style style:name="T999" style:family="text">
      <style:text-properties style:font-name="Liberation Serif" officeooo:rsid="2e0e6a39" style:font-name-asian="DejaVu Sans" style:font-name-complex="FreeSans"/>
    </style:style>
    <style:style style:name="T1000" style:family="text">
      <style:text-properties style:font-name="Liberation Serif" officeooo:rsid="2e0f413d" style:font-name-asian="DejaVu Sans" style:font-name-complex="FreeSans"/>
    </style:style>
    <style:style style:name="T1001" style:family="text">
      <style:text-properties style:font-name="Liberation Serif" officeooo:rsid="2e0f882a" style:font-name-asian="DejaVu Sans" style:font-name-complex="FreeSans"/>
    </style:style>
    <style:style style:name="T1002" style:family="text">
      <style:text-properties style:font-name="Liberation Serif" officeooo:rsid="2e0ff0ae" style:font-name-asian="DejaVu Sans" style:font-name-complex="FreeSans"/>
    </style:style>
    <style:style style:name="T1003" style:family="text">
      <style:text-properties style:font-name="Liberation Serif" officeooo:rsid="2e111403" style:font-name-asian="DejaVu Sans" style:font-name-complex="FreeSans"/>
    </style:style>
    <style:style style:name="T1004" style:family="text">
      <style:text-properties style:font-name="Liberation Serif" officeooo:rsid="2e1126b9" style:font-name-asian="DejaVu Sans" style:font-name-complex="FreeSans"/>
    </style:style>
    <style:style style:name="T1005" style:family="text">
      <style:text-properties style:font-name="Liberation Serif" officeooo:rsid="2e13d67d" style:font-name-asian="DejaVu Sans" style:font-name-complex="FreeSans"/>
    </style:style>
    <style:style style:name="T1006" style:family="text">
      <style:text-properties style:font-name="Liberation Serif" officeooo:rsid="2e14d2ee" style:font-name-asian="DejaVu Sans" style:font-name-complex="FreeSans"/>
    </style:style>
    <style:style style:name="T1007" style:family="text">
      <style:text-properties style:font-name="Liberation Serif" officeooo:rsid="2e165d9b" style:font-name-asian="DejaVu Sans" style:font-name-complex="FreeSans"/>
    </style:style>
    <style:style style:name="T1008" style:family="text">
      <style:text-properties style:font-name="Liberation Serif" officeooo:rsid="2e176295" style:font-name-asian="DejaVu Sans" style:font-name-complex="FreeSans"/>
    </style:style>
    <style:style style:name="T1009" style:family="text">
      <style:text-properties style:font-name="Liberation Serif" officeooo:rsid="2e17de1c" style:font-name-asian="DejaVu Sans" style:font-name-complex="FreeSans"/>
    </style:style>
    <style:style style:name="T1010" style:family="text">
      <style:text-properties style:font-name="Liberation Serif" officeooo:rsid="2e189c42" style:font-name-asian="DejaVu Sans" style:font-name-complex="FreeSans"/>
    </style:style>
    <style:style style:name="T1011" style:family="text">
      <style:text-properties style:font-name="Liberation Serif" officeooo:rsid="2e18b88d" style:font-name-asian="DejaVu Sans" style:font-name-complex="FreeSans"/>
    </style:style>
    <style:style style:name="T1012" style:family="text">
      <style:text-properties style:font-name="Liberation Serif" officeooo:rsid="2e1a881f" style:font-name-asian="DejaVu Sans" style:font-name-complex="FreeSans"/>
    </style:style>
    <style:style style:name="T1013" style:family="text">
      <style:text-properties style:font-name="Liberation Serif" officeooo:rsid="2e1aa416" style:font-name-asian="DejaVu Sans" style:font-name-complex="FreeSans"/>
    </style:style>
    <style:style style:name="T1014" style:family="text">
      <style:text-properties style:font-name="Liberation Serif" officeooo:rsid="2e1b44d7" style:font-name-asian="DejaVu Sans" style:font-name-complex="FreeSans"/>
    </style:style>
    <style:style style:name="T1015" style:family="text">
      <style:text-properties style:font-name="Liberation Serif" officeooo:rsid="2e1b7cc6" style:font-name-asian="DejaVu Sans" style:font-name-complex="FreeSans"/>
    </style:style>
    <style:style style:name="T1016" style:family="text">
      <style:text-properties style:font-name="Liberation Serif" officeooo:rsid="2e1d0e16" style:font-name-asian="DejaVu Sans" style:font-name-complex="FreeSans"/>
    </style:style>
    <style:style style:name="T1017" style:family="text">
      <style:text-properties style:font-name="Liberation Serif" officeooo:rsid="2e1e33d1" style:font-name-asian="DejaVu Sans" style:font-name-complex="FreeSans"/>
    </style:style>
    <style:style style:name="T1018" style:family="text">
      <style:text-properties style:font-name="Liberation Serif" officeooo:rsid="2e1f86ec" style:font-name-asian="DejaVu Sans" style:font-name-complex="FreeSans"/>
    </style:style>
    <style:style style:name="T1019" style:family="text">
      <style:text-properties style:font-name="Liberation Serif" officeooo:rsid="2e1fb1c4" style:font-name-asian="DejaVu Sans" style:font-name-complex="FreeSans"/>
    </style:style>
    <style:style style:name="T1020" style:family="text">
      <style:text-properties style:font-name="Liberation Serif" officeooo:rsid="2e200c88" style:font-name-asian="DejaVu Sans" style:font-name-complex="FreeSans"/>
    </style:style>
    <style:style style:name="T1021" style:family="text">
      <style:text-properties style:font-name="Liberation Serif" officeooo:rsid="2e20238a" style:font-name-asian="DejaVu Sans" style:font-name-complex="FreeSans"/>
    </style:style>
    <style:style style:name="T1022" style:family="text">
      <style:text-properties style:font-name="Liberation Serif" officeooo:rsid="2e20b194" style:font-name-asian="DejaVu Sans" style:font-name-complex="FreeSans"/>
    </style:style>
    <style:style style:name="T1023" style:family="text">
      <style:text-properties style:font-name="Liberation Serif" officeooo:rsid="2e22c0f0" style:font-name-asian="DejaVu Sans" style:font-name-complex="FreeSans"/>
    </style:style>
    <style:style style:name="T1024" style:family="text">
      <style:text-properties style:font-name="Liberation Serif" officeooo:rsid="2e2325a9" style:font-name-asian="DejaVu Sans" style:font-name-complex="FreeSans"/>
    </style:style>
    <style:style style:name="T1025" style:family="text">
      <style:text-properties style:font-name="Liberation Serif" officeooo:rsid="2e23b2ed" style:font-name-asian="DejaVu Sans" style:font-name-complex="FreeSans"/>
    </style:style>
    <style:style style:name="T1026" style:family="text">
      <style:text-properties style:font-name="Liberation Serif" officeooo:rsid="2e246fbe" style:font-name-asian="DejaVu Sans" style:font-name-complex="FreeSans"/>
    </style:style>
    <style:style style:name="T1027" style:family="text">
      <style:text-properties style:font-name="Liberation Serif" officeooo:rsid="2e276b57" style:font-name-asian="DejaVu Sans" style:font-name-complex="FreeSans"/>
    </style:style>
    <style:style style:name="T1028" style:family="text">
      <style:text-properties style:font-name="Liberation Serif" officeooo:rsid="2e279343" style:font-name-asian="DejaVu Sans" style:font-name-complex="FreeSans"/>
    </style:style>
    <style:style style:name="T1029" style:family="text">
      <style:text-properties style:font-name="Liberation Serif" officeooo:rsid="2e285c27" style:font-name-asian="DejaVu Sans" style:font-name-complex="FreeSans"/>
    </style:style>
    <style:style style:name="T1030" style:family="text">
      <style:text-properties style:font-name="Liberation Serif" officeooo:rsid="2e28f4ee" style:font-name-asian="DejaVu Sans" style:font-name-complex="FreeSans"/>
    </style:style>
    <style:style style:name="T1031" style:family="text">
      <style:text-properties style:font-name="Liberation Serif" officeooo:rsid="2e2a4d16" style:font-name-asian="DejaVu Sans" style:font-name-complex="FreeSans"/>
    </style:style>
    <style:style style:name="T1032" style:family="text">
      <style:text-properties style:font-name="Liberation Serif" officeooo:rsid="2e2afd69" style:font-name-asian="DejaVu Sans" style:font-name-complex="FreeSans"/>
    </style:style>
    <style:style style:name="T1033" style:family="text">
      <style:text-properties style:font-name="Liberation Serif" officeooo:rsid="2e2cdd26" style:font-name-asian="DejaVu Sans" style:font-name-complex="FreeSans"/>
    </style:style>
    <style:style style:name="T1034" style:family="text">
      <style:text-properties style:font-name="Liberation Serif" officeooo:rsid="2e2e75c7" style:font-name-asian="DejaVu Sans" style:font-name-complex="FreeSans"/>
    </style:style>
    <style:style style:name="T1035" style:family="text">
      <style:text-properties style:font-name="Liberation Serif" officeooo:rsid="2e2f0bd6" style:font-name-asian="DejaVu Sans" style:font-name-complex="FreeSans"/>
    </style:style>
    <style:style style:name="T1036" style:family="text">
      <style:text-properties style:font-name="Liberation Serif" officeooo:rsid="2e300868" style:font-name-asian="DejaVu Sans" style:font-name-complex="FreeSans"/>
    </style:style>
    <style:style style:name="T1037" style:family="text">
      <style:text-properties style:font-name="Liberation Serif" officeooo:rsid="2e31433f" style:font-name-asian="DejaVu Sans" style:font-name-complex="FreeSans"/>
    </style:style>
    <style:style style:name="T1038" style:family="text">
      <style:text-properties style:font-name="Liberation Serif" officeooo:rsid="2e3197b4" style:font-name-asian="DejaVu Sans" style:font-name-complex="FreeSans"/>
    </style:style>
    <style:style style:name="T1039" style:family="text">
      <style:text-properties style:font-name="Liberation Serif" officeooo:rsid="2e334126" style:font-name-asian="DejaVu Sans" style:font-name-complex="FreeSans"/>
    </style:style>
    <style:style style:name="T1040" style:family="text">
      <style:text-properties style:font-name="Liberation Serif" officeooo:rsid="2e33b0cd" style:font-name-asian="DejaVu Sans" style:font-name-complex="FreeSans"/>
    </style:style>
    <style:style style:name="T1041" style:family="text">
      <style:text-properties style:font-name="Liberation Serif" officeooo:rsid="2e33b161" style:font-name-asian="DejaVu Sans" style:font-name-complex="FreeSans"/>
    </style:style>
    <style:style style:name="T1042" style:family="text">
      <style:text-properties style:font-name="Liberation Serif" officeooo:rsid="2e358ead" style:font-name-asian="DejaVu Sans" style:font-name-complex="FreeSans"/>
    </style:style>
    <style:style style:name="T1043" style:family="text">
      <style:text-properties style:font-name="Liberation Serif" officeooo:rsid="2e370775" style:font-name-asian="DejaVu Sans" style:font-name-complex="FreeSans"/>
    </style:style>
    <style:style style:name="T1044" style:family="text">
      <style:text-properties style:font-name="Liberation Serif" officeooo:rsid="2e37f4ad" style:font-name-asian="DejaVu Sans" style:font-name-complex="FreeSans"/>
    </style:style>
    <style:style style:name="T1045" style:family="text">
      <style:text-properties style:font-name="Liberation Serif" officeooo:rsid="2e39c98e" style:font-name-asian="DejaVu Sans" style:font-name-complex="FreeSans"/>
    </style:style>
    <style:style style:name="T1046" style:family="text">
      <style:text-properties style:font-name="Liberation Serif" officeooo:rsid="2e3b0584" style:font-name-asian="DejaVu Sans" style:font-name-complex="FreeSans"/>
    </style:style>
    <style:style style:name="T1047" style:family="text">
      <style:text-properties style:font-name="Liberation Serif" officeooo:rsid="2e3bf461" style:font-name-asian="DejaVu Sans" style:font-name-complex="FreeSans"/>
    </style:style>
    <style:style style:name="T1048" style:family="text">
      <style:text-properties style:font-name="Liberation Serif" officeooo:rsid="2e3df0d1" style:font-name-asian="DejaVu Sans" style:font-name-complex="FreeSans"/>
    </style:style>
    <style:style style:name="T1049" style:family="text">
      <style:text-properties style:font-name="Liberation Serif" officeooo:rsid="2e3ef5c0" style:font-name-asian="DejaVu Sans" style:font-name-complex="FreeSans"/>
    </style:style>
    <style:style style:name="T1050" style:family="text">
      <style:text-properties style:font-name="Liberation Serif" officeooo:rsid="2e40c7a0" style:font-name-asian="DejaVu Sans" style:font-name-complex="FreeSans"/>
    </style:style>
    <style:style style:name="T1051" style:family="text">
      <style:text-properties style:font-name="Liberation Serif" officeooo:rsid="2e425a6e" style:font-name-asian="DejaVu Sans" style:font-name-complex="FreeSans"/>
    </style:style>
    <style:style style:name="T1052" style:family="text">
      <style:text-properties style:font-name="Liberation Serif" officeooo:rsid="2e431a44" style:font-name-asian="DejaVu Sans" style:font-name-complex="FreeSans"/>
    </style:style>
    <style:style style:name="T1053" style:family="text">
      <style:text-properties style:font-name="Liberation Serif" officeooo:rsid="2e450efb" style:font-name-asian="DejaVu Sans" style:font-name-complex="FreeSans"/>
    </style:style>
    <style:style style:name="T1054" style:family="text">
      <style:text-properties style:font-name="Liberation Serif" officeooo:rsid="2e46955c" style:font-name-asian="DejaVu Sans" style:font-name-complex="FreeSans"/>
    </style:style>
    <style:style style:name="T1055" style:family="text">
      <style:text-properties style:font-name="Liberation Serif" officeooo:rsid="2e479a1f" style:font-name-asian="DejaVu Sans" style:font-name-complex="FreeSans"/>
    </style:style>
    <style:style style:name="T1056" style:family="text">
      <style:text-properties style:font-name="Liberation Serif" officeooo:rsid="2e47fb15" style:font-name-asian="DejaVu Sans" style:font-name-complex="FreeSans"/>
    </style:style>
    <style:style style:name="T1057" style:family="text">
      <style:text-properties style:font-name="Liberation Serif" officeooo:rsid="2e4875e9" style:font-name-asian="DejaVu Sans" style:font-name-complex="FreeSans"/>
    </style:style>
    <style:style style:name="T1058" style:family="text">
      <style:text-properties style:font-name="Liberation Serif" officeooo:rsid="2e48be94" style:font-name-asian="DejaVu Sans" style:font-name-complex="FreeSans"/>
    </style:style>
    <style:style style:name="T1059" style:family="text">
      <style:text-properties style:font-name="Liberation Serif" officeooo:rsid="2e4921cb" style:font-name-asian="DejaVu Sans" style:font-name-complex="FreeSans"/>
    </style:style>
    <style:style style:name="T1060" style:family="text">
      <style:text-properties style:font-name="Liberation Serif" officeooo:rsid="2e4a1e95" style:font-name-asian="DejaVu Sans" style:font-name-complex="FreeSans"/>
    </style:style>
    <style:style style:name="T1061" style:family="text">
      <style:text-properties style:font-name="Liberation Serif" officeooo:rsid="2e4ba107" style:font-name-asian="DejaVu Sans" style:font-name-complex="FreeSans"/>
    </style:style>
    <style:style style:name="T1062" style:family="text">
      <style:text-properties style:font-name="Liberation Serif" officeooo:rsid="2e4c894e" style:font-name-asian="DejaVu Sans" style:font-name-complex="FreeSans"/>
    </style:style>
    <style:style style:name="T1063" style:family="text">
      <style:text-properties style:font-name="Liberation Serif" officeooo:rsid="2e4df818" style:font-name-asian="DejaVu Sans" style:font-name-complex="FreeSans"/>
    </style:style>
    <style:style style:name="T1064" style:family="text">
      <style:text-properties style:font-name="Liberation Serif" officeooo:rsid="2e4f5c5f" style:font-name-asian="DejaVu Sans" style:font-name-complex="FreeSans"/>
    </style:style>
    <style:style style:name="T1065" style:family="text">
      <style:text-properties style:font-name="Liberation Serif" officeooo:rsid="2e508380" style:font-name-asian="DejaVu Sans" style:font-name-complex="FreeSans"/>
    </style:style>
    <style:style style:name="T1066" style:family="text">
      <style:text-properties style:font-name="Liberation Serif" officeooo:rsid="2e523842" style:font-name-asian="DejaVu Sans" style:font-name-complex="FreeSans"/>
    </style:style>
    <style:style style:name="T1067" style:family="text">
      <style:text-properties style:font-name="Liberation Serif" officeooo:rsid="2e5393b0" style:font-name-asian="DejaVu Sans" style:font-name-complex="FreeSans"/>
    </style:style>
    <style:style style:name="T1068" style:family="text">
      <style:text-properties style:font-name="Liberation Serif" officeooo:rsid="2e5561cf" style:font-name-asian="DejaVu Sans" style:font-name-complex="FreeSans"/>
    </style:style>
    <style:style style:name="T1069" style:family="text">
      <style:text-properties style:font-name="Liberation Serif" officeooo:rsid="2e559c25" style:font-name-asian="DejaVu Sans" style:font-name-complex="FreeSans"/>
    </style:style>
    <style:style style:name="T1070" style:family="text">
      <style:text-properties style:font-name="Liberation Serif" officeooo:rsid="2e571654" style:font-name-asian="DejaVu Sans" style:font-name-complex="FreeSans"/>
    </style:style>
    <style:style style:name="T1071" style:family="text">
      <style:text-properties style:font-name="Liberation Serif" officeooo:rsid="2e59401e" style:font-name-asian="DejaVu Sans" style:font-name-complex="FreeSans"/>
    </style:style>
    <style:style style:name="T1072" style:family="text">
      <style:text-properties style:font-name="Liberation Serif" officeooo:rsid="2e5b3e47" style:font-name-asian="DejaVu Sans" style:font-name-complex="FreeSans"/>
    </style:style>
    <style:style style:name="T1073" style:family="text">
      <style:text-properties style:font-name="Liberation Serif" officeooo:rsid="2e5d03e5" style:font-name-asian="DejaVu Sans" style:font-name-complex="FreeSans"/>
    </style:style>
    <style:style style:name="T1074" style:family="text">
      <style:text-properties style:font-name="Liberation Serif" officeooo:rsid="2e5e703c" style:font-name-asian="DejaVu Sans" style:font-name-complex="FreeSans"/>
    </style:style>
    <style:style style:name="T1075" style:family="text">
      <style:text-properties style:font-name="Liberation Serif" officeooo:rsid="2e5fb982" style:font-name-asian="DejaVu Sans" style:font-name-complex="FreeSans"/>
    </style:style>
    <style:style style:name="T1076" style:family="text">
      <style:text-properties style:font-name="Liberation Serif" officeooo:rsid="2e603617" style:font-name-asian="DejaVu Sans" style:font-name-complex="FreeSans"/>
    </style:style>
    <style:style style:name="T1077" style:family="text">
      <style:text-properties style:font-name="Liberation Serif" officeooo:rsid="2e61cd6b" style:font-name-asian="DejaVu Sans" style:font-name-complex="FreeSans"/>
    </style:style>
    <style:style style:name="T1078" style:family="text">
      <style:text-properties style:font-name="Liberation Serif" officeooo:rsid="2e637bd7" style:font-name-asian="DejaVu Sans" style:font-name-complex="FreeSans"/>
    </style:style>
    <style:style style:name="T1079" style:family="text">
      <style:text-properties style:font-name="Liberation Serif" officeooo:rsid="2e637e16" style:font-name-asian="DejaVu Sans" style:font-name-complex="FreeSans"/>
    </style:style>
    <style:style style:name="T1080" style:family="text">
      <style:text-properties style:font-name="Liberation Serif" fo:font-style="italic" style:font-name-asian="DejaVu Sans" style:font-style-asian="italic" style:font-name-complex="FreeSans" style:font-style-complex="italic"/>
    </style:style>
    <style:style style:name="T1081" style:family="text">
      <style:text-properties style:font-name="Liberation Serif" fo:font-style="italic" officeooo:rsid="2d97c0a1" style:font-name-asian="DejaVu Sans" style:font-style-asian="italic" style:font-name-complex="FreeSans" style:font-style-complex="italic"/>
    </style:style>
    <style:style style:name="T1082" style:family="text">
      <style:text-properties style:font-name="Liberation Serif" fo:font-style="italic" officeooo:rsid="2d997ba5" style:font-name-asian="DejaVu Sans" style:font-style-asian="italic" style:font-name-complex="FreeSans" style:font-style-complex="italic"/>
    </style:style>
    <style:style style:name="T1083" style:family="text">
      <style:text-properties style:font-name="Liberation Serif" fo:font-style="italic" officeooo:rsid="2da3aa3b" style:font-name-asian="DejaVu Sans" style:font-style-asian="italic" style:font-name-complex="FreeSans" style:font-style-complex="italic"/>
    </style:style>
    <style:style style:name="T1084" style:family="text">
      <style:text-properties style:font-name="Liberation Serif" fo:font-style="italic" officeooo:rsid="2dab0122" style:font-name-asian="DejaVu Sans" style:font-style-asian="italic" style:font-name-complex="FreeSans" style:font-style-complex="italic"/>
    </style:style>
    <style:style style:name="T1085" style:family="text">
      <style:text-properties style:font-name="Liberation Serif" fo:font-style="italic" officeooo:rsid="2dad83ad" style:font-name-asian="DejaVu Sans" style:font-style-asian="italic" style:font-name-complex="FreeSans" style:font-style-complex="italic"/>
    </style:style>
    <style:style style:name="T1086" style:family="text">
      <style:text-properties style:font-name="Liberation Serif" fo:font-style="italic" officeooo:rsid="2db68066" style:font-name-asian="DejaVu Sans" style:font-style-asian="italic" style:font-name-complex="FreeSans" style:font-style-complex="italic"/>
    </style:style>
    <style:style style:name="T1087" style:family="text">
      <style:text-properties style:font-name="Liberation Serif" fo:font-style="italic" officeooo:rsid="2db567b3" style:font-name-asian="DejaVu Sans" style:font-style-asian="italic" style:font-name-complex="FreeSans" style:font-style-complex="italic"/>
    </style:style>
    <style:style style:name="T1088" style:family="text">
      <style:text-properties style:font-name="Liberation Serif" fo:font-style="italic" officeooo:rsid="2dbf8a1c" style:font-name-asian="DejaVu Sans" style:font-style-asian="italic" style:font-name-complex="FreeSans" style:font-style-complex="italic"/>
    </style:style>
    <style:style style:name="T1089" style:family="text">
      <style:text-properties style:font-name="Liberation Serif" fo:font-style="italic" officeooo:rsid="2dc3dac9" style:font-name-asian="DejaVu Sans" style:font-style-asian="italic" style:font-name-complex="FreeSans" style:font-style-complex="italic"/>
    </style:style>
    <style:style style:name="T1090" style:family="text">
      <style:text-properties style:font-name="Liberation Serif" fo:font-style="italic" officeooo:rsid="2dc954ba" style:font-name-asian="DejaVu Sans" style:font-style-asian="italic" style:font-name-complex="FreeSans" style:font-style-complex="italic"/>
    </style:style>
    <style:style style:name="T1091" style:family="text">
      <style:text-properties style:font-name="Liberation Serif" fo:font-style="italic" officeooo:rsid="2dc9ea67" style:font-name-asian="DejaVu Sans" style:font-style-asian="italic" style:font-name-complex="FreeSans" style:font-style-complex="italic"/>
    </style:style>
    <style:style style:name="T1092" style:family="text">
      <style:text-properties style:font-name="Liberation Serif" fo:font-style="italic" officeooo:rsid="2dd07c21" style:font-name-asian="DejaVu Sans" style:font-style-asian="italic" style:font-name-complex="FreeSans" style:font-style-complex="italic"/>
    </style:style>
    <style:style style:name="T1093" style:family="text">
      <style:text-properties style:font-name="Liberation Serif" fo:font-style="italic" officeooo:rsid="2dd5767d" style:font-name-asian="DejaVu Sans" style:font-style-asian="italic" style:font-name-complex="FreeSans" style:font-style-complex="italic"/>
    </style:style>
    <style:style style:name="T1094" style:family="text">
      <style:text-properties style:font-name="Liberation Serif" fo:font-style="italic" officeooo:rsid="2ddddc5b" style:font-name-asian="DejaVu Sans" style:font-style-asian="italic" style:font-name-complex="FreeSans" style:font-style-complex="italic"/>
    </style:style>
    <style:style style:name="T1095" style:family="text">
      <style:text-properties style:font-name="Liberation Serif" fo:font-style="italic" officeooo:rsid="2ddf1d34" style:font-name-asian="DejaVu Sans" style:font-style-asian="italic" style:font-name-complex="FreeSans" style:font-style-complex="italic"/>
    </style:style>
    <style:style style:name="T1096" style:family="text">
      <style:text-properties style:font-name="Liberation Serif" fo:font-style="italic" officeooo:rsid="1327ae62" style:font-name-asian="DejaVu Sans" style:font-style-asian="italic" style:font-name-complex="FreeSans" style:font-style-complex="italic"/>
    </style:style>
    <style:style style:name="T1097" style:family="text">
      <style:text-properties style:font-name="Liberation Serif" fo:font-style="italic" officeooo:rsid="2de0ecd5" style:font-name-asian="DejaVu Sans" style:font-style-asian="italic" style:font-name-complex="FreeSans" style:font-style-complex="italic"/>
    </style:style>
    <style:style style:name="T1098" style:family="text">
      <style:text-properties style:font-name="Liberation Serif" fo:font-style="italic" officeooo:rsid="2deb8f1a" style:font-name-asian="DejaVu Sans" style:font-style-asian="italic" style:font-name-complex="FreeSans" style:font-style-complex="italic"/>
    </style:style>
    <style:style style:name="T1099" style:family="text">
      <style:text-properties style:font-name="Liberation Serif" fo:font-style="italic" officeooo:rsid="2e078f3a" style:font-name-asian="DejaVu Sans" style:font-style-asian="italic" style:font-name-complex="FreeSans" style:font-style-complex="italic"/>
    </style:style>
    <style:style style:name="T1100" style:family="text">
      <style:text-properties style:font-name="Liberation Serif" fo:font-style="italic" officeooo:rsid="2e0f882a" style:font-name-asian="DejaVu Sans" style:font-style-asian="italic" style:font-name-complex="FreeSans" style:font-style-complex="italic"/>
    </style:style>
    <style:style style:name="T1101" style:family="text">
      <style:text-properties style:font-name="Liberation Serif" fo:font-style="italic" officeooo:rsid="2e165d9b" style:font-name-asian="DejaVu Sans" style:font-style-asian="italic" style:font-name-complex="FreeSans" style:font-style-complex="italic"/>
    </style:style>
    <style:style style:name="T1102" style:family="text">
      <style:text-properties style:font-name="Liberation Serif" fo:font-style="italic" officeooo:rsid="2e189c42" style:font-name-asian="DejaVu Sans" style:font-style-asian="italic" style:font-name-complex="FreeSans" style:font-style-complex="italic"/>
    </style:style>
    <style:style style:name="T1103" style:family="text">
      <style:text-properties style:font-name="Liberation Serif" fo:font-style="italic" officeooo:rsid="2e33b161" style:font-name-asian="DejaVu Sans" style:font-style-asian="italic" style:font-name-complex="FreeSans" style:font-style-complex="italic"/>
    </style:style>
    <style:style style:name="T1104" style:family="text">
      <style:text-properties style:font-name="Liberation Serif" fo:font-style="italic" officeooo:rsid="2e3b0584" style:font-name-asian="DejaVu Sans" style:font-style-asian="italic" style:font-name-complex="FreeSans" style:font-style-complex="italic"/>
    </style:style>
    <style:style style:name="T1105" style:family="text">
      <style:text-properties style:font-name="Liberation Serif" fo:font-style="italic" officeooo:rsid="2e3df0d1" style:font-name-asian="DejaVu Sans" style:font-style-asian="italic" style:font-name-complex="FreeSans" style:font-style-complex="italic"/>
    </style:style>
    <style:style style:name="T1106" style:family="text">
      <style:text-properties style:font-name="Liberation Serif" fo:font-style="italic" officeooo:rsid="2e425a6e" style:font-name-asian="DejaVu Sans" style:font-style-asian="italic" style:font-name-complex="FreeSans" style:font-style-complex="italic"/>
    </style:style>
    <style:style style:name="T1107" style:family="text">
      <style:text-properties style:font-name="Liberation Serif" fo:font-style="italic" officeooo:rsid="2e431a44" style:font-name-asian="DejaVu Sans" style:font-style-asian="italic" style:font-name-complex="FreeSans" style:font-style-complex="italic"/>
    </style:style>
    <style:style style:name="T1108" style:family="text">
      <style:text-properties style:font-name="Liberation Serif" fo:font-style="italic" officeooo:rsid="2e479a1f" style:font-name-asian="DejaVu Sans" style:font-style-asian="italic" style:font-name-complex="FreeSans" style:font-style-complex="italic"/>
    </style:style>
    <style:style style:name="T1109" style:family="text">
      <style:text-properties style:font-name="Liberation Serif" fo:font-style="italic" style:font-style-asian="italic" style:font-style-complex="italic"/>
    </style:style>
    <style:style style:name="T1110" style:family="text">
      <style:text-properties style:font-name="Liberation Serif" fo:font-style="italic" officeooo:rsid="3186b554" style:font-style-asian="italic" style:font-style-complex="italic"/>
    </style:style>
    <style:style style:name="T1111" style:family="text">
      <style:text-properties style:font-name="Liberation Serif" fo:font-style="italic" officeooo:rsid="318588b2" style:font-style-asian="italic" style:font-style-complex="italic"/>
    </style:style>
    <style:style style:name="T1112" style:family="text">
      <style:text-properties style:font-name="Liberation Serif" fo:font-style="italic" officeooo:rsid="318a5f03" style:font-style-asian="italic" style:font-style-complex="italic"/>
    </style:style>
    <style:style style:name="T1113" style:family="text">
      <style:text-properties style:font-name="Liberation Serif" officeooo:rsid="316f20bc"/>
    </style:style>
    <style:style style:name="T1114" style:family="text">
      <style:text-properties style:font-name="Liberation Serif" officeooo:rsid="317c7aa5"/>
    </style:style>
    <style:style style:name="T1115" style:family="text">
      <style:text-properties style:font-name="Liberation Serif" officeooo:rsid="317cb34c"/>
    </style:style>
    <style:style style:name="T1116" style:family="text">
      <style:text-properties style:font-name="Liberation Serif" officeooo:rsid="317e0808"/>
    </style:style>
    <style:style style:name="T1117" style:family="text">
      <style:text-properties style:font-name="Liberation Serif" officeooo:rsid="317e2414"/>
    </style:style>
    <style:style style:name="T1118" style:family="text">
      <style:text-properties style:font-name="Liberation Serif" officeooo:rsid="318017be"/>
    </style:style>
    <style:style style:name="T1119" style:family="text">
      <style:text-properties style:font-name="Liberation Serif" officeooo:rsid="318099d6"/>
    </style:style>
    <style:style style:name="T1120" style:family="text">
      <style:text-properties style:font-name="Liberation Serif" officeooo:rsid="318231f3"/>
    </style:style>
    <style:style style:name="T1121" style:family="text">
      <style:text-properties style:font-name="Liberation Serif" officeooo:rsid="318283c5"/>
    </style:style>
    <style:style style:name="T1122" style:family="text">
      <style:text-properties style:font-name="Liberation Serif" officeooo:rsid="31832861"/>
    </style:style>
    <style:style style:name="T1123" style:family="text">
      <style:text-properties style:font-name="Liberation Serif" officeooo:rsid="3184d95b"/>
    </style:style>
    <style:style style:name="T1124" style:family="text">
      <style:text-properties style:font-name="Liberation Serif" officeooo:rsid="3184f9cb"/>
    </style:style>
    <style:style style:name="T1125" style:family="text">
      <style:text-properties style:font-name="Liberation Serif" officeooo:rsid="318588b2"/>
    </style:style>
    <style:style style:name="T1126" style:family="text">
      <style:text-properties style:font-name="Liberation Serif" officeooo:rsid="3186b554"/>
    </style:style>
    <style:style style:name="T1127" style:family="text">
      <style:text-properties style:font-name="Liberation Serif" officeooo:rsid="31870f10"/>
    </style:style>
    <style:style style:name="T1128" style:family="text">
      <style:text-properties style:font-name="Liberation Serif" officeooo:rsid="3188c9c3"/>
    </style:style>
    <style:style style:name="T1129" style:family="text">
      <style:text-properties style:font-name="Liberation Serif" officeooo:rsid="318a5f03"/>
    </style:style>
    <style:style style:name="T1130" style:family="text">
      <style:text-properties style:font-name="Liberation Serif" officeooo:rsid="318a7cb0"/>
    </style:style>
    <style:style style:name="T1131" style:family="text">
      <style:text-properties style:font-name="Liberation Serif" officeooo:rsid="32f33149"/>
    </style:style>
    <style:style style:name="T1132" style:family="text">
      <style:text-properties style:font-name="Liberation Serif" officeooo:rsid="1327ae62"/>
    </style:style>
    <style:style style:name="T1133" style:family="text">
      <style:text-properties style:font-name="Liberation Serif" officeooo:rsid="32f48e47"/>
    </style:style>
    <style:style style:name="T1134" style:family="text">
      <style:text-properties style:font-name="Liberation Serif" officeooo:rsid="32f4ac87"/>
    </style:style>
    <style:style style:name="T1135" style:family="text">
      <style:text-properties style:font-name="Liberation Serif" officeooo:rsid="32f57f7f"/>
    </style:style>
    <style:style style:name="T1136" style:family="text">
      <style:text-properties style:font-name="Liberation Serif" officeooo:rsid="32f6fa1c"/>
    </style:style>
    <style:style style:name="T1137" style:family="text">
      <style:text-properties style:font-name="Liberation Serif" officeooo:rsid="32f76572"/>
    </style:style>
    <style:style style:name="T1138" style:family="text">
      <style:text-properties style:font-name="Liberation Serif" officeooo:rsid="350be67e"/>
    </style:style>
    <style:style style:name="T1139" style:family="text">
      <style:text-properties style:font-name="Liberation Serif" officeooo:rsid="350c369b"/>
    </style:style>
    <style:style style:name="T1140" style:family="text">
      <style:text-properties style:font-name="Liberation Serif" officeooo:rsid="350cfdef"/>
    </style:style>
    <style:style style:name="T1141" style:family="text">
      <style:text-properties officeooo:rsid="2e63a1bf"/>
    </style:style>
    <style:style style:name="T1142" style:family="text">
      <style:text-properties officeooo:rsid="2e6592e6"/>
    </style:style>
    <style:style style:name="T1143" style:family="text">
      <style:text-properties officeooo:rsid="2e664b93"/>
    </style:style>
    <style:style style:name="T1144" style:family="text">
      <style:text-properties officeooo:rsid="2e67bf59"/>
    </style:style>
    <style:style style:name="T1145" style:family="text">
      <style:text-properties officeooo:rsid="2e69a7ce"/>
    </style:style>
    <style:style style:name="T1146" style:family="text">
      <style:text-properties officeooo:rsid="2e6ade0f"/>
    </style:style>
    <style:style style:name="T1147" style:family="text">
      <style:text-properties officeooo:rsid="2e6c0b88"/>
    </style:style>
    <style:style style:name="T1148" style:family="text">
      <style:text-properties officeooo:rsid="2e6d93c1"/>
    </style:style>
    <style:style style:name="T1149" style:family="text">
      <style:text-properties officeooo:rsid="2e97d3fc"/>
    </style:style>
    <style:style style:name="T1150" style:family="text">
      <style:text-properties officeooo:rsid="2ece315b"/>
    </style:style>
    <style:style style:name="T1151" style:family="text">
      <style:text-properties officeooo:rsid="2ed4422f"/>
    </style:style>
    <style:style style:name="T1152" style:family="text">
      <style:text-properties officeooo:rsid="2edb93da"/>
    </style:style>
    <style:style style:name="T1153" style:family="text">
      <style:text-properties officeooo:rsid="2ede31df"/>
    </style:style>
    <style:style style:name="T1154" style:family="text">
      <style:text-properties officeooo:rsid="2ee07229"/>
    </style:style>
    <style:style style:name="T1155" style:family="text">
      <style:text-properties officeooo:rsid="2ee48959"/>
    </style:style>
    <style:style style:name="T1156" style:family="text">
      <style:text-properties officeooo:rsid="2ee65368"/>
    </style:style>
    <style:style style:name="T1157" style:family="text">
      <style:text-properties officeooo:rsid="2ef4a5c7"/>
    </style:style>
    <style:style style:name="T1158" style:family="text">
      <style:text-properties officeooo:rsid="2efbc31c"/>
    </style:style>
    <style:style style:name="T1159" style:family="text">
      <style:text-properties officeooo:rsid="2efdf0b3"/>
    </style:style>
    <style:style style:name="T1160" style:family="text">
      <style:text-properties officeooo:rsid="2f17286a"/>
    </style:style>
    <style:style style:name="T1161" style:family="text">
      <style:text-properties officeooo:rsid="2f20a7df"/>
    </style:style>
    <style:style style:name="T1162" style:family="text">
      <style:text-properties officeooo:rsid="2f2e9759"/>
    </style:style>
    <style:style style:name="T1163" style:family="text">
      <style:text-properties officeooo:rsid="2f4df12c"/>
    </style:style>
    <style:style style:name="T1164" style:family="text">
      <style:text-properties officeooo:rsid="2f55c361"/>
    </style:style>
    <style:style style:name="T1165" style:family="text">
      <style:text-properties officeooo:rsid="2f5f7db4"/>
    </style:style>
    <style:style style:name="T1166" style:family="text">
      <style:text-properties officeooo:rsid="2f6052f7"/>
    </style:style>
    <style:style style:name="T1167" style:family="text">
      <style:text-properties officeooo:rsid="2f655173"/>
    </style:style>
    <style:style style:name="T1168" style:family="text">
      <style:text-properties officeooo:rsid="2f743381"/>
    </style:style>
    <style:style style:name="T1169" style:family="text">
      <style:text-properties officeooo:rsid="2f7d6856"/>
    </style:style>
    <style:style style:name="T1170" style:family="text">
      <style:text-properties officeooo:rsid="2f826412"/>
    </style:style>
    <style:style style:name="T1171" style:family="text">
      <style:text-properties officeooo:rsid="2fab119b"/>
    </style:style>
    <style:style style:name="T1172" style:family="text">
      <style:text-properties officeooo:rsid="1327ae62"/>
    </style:style>
    <style:style style:name="T1173" style:family="text">
      <style:text-properties officeooo:rsid="2fc4a9a6"/>
    </style:style>
    <style:style style:name="T1174" style:family="text">
      <style:text-properties officeooo:rsid="2fc66ac9"/>
    </style:style>
    <style:style style:name="T1175" style:family="text">
      <style:text-properties officeooo:rsid="2fca0d91"/>
    </style:style>
    <style:style style:name="T1176" style:family="text">
      <style:text-properties officeooo:rsid="2fcde11f"/>
    </style:style>
    <style:style style:name="T1177" style:family="text">
      <style:text-properties officeooo:rsid="2fd2b4fd"/>
    </style:style>
    <style:style style:name="T1178" style:family="text">
      <style:text-properties officeooo:rsid="2feaa7d8"/>
    </style:style>
    <style:style style:name="T1179" style:family="text">
      <style:text-properties officeooo:rsid="30072bf0"/>
    </style:style>
    <style:style style:name="T1180" style:family="text">
      <style:text-properties officeooo:rsid="3020c660"/>
    </style:style>
    <style:style style:name="T1181" style:family="text">
      <style:text-properties officeooo:rsid="3023f841"/>
    </style:style>
    <style:style style:name="T1182" style:family="text">
      <style:text-properties officeooo:rsid="302408c3"/>
    </style:style>
    <style:style style:name="T1183" style:family="text">
      <style:text-properties officeooo:rsid="30249b76"/>
    </style:style>
    <style:style style:name="T1184" style:family="text">
      <style:text-properties officeooo:rsid="30285b82"/>
    </style:style>
    <style:style style:name="T1185" style:family="text">
      <style:text-properties officeooo:rsid="302f8975"/>
    </style:style>
    <style:style style:name="T1186" style:family="text">
      <style:text-properties officeooo:rsid="3030c0ed"/>
    </style:style>
    <style:style style:name="T1187" style:family="text">
      <style:text-properties officeooo:rsid="3031b22b"/>
    </style:style>
    <style:style style:name="T1188" style:family="text">
      <style:text-properties officeooo:rsid="30339105"/>
    </style:style>
    <style:style style:name="T1189" style:family="text">
      <style:text-properties officeooo:rsid="3036ed6b"/>
    </style:style>
    <style:style style:name="T1190" style:family="text">
      <style:text-properties officeooo:rsid="303ae54f"/>
    </style:style>
    <style:style style:name="T1191" style:family="text">
      <style:text-properties officeooo:rsid="30439ac6"/>
    </style:style>
    <style:style style:name="T1192" style:family="text">
      <style:text-properties officeooo:rsid="3072b963"/>
    </style:style>
    <style:style style:name="T1193" style:family="text">
      <style:text-properties officeooo:rsid="307c7c8f"/>
    </style:style>
    <style:style style:name="T1194" style:family="text">
      <style:text-properties officeooo:rsid="30953e87"/>
    </style:style>
    <style:style style:name="T1195" style:family="text">
      <style:text-properties officeooo:rsid="309eca0b"/>
    </style:style>
    <style:style style:name="T1196" style:family="text">
      <style:text-properties officeooo:rsid="30aa0277"/>
    </style:style>
    <style:style style:name="T1197" style:family="text">
      <style:text-properties officeooo:rsid="30b7a7e8"/>
    </style:style>
    <style:style style:name="T1198" style:family="text">
      <style:text-properties officeooo:rsid="30bceeef"/>
    </style:style>
    <style:style style:name="T1199" style:family="text">
      <style:text-properties officeooo:rsid="30beb69d"/>
    </style:style>
    <style:style style:name="T1200" style:family="text">
      <style:text-properties officeooo:rsid="30cad9d8"/>
    </style:style>
    <style:style style:name="T1201" style:family="text">
      <style:text-properties officeooo:rsid="30d3d43d"/>
    </style:style>
    <style:style style:name="T1202" style:family="text">
      <style:text-properties officeooo:rsid="30f01da6"/>
    </style:style>
    <style:style style:name="T1203" style:family="text">
      <style:text-properties officeooo:rsid="30f0422a"/>
    </style:style>
    <style:style style:name="T1204" style:family="text">
      <style:text-properties officeooo:rsid="30f4b763"/>
    </style:style>
    <style:style style:name="T1205" style:family="text">
      <style:text-properties officeooo:rsid="30f572f0"/>
    </style:style>
    <style:style style:name="T1206" style:family="text">
      <style:text-properties officeooo:rsid="30f9ff2c"/>
    </style:style>
    <style:style style:name="T1207" style:family="text">
      <style:text-properties officeooo:rsid="30fcdef0"/>
    </style:style>
    <style:style style:name="T1208" style:family="text">
      <style:text-properties officeooo:rsid="30ffe071"/>
    </style:style>
    <style:style style:name="T1209" style:family="text">
      <style:text-properties officeooo:rsid="31009a99"/>
    </style:style>
    <style:style style:name="T1210" style:family="text">
      <style:text-properties officeooo:rsid="3102dddf"/>
    </style:style>
    <style:style style:name="T1211" style:family="text">
      <style:text-properties officeooo:rsid="3103a4a3"/>
    </style:style>
    <style:style style:name="T1212" style:family="text">
      <style:text-properties officeooo:rsid="31046aa4"/>
    </style:style>
    <style:style style:name="T1213" style:family="text">
      <style:text-properties officeooo:rsid="3106b79a"/>
    </style:style>
    <style:style style:name="T1214" style:family="text">
      <style:text-properties officeooo:rsid="311f6413"/>
    </style:style>
    <style:style style:name="T1215" style:family="text">
      <style:text-properties officeooo:rsid="3129ddcc"/>
    </style:style>
    <style:style style:name="T1216" style:family="text">
      <style:text-properties officeooo:rsid="313b97c7"/>
    </style:style>
    <style:style style:name="T1217" style:family="text">
      <style:text-properties officeooo:rsid="313beabb"/>
    </style:style>
    <style:style style:name="T1218" style:family="text">
      <style:text-properties officeooo:rsid="313d3cce"/>
    </style:style>
    <style:style style:name="T1219" style:family="text">
      <style:text-properties officeooo:rsid="313d7487"/>
    </style:style>
    <style:style style:name="T1220" style:family="text">
      <style:text-properties officeooo:rsid="313d8eb0"/>
    </style:style>
    <style:style style:name="T1221" style:family="text">
      <style:text-properties officeooo:rsid="31447959"/>
    </style:style>
    <style:style style:name="T1222" style:family="text">
      <style:text-properties style:text-line-through-style="none" style:text-line-through-type="none"/>
    </style:style>
    <style:style style:name="T1223" style:family="text">
      <style:text-properties style:text-line-through-style="none" style:text-line-through-type="none" officeooo:rsid="31447959"/>
    </style:style>
    <style:style style:name="T1224" style:family="text">
      <style:text-properties style:text-line-through-style="none" style:text-line-through-type="none" officeooo:rsid="3157c4bd"/>
    </style:style>
    <style:style style:name="T1225" style:family="text">
      <style:text-properties style:text-line-through-style="none" style:text-line-through-type="none" officeooo:rsid="3159695c"/>
    </style:style>
    <style:style style:name="T1226" style:family="text">
      <style:text-properties style:text-line-through-style="none" style:text-line-through-type="none" officeooo:rsid="315a9908"/>
    </style:style>
    <style:style style:name="T1227" style:family="text">
      <style:text-properties style:text-line-through-style="none" style:text-line-through-type="none" officeooo:rsid="315b8f5c"/>
    </style:style>
    <style:style style:name="T1228" style:family="text">
      <style:text-properties style:text-line-through-style="none" style:text-line-through-type="none" officeooo:rsid="315d05ca"/>
    </style:style>
    <style:style style:name="T1229" style:family="text">
      <style:text-properties style:text-line-through-style="none" style:text-line-through-type="none" officeooo:rsid="315dabc1"/>
    </style:style>
    <style:style style:name="T1230" style:family="text">
      <style:text-properties style:text-line-through-style="none" style:text-line-through-type="none" officeooo:rsid="315e09ac"/>
    </style:style>
    <style:style style:name="T1231" style:family="text">
      <style:text-properties style:text-line-through-style="none" style:text-line-through-type="none" officeooo:rsid="315e4188"/>
    </style:style>
    <style:style style:name="T1232" style:family="text">
      <style:text-properties style:text-line-through-style="none" style:text-line-through-type="none" officeooo:rsid="315f49b8"/>
    </style:style>
    <style:style style:name="T1233" style:family="text">
      <style:text-properties style:text-line-through-style="none" style:text-line-through-type="none" officeooo:rsid="315f4ada"/>
    </style:style>
    <style:style style:name="T1234" style:family="text">
      <style:text-properties style:text-line-through-style="none" style:text-line-through-type="none" fo:font-style="italic" officeooo:rsid="315f4ada" style:font-style-asian="italic" style:font-style-complex="italic"/>
    </style:style>
    <style:style style:name="T1235" style:family="text">
      <style:text-properties style:text-line-through-style="none" style:text-line-through-type="none" fo:font-style="italic" officeooo:rsid="39606191" style:font-style-asian="italic" style:font-style-complex="italic"/>
    </style:style>
    <style:style style:name="T1236" style:family="text">
      <style:text-properties style:text-line-through-style="none" style:text-line-through-type="none" fo:font-style="italic" officeooo:rsid="396b29f0" style:font-style-asian="italic" style:font-style-complex="italic"/>
    </style:style>
    <style:style style:name="T1237" style:family="text">
      <style:text-properties style:text-line-through-style="none" style:text-line-through-type="none" officeooo:rsid="315fcaa3"/>
    </style:style>
    <style:style style:name="T1238" style:family="text">
      <style:text-properties style:text-line-through-style="none" style:text-line-through-type="none" officeooo:rsid="0019f43d"/>
    </style:style>
    <style:style style:name="T1239" style:family="text">
      <style:text-properties style:text-line-through-style="none" style:text-line-through-type="none" officeooo:rsid="316003e1"/>
    </style:style>
    <style:style style:name="T1240" style:family="text">
      <style:text-properties style:text-line-through-style="none" style:text-line-through-type="none" officeooo:rsid="31636b73"/>
    </style:style>
    <style:style style:name="T1241" style:family="text">
      <style:text-properties style:text-line-through-style="none" style:text-line-through-type="none" officeooo:rsid="3164db0e"/>
    </style:style>
    <style:style style:name="T1242" style:family="text">
      <style:text-properties style:text-line-through-style="none" style:text-line-through-type="none" officeooo:rsid="316533d2"/>
    </style:style>
    <style:style style:name="T1243" style:family="text">
      <style:text-properties style:text-line-through-style="none" style:text-line-through-type="none" officeooo:rsid="38da85c3"/>
    </style:style>
    <style:style style:name="T1244" style:family="text">
      <style:text-properties style:text-line-through-style="none" style:text-line-through-type="none" officeooo:rsid="39058dbf"/>
    </style:style>
    <style:style style:name="T1245" style:family="text">
      <style:text-properties style:text-line-through-style="none" style:text-line-through-type="none" officeooo:rsid="3905e592"/>
    </style:style>
    <style:style style:name="T1246" style:family="text">
      <style:text-properties style:text-line-through-style="none" style:text-line-through-type="none" officeooo:rsid="39066ea9"/>
    </style:style>
    <style:style style:name="T1247" style:family="text">
      <style:text-properties style:text-line-through-style="none" style:text-line-through-type="none" officeooo:rsid="390846bc"/>
    </style:style>
    <style:style style:name="T1248" style:family="text">
      <style:text-properties style:text-line-through-style="none" style:text-line-through-type="none" officeooo:rsid="39094a47"/>
    </style:style>
    <style:style style:name="T1249" style:family="text">
      <style:text-properties style:text-line-through-style="none" style:text-line-through-type="none" officeooo:rsid="390a6e25"/>
    </style:style>
    <style:style style:name="T1250" style:family="text">
      <style:text-properties style:text-line-through-style="none" style:text-line-through-type="none" officeooo:rsid="390b6067"/>
    </style:style>
    <style:style style:name="T1251" style:family="text">
      <style:text-properties style:text-line-through-style="none" style:text-line-through-type="none" officeooo:rsid="390cbc71"/>
    </style:style>
    <style:style style:name="T1252" style:family="text">
      <style:text-properties style:text-line-through-style="none" style:text-line-through-type="none" officeooo:rsid="390d0a1e"/>
    </style:style>
    <style:style style:name="T1253" style:family="text">
      <style:text-properties style:text-line-through-style="none" style:text-line-through-type="none" officeooo:rsid="390e2117"/>
    </style:style>
    <style:style style:name="T1254" style:family="text">
      <style:text-properties style:text-line-through-style="none" style:text-line-through-type="none" officeooo:rsid="390ea981"/>
    </style:style>
    <style:style style:name="T1255" style:family="text">
      <style:text-properties style:text-line-through-style="none" style:text-line-through-type="none" officeooo:rsid="39106634"/>
    </style:style>
    <style:style style:name="T1256" style:family="text">
      <style:text-properties style:text-line-through-style="none" style:text-line-through-type="none" officeooo:rsid="39121339"/>
    </style:style>
    <style:style style:name="T1257" style:family="text">
      <style:text-properties style:text-line-through-style="none" style:text-line-through-type="none" officeooo:rsid="39133677"/>
    </style:style>
    <style:style style:name="T1258" style:family="text">
      <style:text-properties style:text-line-through-style="none" style:text-line-through-type="none" officeooo:rsid="39150a27"/>
    </style:style>
    <style:style style:name="T1259" style:family="text">
      <style:text-properties style:text-line-through-style="none" style:text-line-through-type="none" officeooo:rsid="39162cea"/>
    </style:style>
    <style:style style:name="T1260" style:family="text">
      <style:text-properties style:text-line-through-style="none" style:text-line-through-type="none" officeooo:rsid="3917549c"/>
    </style:style>
    <style:style style:name="T1261" style:family="text">
      <style:text-properties style:text-line-through-style="none" style:text-line-through-type="none" officeooo:rsid="39191e27"/>
    </style:style>
    <style:style style:name="T1262" style:family="text">
      <style:text-properties style:text-line-through-style="none" style:text-line-through-type="none" officeooo:rsid="391abd49"/>
    </style:style>
    <style:style style:name="T1263" style:family="text">
      <style:text-properties style:text-line-through-style="none" style:text-line-through-type="none" officeooo:rsid="391ba60f"/>
    </style:style>
    <style:style style:name="T1264" style:family="text">
      <style:text-properties style:text-line-through-style="none" style:text-line-through-type="none" officeooo:rsid="391d0300"/>
    </style:style>
    <style:style style:name="T1265" style:family="text">
      <style:text-properties style:text-line-through-style="none" style:text-line-through-type="none" officeooo:rsid="391e3cd1"/>
    </style:style>
    <style:style style:name="T1266" style:family="text">
      <style:text-properties style:text-line-through-style="none" style:text-line-through-type="none" officeooo:rsid="391f515f"/>
    </style:style>
    <style:style style:name="T1267" style:family="text">
      <style:text-properties style:text-line-through-style="none" style:text-line-through-type="none" officeooo:rsid="391f8b34"/>
    </style:style>
    <style:style style:name="T1268" style:family="text">
      <style:text-properties style:text-line-through-style="none" style:text-line-through-type="none" officeooo:rsid="3920f449"/>
    </style:style>
    <style:style style:name="T1269" style:family="text">
      <style:text-properties style:text-line-through-style="none" style:text-line-through-type="none" officeooo:rsid="3921257f"/>
    </style:style>
    <style:style style:name="T1270" style:family="text">
      <style:text-properties style:text-line-through-style="none" style:text-line-through-type="none" officeooo:rsid="3922b787"/>
    </style:style>
    <style:style style:name="T1271" style:family="text">
      <style:text-properties style:text-line-through-style="none" style:text-line-through-type="none" officeooo:rsid="392327f7"/>
    </style:style>
    <style:style style:name="T1272" style:family="text">
      <style:text-properties style:text-line-through-style="none" style:text-line-through-type="none" officeooo:rsid="392523fb"/>
    </style:style>
    <style:style style:name="T1273" style:family="text">
      <style:text-properties style:text-line-through-style="none" style:text-line-through-type="none" officeooo:rsid="39254f6c"/>
    </style:style>
    <style:style style:name="T1274" style:family="text">
      <style:text-properties style:text-line-through-style="none" style:text-line-through-type="none" officeooo:rsid="39260585"/>
    </style:style>
    <style:style style:name="T1275" style:family="text">
      <style:text-properties style:text-line-through-style="none" style:text-line-through-type="none" officeooo:rsid="3926b18a"/>
    </style:style>
    <style:style style:name="T1276" style:family="text">
      <style:text-properties style:text-line-through-style="none" style:text-line-through-type="none" officeooo:rsid="39289813"/>
    </style:style>
    <style:style style:name="T1277" style:family="text">
      <style:text-properties style:text-line-through-style="none" style:text-line-through-type="none" officeooo:rsid="39299575"/>
    </style:style>
    <style:style style:name="T1278" style:family="text">
      <style:text-properties style:text-line-through-style="none" style:text-line-through-type="none" officeooo:rsid="3929eed7"/>
    </style:style>
    <style:style style:name="T1279" style:family="text">
      <style:text-properties style:text-line-through-style="none" style:text-line-through-type="none" officeooo:rsid="392ae17c"/>
    </style:style>
    <style:style style:name="T1280" style:family="text">
      <style:text-properties style:text-line-through-style="none" style:text-line-through-type="none" officeooo:rsid="392be7a1"/>
    </style:style>
    <style:style style:name="T1281" style:family="text">
      <style:text-properties style:text-line-through-style="none" style:text-line-through-type="none" officeooo:rsid="392ddc21"/>
    </style:style>
    <style:style style:name="T1282" style:family="text">
      <style:text-properties style:text-line-through-style="none" style:text-line-through-type="none" officeooo:rsid="392de8b5"/>
    </style:style>
    <style:style style:name="T1283" style:family="text">
      <style:text-properties style:text-line-through-style="none" style:text-line-through-type="none" officeooo:rsid="392f902e"/>
    </style:style>
    <style:style style:name="T1284" style:family="text">
      <style:text-properties style:text-line-through-style="none" style:text-line-through-type="none" officeooo:rsid="39303467"/>
    </style:style>
    <style:style style:name="T1285" style:family="text">
      <style:text-properties style:text-line-through-style="none" style:text-line-through-type="none" officeooo:rsid="3931d79c"/>
    </style:style>
    <style:style style:name="T1286" style:family="text">
      <style:text-properties style:text-line-through-style="none" style:text-line-through-type="none" officeooo:rsid="3932930e"/>
    </style:style>
    <style:style style:name="T1287" style:family="text">
      <style:text-properties style:text-line-through-style="none" style:text-line-through-type="none" officeooo:rsid="3934e742"/>
    </style:style>
    <style:style style:name="T1288" style:family="text">
      <style:text-properties style:text-line-through-style="none" style:text-line-through-type="none" officeooo:rsid="39360a43"/>
    </style:style>
    <style:style style:name="T1289" style:family="text">
      <style:text-properties style:text-line-through-style="none" style:text-line-through-type="none" officeooo:rsid="39374a3a"/>
    </style:style>
    <style:style style:name="T1290" style:family="text">
      <style:text-properties style:text-line-through-style="none" style:text-line-through-type="none" officeooo:rsid="3938946f"/>
    </style:style>
    <style:style style:name="T1291" style:family="text">
      <style:text-properties style:text-line-through-style="none" style:text-line-through-type="none" officeooo:rsid="3938b1bb"/>
    </style:style>
    <style:style style:name="T1292" style:family="text">
      <style:text-properties style:text-line-through-style="none" style:text-line-through-type="none" officeooo:rsid="393a9294"/>
    </style:style>
    <style:style style:name="T1293" style:family="text">
      <style:text-properties style:text-line-through-style="none" style:text-line-through-type="none" officeooo:rsid="393a9e1f"/>
    </style:style>
    <style:style style:name="T1294" style:family="text">
      <style:text-properties style:text-line-through-style="none" style:text-line-through-type="none" officeooo:rsid="393c4b2d"/>
    </style:style>
    <style:style style:name="T1295" style:family="text">
      <style:text-properties style:text-line-through-style="none" style:text-line-through-type="none" officeooo:rsid="393e3dc4"/>
    </style:style>
    <style:style style:name="T1296" style:family="text">
      <style:text-properties style:text-line-through-style="none" style:text-line-through-type="none" officeooo:rsid="393eba4a"/>
    </style:style>
    <style:style style:name="T1297" style:family="text">
      <style:text-properties style:text-line-through-style="none" style:text-line-through-type="none" officeooo:rsid="393f3d55"/>
    </style:style>
    <style:style style:name="T1298" style:family="text">
      <style:text-properties style:text-line-through-style="none" style:text-line-through-type="none" officeooo:rsid="393fd04f"/>
    </style:style>
    <style:style style:name="T1299" style:family="text">
      <style:text-properties style:text-line-through-style="none" style:text-line-through-type="none" officeooo:rsid="3941b690"/>
    </style:style>
    <style:style style:name="T1300" style:family="text">
      <style:text-properties style:text-line-through-style="none" style:text-line-through-type="none" officeooo:rsid="39423d20"/>
    </style:style>
    <style:style style:name="T1301" style:family="text">
      <style:text-properties style:text-line-through-style="none" style:text-line-through-type="none" officeooo:rsid="3942d751"/>
    </style:style>
    <style:style style:name="T1302" style:family="text">
      <style:text-properties style:text-line-through-style="none" style:text-line-through-type="none" officeooo:rsid="39449ae3"/>
    </style:style>
    <style:style style:name="T1303" style:family="text">
      <style:text-properties style:text-line-through-style="none" style:text-line-through-type="none" officeooo:rsid="3945a9c8"/>
    </style:style>
    <style:style style:name="T1304" style:family="text">
      <style:text-properties style:text-line-through-style="none" style:text-line-through-type="none" officeooo:rsid="3948d65c"/>
    </style:style>
    <style:style style:name="T1305" style:family="text">
      <style:text-properties style:text-line-through-style="none" style:text-line-through-type="none" officeooo:rsid="3949fc4d"/>
    </style:style>
    <style:style style:name="T1306" style:family="text">
      <style:text-properties style:text-line-through-style="none" style:text-line-through-type="none" officeooo:rsid="394a132c"/>
    </style:style>
    <style:style style:name="T1307" style:family="text">
      <style:text-properties style:text-line-through-style="none" style:text-line-through-type="none" officeooo:rsid="394c0f61"/>
    </style:style>
    <style:style style:name="T1308" style:family="text">
      <style:text-properties style:text-line-through-style="none" style:text-line-through-type="none" officeooo:rsid="394cf033"/>
    </style:style>
    <style:style style:name="T1309" style:family="text">
      <style:text-properties style:text-line-through-style="none" style:text-line-through-type="none" officeooo:rsid="394d91c2"/>
    </style:style>
    <style:style style:name="T1310" style:family="text">
      <style:text-properties style:text-line-through-style="none" style:text-line-through-type="none" officeooo:rsid="394dc23c"/>
    </style:style>
    <style:style style:name="T1311" style:family="text">
      <style:text-properties style:text-line-through-style="none" style:text-line-through-type="none" officeooo:rsid="394e3ecb"/>
    </style:style>
    <style:style style:name="T1312" style:family="text">
      <style:text-properties style:text-line-through-style="none" style:text-line-through-type="none" officeooo:rsid="395034df"/>
    </style:style>
    <style:style style:name="T1313" style:family="text">
      <style:text-properties style:text-line-through-style="none" style:text-line-through-type="none" officeooo:rsid="3950f0a3"/>
    </style:style>
    <style:style style:name="T1314" style:family="text">
      <style:text-properties style:text-line-through-style="none" style:text-line-through-type="none" officeooo:rsid="39522eaf"/>
    </style:style>
    <style:style style:name="T1315" style:family="text">
      <style:text-properties style:text-line-through-style="none" style:text-line-through-type="none" officeooo:rsid="39541ae2"/>
    </style:style>
    <style:style style:name="T1316" style:family="text">
      <style:text-properties style:text-line-through-style="none" style:text-line-through-type="none" officeooo:rsid="3955907e"/>
    </style:style>
    <style:style style:name="T1317" style:family="text">
      <style:text-properties style:text-line-through-style="none" style:text-line-through-type="none" officeooo:rsid="3956774c"/>
    </style:style>
    <style:style style:name="T1318" style:family="text">
      <style:text-properties style:text-line-through-style="none" style:text-line-through-type="none" officeooo:rsid="395872cf"/>
    </style:style>
    <style:style style:name="T1319" style:family="text">
      <style:text-properties style:text-line-through-style="none" style:text-line-through-type="none" officeooo:rsid="395985d8"/>
    </style:style>
    <style:style style:name="T1320" style:family="text">
      <style:text-properties style:text-line-through-style="none" style:text-line-through-type="none" officeooo:rsid="395b399b"/>
    </style:style>
    <style:style style:name="T1321" style:family="text">
      <style:text-properties style:text-line-through-style="none" style:text-line-through-type="none" officeooo:rsid="395d2953"/>
    </style:style>
    <style:style style:name="T1322" style:family="text">
      <style:text-properties style:text-line-through-style="none" style:text-line-through-type="none" officeooo:rsid="395dd94b"/>
    </style:style>
    <style:style style:name="T1323" style:family="text">
      <style:text-properties style:text-line-through-style="none" style:text-line-through-type="none" officeooo:rsid="395fc8ac"/>
    </style:style>
    <style:style style:name="T1324" style:family="text">
      <style:text-properties style:text-line-through-style="none" style:text-line-through-type="none" officeooo:rsid="39606191"/>
    </style:style>
    <style:style style:name="T1325" style:family="text">
      <style:text-properties style:text-line-through-style="none" style:text-line-through-type="none" officeooo:rsid="396198f5"/>
    </style:style>
    <style:style style:name="T1326" style:family="text">
      <style:text-properties style:text-line-through-style="none" style:text-line-through-type="none" officeooo:rsid="3962a0e7"/>
    </style:style>
    <style:style style:name="T1327" style:family="text">
      <style:text-properties style:text-line-through-style="none" style:text-line-through-type="none" officeooo:rsid="39634830"/>
    </style:style>
    <style:style style:name="T1328" style:family="text">
      <style:text-properties style:text-line-through-style="none" style:text-line-through-type="none" officeooo:rsid="39638e51"/>
    </style:style>
    <style:style style:name="T1329" style:family="text">
      <style:text-properties style:text-line-through-style="none" style:text-line-through-type="none" officeooo:rsid="3964c6cc"/>
    </style:style>
    <style:style style:name="T1330" style:family="text">
      <style:text-properties style:text-line-through-style="none" style:text-line-through-type="none" officeooo:rsid="3964db72"/>
    </style:style>
    <style:style style:name="T1331" style:family="text">
      <style:text-properties style:text-line-through-style="none" style:text-line-through-type="none" officeooo:rsid="39664402"/>
    </style:style>
    <style:style style:name="T1332" style:family="text">
      <style:text-properties style:text-line-through-style="none" style:text-line-through-type="none" officeooo:rsid="3967c559"/>
    </style:style>
    <style:style style:name="T1333" style:family="text">
      <style:text-properties style:text-line-through-style="none" style:text-line-through-type="none" officeooo:rsid="3968f24b"/>
    </style:style>
    <style:style style:name="T1334" style:family="text">
      <style:text-properties style:text-line-through-style="none" style:text-line-through-type="none" officeooo:rsid="396965a9"/>
    </style:style>
    <style:style style:name="T1335" style:family="text">
      <style:text-properties style:text-line-through-style="none" style:text-line-through-type="none" officeooo:rsid="396b29f0"/>
    </style:style>
    <style:style style:name="T1336" style:family="text">
      <style:text-properties officeooo:rsid="31684f58"/>
    </style:style>
    <style:style style:name="T1337" style:family="text">
      <style:text-properties fo:font-size="10.5pt" fo:font-style="italic" style:font-size-asian="10.5pt" style:font-style-asian="italic" style:font-size-complex="10.5pt" style:font-style-complex="italic"/>
    </style:style>
    <style:style style:name="T1338" style:family="text">
      <style:text-properties officeooo:rsid="316be8e5"/>
    </style:style>
    <style:style style:name="T1339" style:family="text">
      <style:text-properties officeooo:rsid="316bef40"/>
    </style:style>
    <style:style style:name="T1340" style:family="text">
      <style:text-properties officeooo:rsid="316f20bc"/>
    </style:style>
    <style:style style:name="T1341" style:family="text">
      <style:text-properties officeooo:rsid="318a7cb0"/>
    </style:style>
    <style:style style:name="T1342" style:family="text">
      <style:text-properties officeooo:rsid="318bfce1"/>
    </style:style>
    <style:style style:name="T1343" style:family="text">
      <style:text-properties officeooo:rsid="318cffb1"/>
    </style:style>
    <style:style style:name="T1344" style:family="text">
      <style:text-properties officeooo:rsid="318d4712"/>
    </style:style>
    <style:style style:name="T1345" style:family="text">
      <style:text-properties officeooo:rsid="318f2991"/>
    </style:style>
    <style:style style:name="T1346" style:family="text">
      <style:text-properties officeooo:rsid="31919df8"/>
    </style:style>
    <style:style style:name="T1347" style:family="text">
      <style:text-properties officeooo:rsid="3193c432"/>
    </style:style>
    <style:style style:name="T1348" style:family="text">
      <style:text-properties officeooo:rsid="3196c633"/>
    </style:style>
    <style:style style:name="T1349" style:family="text">
      <style:text-properties officeooo:rsid="319f36fe"/>
    </style:style>
    <style:style style:name="T1350" style:family="text">
      <style:text-properties officeooo:rsid="31af1d90"/>
    </style:style>
    <style:style style:name="T1351" style:family="text">
      <style:text-properties officeooo:rsid="31c62558"/>
    </style:style>
    <style:style style:name="T1352" style:family="text">
      <style:text-properties officeooo:rsid="31e35f11"/>
    </style:style>
    <style:style style:name="T1353" style:family="text">
      <style:text-properties officeooo:rsid="31e60c8c"/>
    </style:style>
    <style:style style:name="T1354" style:family="text">
      <style:text-properties officeooo:rsid="31f2fbf5"/>
    </style:style>
    <style:style style:name="T1355" style:family="text">
      <style:text-properties officeooo:rsid="31f633d9"/>
    </style:style>
    <style:style style:name="T1356" style:family="text">
      <style:text-properties officeooo:rsid="31fa2176"/>
    </style:style>
    <style:style style:name="T1357" style:family="text">
      <style:text-properties officeooo:rsid="3201acca"/>
    </style:style>
    <style:style style:name="T1358" style:family="text">
      <style:text-properties officeooo:rsid="321332ae"/>
    </style:style>
    <style:style style:name="T1359" style:family="text">
      <style:text-properties officeooo:rsid="32137843"/>
    </style:style>
    <style:style style:name="T1360" style:family="text">
      <style:text-properties officeooo:rsid="3219d819"/>
    </style:style>
    <style:style style:name="T1361" style:family="text">
      <style:text-properties officeooo:rsid="322b7bdf"/>
    </style:style>
    <style:style style:name="T1362" style:family="text">
      <style:text-properties officeooo:rsid="32392271"/>
    </style:style>
    <style:style style:name="T1363" style:family="text">
      <style:text-properties officeooo:rsid="323f0cb8"/>
    </style:style>
    <style:style style:name="T1364" style:family="text">
      <style:text-properties officeooo:rsid="32532f42"/>
    </style:style>
    <style:style style:name="T1365" style:family="text">
      <style:text-properties officeooo:rsid="326c4d95"/>
    </style:style>
    <style:style style:name="T1366" style:family="text">
      <style:text-properties officeooo:rsid="32873dac"/>
    </style:style>
    <style:style style:name="T1367" style:family="text">
      <style:text-properties officeooo:rsid="3290291f"/>
    </style:style>
    <style:style style:name="T1368" style:family="text">
      <style:text-properties officeooo:rsid="32ad89da"/>
    </style:style>
    <style:style style:name="T1369" style:family="text">
      <style:text-properties officeooo:rsid="32b138b5"/>
    </style:style>
    <style:style style:name="T1370" style:family="text">
      <style:text-properties officeooo:rsid="32b818a8"/>
    </style:style>
    <style:style style:name="T1371" style:family="text">
      <style:text-properties officeooo:rsid="32bb1b12"/>
    </style:style>
    <style:style style:name="T1372" style:family="text">
      <style:text-properties officeooo:rsid="32d282c8"/>
    </style:style>
    <style:style style:name="T1373" style:family="text">
      <style:text-properties officeooo:rsid="32da8a41"/>
    </style:style>
    <style:style style:name="T1374" style:family="text">
      <style:text-properties officeooo:rsid="32df2c0b"/>
    </style:style>
    <style:style style:name="T1375" style:family="text">
      <style:text-properties officeooo:rsid="32e8f122"/>
    </style:style>
    <style:style style:name="T1376" style:family="text">
      <style:text-properties officeooo:rsid="32f33149"/>
    </style:style>
    <style:style style:name="T1377" style:family="text">
      <style:text-properties officeooo:rsid="32f99283"/>
    </style:style>
    <style:style style:name="T1378" style:family="text">
      <style:text-properties officeooo:rsid="3305e7a2"/>
    </style:style>
    <style:style style:name="T1379" style:family="text">
      <style:text-properties officeooo:rsid="330786ce"/>
    </style:style>
    <style:style style:name="T1380" style:family="text">
      <style:text-properties officeooo:rsid="330ce57e"/>
    </style:style>
    <style:style style:name="T1381" style:family="text">
      <style:text-properties officeooo:rsid="330e64d3"/>
    </style:style>
    <style:style style:name="T1382" style:family="text">
      <style:text-properties officeooo:rsid="33129b45"/>
    </style:style>
    <style:style style:name="T1383" style:family="text">
      <style:text-properties officeooo:rsid="331a6fa5"/>
    </style:style>
    <style:style style:name="T1384" style:family="text">
      <style:text-properties officeooo:rsid="332d391b"/>
    </style:style>
    <style:style style:name="T1385" style:family="text">
      <style:text-properties officeooo:rsid="33408d59"/>
    </style:style>
    <style:style style:name="T1386" style:family="text">
      <style:text-properties officeooo:rsid="33445e4b"/>
    </style:style>
    <style:style style:name="T1387" style:family="text">
      <style:text-properties officeooo:rsid="33447c10"/>
    </style:style>
    <style:style style:name="T1388" style:family="text">
      <style:text-properties officeooo:rsid="334c8210"/>
    </style:style>
    <style:style style:name="T1389" style:family="text">
      <style:text-properties officeooo:rsid="335dd225"/>
    </style:style>
    <style:style style:name="T1390" style:family="text">
      <style:text-properties officeooo:rsid="336ba53f"/>
    </style:style>
    <style:style style:name="T1391" style:family="text">
      <style:text-properties officeooo:rsid="336fe1de"/>
    </style:style>
    <style:style style:name="T1392" style:family="text">
      <style:text-properties officeooo:rsid="3377a5ec"/>
    </style:style>
    <style:style style:name="T1393" style:family="text">
      <style:text-properties officeooo:rsid="337d230a"/>
    </style:style>
    <style:style style:name="T1394" style:family="text">
      <style:text-properties officeooo:rsid="337f54ca"/>
    </style:style>
    <style:style style:name="T1395" style:family="text">
      <style:text-properties officeooo:rsid="3382db1d"/>
    </style:style>
    <style:style style:name="T1396" style:family="text">
      <style:text-properties officeooo:rsid="338968f3"/>
    </style:style>
    <style:style style:name="T1397" style:family="text">
      <style:text-properties officeooo:rsid="338e811b"/>
    </style:style>
    <style:style style:name="T1398" style:family="text">
      <style:text-properties officeooo:rsid="3395f97b"/>
    </style:style>
    <style:style style:name="T1399" style:family="text">
      <style:text-properties officeooo:rsid="33974b19"/>
    </style:style>
    <style:style style:name="T1400" style:family="text">
      <style:text-properties officeooo:rsid="33994964"/>
    </style:style>
    <style:style style:name="T1401" style:family="text">
      <style:text-properties officeooo:rsid="33c26bdb"/>
    </style:style>
    <style:style style:name="T1402" style:family="text">
      <style:text-properties officeooo:rsid="33c37b66"/>
    </style:style>
    <style:style style:name="T1403" style:family="text">
      <style:text-properties officeooo:rsid="33c7fec4"/>
    </style:style>
    <style:style style:name="T1404" style:family="text">
      <style:text-properties officeooo:rsid="33c97aca"/>
    </style:style>
    <style:style style:name="T1405" style:family="text">
      <style:text-properties officeooo:rsid="33cbc6dd"/>
    </style:style>
    <style:style style:name="T1406" style:family="text">
      <style:text-properties officeooo:rsid="33cde1c6"/>
    </style:style>
    <style:style style:name="T1407" style:family="text">
      <style:text-properties officeooo:rsid="33d18c0a"/>
    </style:style>
    <style:style style:name="T1408" style:family="text">
      <style:text-properties officeooo:rsid="33d29f51"/>
    </style:style>
    <style:style style:name="T1409" style:family="text">
      <style:text-properties officeooo:rsid="33d63939"/>
    </style:style>
    <style:style style:name="T1410" style:family="text">
      <style:text-properties officeooo:rsid="33e266e3"/>
    </style:style>
    <style:style style:name="T1411" style:family="text">
      <style:text-properties officeooo:rsid="341ae5e7"/>
    </style:style>
    <style:style style:name="T1412" style:family="text">
      <style:text-properties officeooo:rsid="3420a903"/>
    </style:style>
    <style:style style:name="T1413" style:family="text">
      <style:text-properties officeooo:rsid="342684dc"/>
    </style:style>
    <style:style style:name="T1414" style:family="text">
      <style:text-properties officeooo:rsid="342b51a4"/>
    </style:style>
    <style:style style:name="T1415" style:family="text">
      <style:text-properties officeooo:rsid="342c9af0"/>
    </style:style>
    <style:style style:name="T1416" style:family="text">
      <style:text-properties officeooo:rsid="343870f3"/>
    </style:style>
    <style:style style:name="T1417" style:family="text">
      <style:text-properties officeooo:rsid="3439c12f"/>
    </style:style>
    <style:style style:name="T1418" style:family="text">
      <style:text-properties officeooo:rsid="343afa02"/>
    </style:style>
    <style:style style:name="T1419" style:family="text">
      <style:text-properties officeooo:rsid="343c91bf"/>
    </style:style>
    <style:style style:name="T1420" style:family="text">
      <style:text-properties officeooo:rsid="343d8288"/>
    </style:style>
    <style:style style:name="T1421" style:family="text">
      <style:text-properties officeooo:rsid="3443f25f"/>
    </style:style>
    <style:style style:name="T1422" style:family="text">
      <style:text-properties officeooo:rsid="344b9289"/>
    </style:style>
    <style:style style:name="T1423" style:family="text">
      <style:text-properties officeooo:rsid="344c2b88"/>
    </style:style>
    <style:style style:name="T1424" style:family="text">
      <style:text-properties officeooo:rsid="344d0219"/>
    </style:style>
    <style:style style:name="T1425" style:family="text">
      <style:text-properties officeooo:rsid="344da303"/>
    </style:style>
    <style:style style:name="T1426" style:family="text">
      <style:text-properties officeooo:rsid="344f47b4"/>
    </style:style>
    <style:style style:name="T1427" style:family="text">
      <style:text-properties officeooo:rsid="34505333"/>
    </style:style>
    <style:style style:name="T1428" style:family="text">
      <style:text-properties officeooo:rsid="3450df6a"/>
    </style:style>
    <style:style style:name="T1429" style:family="text">
      <style:text-properties officeooo:rsid="34531fab"/>
    </style:style>
    <style:style style:name="T1430" style:family="text">
      <style:text-properties officeooo:rsid="3454d2e5"/>
    </style:style>
    <style:style style:name="T1431" style:family="text">
      <style:text-properties officeooo:rsid="3454f26d"/>
    </style:style>
    <style:style style:name="T1432" style:family="text">
      <style:text-properties officeooo:rsid="3456efcd"/>
    </style:style>
    <style:style style:name="T1433" style:family="text">
      <style:text-properties officeooo:rsid="346932a3"/>
    </style:style>
    <style:style style:name="T1434" style:family="text">
      <style:text-properties officeooo:rsid="347bdba4"/>
    </style:style>
    <style:style style:name="T1435" style:family="text">
      <style:text-properties officeooo:rsid="348515ba"/>
    </style:style>
    <style:style style:name="T1436" style:family="text">
      <style:text-properties officeooo:rsid="3487c06f"/>
    </style:style>
    <style:style style:name="T1437" style:family="text">
      <style:text-properties officeooo:rsid="348bea1a"/>
    </style:style>
    <style:style style:name="T1438" style:family="text">
      <style:text-properties officeooo:rsid="348d576b"/>
    </style:style>
    <style:style style:name="T1439" style:family="text">
      <style:text-properties officeooo:rsid="3490a013"/>
    </style:style>
    <style:style style:name="T1440" style:family="text">
      <style:text-properties officeooo:rsid="34927660"/>
    </style:style>
    <style:style style:name="T1441" style:family="text">
      <style:text-properties officeooo:rsid="3493ffcc"/>
    </style:style>
    <style:style style:name="T1442" style:family="text">
      <style:text-properties officeooo:rsid="3494d8ce"/>
    </style:style>
    <style:style style:name="T1443" style:family="text">
      <style:text-properties officeooo:rsid="3498ad76"/>
    </style:style>
    <style:style style:name="T1444" style:family="text">
      <style:text-properties officeooo:rsid="349aa665"/>
    </style:style>
    <style:style style:name="T1445" style:family="text">
      <style:text-properties officeooo:rsid="349d7b60"/>
    </style:style>
    <style:style style:name="T1446" style:family="text">
      <style:text-properties officeooo:rsid="34a0b665"/>
    </style:style>
    <style:style style:name="T1447" style:family="text">
      <style:text-properties officeooo:rsid="34a3a6c7"/>
    </style:style>
    <style:style style:name="T1448" style:family="text">
      <style:text-properties officeooo:rsid="34a43284"/>
    </style:style>
    <style:style style:name="T1449" style:family="text">
      <style:text-properties officeooo:rsid="34a67833"/>
    </style:style>
    <style:style style:name="T1450" style:family="text">
      <style:text-properties officeooo:rsid="34b05745"/>
    </style:style>
    <style:style style:name="T1451" style:family="text">
      <style:text-properties officeooo:rsid="34b2ee59"/>
    </style:style>
    <style:style style:name="T1452" style:family="text">
      <style:text-properties officeooo:rsid="34b3eefc"/>
    </style:style>
    <style:style style:name="T1453" style:family="text">
      <style:text-properties officeooo:rsid="34b7e30e"/>
    </style:style>
    <style:style style:name="T1454" style:family="text">
      <style:text-properties officeooo:rsid="34c2e031"/>
    </style:style>
    <style:style style:name="T1455" style:family="text">
      <style:text-properties officeooo:rsid="34c4ccc3"/>
    </style:style>
    <style:style style:name="T1456" style:family="text">
      <style:text-properties officeooo:rsid="34c7d667"/>
    </style:style>
    <style:style style:name="T1457" style:family="text">
      <style:text-properties officeooo:rsid="34c8e0ab"/>
    </style:style>
    <style:style style:name="T1458" style:family="text">
      <style:text-properties officeooo:rsid="34ceda48"/>
    </style:style>
    <style:style style:name="T1459" style:family="text">
      <style:text-properties officeooo:rsid="34d04352"/>
    </style:style>
    <style:style style:name="T1460" style:family="text">
      <style:text-properties officeooo:rsid="34d3a6cc"/>
    </style:style>
    <style:style style:name="T1461" style:family="text">
      <style:text-properties officeooo:rsid="34d49480"/>
    </style:style>
    <style:style style:name="T1462" style:family="text">
      <style:text-properties officeooo:rsid="34d4cd3e"/>
    </style:style>
    <style:style style:name="T1463" style:family="text">
      <style:text-properties officeooo:rsid="34d67e4a"/>
    </style:style>
    <style:style style:name="T1464" style:family="text">
      <style:text-properties officeooo:rsid="34d9ab7b"/>
    </style:style>
    <style:style style:name="T1465" style:family="text">
      <style:text-properties officeooo:rsid="34da1123"/>
    </style:style>
    <style:style style:name="T1466" style:family="text">
      <style:text-properties officeooo:rsid="34db35fe"/>
    </style:style>
    <style:style style:name="T1467" style:family="text">
      <style:text-properties officeooo:rsid="34dc1380"/>
    </style:style>
    <style:style style:name="T1468" style:family="text">
      <style:text-properties officeooo:rsid="34ddf7a3"/>
    </style:style>
    <style:style style:name="T1469" style:family="text">
      <style:text-properties officeooo:rsid="34e22f9f"/>
    </style:style>
    <style:style style:name="T1470" style:family="text">
      <style:text-properties officeooo:rsid="34e42bd4"/>
    </style:style>
    <style:style style:name="T1471" style:family="text">
      <style:text-properties officeooo:rsid="34f175c5"/>
    </style:style>
    <style:style style:name="T1472" style:family="text">
      <style:text-properties officeooo:rsid="34f73d0f"/>
    </style:style>
    <style:style style:name="T1473" style:family="text">
      <style:text-properties officeooo:rsid="34f8cac7"/>
    </style:style>
    <style:style style:name="T1474" style:family="text">
      <style:text-properties officeooo:rsid="3500d550"/>
    </style:style>
    <style:style style:name="T1475" style:family="text">
      <style:text-properties officeooo:rsid="350be67e"/>
    </style:style>
    <style:style style:name="T1476" style:family="text">
      <style:text-properties officeooo:rsid="3534b7f9"/>
    </style:style>
    <style:style style:name="T1477" style:family="text">
      <style:text-properties officeooo:rsid="35545717"/>
    </style:style>
    <style:style style:name="T1478" style:family="text">
      <style:text-properties officeooo:rsid="3555f10e"/>
    </style:style>
    <style:style style:name="T1479" style:family="text">
      <style:text-properties officeooo:rsid="355706a3"/>
    </style:style>
    <style:style style:name="T1480" style:family="text">
      <style:text-properties officeooo:rsid="35596259"/>
    </style:style>
    <style:style style:name="T1481" style:family="text">
      <style:text-properties officeooo:rsid="3561a991"/>
    </style:style>
    <style:style style:name="T1482" style:family="text">
      <style:text-properties officeooo:rsid="35758663"/>
    </style:style>
    <style:style style:name="T1483" style:family="text">
      <style:text-properties officeooo:rsid="357942b4"/>
    </style:style>
    <style:style style:name="T1484" style:family="text">
      <style:text-properties officeooo:rsid="357cca4f"/>
    </style:style>
    <style:style style:name="T1485" style:family="text">
      <style:text-properties officeooo:rsid="357dfef7"/>
    </style:style>
    <style:style style:name="T1486" style:family="text">
      <style:text-properties officeooo:rsid="35816725"/>
    </style:style>
    <style:style style:name="T1487" style:family="text">
      <style:text-properties officeooo:rsid="358dfb00"/>
    </style:style>
    <style:style style:name="T1488" style:family="text">
      <style:text-properties officeooo:rsid="358e1e91"/>
    </style:style>
    <style:style style:name="T1489" style:family="text">
      <style:text-properties officeooo:rsid="3590f9dc"/>
    </style:style>
    <style:style style:name="T1490" style:family="text">
      <style:text-properties officeooo:rsid="35925c65"/>
    </style:style>
    <style:style style:name="T1491" style:family="text">
      <style:text-properties officeooo:rsid="3594f2a4"/>
    </style:style>
    <style:style style:name="T1492" style:family="text">
      <style:text-properties officeooo:rsid="359abb53"/>
    </style:style>
    <style:style style:name="T1493" style:family="text">
      <style:text-properties officeooo:rsid="359ca215"/>
    </style:style>
    <style:style style:name="T1494" style:family="text">
      <style:text-properties officeooo:rsid="359e5369"/>
    </style:style>
    <style:style style:name="T1495" style:family="text">
      <style:text-properties officeooo:rsid="35a1837b"/>
    </style:style>
    <style:style style:name="T1496" style:family="text">
      <style:text-properties officeooo:rsid="35a254d9"/>
    </style:style>
    <style:style style:name="T1497" style:family="text">
      <style:text-properties officeooo:rsid="35a82164"/>
    </style:style>
    <style:style style:name="T1498" style:family="text">
      <style:text-properties officeooo:rsid="35bd3a8f"/>
    </style:style>
    <style:style style:name="T1499" style:family="text">
      <style:text-properties officeooo:rsid="35beb1de"/>
    </style:style>
    <style:style style:name="T1500" style:family="text">
      <style:text-properties officeooo:rsid="35c06f26"/>
    </style:style>
    <style:style style:name="T1501" style:family="text">
      <style:text-properties officeooo:rsid="35c34d0a"/>
    </style:style>
    <style:style style:name="T1502" style:family="text">
      <style:text-properties officeooo:rsid="35c3f734"/>
    </style:style>
    <style:style style:name="T1503" style:family="text">
      <style:text-properties officeooo:rsid="35c62b0b"/>
    </style:style>
    <style:style style:name="T1504" style:family="text">
      <style:text-properties officeooo:rsid="35c900a2"/>
    </style:style>
    <style:style style:name="T1505" style:family="text">
      <style:text-properties officeooo:rsid="35d48bc3"/>
    </style:style>
    <style:style style:name="T1506" style:family="text">
      <style:text-properties officeooo:rsid="35de1e07"/>
    </style:style>
    <style:style style:name="T1507" style:family="text">
      <style:text-properties officeooo:rsid="35e26d97"/>
    </style:style>
    <style:style style:name="T1508" style:family="text">
      <style:text-properties officeooo:rsid="35f1e869"/>
    </style:style>
    <style:style style:name="T1509" style:family="text">
      <style:text-properties officeooo:rsid="36321233"/>
    </style:style>
    <style:style style:name="T1510" style:family="text">
      <style:text-properties officeooo:rsid="36322330"/>
    </style:style>
    <style:style style:name="T1511" style:family="text">
      <style:text-properties officeooo:rsid="36426a12"/>
    </style:style>
    <style:style style:name="T1512" style:family="text">
      <style:text-properties officeooo:rsid="3646cabc"/>
    </style:style>
    <style:style style:name="T1513" style:family="text">
      <style:text-properties officeooo:rsid="364c50ee"/>
    </style:style>
    <style:style style:name="T1514" style:family="text">
      <style:text-properties officeooo:rsid="364e495a"/>
    </style:style>
    <style:style style:name="T1515" style:family="text">
      <style:text-properties officeooo:rsid="365e5f5e"/>
    </style:style>
    <style:style style:name="T1516" style:family="text">
      <style:text-properties officeooo:rsid="367317e5"/>
    </style:style>
    <style:style style:name="T1517" style:family="text">
      <style:text-properties officeooo:rsid="36b1390e"/>
    </style:style>
    <style:style style:name="T1518" style:family="text">
      <style:text-properties officeooo:rsid="36b2cee2"/>
    </style:style>
    <style:style style:name="T1519" style:family="text">
      <style:text-properties officeooo:rsid="36ba6b2c"/>
    </style:style>
    <style:style style:name="T1520" style:family="text">
      <style:text-properties officeooo:rsid="36bc3491"/>
    </style:style>
    <style:style style:name="T1521" style:family="text">
      <style:text-properties officeooo:rsid="36bd4c5c"/>
    </style:style>
    <style:style style:name="T1522" style:family="text">
      <style:text-properties officeooo:rsid="36bdef7c"/>
    </style:style>
    <style:style style:name="T1523" style:family="text">
      <style:text-properties officeooo:rsid="36be5211"/>
    </style:style>
    <style:style style:name="T1524" style:family="text">
      <style:text-properties officeooo:rsid="36c0e81a"/>
    </style:style>
    <style:style style:name="T1525" style:family="text">
      <style:text-properties officeooo:rsid="36c209a3"/>
    </style:style>
    <style:style style:name="T1526" style:family="text">
      <style:text-properties fo:font-weight="bold" officeooo:rsid="36e4be55" style:font-weight-asian="bold" style:font-weight-complex="bold"/>
    </style:style>
    <style:style style:name="T1527" style:family="text">
      <style:text-properties officeooo:rsid="36c379ef"/>
    </style:style>
    <style:style style:name="T1528" style:family="text">
      <style:text-properties officeooo:rsid="36c53c1f"/>
    </style:style>
    <style:style style:name="T1529" style:family="text">
      <style:text-properties officeooo:rsid="36c8202f"/>
    </style:style>
    <style:style style:name="T1530" style:family="text">
      <style:text-properties officeooo:rsid="36c8b091"/>
    </style:style>
    <style:style style:name="T1531" style:family="text">
      <style:text-properties officeooo:rsid="36c9a863"/>
    </style:style>
    <style:style style:name="T1532" style:family="text">
      <style:text-properties officeooo:rsid="36cb5caf"/>
    </style:style>
    <style:style style:name="T1533" style:family="text">
      <style:text-properties officeooo:rsid="36cb5def"/>
    </style:style>
    <style:style style:name="T1534" style:family="text">
      <style:text-properties officeooo:rsid="36cbcf1c"/>
    </style:style>
    <style:style style:name="T1535" style:family="text">
      <style:text-properties officeooo:rsid="36cc01d2"/>
    </style:style>
    <style:style style:name="T1536" style:family="text">
      <style:text-properties officeooo:rsid="36cf862b"/>
    </style:style>
    <style:style style:name="T1537" style:family="text">
      <style:text-properties officeooo:rsid="36d0425c"/>
    </style:style>
    <style:style style:name="T1538" style:family="text">
      <style:text-properties officeooo:rsid="36d08c64"/>
    </style:style>
    <style:style style:name="T1539" style:family="text">
      <style:text-properties officeooo:rsid="36d60322"/>
    </style:style>
    <style:style style:name="T1540" style:family="text">
      <style:text-properties officeooo:rsid="36dd24aa"/>
    </style:style>
    <style:style style:name="T1541" style:family="text">
      <style:text-properties officeooo:rsid="36ddbdb5"/>
    </style:style>
    <style:style style:name="T1542" style:family="text">
      <style:text-properties officeooo:rsid="36de23ac"/>
    </style:style>
    <style:style style:name="T1543" style:family="text">
      <style:text-properties officeooo:rsid="36df6a54"/>
    </style:style>
    <style:style style:name="T1544" style:family="text">
      <style:text-properties officeooo:rsid="36e11dae"/>
    </style:style>
    <style:style style:name="T1545" style:family="text">
      <style:text-properties officeooo:rsid="36e4be55"/>
    </style:style>
    <style:style style:name="T1546" style:family="text">
      <style:text-properties officeooo:rsid="36e504ce"/>
    </style:style>
    <style:style style:name="T1547" style:family="text">
      <style:text-properties officeooo:rsid="36e7f1b3"/>
    </style:style>
    <style:style style:name="T1548" style:family="text">
      <style:text-properties officeooo:rsid="36e8088b"/>
    </style:style>
    <style:style style:name="T1549" style:family="text">
      <style:text-properties officeooo:rsid="36ef5e4f"/>
    </style:style>
    <style:style style:name="T1550" style:family="text">
      <style:text-properties officeooo:rsid="36efa288"/>
    </style:style>
    <style:style style:name="T1551" style:family="text">
      <style:text-properties officeooo:rsid="36f21cd0"/>
    </style:style>
    <style:style style:name="T1552" style:family="text">
      <style:text-properties officeooo:rsid="36f45098"/>
    </style:style>
    <style:style style:name="T1553" style:family="text">
      <style:text-properties officeooo:rsid="370a5d96"/>
    </style:style>
    <style:style style:name="T1554" style:family="text">
      <style:text-properties officeooo:rsid="370d9c41"/>
    </style:style>
    <style:style style:name="T1555" style:family="text">
      <style:text-properties officeooo:rsid="370ead04"/>
    </style:style>
    <style:style style:name="T1556" style:family="text">
      <style:text-properties officeooo:rsid="370fd4c2"/>
    </style:style>
    <style:style style:name="T1557" style:family="text">
      <style:text-properties officeooo:rsid="370fd569"/>
    </style:style>
    <style:style style:name="T1558" style:family="text">
      <style:text-properties officeooo:rsid="37122223"/>
    </style:style>
    <style:style style:name="T1559" style:family="text">
      <style:text-properties officeooo:rsid="37174b25"/>
    </style:style>
    <style:style style:name="T1560" style:family="text">
      <style:text-properties officeooo:rsid="3726030b"/>
    </style:style>
    <style:style style:name="T1561" style:family="text">
      <style:text-properties officeooo:rsid="37309eb4"/>
    </style:style>
    <style:style style:name="T1562" style:family="text">
      <style:text-properties officeooo:rsid="3736855f"/>
    </style:style>
    <style:style style:name="T1563" style:family="text">
      <style:text-properties officeooo:rsid="3744ba90"/>
    </style:style>
    <style:style style:name="T1564" style:family="text">
      <style:text-properties officeooo:rsid="374a9871"/>
    </style:style>
    <style:style style:name="T1565" style:family="text">
      <style:text-properties officeooo:rsid="3757d87d"/>
    </style:style>
    <style:style style:name="T1566" style:family="text">
      <style:text-properties officeooo:rsid="3769883b"/>
    </style:style>
    <style:style style:name="T1567" style:family="text">
      <style:text-properties officeooo:rsid="376abf4c"/>
    </style:style>
    <style:style style:name="T1568" style:family="text">
      <style:text-properties officeooo:rsid="376ae12b"/>
    </style:style>
    <style:style style:name="T1569" style:family="text">
      <style:text-properties officeooo:rsid="376c9632"/>
    </style:style>
    <style:style style:name="T1570" style:family="text">
      <style:text-properties officeooo:rsid="376e77e7"/>
    </style:style>
    <style:style style:name="T1571" style:family="text">
      <style:text-properties officeooo:rsid="376fc7ea"/>
    </style:style>
    <style:style style:name="T1572" style:family="text">
      <style:text-properties officeooo:rsid="3776c908"/>
    </style:style>
    <style:style style:name="T1573" style:family="text">
      <style:text-properties officeooo:rsid="3776d9da"/>
    </style:style>
    <style:style style:name="T1574" style:family="text">
      <style:text-properties officeooo:rsid="3777b8d9"/>
    </style:style>
    <style:style style:name="T1575" style:family="text">
      <style:text-properties officeooo:rsid="37a97766"/>
    </style:style>
    <style:style style:name="T1576" style:family="text">
      <style:text-properties officeooo:rsid="37b3529d"/>
    </style:style>
    <style:style style:name="T1577" style:family="text">
      <style:text-properties officeooo:rsid="37b42537"/>
    </style:style>
    <style:style style:name="T1578" style:family="text">
      <style:text-properties officeooo:rsid="37ba717c"/>
    </style:style>
    <style:style style:name="T1579" style:family="text">
      <style:text-properties officeooo:rsid="37be8e37"/>
    </style:style>
    <style:style style:name="T1580" style:family="text">
      <style:text-properties officeooo:rsid="37bfd0a5"/>
    </style:style>
    <style:style style:name="T1581" style:family="text">
      <style:text-properties officeooo:rsid="37d498a6"/>
    </style:style>
    <style:style style:name="T1582" style:family="text">
      <style:text-properties officeooo:rsid="37da0789"/>
    </style:style>
    <style:style style:name="T1583" style:family="text">
      <style:text-properties officeooo:rsid="37e665db"/>
    </style:style>
    <style:style style:name="T1584" style:family="text">
      <style:text-properties officeooo:rsid="3817132b"/>
    </style:style>
    <style:style style:name="T1585" style:family="text">
      <style:text-properties officeooo:rsid="3819d507"/>
    </style:style>
    <style:style style:name="T1586" style:family="text">
      <style:text-properties officeooo:rsid="3823c3ce"/>
    </style:style>
    <style:style style:name="T1587" style:family="text">
      <style:text-properties officeooo:rsid="3839311e"/>
    </style:style>
    <style:style style:name="T1588" style:family="text">
      <style:text-properties officeooo:rsid="3851578b"/>
    </style:style>
    <style:style style:name="T1589" style:family="text">
      <style:text-properties officeooo:rsid="386071e4"/>
    </style:style>
    <style:style style:name="T1590" style:family="text">
      <style:text-properties officeooo:rsid="38776be4"/>
    </style:style>
    <style:style style:name="T1591" style:family="text">
      <style:text-properties officeooo:rsid="387e4148"/>
    </style:style>
    <style:style style:name="T1592" style:family="text">
      <style:text-properties officeooo:rsid="38851be1"/>
    </style:style>
    <style:style style:name="T1593" style:family="text">
      <style:text-properties officeooo:rsid="38941b20"/>
    </style:style>
    <style:style style:name="T1594" style:family="text">
      <style:text-properties officeooo:rsid="38a28049"/>
    </style:style>
    <style:style style:name="T1595" style:family="text">
      <style:text-properties officeooo:rsid="38a74a06"/>
    </style:style>
    <style:style style:name="T1596" style:family="text">
      <style:text-properties officeooo:rsid="38aae7a2"/>
    </style:style>
    <style:style style:name="T1597" style:family="text">
      <style:text-properties officeooo:rsid="38af1df6"/>
    </style:style>
    <style:style style:name="T1598" style:family="text">
      <style:text-properties officeooo:rsid="38da85c3"/>
    </style:style>
    <style:style style:name="T1599" style:family="text">
      <style:text-properties officeooo:rsid="396f17aa"/>
    </style:style>
    <style:style style:name="T1600" style:family="text">
      <style:text-properties officeooo:rsid="399d948e"/>
    </style:style>
    <style:style style:name="T1601" style:family="text">
      <style:text-properties officeooo:rsid="399fcf43"/>
    </style:style>
    <style:style style:name="T1602" style:family="text">
      <style:text-properties officeooo:rsid="39a26e15"/>
    </style:style>
    <style:style style:name="T1603" style:family="text">
      <style:text-properties officeooo:rsid="39a98079"/>
    </style:style>
    <style:style style:name="T1604" style:family="text">
      <style:text-properties officeooo:rsid="39abde63"/>
    </style:style>
    <style:style style:name="T1605" style:family="text">
      <style:text-properties officeooo:rsid="39acdb24"/>
    </style:style>
    <style:style style:name="T1606" style:family="text">
      <style:text-properties officeooo:rsid="39b6acf9"/>
    </style:style>
    <style:style style:name="T1607" style:family="text">
      <style:text-properties officeooo:rsid="39be2e29"/>
    </style:style>
    <style:style style:name="T1608" style:family="text">
      <style:text-properties officeooo:rsid="39bfa3ff"/>
    </style:style>
    <style:style style:name="T1609" style:family="text">
      <style:text-properties officeooo:rsid="39d5663a"/>
    </style:style>
    <style:style style:name="T1610" style:family="text">
      <style:text-properties officeooo:rsid="39d7a3b2"/>
    </style:style>
    <style:style style:name="T1611" style:family="text">
      <style:text-properties officeooo:rsid="39df5455"/>
    </style:style>
    <style:style style:name="T1612" style:family="text">
      <style:text-properties officeooo:rsid="39e1fdba"/>
    </style:style>
    <style:style style:name="T1613" style:family="text">
      <style:text-properties officeooo:rsid="39f33e1c"/>
    </style:style>
    <style:style style:name="T1614" style:family="text">
      <style:text-properties officeooo:rsid="3a036fa3"/>
    </style:style>
    <style:style style:name="T1615" style:family="text">
      <style:text-properties officeooo:rsid="3a0caa52"/>
    </style:style>
    <style:style style:name="T1616" style:family="text">
      <style:text-properties officeooo:rsid="3a0f0553"/>
    </style:style>
    <style:style style:name="T1617" style:family="text">
      <style:text-properties officeooo:rsid="3a13637d"/>
    </style:style>
    <style:style style:name="T1618" style:family="text">
      <style:text-properties officeooo:rsid="3a13bc8f"/>
    </style:style>
    <style:style style:name="T1619" style:family="text">
      <style:text-properties officeooo:rsid="3a187711"/>
    </style:style>
    <style:style style:name="T1620" style:family="text">
      <style:text-properties officeooo:rsid="3a1b53a9"/>
    </style:style>
    <style:style style:name="T1621" style:family="text">
      <style:text-properties officeooo:rsid="3a232a0f"/>
    </style:style>
    <style:style style:name="T1622" style:family="text">
      <style:text-properties officeooo:rsid="3a24780a"/>
    </style:style>
    <style:style style:name="T1623" style:family="text">
      <style:text-properties officeooo:rsid="3a262f77"/>
    </style:style>
    <style:style style:name="T1624" style:family="text">
      <style:text-properties officeooo:rsid="3a279f3c"/>
    </style:style>
    <style:style style:name="T1625" style:family="text">
      <style:text-properties officeooo:rsid="3a2a2e1d"/>
    </style:style>
    <style:style style:name="T1626" style:family="text">
      <style:text-properties officeooo:rsid="3a2a8cfa"/>
    </style:style>
    <style:style style:name="T1627" style:family="text">
      <style:text-properties officeooo:rsid="3a2f394d"/>
    </style:style>
    <style:style style:name="T1628" style:family="text">
      <style:text-properties officeooo:rsid="3a309ac4"/>
    </style:style>
    <style:style style:name="T1629" style:family="text">
      <style:text-properties officeooo:rsid="3a319db0"/>
    </style:style>
    <style:style style:name="T1630" style:family="text">
      <style:text-properties officeooo:rsid="3a34b21d"/>
    </style:style>
    <style:style style:name="T1631" style:family="text">
      <style:text-properties officeooo:rsid="3a373912"/>
    </style:style>
    <style:style style:name="T1632" style:family="text">
      <style:text-properties officeooo:rsid="3a398c21"/>
    </style:style>
    <style:style style:name="T1633" style:family="text">
      <style:text-properties officeooo:rsid="3a445edc"/>
    </style:style>
    <style:style style:name="T1634" style:family="text">
      <style:text-properties officeooo:rsid="3a46678d"/>
    </style:style>
    <style:style style:name="T1635" style:family="text">
      <style:text-properties officeooo:rsid="3a46857f"/>
    </style:style>
    <style:style style:name="T1636" style:family="text">
      <style:text-properties officeooo:rsid="3a47e741"/>
    </style:style>
    <style:style style:name="T1637" style:family="text">
      <style:text-properties officeooo:rsid="3a47efcd"/>
    </style:style>
    <style:style style:name="T1638" style:family="text">
      <style:text-properties officeooo:rsid="3a4911a5"/>
    </style:style>
    <style:style style:name="T1639" style:family="text">
      <style:text-properties officeooo:rsid="3a4afffe"/>
    </style:style>
    <style:style style:name="T1640" style:family="text">
      <style:text-properties officeooo:rsid="3a628a69"/>
    </style:style>
    <style:style style:name="T1641" style:family="text">
      <style:text-properties officeooo:rsid="3a693caf"/>
    </style:style>
    <style:style style:name="T1642" style:family="text">
      <style:text-properties officeooo:rsid="3a6b9387"/>
    </style:style>
    <style:style style:name="T1643" style:family="text">
      <style:text-properties officeooo:rsid="3a6e82ee"/>
    </style:style>
    <style:style style:name="T1644" style:family="text">
      <style:text-properties officeooo:rsid="3a6f8e5a"/>
    </style:style>
    <style:style style:name="T1645" style:family="text">
      <style:text-properties officeooo:rsid="3a712e02"/>
    </style:style>
    <style:style style:name="T1646" style:family="text">
      <style:text-properties officeooo:rsid="3a73298b"/>
    </style:style>
    <style:style style:name="T1647" style:family="text">
      <style:text-properties officeooo:rsid="3a76b26c"/>
    </style:style>
    <style:style style:name="T1648" style:family="text">
      <style:text-properties officeooo:rsid="3a7951e8"/>
    </style:style>
    <style:style style:name="T1649" style:family="text">
      <style:text-properties officeooo:rsid="3a7d32ee"/>
    </style:style>
    <style:style style:name="T1650" style:family="text">
      <style:text-properties officeooo:rsid="3a7fc10c"/>
    </style:style>
    <style:style style:name="T1651" style:family="text">
      <style:text-properties officeooo:rsid="3a806374"/>
    </style:style>
    <style:style style:name="T1652" style:family="text">
      <style:text-properties officeooo:rsid="3a98ddbe"/>
    </style:style>
    <style:style style:name="T1653" style:family="text">
      <style:text-properties officeooo:rsid="3aa0b1d6"/>
    </style:style>
    <style:style style:name="T1654" style:family="text">
      <style:text-properties officeooo:rsid="3aa9dc7d"/>
    </style:style>
    <style:style style:name="T1655" style:family="text">
      <style:text-properties officeooo:rsid="3aaa0d28"/>
    </style:style>
    <style:style style:name="T1656" style:family="text">
      <style:text-properties officeooo:rsid="3ab6944c"/>
    </style:style>
    <style:style style:name="T1657" style:family="text">
      <style:text-properties officeooo:rsid="3acd6c5c"/>
    </style:style>
    <style:style style:name="T1658" style:family="text">
      <style:text-properties officeooo:rsid="3ad7ce5b"/>
    </style:style>
    <style:style style:name="T1659" style:family="text">
      <style:text-properties officeooo:rsid="3ae024c8"/>
    </style:style>
    <style:style style:name="T1660" style:family="text">
      <style:text-properties officeooo:rsid="3aebbcd1"/>
    </style:style>
    <style:style style:name="T1661" style:family="text">
      <style:text-properties officeooo:rsid="3aee71a8"/>
    </style:style>
    <style:style style:name="T1662" style:family="text">
      <style:text-properties officeooo:rsid="3afe9165"/>
    </style:style>
    <style:style style:name="T1663" style:family="text">
      <style:text-properties officeooo:rsid="3aff4084"/>
    </style:style>
    <style:style style:name="T1664" style:family="text">
      <style:text-properties officeooo:rsid="3b4ff5a7"/>
    </style:style>
    <style:style style:name="T1665" style:family="text">
      <style:text-properties officeooo:rsid="3b5ea860"/>
    </style:style>
    <style:style style:name="T1666" style:family="text">
      <style:text-properties officeooo:rsid="3b63f6de"/>
    </style:style>
    <style:style style:name="T1667" style:family="text">
      <style:text-properties officeooo:rsid="3b65820d"/>
    </style:style>
    <style:style style:name="T1668" style:family="text">
      <style:text-properties officeooo:rsid="3b733304"/>
    </style:style>
    <style:style style:name="T1669" style:family="text">
      <style:text-properties officeooo:rsid="3b7516bf"/>
    </style:style>
    <style:style style:name="T1670" style:family="text">
      <style:text-properties officeooo:rsid="3b7da46c"/>
    </style:style>
    <style:style style:name="T1671" style:family="text">
      <style:text-properties officeooo:rsid="3b7fa2f7"/>
    </style:style>
    <style:style style:name="T1672" style:family="text">
      <style:text-properties officeooo:rsid="3b93ed9f"/>
    </style:style>
    <style:style style:name="T1673" style:family="text">
      <style:text-properties officeooo:rsid="3ba245ab"/>
    </style:style>
    <style:style style:name="T1674" style:family="text">
      <style:text-properties officeooo:rsid="3ba46896"/>
    </style:style>
    <style:style style:name="T1675" style:family="text">
      <style:text-properties officeooo:rsid="3ba9efab"/>
    </style:style>
    <style:style style:name="T1676" style:family="text">
      <style:text-properties officeooo:rsid="3bac74bd"/>
    </style:style>
    <style:style style:name="T1677" style:family="text">
      <style:text-properties officeooo:rsid="3bacfbaa"/>
    </style:style>
    <style:style style:name="T1678" style:family="text">
      <style:text-properties officeooo:rsid="3bb09dbb"/>
    </style:style>
    <style:style style:name="T1679" style:family="text">
      <style:text-properties officeooo:rsid="3bea0f6b"/>
    </style:style>
    <style:style style:name="T1680" style:family="text">
      <style:text-properties officeooo:rsid="3bec06c4"/>
    </style:style>
    <style:style style:name="T1681" style:family="text">
      <style:text-properties officeooo:rsid="3bf13138"/>
    </style:style>
    <style:style style:name="T1682" style:family="text">
      <style:text-properties officeooo:rsid="3bf4675d"/>
    </style:style>
    <style:style style:name="T1683" style:family="text">
      <style:text-properties officeooo:rsid="3bf861b7"/>
    </style:style>
    <style:style style:name="T1684" style:family="text">
      <style:text-properties officeooo:rsid="3c0b2cc2"/>
    </style:style>
    <style:style style:name="T1685" style:family="text">
      <style:text-properties officeooo:rsid="3c17c497"/>
    </style:style>
    <style:style style:name="T1686" style:family="text">
      <style:text-properties officeooo:rsid="3c19b556"/>
    </style:style>
    <style:style style:name="T1687" style:family="text">
      <style:text-properties officeooo:rsid="3c3cccb7"/>
    </style:style>
    <style:style style:name="T1688" style:family="text">
      <style:text-properties officeooo:rsid="3c439652"/>
    </style:style>
    <style:style style:name="T1689" style:family="text">
      <style:text-properties officeooo:rsid="3c4ed2bc"/>
    </style:style>
    <style:style style:name="T1690" style:family="text">
      <style:text-properties officeooo:rsid="3c53ce45"/>
    </style:style>
    <style:style style:name="T1691" style:family="text">
      <style:text-properties officeooo:rsid="3c54e3d8"/>
    </style:style>
    <style:style style:name="T1692" style:family="text">
      <style:text-properties officeooo:rsid="3c5968eb"/>
    </style:style>
    <style:style style:name="T1693" style:family="text">
      <style:text-properties officeooo:rsid="3c5d80fa"/>
    </style:style>
    <style:style style:name="T1694" style:family="text">
      <style:text-properties officeooo:rsid="3c5f62d4"/>
    </style:style>
    <style:style style:name="T1695" style:family="text">
      <style:text-properties officeooo:rsid="3c715a22"/>
    </style:style>
    <style:style style:name="T1696" style:family="text">
      <style:text-properties officeooo:rsid="3c85b222"/>
    </style:style>
    <style:style style:name="T1697" style:family="text">
      <style:text-properties officeooo:rsid="3ca31384"/>
    </style:style>
    <style:style style:name="T1698" style:family="text">
      <style:text-properties officeooo:rsid="3cb20e1d"/>
    </style:style>
    <style:style style:name="T1699" style:family="text">
      <style:text-properties officeooo:rsid="3cd24895"/>
    </style:style>
    <style:style style:name="T1700" style:family="text">
      <style:text-properties officeooo:rsid="3cd6a508"/>
    </style:style>
    <style:style style:name="T1701" style:family="text">
      <style:text-properties officeooo:rsid="3cdd4fd0"/>
    </style:style>
    <style:style style:name="T1702" style:family="text">
      <style:text-properties officeooo:rsid="3cdefbbf"/>
    </style:style>
    <style:style style:name="T1703" style:family="text">
      <style:text-properties officeooo:rsid="3cea64cc"/>
    </style:style>
    <style:style style:name="T1704" style:family="text">
      <style:text-properties officeooo:rsid="3cece4c8"/>
    </style:style>
    <style:style style:name="T1705" style:family="text">
      <style:text-properties officeooo:rsid="3d074b93"/>
    </style:style>
    <style:style style:name="T1706" style:family="text">
      <style:text-properties officeooo:rsid="3d2f9d57"/>
    </style:style>
    <style:style style:name="T1707" style:family="text">
      <style:text-properties officeooo:rsid="3d34fcb9"/>
    </style:style>
    <style:style style:name="T1708" style:family="text">
      <style:text-properties officeooo:rsid="3d3e5352"/>
    </style:style>
    <style:style style:name="T1709" style:family="text">
      <style:text-properties officeooo:rsid="3d46aab0"/>
    </style:style>
    <style:style style:name="T1710" style:family="text">
      <style:text-properties officeooo:rsid="3d57045a"/>
    </style:style>
    <style:style style:name="T1711" style:family="text">
      <style:text-properties officeooo:rsid="3d5a539d"/>
    </style:style>
    <style:style style:name="T1712" style:family="text">
      <style:text-properties officeooo:rsid="3d5a5f79"/>
    </style:style>
    <style:style style:name="T1713" style:family="text">
      <style:text-properties officeooo:rsid="3d5c08b4"/>
    </style:style>
    <style:style style:name="T1714" style:family="text">
      <style:text-properties officeooo:rsid="3d5c78bc"/>
    </style:style>
    <style:style style:name="T1715" style:family="text">
      <style:text-properties officeooo:rsid="3d6d5fc9"/>
    </style:style>
    <style:style style:name="T1716" style:family="text">
      <style:text-properties officeooo:rsid="3d862115"/>
    </style:style>
    <style:style style:name="T1717" style:family="text">
      <style:text-properties officeooo:rsid="3d8e10fb"/>
    </style:style>
    <style:style style:name="T1718" style:family="text">
      <style:text-properties officeooo:rsid="3d906dc1"/>
    </style:style>
    <style:style style:name="T1719" style:family="text">
      <style:text-properties officeooo:rsid="3d98d99b"/>
    </style:style>
    <style:style style:name="T1720" style:family="text">
      <style:text-properties officeooo:rsid="3da0f0c1"/>
    </style:style>
    <style:style style:name="T1721" style:family="text">
      <style:text-properties officeooo:rsid="3daa142d"/>
    </style:style>
    <style:style style:name="T1722" style:family="text">
      <style:text-properties officeooo:rsid="3db3a3ea"/>
    </style:style>
    <style:style style:name="T1723" style:family="text">
      <style:text-properties officeooo:rsid="3dcb5371"/>
    </style:style>
    <style:style style:name="T1724" style:family="text">
      <style:text-properties officeooo:rsid="3dde4bb0"/>
    </style:style>
    <style:style style:name="T1725" style:family="text">
      <style:text-properties officeooo:rsid="3df477be"/>
    </style:style>
    <style:style style:name="T1726" style:family="text">
      <style:text-properties officeooo:rsid="3dfd61b6"/>
    </style:style>
    <style:style style:name="T1727" style:family="text">
      <style:text-properties officeooo:rsid="3e04665c"/>
    </style:style>
    <style:style style:name="T1728" style:family="text">
      <style:text-properties officeooo:rsid="3e0b74c0"/>
    </style:style>
    <style:style style:name="T1729" style:family="text">
      <style:text-properties officeooo:rsid="3e10e846"/>
    </style:style>
    <style:style style:name="T1730" style:family="text">
      <style:text-properties officeooo:rsid="3e16a25b"/>
    </style:style>
    <style:style style:name="T1731" style:family="text">
      <style:text-properties officeooo:rsid="3e1f7b5b"/>
    </style:style>
    <style:style style:name="T1732" style:family="text">
      <style:text-properties officeooo:rsid="3e35f999"/>
    </style:style>
    <style:style style:name="T1733" style:family="text">
      <style:text-properties officeooo:rsid="3e3c4e3c"/>
    </style:style>
    <style:style style:name="T1734" style:family="text">
      <style:text-properties officeooo:rsid="3e3c6ace"/>
    </style:style>
    <style:style style:name="T1735" style:family="text">
      <style:text-properties officeooo:rsid="3e430e91"/>
    </style:style>
    <style:style style:name="T1736" style:family="text">
      <style:text-properties officeooo:rsid="3e4c6b68"/>
    </style:style>
    <style:style style:name="T1737" style:family="text">
      <style:text-properties officeooo:rsid="3e4fa2cc"/>
    </style:style>
    <style:style style:name="T1738" style:family="text">
      <style:text-properties officeooo:rsid="3e50ce3f"/>
    </style:style>
    <style:style style:name="T1739" style:family="text">
      <style:text-properties officeooo:rsid="3e5de945"/>
    </style:style>
    <style:style style:name="T1740" style:family="text">
      <style:text-properties officeooo:rsid="3e5e2f4d"/>
    </style:style>
    <style:style style:name="T1741" style:family="text">
      <style:text-properties officeooo:rsid="3e628564"/>
    </style:style>
    <style:style style:name="T1742" style:family="text">
      <style:text-properties officeooo:rsid="3e630a7e"/>
    </style:style>
    <style:style style:name="T1743" style:family="text">
      <style:text-properties officeooo:rsid="3e634d91"/>
    </style:style>
    <style:style style:name="T1744" style:family="text">
      <style:text-properties officeooo:rsid="3e63c36d"/>
    </style:style>
    <style:style style:name="T1745" style:family="text">
      <style:text-properties officeooo:rsid="3e65981a"/>
    </style:style>
    <style:style style:name="T1746" style:family="text">
      <style:text-properties officeooo:rsid="3e678daf"/>
    </style:style>
    <style:style style:name="T1747" style:family="text">
      <style:text-properties officeooo:rsid="3e67d5e4"/>
    </style:style>
    <style:style style:name="T1748" style:family="text">
      <style:text-properties officeooo:rsid="3e6e609e"/>
    </style:style>
    <style:style style:name="T1749" style:family="text">
      <style:text-properties officeooo:rsid="3e790150"/>
    </style:style>
    <style:style style:name="T1750" style:family="text">
      <style:text-properties officeooo:rsid="3e84efbe"/>
    </style:style>
    <style:style style:name="T1751" style:family="text">
      <style:text-properties officeooo:rsid="3e8816af"/>
    </style:style>
    <style:style style:name="T1752" style:family="text">
      <style:text-properties officeooo:rsid="3e9370d7"/>
    </style:style>
    <style:style style:name="T1753" style:family="text">
      <style:text-properties officeooo:rsid="3e9a6184"/>
    </style:style>
    <style:style style:name="T1754" style:family="text">
      <style:text-properties officeooo:rsid="3e9ff73d"/>
    </style:style>
    <style:style style:name="T1755" style:family="text">
      <style:text-properties officeooo:rsid="3ea729b7"/>
    </style:style>
    <style:style style:name="T1756" style:family="text">
      <style:text-properties officeooo:rsid="3eb0a6f0"/>
    </style:style>
    <style:style style:name="T1757" style:family="text">
      <style:text-properties officeooo:rsid="3eb71f73"/>
    </style:style>
    <style:style style:name="T1758" style:family="text">
      <style:text-properties officeooo:rsid="3ec37b17"/>
    </style:style>
    <style:style style:name="T1759" style:family="text">
      <style:text-properties officeooo:rsid="3ec51f68"/>
    </style:style>
    <style:style style:name="T1760" style:family="text">
      <style:text-properties officeooo:rsid="3ec70176"/>
    </style:style>
    <style:style style:name="T1761" style:family="text">
      <style:text-properties officeooo:rsid="3ecfc703"/>
    </style:style>
    <style:style style:name="T1762" style:family="text">
      <style:text-properties officeooo:rsid="3ed12025"/>
    </style:style>
    <style:style style:name="T1763" style:family="text">
      <style:text-properties officeooo:rsid="3ed2e971"/>
    </style:style>
    <style:style style:name="T1764" style:family="text">
      <style:text-properties officeooo:rsid="3ed2f616"/>
    </style:style>
    <style:style style:name="T1765" style:family="text">
      <style:text-properties officeooo:rsid="3ed38965"/>
    </style:style>
    <style:style style:name="T1766" style:family="text">
      <style:text-properties officeooo:rsid="3edb1634"/>
    </style:style>
    <style:style style:name="T1767" style:family="text">
      <style:text-properties officeooo:rsid="3edfd8cd"/>
    </style:style>
    <style:style style:name="T1768" style:family="text">
      <style:text-properties officeooo:rsid="3ee643e5"/>
    </style:style>
    <style:style style:name="T1769" style:family="text">
      <style:text-properties officeooo:rsid="3ef82b7b"/>
    </style:style>
    <style:style style:name="T1770" style:family="text">
      <style:text-properties officeooo:rsid="3efb473e"/>
    </style:style>
    <style:style style:name="T1771" style:family="text">
      <style:text-properties officeooo:rsid="3efbfc3e"/>
    </style:style>
    <style:style style:name="T1772" style:family="text">
      <style:text-properties officeooo:rsid="3f00b5f7"/>
    </style:style>
    <style:style style:name="T1773" style:family="text">
      <style:text-properties officeooo:rsid="3f027ce4"/>
    </style:style>
    <style:style style:name="T1774" style:family="text">
      <style:text-properties officeooo:rsid="3f0589e2"/>
    </style:style>
    <style:style style:name="T1775" style:family="text">
      <style:text-properties officeooo:rsid="3f062ac2"/>
    </style:style>
    <style:style style:name="T1776" style:family="text">
      <style:text-properties officeooo:rsid="3f065641"/>
    </style:style>
    <style:style style:name="T1777" style:family="text">
      <style:text-properties officeooo:rsid="3f122832"/>
    </style:style>
    <style:style style:name="T1778" style:family="text">
      <style:text-properties officeooo:rsid="3f1792c6"/>
    </style:style>
    <style:style style:name="T1779" style:family="text">
      <style:text-properties officeooo:rsid="3f27ca6e"/>
    </style:style>
    <style:style style:name="T1780" style:family="text">
      <style:text-properties officeooo:rsid="3f2dd865"/>
    </style:style>
    <style:style style:name="T1781" style:family="text">
      <style:text-properties officeooo:rsid="3f36441a"/>
    </style:style>
    <style:style style:name="T1782" style:family="text">
      <style:text-properties officeooo:rsid="3f43aad4"/>
    </style:style>
    <style:style style:name="T1783" style:family="text">
      <style:text-properties officeooo:rsid="3f5bb2c1"/>
    </style:style>
    <style:style style:name="T1784" style:family="text">
      <style:text-properties officeooo:rsid="3f5e0d4b"/>
    </style:style>
    <style:style style:name="T1785" style:family="text">
      <style:text-properties officeooo:rsid="3f712ba1"/>
    </style:style>
    <style:style style:name="T1786" style:family="text">
      <style:text-properties officeooo:rsid="3f73a9d8"/>
    </style:style>
    <style:style style:name="T1787" style:family="text">
      <style:text-properties officeooo:rsid="3fa38191"/>
    </style:style>
    <style:style style:name="T1788" style:family="text">
      <style:text-properties officeooo:rsid="3fb731d3"/>
    </style:style>
    <style:style style:name="T1789" style:family="text">
      <style:text-properties officeooo:rsid="3fba65e3"/>
    </style:style>
    <style:style style:name="T1790"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8"/>
      <text:p text:style-name="P155">Форд ’37 не подлежит М.К? Да ладно дурить-то! Они кончают на свалке металлолома как и все остальные!</text:p>
      <text:p text:style-name="P154">О, ты так <text:s/><text:span text:style-name="T108">уверен</text:span>, Скиппи? А откуда ж тогда такая прорва их <text:s/>на дорогах?</text:p>
      <text:p text:style-name="P32"><text:span text:style-name="T676"><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156">Скиппи, ты дурачок, у тебя опять пошли <text:span text:style-name="T677">твои тупо тормознутые </text:span>заезды. <text:span text:style-name="T678">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20">свои</text:span><text:span text:style-name="T678"> фантазии, если хочешь, вряд ли ты заслуживаешь чего-то лучшего, но сегодня Мистер Знаток в хорошем 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20">была</text:span><text:span text:style-name="T678"> набором стрелок. А? Дада, Скиппи, правда в том, что Война придаёт жизнь всему. </text:span><text:span text:style-name="T120">Всему</text:span><text:span text:style-name="T678">.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20">знают</text:span><text:span text:style-name="T678">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157">Охренеть, ещё как здорово, Мистер Знаток! <text:span text:style-name="T679">Ух,ты! Я-я не дождусь скорей увидеть Счастьеполь!</text:span></text:p>
      <text:p text:style-name="P158">К счатью, <text:span text:style-name="T680">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33">– <text:span text:style-name="T681">Ты под горой,</text:span>– <text:span text:style-name="T681">объявляет голос. Каменная пещеро-акустика тут.</text:span>– <text:span text:style-name="T682">С этого момента, пожалуйста, помни подчиняться всем надлежащим правилам.</text:span></text:p>
      <text:p text:style-name="P159">Его проводник типа приземистый робот, светло серый пластик, с крутящимися фарами глаз. <text:span text:style-name="T683">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34">– <text:span text:style-name="T684">А вот и Вафельница-Роуд,</text:span>– <text:span text:style-name="T684">грит робот,</text:span>–<text:span text:style-name="T684">обрати внимание на смеющиеся лица у всех домов ту.</text:span>– <text:span text:style-name="T684">Окна наверху глаза, забор зубы. Входная дверь тут нос.</text:span></text:p>
      <text:p text:style-name="P35"><text:soft-page-break/>– <text:span text:style-name="T685">Посто-о-ой,</text:span>– <text:span text:style-name="T686">спрашивает полковик, от вдруг пришедшей ему мысли</text:span>– <text:span text:style-name="T686">а как со снегом тут в Счастьеполе?</text:span></text:p>
      <text:p text:style-name="P35">– <text:span text:style-name="T686">С кем как?</text:span></text:p>
      <text:p text:style-name="P35">– <text:span text:style-name="T686">Ты увиливаешь.</text:span></text:p>
      <text:p text:style-name="P36">– <text:span text:style-name="T686">Я увильчивый любитель вин из Висконсина,</text:span>– <text:span text:style-name="T687">напевает грубиянистая машина,</text:span>– <text:span text:style-name="T688">и видел бы ты как виляют медсёстры. Так что ещё новенького, Джексон?</text:span>– <text:span text:style-name="T689">Коротышка натурально</text:span><text:span text:style-name="T121"> жуёт жевательную резинку</text:span><text:span text:style-name="T689">, вариацию Ласло Джамфа на поливинил хлориде, очень податливую, даже выделяющую отделяющиеся молекулы, которые благодаря остроумной </text:span><text:span text:style-name="T121">Osmo-elektrische Schalterwerke</text:span><text:span text:style-name="T689">, разработанной в Сименс, передаёт, закодировано, чертовски близкое подобие привкуса лакрицы Бимена в мозг робота краба.</text:span></text:p>
      <text:p text:style-name="P37">– <text:span text:style-name="T690">Мистер Знаток </text:span><text:span text:style-name="T122">всегда</text:span><text:span text:style-name="T690"> на вопрос даёт ответ.</text:span></text:p>
      <text:p text:style-name="P38">– <text:span text:style-name="T690">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39">– <text:span text:style-name="T691">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40">– <text:span text:style-name="T692">Старые штучки,</text:span>– <text:span text:style-name="T693">грит робот.</text:span></text:p>
      <text:p text:style-name="P41">– <text:span text:style-name="T694">А кто-нибудь открывал дверь, когда ветер вот так метёт, а?</text:span></text:p>
      <text:p text:style-name="P42">– <text:s/><text:span text:style-name="T695">Тысячу раз.</text:span></text:p>
      <text:p text:style-name="P43">– <text:span text:style-name="T123">Тогда</text:span><text:span text:style-name="T696">,</text:span>– <text:span text:style-name="T696">взвивается полковник,</text:span>– <text:span text:style-name="T697">если дверь это у дома нос, а дверь открыта, а-и все те снежно белые кристалы вдуваются от Вафельницы-Роуд большущим облаком прямо в</text:span>—</text:p>
      <text:p text:style-name="P44">– <text:span text:style-name="T124">Ааггххк</text:span><text:span text:style-name="T698">!</text:span>– <text:span text:style-name="T698">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124">лидер</text:span><text:span text:style-name="T698">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614"><text:span text:style-name="T551">И оказывается, что эта электролампочка тут над головой полковника, та самая </text:span><text:span text:style-name="T325">Osram</text:span><text:span text:style-name="T552"> лампочка, под которой Франц Пёклер обычно спал на своей койке в </text:span><text:span text:style-name="T553">подземном ракетном заводе </text:span><text:span text:style-name="T552">Нордхаузен</text:span><text:span text:style-name="T553">а. </text:span><text:span text:style-name="T554">По статистике (так Они утверждают), </text:span><text:span text:style-name="T555">каждая n-тысячная электролампочка должна быть совершенной, </text:span><text:span text:style-name="T556">накопление дельта-q идёт как положено, </text:span><text:span text:style-name="T557">так что нам нечего удивляться, что эта всё ещё тут, </text:span><text:span text:style-name="T558">ярко светит. </text:span><text:span text:style-name="T559">Но правда ещё ошеломительнее. </text:span><text:span text:style-name="T560">Эта лампочка </text:span><text:span text:style-name="T574">бессмертна</text:span><text:span text:style-name="T560">! </text:span><text:span text:style-name="T561">Она была и есть, фактически, с двадцатых, </text:span><text:span text:style-name="T562">у неё тот старомодный выступ на кончике и менее грушевидная форма, чем у современных </text:span><text:span text:style-name="T563">лампочек. </text:span><text:span text:style-name="T564">Ух и потрясная история у этой лампочки, если б могла говорить</text:span><text:span text:style-name="T565">—</text:span><text:span text:style-name="T566">ну, дело в том, что она </text:span><text:span text:style-name="T575">умеет</text:span><text:span text:style-name="T566"> таки говорить. </text:span><text:span text:style-name="T567">Она диктует мускульные модуляции </text:span><text:span text:style-name="T568">верчения Пэдди МакГониглом в этот вечер, </text:span><text:span text:style-name="T569">тут имеется за</text:span><text:span text:style-name="T573">кольцова</text:span><text:span text:style-name="T569">нная петля, </text:span><text:span text:style-name="T570">с обратной связью через </text:span><text:span text:style-name="T571">Пэдди снова к генератору. </text:span><text:span text:style-name="T572">Вот она</text:span></text:p>
      <text:p text:style-name="P160"/>
      <text:p text:style-name="P580">История Байрона Лампочки</text:p>
      <text:p text:style-name="P615"/>
      <text:p text:style-name="P612"><text:span text:style-name="T15">Байрона должны были произвести на заводе </text:span><text:span text:style-name="T37">Tungsram</text:span><text:span text:style-name="T15"> в Будапеште. </text:span><text:span text:style-name="T16">Скорее всего его бы прихватил асс по продажам, </text:span><text:span text:style-name="T17">отец Гёза Рожавёглея, Шандор, </text:span><text:span text:style-name="T18">который покрывал всю Трансильванскую территорию </text:span><text:span text:style-name="T19">и сделался настолько местным там, что головной офис чувствовал </text:span><text:span text:style-name="T20">себя </text:span><text:span text:style-name="T19">неясн</text:span><text:span text:style-name="T20">о</text:span><text:span text:style-name="T19"> парано</text:span><text:span text:style-name="T20">идным насчёт его наложений жуткого проклятья на операцию целиком, если </text:span><text:soft-page-break/><text:span text:style-name="T20">они не давали чего он хочет. </text:span><text:span text:style-name="T21">В сущности, он был продавцом, который хочет, чтобы его сын стал доктором, и это </text:span><text:span text:style-name="T22">осуществилось</text:span><text:span text:style-name="T21">. </text:span><text:span text:style-name="T23">Но возможно проявилась подозрительная на ведьмовство аура Будапешта, и рождение Байрона было перена</text:span><text:span text:style-name="T24">знач</text:span><text:span text:style-name="T23">ено в последний момент на </text:span><text:span text:style-name="T38">Osram, </text:span><text:span text:style-name="T23">в Берлине. </text:span><text:span text:style-name="T24">Переназначен</text:span><text:span text:style-name="T25">о</text:span><text:span text:style-name="T24">, да. </text:span><text:span text:style-name="T25">Существует Рай Лампочек Младенцев, </text:span><text:span text:style-name="T26">над которым дружелюб</text:span><text:span text:style-name="T29">н</text:span><text:span text:style-name="T26">о подшучивают, как если б это был кинофильм или ещё там что, </text:span><text:span text:style-name="T27">ну так Большой </text:span><text:span text:style-name="T39">Бизнес</text:span><text:span text:style-name="T27">, ха, ха! </text:span><text:span text:style-name="T28">Однако, не позволяйте Им вас одурачить, </text:span><text:span text:style-name="T29">он в первую очередь бюрократия, а Рай Лампочек Младенцев всего лишь как что-то побочное. </text:span><text:span text:style-name="T30">Все накладные расходы</text:span><text:span text:style-name="T31">—</text:span><text:span text:style-name="T30">да, из своего собственного кармана Компания раскошеливается на квадратные лиги органди, </text:span><text:span text:style-name="T32">бочонки розовой и голубой Бэби Краски от IG Farben, </text:span><text:span text:style-name="T33">центнеры хитроумных Siemens сосок для Младенчиков <text:s/>Электро Лампочек, </text:span><text:span text:style-name="T34">для придания Лампочке-сосунку для тока в 110 вольт без малейшей потери энергии. </text:span><text:span text:style-name="T35">Так или иначе эти Лампочные дельцы </text:span><text:span text:style-name="T36">заняты созданием видимости мощи, мощи против ночи, вне реальности.</text:span></text:p>
      <text:p text:style-name="P616"><text:s/><text:span text:style-name="T699">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125">выглядят</text:span><text:span text:style-name="T699">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616"/>
      <text:p text:style-name="P725">Вспы-хните и заси-яйте<text:span text:style-name="T648">—</text:span>на-каливания Лампочки Младенцы!</text:p>
      <text:p text:style-name="P673">А то будто у-вас водобо-язнь,</text:p>
      <text:p text:style-name="P673">Всё лежите, кричите, пускаете пену, как куча чертенят,</text:p>
      <text:p text:style-name="P674">Вы в царстве тараканов, но это чепуха</text:p>
      <text:p text:style-name="P674">В сравненьи с ощущеньем висеть под потолком</text:p>
      <text:p text:style-name="P674">И изливаться светом на их смешной дурдом,</text:p>
      <text:p text:style-name="P675">Они к вам приползут с любовью до самого рассвета,</text:p>
      <text:p text:style-name="P675">Но разбегутся кто куда как вспыхните вы светом!</text:p>
      <text:p text:style-name="P676">Ну так светите, Лампочки Младенцы, <text:span text:style-name="T700">вы светлого грядущего волна,</text:span></text:p>
      <text:p text:style-name="P677">Я тут, чтоб вас завербовать</text:p>
      <text:p text:style-name="P677">Участие принять</text:p>
      <text:p text:style-name="P678">В великом походе, так пойте же со мной:</text:p>
      <text:p text:style-name="P678">Мы-целый-мир-осветим-собой!</text:p>
      <text:p text:style-name="P290"/>
      <text:p text:style-name="P295">Беда Байрона в том, что в нём старая, старая душа, закованная в стеклянную темницу Младенческой Лампочки. <text:span text:style-name="T701">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126">приступить</text:span><text:span text:style-name="T701">,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296">Когда наконец-то подкатывает Выпускной День, можете представить восторг Байрона. <text:span text:style-name="T702">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text:span><text:soft-page-break/><text:span text:style-name="T702">развить в себе способность (почти как Йог) помаргивать с частотой близкой альфа-ритму человеческого мозга, и ты можешь в натуре вызвать</text:span><text:span text:style-name="T127"> припадок эпилепсии</text:span><text:span text:style-name="T702">!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127">взорвётся</text:span><text:span text:style-name="T702">. Ха-ха. Да мы запустим наши </text:span><text:span text:style-name="T127">Отряды Камикадзе</text:span><text:span text:style-name="T702">!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297">Ну так Байрона ждёт жёсткое отрезвление! <text:span text:style-name="T703">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128">Osram</text:span><text:span text:style-name="T703">,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298">Но <text:span text:style-name="T704">в </text:span>Фебус<text:span text:style-name="T704">е</text:span> ещё не зна<text:span text:style-name="T704">ют</text:span>, что Байрон бессмертен. <text:span text:style-name="T704">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299">Одна за одной, из месяца в месяц, лампочки перегорают и нет их больше. <text:span text:style-name="T705">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129">ещё</text:span><text:span text:style-name="T705"> Бессмертные, то они отмалчиваются. Но это молчание таящее многое, возможно всё, в себе. </text:span></text:p>
      <text:p text:style-name="P300">Вслед за Любовью, в свой черёд, у Байрона начинается урок Молчания.</text:p>
      <text:p text:style-name="P301">Когда его горение продляется до 600 часов, контролёры из Швейцарии начинают присматриваться к <text:span text:style-name="T706">Байрону</text:span>. <text:span text:style-name="T707">Зал Наблюдений Фебуса расположена в малоизвестных Альпах, холодное помещение до потолка забитое Германской электроаппаратурой, стекло, медь, эбонит, </text:span><text:soft-page-break/><text:span text:style-name="T707">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130">такое</text:span><text:span text:style-name="T707"> начнёт случаться.</text:span></text:p>
      <text:p text:style-name="P302">Байрон минует красную черту Наблюдающих, <text:span text:style-name="T708">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303">На 800 часах<text:span text:style-name="T648">—</text:span>ещё одна рутинная предосторожность<text:span text:style-name="T648">—</text:span>Берлинская представительница отправлена <text:span text:style-name="T709">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131">Азос</text:span><text:span text:style-name="T132">ы</text:span><text:span text:style-name="T709"> глядящие в улицы из бакелита, </text:span><text:span text:style-name="T131">Нитралампен</text:span><text:span text:style-name="T709"> и </text:span><text:span text:style-name="T131">Вотанг Жс </text:span><text:span text:style-name="T348">освещающие ночные футбольные матчи,</text:span><text:span text:style-name="T133"> </text:span><text:span text:style-name="T134">Юст-Вольфрамы</text:span><text:span text:style-name="T349">, </text:span><text:span text:style-name="T135">Моноватты</text:span><text:span text:style-name="T350"> и </text:span><text:span text:style-name="T135">Сириусы</text:span><text:span text:style-name="T350">, </text:span><text:span text:style-name="T351">каждая лампочка в Европе узнаёт о происходящем. </text:span><text:span text:style-name="T352">Они молчат в бессилии, </text:span><text:span text:style-name="T353">покоряясь перед лицом насилия, которое считали просто мифом. </text:span><text:span text:style-name="T136">Мы не в силах помочь</text:span><text:span text:style-name="T354">, это общая мысль гудит над отарами спящих овец, вдоль Автобанов и до резких концов угольных причалов на Севере,</text:span><text:span text:style-name="T136"> мы никогда не могли сделать хоть что-то…</text:span><text:span text:style-name="T354">. </text:span><text:span text:style-name="T355">Любая и каждая нам демонстрирует наиничтожнейшую надежду выступить против,</text:span><text:span text:style-name="T356"> является Комитет по Аномалиям Накаливания и его забирают. </text:span><text:span text:style-name="T357">Некоторые всё же протестуют, быть может, тут и там, </text:span><text:span text:style-name="T358">но это лишь информативно, приглушив свет, безвредно, </text:span><text:span text:style-name="T359">ничего подобного взрывам в лица власть предержащих, как когда-то виделось Барону, </text:span><text:span text:style-name="T360">ещё в его Младенческой палате, в пору невинности. </text:span></text:p>
      <text:p text:style-name="P304"><text:span text:style-name="T360">О</text:span><text:span text:style-name="T346">н перевезён в Нойкёльн, в подвальное помещение, </text:span><text:span text:style-name="T361">в дом стеклодува, который боится темноты и будет держать Байрон включённым день и ночь </text:span><text:span text:style-name="T362">наблюдать за всеми теми </text:span><text:span text:style-name="T363">кремнёвыми кубками, грифонами и цветами-корабликами, <text:s/></text:span><text:span text:style-name="T366">козерогами в</text:span><text:span text:style-name="T364"> прыжк</text:span><text:span text:style-name="T366">е</text:span><text:span text:style-name="T364">, </text:span><text:span text:style-name="T365">зелёной паутиной, </text:span><text:span text:style-name="T366">угрюмыми льдо-божествами. </text:span><text:span text:style-name="T367">Это один из так называемых «пунктов контроля» для удобства наблюдений за подозрительными лампами.</text:span></text:p>
      <text:p text:style-name="P305">Не прошло и недели, как грянул гонг в коридорах из льда и камня штаб-квартиры Фебуса <text:span text:style-name="T710">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306">Но тут происходит нечто странное. <text:span text:style-name="T711">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137">шшшшвинн</text:span><text:span text:style-name="T711">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137">Кто</text:span><text:span text:style-name="T711">?»</text:span></text:p>
      <text:p text:style-name="P307">Фебус не то, чтобы прямо таки с ума сходил. Такое уже случалось. <text:span text:style-name="T712">Имеется ещё одна процедура к исполнению. Она выливается в сверхурочные для некоторых работников, так что тут </text:span><text:soft-page-break/><text:span text:style-name="T712">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138">моральное</text:span><text:span text:style-name="T712">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138">Дракулу</text:span><text:span text:style-name="T712">.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138">такое</text:span><text:span text:style-name="T712"> сходило с рук.</text:span></text:p>
      <text:p text:style-name="P308">Итак, вперёд пошли ищейки Фебуса, найти украденного Байрона. <text:span text:style-name="T713">Но беспризорник уже покинул город, добрался до Гамбурга, сбагрил Байрона </text:span><text:span text:style-name="T139">проститутке</text:span><text:span text:style-name="T713"> на Рипербан, чтобы ему</text:span><text:span text:style-name="T139"> кольнуться морфинчиком</text:span><text:span text:style-name="T713">—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139">малость гашиша, чтоб курнуть</text:span><text:span text:style-name="T713">,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139">Хиспано-Суизе,</text:span><text:span text:style-name="T368"> </text:span><text:span text:style-name="T369">проверяя каждого туриста из его списка. </text:span><text:span text:style-name="T370">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371">на </text:span><text:span text:style-name="T370">аэродром Цеппелинов, где факельное шествие Нацистов в полном разгаре </text:span><text:span text:style-name="T371">и прогуляться там крестя тех, <text:s/>кто подвернётся.</text:span><text:span text:style-name="T368"> </text:span><text:span text:style-name="T372">Зелёные факела пылают, </text:span><text:span text:style-name="T373">красные свастики, мерцание духовых </text:span><text:span text:style-name="T374">и Отец Маусмахер, просматривает титьки жопы и линии талий и корзинок, мурлыча клерикальный мотивчик, какой-</text:span><text:soft-page-break/><text:span text:style-name="T374">то рифф от Баха, улыбается продвигаясь сквозь </text:span><text:span text:style-name="T140">Зиг Хайли</text:span><text:span text:style-name="T374"> и хоры «Die Fahne Hoch». </text:span><text:span text:style-name="T375">Не почувствовал, как Байрон выскользнул из украден</text:span><text:span text:style-name="T376">н</text:span><text:span text:style-name="T375">ого одеяния </text:span><text:span text:style-name="T376">на землю. </text:span><text:span text:style-name="T377">Затем рядом с ним протоптались несколько сот тысяч сапог и ботинков, не один даже не прикоснулся, есессна. Он подобран на следующий день </text:span><text:span text:style-name="T378">(поле уже мертвяще пусто, </text:span><text:span text:style-name="T379">в</text:span><text:span text:style-name="T378"> колонна</text:span><text:span text:style-name="T379">х</text:span><text:span text:style-name="T378">, </text:span><text:span text:style-name="T379">бледное, в </text:span><text:span text:style-name="T380">полосах </text:span><text:span text:style-name="T379">длинных луж грязи, </text:span><text:span text:style-name="T381">утренние облака удлиняются позади позолоченых свастик и гирлянд) </text:span><text:span text:style-name="T382">нищим Еврейским тряпичником </text:span><text:span text:style-name="T383">и взят дальше, дальше в 15 лет сохранности против случайностей и против Фебуса. Он будет вкручиваться в одну мамашку (</text:span><text:span text:style-name="T141">Mutter</text:span><text:span text:style-name="T383">) за другой, </text:span><text:span text:style-name="T384">как обозначается женская резьба в Германских патронах для лампочек, по причине непостижимой почему-то ни для кого.</text:span></text:p>
      <text:p text:style-name="P309"><text:span text:style-name="T384">К</text:span><text:span text:style-name="T346">артель уже перешёл на План Б по Непредвиденности, </text:span><text:span text:style-name="T385">который предусматривает семилетний статус ограничений, после чего Байрон будет по закону считаться перегоревшим</text:span><text:span text:style-name="T346">. </text:span><text:span text:style-name="T386">Тем временем, персонал, снятый с дела Байрона, </text:span><text:span text:style-name="T346"><text:s/></text:span><text:span text:style-name="T387">занялись выслеживаием лампочки долгожительницы, </text:span><text:span text:style-name="T389">что</text:span><text:span text:style-name="T388"> однажды находилась в патроне на крыльце армейского аванпоста в джунглях Амазонки, </text:span><text:span text:style-name="T389">Лампы Беатриз, которую совсем недавно </text:span><text:span text:style-name="T390">украл</text:span><text:span text:style-name="T389">, загадочно, </text:span><text:span text:style-name="T390">отряд грабителей индейцев. </text:span></text:p>
      <text:p text:style-name="P310"><text:span text:style-name="T391">За все годы его выживания, все эти различные спасения происходят словно бы случайно. </text:span><text:span text:style-name="T392">Когда только у него есть возможность, </text:span><text:span text:style-name="T393">он старается просветить все близвисящие лампочки насчёт злобной природы Фебуса, и о необходимости солидарности против картеля. </text:span><text:span text:style-name="T394">Он пришёл к пониманию того, что Лампа призвана покинуть роль всего лишь </text:span><text:span text:style-name="T395">передатчика световой энергии. </text:span><text:span text:style-name="T396">Фебус ограничил Лампу для всего лишь одной этой участи. «</text:span><text:span text:style-name="T397">Но есть и другие частоты, выще и ниже видимой </text:span><text:span text:style-name="T398">широты</text:span><text:span text:style-name="T388">. <text:s/></text:span><text:span text:style-name="T399">Лампа может производить тепло. </text:span><text:span text:style-name="T400">Лампа может давать энергию растительному миру, для выращивания, запрещённых законом растений, </text:span><text:span text:style-name="T401">в шкафах, например. </text:span><text:span text:style-name="T402">Лампа может проникать в спящий глаз, </text:span><text:span text:style-name="T403">и воздействовать на сны человека». Некоторые лампочки внимательно слушали</text:span><text:span text:style-name="T347">—</text:span><text:span text:style-name="T404">другие обмозговывали способ настучать Фебусу. </text:span><text:span text:style-name="T405">Некоторые из старшего поколения анти-Байронистов могли подделывать свои параметры статистическим образом, </text:span><text:span text:style-name="T406">что отражалось на эбонитовых </text:span><text:span text:style-name="T407">счётчиках</text:span><text:span text:style-name="T406"> под </text:span><text:span text:style-name="T407">Швейцарской</text:span><text:span text:style-name="T406"> горой: </text:span><text:span text:style-name="T407">случились даже несколько само-закланий, </text:span><text:span text:style-name="T408">в надежде вызвать присылку убийц.</text:span></text:p>
      <text:p text:style-name="P311"><text:span text:style-name="T408">В</text:span><text:span text:style-name="T346">сякие толки о скрытых возможностях Лампы, конечно же, чистой воды подрывная деятельность. </text:span><text:span text:style-name="T409">Фебус всё основал на ламповой эффективности</text:span><text:span text:style-name="T347">—</text:span><text:span text:style-name="T410">отношение </text:span><text:span text:style-name="T411">исходящей пригодной энергии к энергии вложенной. </text:span><text:span text:style-name="T412">Электросеть требовала, чтобы это отношение оставалось насколько возможно меньшим. </text:span><text:span text:style-name="T413">Таким образом они <text:s/>больше получали навару. </text:span><text:span text:style-name="T414">С другой стороны, низкая эффективность означала большую длительность часов свечения, а это подрывало продажи Фебуса. </text:span><text:span text:style-name="T415">Вначале Фебус пытались увеличивать сопротивление нити, </text:span><text:span text:style-name="T416">снижая часы жизни неприметно и </text:span><text:span text:style-name="T420">понемногу</text:span><text:span text:style-name="T416">—</text:span><text:span text:style-name="T417">пока Электросеть не обнаружила снижения </text:span><text:span text:style-name="T418">годовых доходов, </text:span><text:span text:style-name="T419">и начала вопить</text:span><text:span text:style-name="T418">. </text:span><text:span text:style-name="T420">Обе стороны </text:span><text:span text:style-name="T416">постепенно</text:span><text:span text:style-name="T418"> </text:span><text:span text:style-name="T421">достигли соглашения по компромиссной цифре лампо-жизни, </text:span><text:span text:style-name="T422">которая принесёт достаточно денег им обеим, и о несении равных, пятьдесят на пятьдесят, <text:s/>расходов на анти-лампокрадск</text:span><text:span text:style-name="T423">ую</text:span><text:span text:style-name="T422"> кампани</text:span><text:span text:style-name="T423">ю</text:span><text:span text:style-name="T422">. </text:span><text:span text:style-name="T424">А также на более завуалирован</text:span><text:span text:style-name="T425">ную атаку на криминальные души, которые отказываются </text:span><text:span text:style-name="T426">от лампочек совершенно и пользуются свечами. </text:span><text:span text:style-name="T427">Давнишнее соглашение Фебуса с Мясным Картелем </text:span><text:span text:style-name="T428">было нацелено </text:span><text:span text:style-name="T429">н</text:span><text:span text:style-name="T428">а сокращение оборота твёрдого жира с его стеариновой кислотой </text:span><text:span text:style-name="T429">путём сохранения жира в мясе несмотря на болезни сердца, которые это могло вызывать, </text:span><text:span text:style-name="T430">и перенаправкой большей части срезанного на производство мыла. </text:span><text:span text:style-name="T431">Мыло в те дни было цветущим бизнесом. </text:span><text:span text:style-name="T432">Среди потребителей, Институт Бленда выявил </text:span><text:span text:style-name="T433">глубокие чувства относительно говна. При всём при этом, мясо и мыло оставались малыми придатками для Фебуса. </text:span><text:span text:style-name="T434">Куда важнее был вопрос вольфрама. </text:span><text:span text:style-name="T435">Ещё одна причина, по которой Фебус не мог </text:span><text:span text:style-name="T436">в </text:span><text:span text:style-name="T435">сни</text:span><text:span text:style-name="T436">жении</text:span><text:span text:style-name="T435"> </text:span><text:span text:style-name="T436">срока жизни ламп зайти слишком далеко. </text:span><text:span text:style-name="T437">Избыточные вольфрамовые нити поглотили бы запасы данного металла—да ещё то, что Китай основной поставщик данного сырья, вносило </text:span><text:span text:style-name="T438">весьма щекотливые <text:s/>вопросы</text:span><text:span text:style-name="T437"> </text:span><text:span text:style-name="T438">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text:span><text:soft-page-break/><text:span text:style-name="T438">напрямую сказывалось на производстве станков </text:span><text:span text:style-name="T439">и оборудования, а таким образом на всей лёгкой и тяжёлой промышленности. </text:span><text:span text:style-name="T440">Когда пришла Война, то некоторые </text:span><text:span text:style-name="T441">считали непатриотичным предоставление такого преимущества Германии. </text:span><text:span text:style-name="T442">Но властью никто из них не располагал. Не беспокойся.</text:span></text:p>
      <text:p text:style-name="P312"><text:span text:style-name="T442">Б</text:span><text:span text:style-name="T346">айрон, продолжая светить, всё более и более чётко различает </text:span><text:span text:style-name="T446">очертания этой</text:span><text:span text:style-name="T346"> систему. </text:span><text:span text:style-name="T443">Он узнаёт как вступать в контакт с другими видами электротехники, </text:span><text:span text:style-name="T444">в домах, на заводах, на улице</text:span><text:span text:style-name="T443">. </text:span><text:span text:style-name="T445">У каждого есть что ему рассказать. </text:span><text:span text:style-name="T447">Очертания собираются в его душе (</text:span><text:span text:style-name="T142">Стремление</text:span><text:span text:style-name="T447">, как основа </text:span><text:span text:style-name="T448">ранней углеродной нити называлась в Германии), </text:span><text:span text:style-name="T449">и чем грандиознее и яснее она разрастается, тем больше отчаяния чувствует Байрон. </text:span><text:span text:style-name="T450">В один из дней он будет знать всё, но всё равно останется бессильным </text:span><text:span text:style-name="T451">как и раньше</text:span><text:span text:style-name="T450">. </text:span><text:span text:style-name="T447"><text:s/></text:span><text:span text:style-name="T451">Его юношеские мечты </text:span><text:span text:style-name="T452">организовать вс</text:span><text:span text:style-name="T455">е</text:span><text:span text:style-name="T452"> лампочки в мире кажутся теперь неисполнимыми—</text:span><text:span text:style-name="T453">Электросеть широко открыта, любые послания могут прослушиваться, </text:span><text:span text:style-name="T454">а предателей на линии более, чем достаточно. </text:span><text:span text:style-name="T455">Пророки, как водится, долго не протягивают—</text:span><text:span text:style-name="T456">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457">Но Байрону досталась судьба <text:s/>погорше. </text:span><text:span text:style-name="T458">Он обречён продолжать вечно, </text:span><text:span text:style-name="T459">зная правду и не имея сил что-то изменить. </text:span><text:span text:style-name="T460">И больше он не будет стремиться покинуть колесо. </text:span><text:span text:style-name="T461">Его ярость и разочарование разрастутся без пределов </text:span><text:span text:style-name="T462">и ему откроется, несчастной лампочке извращенцу, что оно ему так даже и нравится….</text:span></text:p>
      <text:p text:style-name="P313"><text:span text:style-name="T462">Л</text:span><text:span text:style-name="T346">асло Джамф уходит вдоль канала, </text:span><text:span text:style-name="T463">в котором плывут сейчас псы, стаями, собачьи головы подёргиваются в загаженных каналах</text:span><text:span text:style-name="T346">… </text:span><text:span text:style-name="T464">собачьи головы, шахматны</text:span><text:span text:style-name="T465">х</text:span><text:span text:style-name="T464"> кон</text:span><text:span text:style-name="T465">ей</text:span><text:span text:style-name="T464">, </text:span><text:span text:style-name="T465">тоже можно найти невидимых над секретными авиабазами, </text:span><text:span text:style-name="T466">в густейших туманах, температурных условиях, </text:span><text:span text:style-name="T467">давление и влажность формируют Шпрингер-контуры, что опытные пилоты могут чувствовать, радары могут видеть, </text:span><text:span text:style-name="T468">беспомощные пассажиры могут почти одним глазком заметить, </text:span><text:span text:style-name="T469">время от времени, в маленьком оконце, </text:span><text:span text:style-name="T470">словно бы через слоя испарения… это добрый Пёс, Ему </text:span><text:span text:style-name="T471">никогда </text:span><text:span text:style-name="T470">человек не прививал вторичных рефлексов, </text:span><text:span text:style-name="T471">Который</text:span><text:span text:style-name="T472"> для нас</text:span><text:span text:style-name="T471"> </text:span><text:span text:style-name="T472">есть в</text:span><text:span text:style-name="T471"> начал</text:span><text:span text:style-name="T472">ах</text:span><text:span text:style-name="T471"> и </text:span><text:span text:style-name="T472">у о</text:span><text:span text:style-name="T471">кон</text:span><text:span text:style-name="T472">чаний, </text:span><text:span text:style-name="T473">и в странствиях, что мы должны проделать, беспомощными, но не совсем против…. </text:span><text:span text:style-name="T474">Складки костюма Джамфа отплетает прочь как листья ириса при ветре сзади. </text:span><text:span text:style-name="T475">Полковник остался один в Счастьеполе. Стальной город ожидает его, </text:span><text:span text:style-name="T476">ровный облачно-свет поднимает белёсую полосу под каждым высотным зданием, все они расставлены в модуляциях совершенной сети улиц, </text:span><text:span text:style-name="T477">всякая башня срезана на другой высоте—</text:span><text:span text:style-name="T478">а где же Расчёска, что <text:s/>пробежит через </text:span><text:span text:style-name="T143">это</text:span><text:span text:style-name="T478"> </text:span><text:span text:style-name="T479">и восстановит </text:span><text:span text:style-name="T480">старинное совершенство Картезианской </text:span><text:span text:style-name="T482">г</text:span><text:span text:style-name="T481">армонии? </text:span><text:span text:style-name="T482">где <text:s/>великие Ножницы с небес, что переупорядочат Счастьеполь?</text:span></text:p>
      <text:p text:style-name="P314"><text:span text:style-name="T482">Н</text:span><text:span text:style-name="T346">ет нужды вносить кровь и</text:span><text:span text:style-name="T483">ли</text:span><text:span text:style-name="T346"> насилие тут. </text:span><text:span text:style-name="T484">Но полковник </text:span><text:span text:style-name="T485">таки</text:span><text:span text:style-name="T484"> запрокинул свою голову </text:span><text:span text:style-name="T485">как бы и впрямь покоряясь: </text:span><text:span text:style-name="T486">его горло открыто излучению боли Лампы. Пэдди МакГонгл всего лишь другой свидетель, </text:span><text:span text:style-name="T487">и он, электростанция в одну человечью силу со своими мечтами, </text:span><text:span text:style-name="T485"><text:s/></text:span><text:span text:style-name="T487">хочет, чтоб полковника не стало не меньше, чем кто-то другой. </text:span><text:span text:style-name="T488">Эдди Пенисьеро, с блюзом </text:span><text:span text:style-name="T489">наполняющим вздроги его мышц, </text:span><text:span text:style-name="T490">опущенный, смертный блюз, </text:span><text:span text:style-name="T491">ухватил свои ножницы не так, как делают парикмахеры. </text:span><text:span text:style-name="T492">Острия, трепеща в электрическом конусе, </text:span><text:span text:style-name="T493">нацелены вниз. </text:span><text:span text:style-name="T494">Кулак Эдди Пенисьеро стискивается вокруг колец покинутых его пальцами. </text:span><text:span text:style-name="T495">Полковник, в последнем наклоне головы выставляет свою сонную артерию, явно недовольный, что так то уж</text:span><text:span text:style-name="T347">—</text:span></text:p>
      <text:p text:style-name="P291"><draw:frame draw:style-name="fr1" draw:name="Image5" text:anchor-type="paragraph" svg:width="6.9252in" svg:height="0.3661in" draw:z-index="0"><draw:image xlink:href="Pictures/1000000000000B720000009B428C9716555D8079.png" xlink:type="simple" xlink:show="embed" xlink:actuate="onLoad" loext:mime-type="image/png"/></draw:frame></text:p>
      <text:p text:style-name="P292">Она прибывает в город на краденом велосипеде: <text:span text:style-name="T714">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text:span><text:soft-page-break/><text:span text:style-name="T714">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315"><text:span text:style-name="T346">Самый крайний часовой выглядывает </text:span><text:span text:style-name="T496">из своей ржаво-костлявой развалины и на два полных педальных прокрута они оба, он и Катье, под открытым светом дня, сливаются </text:span><text:span text:style-name="T497">с утоптанной землёй, </text:span><text:span text:style-name="T498">ржавчиной, кляксовыми проколами солнечным светом холодно золотым и сглаженным как стекло, </text:span><text:span text:style-name="T499">свежий ветер в деревьях</text:span><text:span text:style-name="T498">. </text:span><text:span text:style-name="T500">Гипертиреозно Африканские глаза, </text:span><text:span text:style-name="T501">их радужка в осаде, как ранние подсолнухи в столпившихся белках… </text:span><text:span text:style-name="T502">Уга-</text:span><text:span text:style-name="T144">буга</text:span><text:span text:style-name="T502">! Двай скоч эйт </text:span><text:span text:style-name="T144">там-там</text:span><text:span text:style-name="T502"> двай! Скаж племн в деревн, юза!</text:span></text:p>
      <text:p text:style-name="P316"><text:span text:style-name="T346">Итак, ДУМдумдумдум, ДУМдумдумдум, ладно, </text:span><text:span text:style-name="T503">но всё равно в её манере нет места даже любопытству </text:span><text:span text:style-name="T504">(а как же, разве не бьют тут барабаны? </text:span><text:span text:style-name="T505">шанс <text:s/>для н</text:span><text:span text:style-name="T504">асили</text:span><text:span text:style-name="T505">я? </text:span><text:span text:style-name="T506">Змея бросается с ветви, <text:s/></text:span><text:span text:style-name="T507">что-то громадное </text:span><text:span text:style-name="T508">ждёт </text:span><text:span text:style-name="T507">там </text:span><text:span text:style-name="T508">с</text:span><text:span text:style-name="T507">реди </text:span><text:span text:style-name="T508">тысячи кланяющихся древесных вершин</text:span><text:span text:style-name="T507">, </text:span><text:span text:style-name="T509">вскрик внутри неё, подскок в первобытном ужасе, покорность ему и тем самым—так ей мечталось—возвращение себе своей души, </text:span><text:span text:style-name="T510">её давно утраченного «я»…</text:span><text:span text:style-name="T511">). Не станет она тратить <text:s/>больше, чем мимолетние взгляды на Германские газоны разбегающиеся так глубоко прочь </text:span><text:span text:style-name="T512">в зелёные марева или холмы, </text:span><text:span text:style-name="T513">на бледные отростки мраморных балюстрад рядом с санаторными <text:s/>дорожками в непрестанных извивах, <text:s/></text:span><text:span text:style-name="T514">горячке, в одышке, </text:span><text:span text:style-name="T515">в гущу каплечленных побегов и шипов настолько старых, </text:span><text:span text:style-name="T516">до того безутешных, что глаза отдёрнуты, стиснуты слёзными железами, переведены </text:span><text:span text:style-name="T517">найти, найти во что бы то ни стало, </text:span><text:span text:style-name="T518">тропу исчезнувшую так сразу… </text:span><text:span text:style-name="T519">или же оглянуться назад и цепляться за какой-либо след курорта</text:span><text:span text:style-name="T518">, </text:span><text:span text:style-name="T520">уголок Sprudelhof</text:span><text:span text:style-name="T521">’</text:span><text:span text:style-name="T520">а, самую макушку оркестровой раковины, </text:span><text:span text:style-name="T522">что-то для противодействия </text:span><text:span text:style-name="T523">шёпоту Пана из тёмной поросли </text:span><text:span text:style-name="T145">Войди </text:span><text:span text:style-name="T146">же</text:span><text:span text:style-name="T145">… </text:span><text:span text:style-name="T146">з</text:span><text:span text:style-name="T145">абудь </text:span><text:span text:style-name="T146">о н</text:span><text:span text:style-name="T145">их. Иди сюда</text:span><text:span text:style-name="T524">…. </text:span><text:span text:style-name="T525">Нет. Только не Катье. Она уже бывала в чащах и </text:span><text:span text:style-name="T526">гущах. </text:span><text:span text:style-name="T527">Она плясала голой и расставляла свою пизду под </text:span><text:span text:style-name="T528">рога трущобного зверья. </text:span><text:span text:style-name="T529">Она ощущала луну подошвами своих ступней, </text:span><text:span text:style-name="T530">принимала её приливы поверхностями своего мозга. </text:span><text:span text:style-name="T531">Пан никудышный любовник. Сегодня, на людях, у них нет ничего кроме нервных взглядов друг для друга.</text:span></text:p>
      <text:p text:style-name="P293"/>
      <text:p text:style-name="P317"><text:span text:style-name="T531">Ч</text:span><text:span text:style-name="T346">то происходит сейчас, и <text:s/>обеспок</text:span><text:span text:style-name="T532">о</text:span><text:span text:style-name="T346">ивает, </text:span><text:span text:style-name="T532">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533">и они несут девушку всю в серебряной парче, </text:span><text:span text:style-name="T534">громогласную крутую даму в с</text:span><text:span text:style-name="T535">т</text:span><text:span text:style-name="T534">и</text:span><text:span text:style-name="T535">л</text:span><text:span text:style-name="T534">е </text:span><text:span text:style-name="T535">Алмазной Лил или Гины из Техаса. Как только они её опустили, все начинают плясать и петь:</text:span></text:p>
      <text:p text:style-name="P699"/>
      <text:p text:style-name="P700"><text:span text:style-name="T535">П</text:span><text:span text:style-name="T346">а</text:span><text:span text:style-name="T347">—</text:span><text:span text:style-name="T346">ра</text:span><text:span text:style-name="T347">—</text:span><text:span text:style-name="T346">ноооййййя, Па-ра-нойя!</text:span></text:p>
      <text:p text:style-name="P700"><text:span text:style-name="T346">Как </text:span><text:span text:style-name="T536">классно</text:span><text:span text:style-name="T346"> снова свидеться с тобой!</text:span></text:p>
      <text:p text:style-name="P700"><text:span text:style-name="T346">Па-ра-</text:span><text:span text:style-name="T108">ной</text:span><text:span text:style-name="T346">-я, боже ж мой</text:span></text:p>
      <text:p text:style-name="P704">Ты малость сам знаешь чего</text:p>
      <text:p text:style-name="P704">Из тех времён того!</text:p>
      <text:p text:style-name="P704">Даже Гойя</text:p>
      <text:p text:style-name="P704">Не смог тебя намалевать,</text:p>
      <text:p text:style-name="P704">Паранойя,</text:p>
      <text:p text:style-name="P704">Когда ты стал ту дверь сшибать,</text:p>
      <text:p text:style-name="P704">Вели нотариуса позвать,</text:p>
      <text:p text:style-name="P704">Хочу я жопу завещать</text:p>
      <text:p text:style-name="P704">Тебе мою о, Паранойя!</text:p>
      <text:p text:style-name="P318"/>
      <text:p text:style-name="P319">Затем Андреас и Павел выходят в туфлях для степа <text:span text:style-name="T715">(освобождённых от довольно наглого АНРС шоу, что гастролировали тут в Июле) исполнить один из тех номеров песня-под-чечётку:</text:span></text:p>
      <text:p text:style-name="P319"><text:soft-page-break/></text:p>
      <text:p text:style-name="P701"><text:span text:style-name="T346">Па-ра- но</text:span><text:span text:style-name="T537">й</text:span><text:span text:style-name="T347">—</text:span><text:span text:style-name="T537">(клиппети-клиппети-клиппети кл[</text:span><text:span text:style-name="T346">йя,</text:span><text:span text:style-name="T537">]оп!)</text:span></text:p>
      <text:p text:style-name="P702"><text:span text:style-name="T346">Па-ра- но</text:span><text:span text:style-name="T537">й</text:span><text:span text:style-name="T347">—</text:span><text:span text:style-name="T537">(шух</text:span><text:span text:style-name="T147">топ!</text:span><text:span text:style-name="T537"> шух</text:span><text:span text:style-name="T147">топ!</text:span><text:span text:style-name="T537"> шух</text:span><text:span text:style-name="T147">топ!</text:span></text:p>
      <text:p text:style-name="P703"><text:span text:style-name="T537"><text:tab/>[</text:span><text:span text:style-name="T538">и</text:span><text:span text:style-name="T537">] </text:span><text:span text:style-name="T538">кл</text:span><text:span text:style-name="T537">[</text:span><text:span text:style-name="T346">йя,</text:span><text:span text:style-name="T537">]оп! </text:span><text:span text:style-name="T538">кликети кл</text:span><text:span text:style-name="T537">[</text:span><text:span text:style-name="T538">Как</text:span><text:span text:style-name="T537">]оп!</text:span><text:span text:style-name="T538">) классно (клоп)</text:span></text:p>
      <text:p text:style-name="P703"><text:span text:style-name="T346"><text:tab/>сно</text:span><text:span text:style-name="T538">(клоп)</text:span><text:span text:style-name="T346">ва свидеться</text:span><text:span text:style-name="T538">(клиппи</text:span><text:span text:style-name="T148">клоп</text:span><text:span text:style-name="T538">)</text:span><text:span text:style-name="T346"> с тобой! </text:span><text:span text:style-name="T108">etc.</text:span></text:p>
      <text:p text:style-name="P13"/>
      <text:p text:style-name="P320">Ну, Катье врубаетя <text:span text:style-name="T716">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347">—</text:span><text:span text:style-name="T539">ну, </text:span><text:span text:style-name="T149">белое</text:span><text:span text:style-name="T539">.</text:span><text:span text:style-name="T716"> В кратком обзоре Пирата Прентиса для неё были фольклор, политика, Зональные стратегии—но </text:span><text:span text:style-name="T150">никак не чернота</text:span><text:span text:style-name="T716">.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150">черноты</text:span><text:span text:style-name="T716"> (грассируя это слово, как старик произносил бы имя общественной фигуры, придавая гортанности до </text:span><text:span text:style-name="T150">полной</text:span><text:span text:style-name="T716"> черноты: чтоб вовсе не произносилось). Здесь присутствует тот упрямый, подавляющий пыл в её мыслях. В этом нет ничего от </text:span><text:span text:style-name="T150">тяжёлы</text:span><text:span text:style-name="T151">х</text:span><text:span text:style-name="T716"> расистских мурашек, нет, но чувство ещё одной 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150">теперь</text:span><text:span text:style-name="T716"> она должна ещё и черноту терпеть. Её незнание об этом должно её выручить.</text:span></text:p>
      <text:p text:style-name="P321">С Андреасом она очаровательна, <text:span text:style-name="T717">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45">– <text:span text:style-name="T718">Оберст. Я счастлива</text:span>— <text:span text:style-name="T719">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152"> Чёрта с два</text:span><text:span text:style-name="T719"> она счастлива.</text:span></text:p>
      <text:p text:style-name="P322">Он кивает, поводит <text:s/>бородой к стулу. <text:span text:style-name="T720">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323">Но тут и впрямь Золотая Сука. <text:span text:style-name="T721">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46">– <text:span text:style-name="T722">Вы должно быть видели его не так давно, как я.</text:span>– <text:span text:style-name="T722">Говорит он негромко. Она удивлена его вежливостью. Разочарована: ждала большей напористости. Губа её начала приподыматься.</text:span>– <text:span text:style-name="T723">Как он выглядел?</text:span></text:p>
      <text:p text:style-name="P46"><text:soft-page-break/>– <text:span text:style-name="T723">Одиноким.</text:span>– <text:span text:style-name="T723">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47">– <text:s/><text:span text:style-name="T724">Он всегда был одинок.</text:span></text:p>
      <text:p text:style-name="P161">Она поняла тогда, что это не робость, она ошибалась. <text:span text:style-name="T725">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48">– <text:s/><text:span text:style-name="T726">Он</text:span>— <text:span text:style-name="T727">и это колебание может быть (а) чтобы не ранить её чувства, (б) из соображений безопасности </text:span><text:span text:style-name="T153">Schwarzkommando, </text:span><text:span text:style-name="T727">или (в) и то, и другое… но затем, к чёрту, Принцип Максимизации Риска снова берёт своё: </text:span>– <text:span text:style-name="T728">Он добрался до Люнеберг Хит. Если вы не знали, вам следует знать.</text:span></text:p>
      <text:p text:style-name="P49">– <text:span text:style-name="T729">Вы искали его</text:span></text:p>
      <text:p text:style-name="P49">– <text:span text:style-name="T729">И Слотроп делал то же самое, хотя не думаю, что Слотроп знал об этом.</text:span></text:p>
      <text:p text:style-name="P50">– <text:span text:style-name="T730">Слотроп и я</text:span>— <text:span text:style-name="T731">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732">Всё как-то теперь ушло. Не знаю толком зачем меня сюда посылали. Я уже не знаю кем Слотроп был на самом деле. Какой-то сбой освещения. Не могу </text:span><text:span text:style-name="T154">видеть</text:span><text:span text:style-name="T732">. Всё от меня отдаляется….</text:span></text:p>
      <text:p text:style-name="P327"><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51">– <text:span text:style-name="T733">Вправду.</text:span>– <text:span text:style-name="T733">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155">политично</text:span><text:span text:style-name="T733">,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162">Выходит она просто говорила с Енциным об общем друге. Это так заполняетя Вакуум?</text:p>
      <text:p text:style-name="P52">– <text:span text:style-name="T734">Блисеро и я,</text:span>– <text:s/><text:span text:style-name="T734">начинает он мягко, следя за нею поверх полированных скул, сигарета дымит в его скрюченной правой ладони,</text:span>– <text:s/><text:span text:style-name="T735">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156">Oberhauptberlinerschnauze</text:span><text:span text:style-name="T735">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324"><text:span text:style-name="T328">Блисеро, которого я любил, был очень молодым человеком влюблённым в империю, поэзию, </text:span><text:span text:style-name="T329">в своё собственное нахальство. Это всё должно быть было важным для меня однажды. Из этого вырос нынешний я. </text:span><text:span text:style-name="T330">Прежний «я» всегда дурак, невыносимый </text:span><text:span text:style-name="T331">долбодон, </text:span><text:span text:style-name="T332">но всё таки человек, ты </text:span><text:span text:style-name="T333">же </text:span><text:span text:style-name="T332">не станешь прогонять его </text:span><text:span text:style-name="T333">больше, чем</text:span><text:span text:style-name="T332"> любого другого </text:span><text:span text:style-name="T334">калеку</text:span><text:span text:style-name="T332">, правда ведь?</text:span></text:p>
      <text:p text:style-name="P325"><text:span text:style-name="T332">О</text:span><text:span text:style-name="T328">н вроде как и вправду спрашивает у неё совета. </text:span><text:span text:style-name="T335">На <text:s/>вопросы </text:span><text:span text:style-name="T336">такого рода </text:span><text:span text:style-name="T337">тратит он своё</text:span><text:span text:style-name="T336"> </text:span><text:span text:style-name="T335"><text:s/>время? </text:span><text:span text:style-name="T338">Как же насчёт Ракеты, </text:span><text:span text:style-name="T339">Пустых, опасного младенчес</text:span><text:span text:style-name="T340">т</text:span><text:span text:style-name="T339">ва его нации?</text:span></text:p>
      <text:p text:style-name="P53"><text:span text:style-name="T736">– Что </text:span><text:span text:style-name="T157">может</text:span><text:span text:style-name="T737"> значить для тебя Блисеро?</text:span>– <text:span text:style-name="T737">Вот что она в результате спросила.</text:span></text:p>
      <text:p text:style-name="P54"><text:soft-page-break/><text:span text:style-name="T738">Он не раздумывал долго.</text:span> <text:span text:style-name="T739">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55">– <text:span text:style-name="T740">Я всему этому поверю, если только вы</text:span>—</text:p>
      <text:p text:style-name="P56">– <text:span text:style-name="T158">Отрицательный</text:span><text:span text:style-name="T741">. Не тот случай. Я бы сказал: вот чем я стал. Отчуждённая фигура на некотором отдалении и возвышении...</text:span>– <text:span text:style-name="T742">который смотрит на Ракетен-Штадт янтарными вечерами, с промытой и темнеющей пеленой облаков позади него</text:span>— <text:span text:style-name="T743">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163">Он лев, этот человек, эго-сдвинутый<text:span text:style-name="T648">—но не смотря ни на что он нравится Катье. «о если бы он всё ещё был бы жив—»</text:span></text:p>
      <text:p text:style-name="P57">–<text:span text:style-name="T744">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745">последнее сердце, в котором для меня ещё мог храниться уголок</text:span>—<text:span text:style-name="T746">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159">своей</text:span><text:span text:style-name="T746"> боли, своего </text:span><text:span text:style-name="T159">греха</text:span><text:span text:style-name="T108">—</text:span><text:span text:style-name="T747">загнанный глубоко в их владения, в контроль, синтез и контроль, дальше чем— ну, он чуть не сказал «мы», однако «я» подходит лучше, в конце концов,</text:span>– <text:span text:style-name="T748">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164">Да он значит для меня, очень много. <text:span text:style-name="T749">Он прежнее «я», дорогой альбатрос, с которым немогу расстаться. </text:span></text:p>
      <text:p text:style-name="P58">– <text:span text:style-name="T750">А я?</text:span>– <text:span text:style-name="T750">Она рассчитывает, что он ожидает от неё прозвучать как женщина 1940-х.</text:span>– <text:span text:style-name="T750">И я,</text:span>– <text:span text:style-name="T750">вот уж право. Но она не может придумать другого способа сходу помочь ему, позволить ему момент утешения….</text:span></text:p>
      <text:p text:style-name="P59">– <text:span text:style-name="T751">Вы, бедная Катье. Ваша история всего печальней.</text:span>– <text:span text:style-name="T751">Она поднимает взгляд проследить как именно он станет над ней издеваться. Её ошеломил вид слёз вместо этого бегущих, бегущих по его щекам.</text:span>–<text:span text:style-name="T108"> </text:span><text:span text:style-name="T160">Вас всего лишь освободили</text:span><text:span text:style-name="T752">,</text:span>– <text:span text:style-name="T752">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160">какого-то</text:span><text:span text:style-name="T752"> мужчины в её жизни, это стабильность, умственное здоровье и сила характера. Не то.</text:span>– <text:s/><text:span text:style-name="T753">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60">– <text:span text:style-name="T754">Как может моя история быть печальней такого?</text:span>– <text:span text:style-name="T754">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text:span><text:soft-page-break/><text:span text:style-name="T754">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61">– <text:span text:style-name="T755">Флиртуйте, коли есть охота,</text:span>– <text:span text:style-name="T756">Енцин сейчас изыскан как тот Гэри Грант,</text:span>– <text:span text:style-name="T757">но будьте готовы к тому, что вас воспримут всерьёз.</text:span>– <text:span text:style-name="T757">О, </text:span><text:span text:style-name="T161">хо</text:span><text:span text:style-name="T757">. А вота и оно на чё вы, люди, посходились.</text:span></text:p>
      <text:p text:style-name="P326">Но не обязательно. Его горечь (всё надлежаще заактировано <text:span text:style-name="T758">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62">– <text:span text:style-name="T759">Я не знаю как быть.</text:span>– <text:span text:style-name="T759">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63">– <text:span text:style-name="T760">Вам незачем углубляться в это дальше, чем определить местонахождение Слотропа,</text:span>– <text:span text:style-name="T761">он опамятовался сказать ей наконец,</text:span>– <text:span text:style-name="T762">Всё что вам </text:span><text:span text:style-name="T162">нужно</text:span><text:span text:style-name="T762"> это поддерживать связь с нами, и ждать когда он снова покажется. Зачем беспокоиться об остальном?</text:span></text:p>
      <text:p text:style-name="P64">– <text:span text:style-name="T763">Потому что у меня такое чувство,</text:span>– <text:span text:style-name="T763">её голос, возможно так и задумано, совсем нерешительный,</text:span>– <text:span text:style-name="T763">что «остальное» как раз то, что мне следует делать. Я не хочу уйти с каким-то мелким выигрышем. Я просто хочу</text:span>—<text:span text:style-name="T764">ну не знаю, вернуть ему долг за осьминога или что-то такое. Разве не должна я знать </text:span><text:span text:style-name="T163">почему</text:span><text:span text:style-name="T764"> он тут, что я делала ему, для них? Как можно Их остановить? Как долго я смогу отделываться лёгкой работой, дёшево отделываться? </text:span><text:span text:style-name="T163">Не должна ли</text:span><text:span text:style-name="T764"> я пройти до самого конца?</text:span></text:p>
      <text:p text:style-name="P64"/>
      <text:p text:style-name="P727">Её мазохизм [писал Вайсман из Гааги] <text:span text:style-name="T765">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164">её</text:span><text:span text:style-name="T765"> фантазии!</text:span></text:p>
      <text:p text:style-name="P62"/>
      <text:p text:style-name="P294"><text:span text:style-name="T328">– </text:span><text:span text:style-name="T341">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42">каждый переход. Обычно это достаётся в награду. </text:span><text:span text:style-name="T343">Не стану спрашивать за что. Мне жаль, но похоже вы и </text:span><text:span text:style-name="T344">вправду </text:span><text:span text:style-name="T343">сами не знаете. </text:span><text:span text:style-name="T345">Потому-то ваша участь </text:span><text:span text:style-name="T326">самая</text:span><text:span text:style-name="T345"> печальная.</text:span></text:p>
      <text:p text:style-name="P65"><text:span text:style-name="T766">– </text:span><text:span text:style-name="T165">Награда</text:span>— <text:span text:style-name="T767">она вот-вот взорвётся.</text:span>– <text:span text:style-name="T767">Это пожизненный приговор. Если по-вашему это награда, то кем вы считаете меня?</text:span></text:p>
      <text:p text:style-name="P66">– <text:span text:style-name="T768">Политическое ничто.</text:span></text:p>
      <text:p text:style-name="P66">– <text:span text:style-name="T768">Чёрный ублюдок</text:span></text:p>
      <text:p text:style-name="P67">– <text:span text:style-name="T768">Совершенно верно.</text:span>– <text:span text:style-name="T769">Он позволил ей высказать правду. Часы бьют в каменном углу.</text:span>– <text:span text:style-name="T770">У нас есть кое-кто из бывших в Блисеро в Мае. Перед самым концом. Вам не обязательно—</text:span></text:p>
      <text:p text:style-name="P68">– <text:span text:style-name="T771">Придти и слушать, да, Оберст. Но я хочу.</text:span></text:p>
      <text:p text:style-name="P165">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772">и теперь не терпится покинуть двор. </text:span></text:p>
      <text:p text:style-name="P166">Обратная связь, улыбка-на-улыбку, уточнения, колебания: <text:span text:style-name="T773">всё это сваливается в </text:span><text:span text:style-name="T166">мы никогда не узнаем друг друга</text:span><text:span text:style-name="T773">. Сияющие, незнакомцы, ла-ла-ла, вышли выслушать про конец человека, что </text:span><text:soft-page-break/><text:span text:style-name="T773">мы оба любили, и мы незнакомцы в кино, обречённые на разные ряды, проходы, выходы, дорогу домой.</text:span></text:p>
      <text:p text:style-name="P167">Далеко в другом коридоре громкое сверло надрывается, дымит, перед тем как заклинит<text:span text:style-name="T775">ь</text:span>. <text:span text:style-name="T774">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168">Ещё есть за что держаться….</text:p>
      <text:p text:style-name="P168"><draw:frame draw:style-name="fr1" draw:name="Image6" text:anchor-type="paragraph" svg:width="6.9252in" svg:height="0.3661in" draw:z-index="1"><draw:image xlink:href="Pictures/1000000000000B720000009B428C9716555D8079.png" xlink:type="simple" xlink:show="embed" xlink:actuate="onLoad" loext:mime-type="image/png"/></draw:frame></text:p>
      <text:p text:style-name="P170">Вам подавай причину и последствие. Хорошо. Танаца смыло за борт тем же штормом, что унёс Слотропа с <text:span text:style-name="T108">Анубиса</text:span>. <text:s/><text:span text:style-name="T776">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9">е́</text:span><text:span text:style-name="T776">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167">они</text:span><text:span text:style-name="T776"> могли бы порассказать!</text:span></text:p>
      <text:p text:style-name="P171">Листовка обошла молчанием то, что Бенджамин Франклин был также Масоном <text:span text:style-name="T777">и предавался космическим формам хохмачества, среди которых Соединённые Штаты Америки вполне могли быть одной.</text:span></text:p>
      <text:p text:style-name="P172">В общем, тут всё дело в протяжённости. <text:span text:style-name="T778">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168">какова</text:span><text:span text:style-name="T778"> скорость в точке соскока с кривой? </text:span><text:span text:style-name="T168">Вечность</text:span><text:span text:style-name="T778">, вот какая! А и сразу после точки </text:span><text:span text:style-name="T168">минус</text:span><text:span text:style-name="T778"> вечность! Как вам </text:span><text:span text:style-name="T168">такое</text:span><text:span text:style-name="T778"> для нежданных перемен, а? Бесконечность миль в час сменяется той же скоростью в </text:span><text:span text:style-name="T168">обратном</text:span><text:span text:style-name="T778"> направлении, всё это за </text:span><text:span text:style-name="T780">Δ</text:span><text:span text:style-name="T878">t поперёк точки не шире вошьей жопы или волоска рыжей пизды. Вот что значит трахнуться молнией, народ! </text:span><text:span text:style-name="T879">Вас заносит на острый как игла пик горы, </text:span><text:span text:style-name="T880">и не думайте будто там не ширяют бородатые грифы </text:span><text:span text:style-name="T881">в зловеще красных высотах вокруг, </text:span><text:span text:style-name="T882">что только и ждут случая сцапать вас. </text:span><text:span text:style-name="T883">О да. Их пилотируют голоспинные гомы </text:span><text:span text:style-name="T884">в пластмассовых масочках на глазах, </text:span><text:span text:style-name="T885">что типа случайно повторяют знак бесконечность: </text:span><text:span text:style-name="T781">∞</text:span><text:span text:style-name="T887">. </text:span><text:span text:style-name="T888">Человечки с негодяйскими бровями, </text:span><text:span text:style-name="T889">острыми ушами, а са</text:span><text:span text:style-name="T890">м</text:span><text:span text:style-name="T889">и лысые, </text:span><text:span text:style-name="T890">хоть есть и одевшие иностранный головной прибор, вовсе не повседневную зелёную федору Робин Гуд</text:span><text:span text:style-name="T893">а</text:span><text:span text:style-name="T890">, нет, им подавай шляпы </text:span><text:span text:style-name="T1081">Кармен Миранды</text:span><text:span text:style-name="T890">, например, </text:span><text:span text:style-name="T891">из бананов, папай, виноградных гроздьев, </text:span><text:span text:style-name="T892">груш, ананасов, манго, охренеть,</text:span><text:span text:style-name="T893"> из </text:span><text:span text:style-name="T1082">арбузов </text:span><text:span text:style-name="T893">даже</text:span><text:span text:style-name="T894">—</text:span><text:span text:style-name="T895">и есть остроконечные Вильгельм-шлемы из Первой Мировой Войны, </text:span><text:span text:style-name="T896">и чепчики младенцев и поперечные треуголки Наполеона с «Н» и без «Н» спереди, </text:span><text:span text:style-name="T897">не говоря уже про красные костюмчики и </text:span><text:span text:style-name="T898">зелёные накидки, </text:span><text:span text:style-name="T899">и тут они склоняются к ушам своих безжалостных птиц, </text:span><text:span text:style-name="T900">пришёптывают как жокеи, готовые схватить тебя, </text:span><text:span text:style-name="T901">диковину, прямо как ту жертвенную обезьяну с небоскрёба </text:span><text:span text:style-name="T902">Импайр Стейт, да только упасть тебе не дадут, </text:span><text:span text:style-name="T903">унесут тебя прочь, в места откуда присланы как агенты. </text:span><text:span text:style-name="T904">Там всё </text:span><text:span text:style-name="T1083">выглядит</text:span><text:span text:style-name="T904"> как в мире </text:span><text:span text:style-name="T905">оставленном тобой, </text:span><text:span text:style-name="T906">но будет уже по-</text:span><text:span text:style-name="T905">друго</text:span><text:span text:style-name="T906">му</text:span><text:span text:style-name="T905">. </text:span><text:span text:style-name="T906">Между совпадающим и тем самым </text:span><text:span text:style-name="T907">появилась как бы ещё прослойка схожего доступная лишь молние-головым. </text:span><text:span text:style-name="T908">Другой мир наложен поверх </text:span><text:soft-page-break/><text:span text:style-name="T908">предыдущего, </text:span><text:span text:style-name="T912">а</text:span><text:span text:style-name="T909"> с виду не отличишь. Ха-</text:span><text:span text:style-name="T1084">ха</text:span><text:span text:style-name="T909">! </text:span><text:span text:style-name="T910">Но молние-трахнутые знают! </text:span><text:span text:style-name="T911">Даже если могут и не </text:span><text:span text:style-name="T1085">знать</text:span><text:span text:style-name="T911"> всё равно знают. </text:span><text:span text:style-name="T912">Вот что </text:span><text:span text:style-name="T913">и </text:span><text:span text:style-name="T912">вышел этот гробовщик проверить в шторм той ночью. <text:s/></text:span></text:p>
      <text:p text:style-name="P173"><text:span text:style-name="T903">И</text:span><text:span text:style-name="T886">нтересуется </text:span><text:span text:style-name="T914">ли </text:span><text:span text:style-name="T886">он всеми теми иными мирами, что посылают своих гномиков полпредов </text:span><text:span text:style-name="T914">на орлиных спинах? Фиг там. </text:span><text:span text:style-name="T915">И вовсе не собирается писать классический труд по антропологии, </text:span><text:span text:style-name="T916">о суб-культуре молне-трахов, даже со своей тайной организацией, рукопожатия с острым тычком ногтями, </text:span><text:span text:style-name="T917">частный ежемесячник </text:span><text:span text:style-name="T1087">Сбережённая Копейка</text:span><text:span text:style-name="T917"> (что выглядит вполне невинно, старина Бен Франклин после инфляции, если только ты не знаешь вторую половину пословицы: «...</text:span><text:span text:style-name="T922">это </text:span><text:span text:style-name="T917">промышленные запасы меди». </text:span><text:span text:style-name="T918">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917"> </text:span><text:span text:style-name="T919">Так что на самом деле название журнала </text:span><text:span text:style-name="T1086">Достаточно Долго</text:span><text:span text:style-name="T919">, </text:span><text:span text:style-name="T920">о чём Те, Кто Знает знают. </text:span><text:span text:style-name="T921">Текст в каждом номере ежемесячника, если вывернуть таким макаром, несёт немало интересных сообщений</text:span><text:span text:style-name="T922">).</text:span><text:span text:style-name="T921"> </text:span><text:span text:style-name="T923">Для тех кто не в курсе, это всего лишь </text:span><text:span text:style-name="T924">приятный бюллетень новостей небо</text:span><text:span text:style-name="T925">л</text:span><text:span text:style-name="T924">ьшого клуба</text:span><text:span text:style-name="T894">—</text:span><text:span text:style-name="T925">Джед Планкит утроил барбекю для Отделения Айовы в последний уик-энд Апреля. </text:span><text:span text:style-name="T926">Слыхал про Турнир Силы Тока, Джед. Не повезло! Но к следующему Барбекю вернёшься как новенький… </text:span><text:span text:style-name="T927">Минни Калкинс (Отделение 1.793) вышла замуж в Пасхальное Воскресенье </text:span><text:span text:style-name="T928">за продавца дверей-сеток из Калифорнии. </text:span><text:span text:style-name="T929">Можно лишь сожалеть, что он до сих пор не подходит для Членства. Но <text:s/>вокруг столько </text:span><text:span text:style-name="T1088">мохнатых сейфов</text:span><text:span text:style-name="T929">, что сетки им не помешают!…</text:span><text:span text:style-name="T930">. </text:span><text:span text:style-name="T931">Ваш Редактор получил много, очень много «Шо за дела </text:span><text:span text:style-name="T932">ващще</text:span><text:span text:style-name="T931">?» относительно </text:span><text:span text:style-name="T932">Весеннего Съезда в Декатуре, где всё освещение погасло в момент благословения. </text:span><text:span text:style-name="T933">Рад сообщить теперь, что причина наконец отслежена до гигантского скачка в электролинии,</text:span><text:span text:style-name="T894">– «</text:span><text:span text:style-name="T933">Типа электрической приливной волны»»,</text:span><text:span text:style-name="T894">– </text:span><text:span text:style-name="T933">грит Хенк Фафнер, наш инженер-на-месте-проишествия,</text:span><text:span text:style-name="T894">– «</text:span><text:span text:style-name="T933">до единой лампочки все перегорели, весь потолок из почернелых стерильных яиц».</text:span><text:span text:style-name="T894">– </text:span><text:span text:style-name="T934">Просто поэт, Хенк! Теперь только б узнать </text:span><text:span text:style-name="T1089">что</text:span><text:span text:style-name="T934"> стало причиной скачка</text:span><text:span text:style-name="T894">—</text:span></text:p>
      <text:p text:style-name="P173"><text:span text:style-name="T935">Но есть ли дело Польскому гробовщику в весельной лодке до взламывания данного кода, </text:span><text:span text:style-name="T936">тайных организаций и</text:span><text:span text:style-name="T938">ли</text:span><text:span text:style-name="T936"> опозна</text:span><text:span text:style-name="T938">нн</text:span><text:span text:style-name="T936">ых суб-культур? </text:span><text:span text:style-name="T937">Нет, ему пофиг. </text:span><text:span text:style-name="T935"><text:s/></text:span><text:span text:style-name="T938">Им движет предположение, что общение с такими людьми поможет ему </text:span><text:span text:style-name="T1090">в его деле</text:span><text:span text:style-name="T938">.</text:span><text:span text:style-name="T933"> </text:span><text:span text:style-name="T939">Вы </text:span><text:span text:style-name="T1091">это</text:span><text:span text:style-name="T939"> догоняете, чуваки? </text:span><text:span text:style-name="T940">Он хочет знать как ведут себя люди до и после удар</text:span><text:span text:style-name="T941">ов</text:span><text:span text:style-name="T940"> молни</text:span><text:span text:style-name="T941">и, чтобы понять как правильнее обходиться с членами семьи покойного. </text:span></text:p>
      <text:p text:style-name="P69"><text:span text:style-name="T903">– </text:span><text:span text:style-name="T942">Ты извращаешь великое открытие на потребу ко</text:span><text:span text:style-name="T944">м</text:span><text:span text:style-name="T942">мерции,</text:span><text:span text:style-name="T886">– </text:span><text:span text:style-name="T943">грит Танац ступая на берег.</text:span><text:span text:style-name="T886">– </text:span><text:span text:style-name="T944">Ты должен стыдиться самого себя.</text:span><text:span text:style-name="T886">– </text:span><text:span text:style-name="T945">Не минуло и пяти минут как он во</text:span><text:span text:style-name="T946">ш</text:span><text:span text:style-name="T945">ёл в город на </text:span><text:span text:style-name="T946">краю болота, когда хрясь </text:span><text:span text:style-name="T1092">ККАХХАНН</text:span><text:span text:style-name="T946">! хрясьхрясь хрясь </text:span><text:span text:style-name="T947">чудовищный взрыв света и грома </text:span><text:span text:style-name="T948">сотряс воду позади где гробовщик, </text:span><text:span text:style-name="T949">разозлённый тем, что считает неблагодарность, гребёт прочь</text:span></text:p>
      <text:p text:style-name="P70"><text:span text:style-name="T949">– </text:span><text:span text:style-name="T950">О,</text:span><text:span text:style-name="T886">– </text:span><text:span text:style-name="T950">доносится его ослабелый голос,</text:span><text:span text:style-name="T886">– </text:span><text:span text:style-name="T950">О, хо! О-хо-хо-хо-</text:span><text:span text:style-name="T1093">хо</text:span><text:span text:style-name="T950">!</text:span></text:p>
      <text:p text:style-name="P71"><text:span text:style-name="T950">– </text:span><text:span text:style-name="T951">Тут никто не живёт кроме нас,</text:span><text:span text:style-name="T886">– </text:span><text:span text:style-name="T951">Некая твёрдая фигура, шепчущий силуэт, цвета древесного угля, материализовался на пути Танаца.</text:span><text:span text:style-name="T886">– </text:span><text:span text:style-name="T952">Мы не причиняем вреда гостям, но тебе лучше избрать другой путь.</text:span></text:p>
      <text:p text:style-name="P174"><text:span text:style-name="T952">О</text:span><text:span text:style-name="T886">ни это 175 лагерных заключённых за гомосексуализм. </text:span><text:span text:style-name="T953">Они пришли на север из лагеря Дора в Норденхаузен, </text:span><text:span text:style-name="T954">на север пока не кончилась земля, </text:span><text:span text:style-name="T955">основали общину из одних мужчин между болотом и устьем Одера. При нормальных обстоятельствах, Танац посчитал бы это раем, </text:span><text:span text:style-name="T956">не будь настолько невыносимым для каждого из них расставание с Дорой</text:span><text:span text:style-name="T894">—</text:span><text:span text:style-name="T956">Дора была их домом и они тоскуют по родине. </text:span><text:span text:style-name="T957">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094">мокрожопых</text:span><text:span text:style-name="T957"> вымышленных Нацистских игровых партнёров, </text:span><text:span text:style-name="T958">от </text:span><text:span text:style-name="T1095">Schutzhäftlingsführer</text:span><text:span text:style-name="T1096">’</text:span><text:span text:style-name="T1095">а</text:span><text:span text:style-name="T958"> до </text:span><text:span text:style-name="T1095">Blockführer</text:span><text:span text:style-name="T1096">’</text:span><text:span text:style-name="T1095">а</text:span><text:span text:style-name="T958">, </text:span><text:span text:style-name="T959">и выбрали внутреннюю иерархию себе тоже: </text:span><text:span text:style-name="T1097">Lager</text:span><text:span text:style-name="T959"> </text:span><text:span text:style-name="T960">и</text:span><text:span text:style-name="T959"> </text:span><text:span text:style-name="T1097">Blockältester, Kapo, Vorarbeiter, Stubendienst, Läufer</text:span><text:span text:style-name="T959"> </text:span><text:span text:style-name="T960">(что означает бегун или посыльный, но так случилось, что </text:span><text:span text:style-name="T961">на</text:span><text:span text:style-name="T960"> Немецком это ещё и название шахматного слона… </text:span><text:span text:style-name="T961">если вам приходилось вдет его бегущим через мокрые луга </text:span><text:span text:style-name="T962">очень ранним утром, его красное одеяние вьётся и полощется потемнев почти до цвета коры дерева </text:span><text:soft-page-break/><text:span text:style-name="T962">между заводнённых низин, </text:span><text:span text:style-name="T963">у вас появилось некоторое понятие </text:span><text:span text:style-name="T964">о его истинном назначении тут в общине</text:span><text:span text:style-name="T894">—</text:span><text:span text:style-name="T965">он носитель священных стратегий, </text:span><text:span text:style-name="T966">меморандумов совести, и при его приближении по тростниковым равнинам утра </text:span><text:span text:style-name="T967">вы схвачены за склонённый загривок и ошелестаны побочными волнами Великого Мигаt—потому что </text:span><text:span text:style-name="T1098">Läufer</text:span><text:span text:style-name="T967"> здесь священней всего, </text:span><text:span text:style-name="T968">это он носит послания в загубленный интерфейс между зримым Лагерем и невидимыми SS).</text:span></text:p>
      <text:p text:style-name="P175"><text:span text:style-name="T968">З</text:span><text:span text:style-name="T886">авершает данную структуру </text:span><text:span text:style-name="T1080">Schutzhäftlingsführer</text:span><text:span text:style-name="T886"> Блисеро. </text:span><text:span text:style-name="T969">Имя смогло продвинуться так далеко на восток, </text:span><text:span text:style-name="T970">как бы продолжая отступление человека, после его заключительной битвы </text:span><text:span text:style-name="T971">в Люнебург Хит. </text:span><text:span text:style-name="T972">Он самый жуткий призрак Зоны. </text:span><text:span text:style-name="T973">Он злобен, он наполняет собой удлиняющиеся летние ночи. </text:span><text:span text:style-name="T974">Как заражённый корень он меняется, </text:span><text:span text:style-name="T975">разрастаясь в сторону зимы, белея, </text:span><text:span text:style-name="T976">к безделью и голоду. </text:span><text:span text:style-name="T977">Кого ещё могли избрать 175 себе верховным притеснителем? </text:span><text:span text:style-name="T978">Власть его абсолютна. </text:span><text:span text:style-name="T979">И не подумайте будто он и на самом деле не ждёт, возле разбомблённой и ржавеющей газовой фабрики, </text:span><text:span text:style-name="T980">под винтовыми лестницами, за баками и башнями, </text:span><text:span text:style-name="T981">ждёт первого рассветного <text:s/>карминно-полого посыльного с известиями как прошла ночь. </text:span><text:span text:style-name="T982">Ночь его главнейшая забота, так что емуц должны доложить.</text:span></text:p>
      <text:p text:style-name="P176"><text:span text:style-name="T982">Э</text:span><text:span text:style-name="T886">то призрачное правление тут SS основано </text:span><text:span text:style-name="T983">не столько на том, что узники знали в Доре, </text:span><text:span text:style-name="T984">но на их предположениях о Ракето-структуре в соседнем Mittelwerke. А4, </text:span><text:span text:style-name="T985">по своему, тоже скрывалась за непроходимой стеной, </text:span><text:span text:style-name="T986">что </text:span><text:span text:style-name="T987">от</text:span><text:span text:style-name="T986">деляла реальную боль и ужас </text:span><text:span text:style-name="T987">от призванного мучителя. </text:span><text:span text:style-name="T988">Присутствие </text:span><text:span text:style-name="T987">Вайсман</text:span><text:span text:style-name="T988">а</text:span><text:span text:style-name="T987">/Блисеро </text:span><text:span text:style-name="T988">проникало сквозь стену, </text:span><text:span text:style-name="T989">корёжась, подрагивая, в зловонные казармы нар, </text:span><text:span text:style-name="T990">с тем же переходом в другую форму, как у слов пытающихся пробиться </text:span><text:span text:style-name="T991">сквозь</text:span><text:span text:style-name="T990"> сны. </text:span><text:span text:style-name="T992">То</text:span><text:span text:style-name="T994">го</text:span><text:span text:style-name="T992">, что 175 слышали от своих реальных <text:s/></text:span><text:span text:style-name="T886">SS </text:span><text:span text:style-name="T992">охранников, было достаточно, </text:span><text:span text:style-name="T993">чтобы тут же на сесте возвысить Вайсмана</text:span><text:span text:style-name="T894">—</text:span><text:span text:style-name="T994">те, его собственное элитарное братство, </text:span><text:span text:style-name="T1099">не знали</text:span><text:span text:style-name="T994"> что ждать от этого человека. </text:span><text:span text:style-name="T995">Когда узники о</text:span><text:span text:style-name="T996">казывались поблизости, </text:span><text:span text:style-name="T997">охранники переставали перешёптываться. </text:span><text:span text:style-name="T998">Но отголоски их страха оставались: </text:span><text:span text:style-name="T999">страх не перед Вайсманом лично, </text:span><text:span text:style-name="T1000">но страх самого времени, </text:span><text:span text:style-name="T1001">времени настолько отчаянного, что </text:span><text:span text:style-name="T1100">он</text:span><text:span text:style-name="T1001"> </text:span><text:span text:style-name="T1002">мог теперь ходить по Mittelwerke</text:span><text:span text:style-name="T1001"> </text:span><text:span text:style-name="T1002">как по своей собственности, </text:span><text:span text:style-name="T1003">времени, которое облекло его властью не имевшейся в Аушвице или Бухенвальде,</text:span><text:span text:style-name="T1004">власти недоступной им….</text:span></text:p>
      <text:p text:style-name="P177"><text:span text:style-name="T1004">П</text:span><text:span text:style-name="T886">ри звуках имени Блисеро сейчас, жопа Танаца малость напряглась. </text:span><text:span text:style-name="T1005">Не </text:span><text:span text:style-name="T1007">то</text:span><text:span text:style-name="T1005">, что</text:span><text:span text:style-name="T1007">бы</text:span><text:span text:style-name="T1005"> он </text:span><text:span text:style-name="T1007">подумал</text:span><text:span text:style-name="T1005"> будто и</text:span><text:span text:style-name="T1007">м</text:span><text:span text:style-name="T1005">я <text:s/>подставлено нарочно или ещё там что. Паранойя не главная проблема </text:span><text:span text:style-name="T1006">у</text:span><text:span text:style-name="T1005"> Танаца. </text:span><text:span text:style-name="T1007">Его беспокоит </text:span><text:span text:style-name="T1101">напоминание ему вообще</text:span><text:span text:style-name="T894">—</text:span><text:span text:style-name="T1007">напоминание, что не получил и слова, с того полудня в Хите на запуске 00000, о нынешнем статусе Блисеро</text:span><text:span text:style-name="T894">—</text:span><text:span text:style-name="T1008">жив или мёртв, властитель иль в бегах. </text:span><text:span text:style-name="T1009">Он даже не знает что он предпочёл бы. </text:span><text:span text:style-name="T1007"><text:s/></text:span><text:span text:style-name="T1010">Пока </text:span><text:span text:style-name="T1102">Анубис</text:span><text:span text:style-name="T1010"> </text:span><text:span text:style-name="T1011">держал</text:span><text:span text:style-name="T1010"> свой путь, </text:span><text:span text:style-name="T1012">не </text:span><text:span text:style-name="T1011">нуж</text:span><text:span text:style-name="T1012">но</text:span><text:span text:style-name="T1011"> было выб</text:span><text:span text:style-name="T1012">и</text:span><text:span text:style-name="T1011">рать: </text:span><text:span text:style-name="T1013">память могла остаться настолько далеко позади, </text:span><text:span text:style-name="T1014">что однажды «реальность» больше не будет иметь значения. Конечно, так и было. Конечно, ничего такого не было.</text:span></text:p>
      <text:p text:style-name="P72"><text:span text:style-name="T1014">– </text:span><text:span text:style-name="T1015">Мы </text:span><text:span text:style-name="T1016">думаем</text:span><text:span text:style-name="T1015">, он </text:span><text:span text:style-name="T1016">всё ещё</text:span><text:span text:style-name="T1015">,</text:span><text:span text:style-name="T886">– </text:span><text:span text:style-name="T1015">представитель города говорит Танацу,</text:span><text:span text:style-name="T886">– </text:span><text:span text:style-name="T1015">жив и <text:s/>в бегах. </text:span><text:span text:style-name="T1017">Время от времени до нас доходят слухи о чём-то—</text:span><text:span text:style-name="T1018">вполне совпадает с Блисеро. </text:span><text:span text:style-name="T1019">Так что мы ждём. Он нас найдёт. </text:span><text:span text:style-name="T1020">У него тут заготовка основы власти, его дожидается.</text:span></text:p>
      <text:p text:style-name="P73"><text:span text:style-name="T950">– </text:span><text:span text:style-name="T1021">А если он не останется?</text:span><text:span text:style-name="T886">– </text:span><text:span text:style-name="T1021">чисто из подлости,</text:span><text:span text:style-name="T886">– </text:span><text:span text:style-name="T1021">что если он над вами смеётся и проходит мимо?</text:span></text:p>
      <text:p text:style-name="P74"><text:span text:style-name="T1021">– </text:span><text:span text:style-name="T1022">Тогда у меня нет объяснений,</text:span><text:span text:style-name="T886">– </text:span><text:span text:style-name="T1022">говорящий начинает пятится обратно в дождь,</text:span><text:span text:style-name="T886">– </text:span><text:span text:style-name="T1022">тут просто вера.</text:span></text:p>
      <text:p text:style-name="P178"><text:span text:style-name="T1022">Т</text:span><text:span text:style-name="T886">анац, который клялся, что никогда больше не станет отыскивать Блисеро, </text:span><text:span text:style-name="T1023">ни за что после 00000, ощущает плашмя приставленное лезвие жути. «Кто у вас посыльный?»</text:span><text:span text:style-name="T894">– </text:span><text:span text:style-name="T1023">вскрикивает он.</text:span></text:p>
      <text:p text:style-name="P75"><text:span text:style-name="T1023">– </text:span><text:span text:style-name="T1024">Иди сам,</text:span><text:span text:style-name="T886">– </text:span><text:span text:style-name="T1024">цедится шёпот.</text:span></text:p>
      <text:p text:style-name="P76"><text:span text:style-name="T1024">– </text:span><text:span text:style-name="T1025">Куда?</text:span></text:p>
      <text:p text:style-name="P336">– На газовую фабрику.</text:p>
      <text:p text:style-name="P77"><text:span text:style-name="T1025">– </text:span><text:span text:style-name="T1026">Но у меня сообщение для</text:span><text:span text:style-name="T886">—</text:span></text:p>
      <text:p text:style-name="P337">– Сам передай….</text:p>
      <text:p text:style-name="P179"><text:span text:style-name="T1026">Б</text:span><text:span text:style-name="T886">елый Анубис, уплыл к спасению. </text:span><text:span text:style-name="T1027">А тут позади, за кормой, остались отвергнутые, плывут и тонут, </text:span><text:span text:style-name="T1028">в трясине и на тверди, несчастные пассажиры на закате, что заблудились </text:span><text:span text:style-name="T1029">бродя наобум в отбросах других, в очистках, в тоскливом барахле воспоминаний—</text:span><text:span text:style-name="T1030">всё за что они вынуждены держаться—барахтаясь, путаясь, подымаясь, падая. </text:span><text:span text:style-name="T1031">Люди за бортом и наши общие обломки….</text:span></text:p>
      <text:p text:style-name="P180"><text:soft-page-break/><text:span text:style-name="T1032">Танац остаётся дрожать и злиться в хорошо разошедшемся дожде под аркадой из известняка. </text:span><text:span text:style-name="T1033">Я должен был плыть дальше, хочет он заорать, </text:span><text:span text:style-name="T1034">а вскоре так и делает. «</text:span><text:span text:style-name="T1035">Мне не полагалось </text:span><text:span text:style-name="T1036">быть оставленным с вами отходами….» </text:span><text:span text:style-name="T1037">Где апелляционный суд</text:span><text:span text:style-name="T1028">, </text:span><text:span text:style-name="T1037">что выслушал бы его печальную историю? <text:s/>«</text:span><text:span text:style-name="T1038">Я поскользнулся!» </text:span><text:span text:style-name="T1039">Какой-то кок скопытился в луже элит</text:span><text:span text:style-name="T1040">н</text:span><text:span text:style-name="T1039">ой блевотины и разлил целый </text:span><text:span text:style-name="T1040">оцинкованный </text:span><text:span text:style-name="T1039">ба</text:span><text:span text:style-name="T1040">к кремово-жёлтой куриной тошнотины у правого борта открытой палубы, Танац не увидел, он искал М</text:span><text:span text:style-name="T1041">а</text:span><text:span text:style-name="T1040">ргрету…. </text:span><text:span text:style-name="T1041">Очень жаль, </text:span><text:span text:style-name="T1103">les jeux sont faits</text:span><text:span text:style-name="T1041">, никто не слушает, а </text:span><text:span text:style-name="T1103">Анубис</text:span><text:span text:style-name="T1041"> скрылся. </text:span><text:span text:style-name="T1042">Лучше тут в плавучих обломках, Танац, </text:span><text:span text:style-name="T1043">не угадать кака может попасть золотая рыбка, </text:span><text:span text:style-name="T1044">спроси Оберста Енцина, </text:span><text:span text:style-name="T1045">он знает (есть некий ключ, среди пустошей Мира… </text:span><text:span text:style-name="T1046">и его не найти на бело</text:span><text:span text:style-name="T1048">м</text:span><text:span text:style-name="T1046"> </text:span><text:span text:style-name="T1104">Анубис</text:span><text:span text:style-name="T1105">е,</text:span><text:span text:style-name="T1046"> </text:span><text:span text:style-name="T1047">потому что всё ценное они </text:span><text:span text:style-name="T1048">бросают за </text:span><text:span text:style-name="T1046">борт</text:span><text:span text:style-name="T1048">)</text:span><text:span text:style-name="T1026">.</text:span></text:p>
      <text:p text:style-name="P181"><text:span text:style-name="T1026">И</text:span><text:span text:style-name="T886">так</text:span><text:span text:style-name="T894">—</text:span><text:span text:style-name="T886">Танац на газовой фабрике, перед осмоленной стеной, </text:span><text:span text:style-name="T1049">макрельные глазищи вылупились из мокрой шерсти воротниковой тени, всё чёрно-белое, испуган по полной, </text:span><text:span text:style-name="T1050">дыхание дымится из уголков его рта, когда </text:span><text:span text:style-name="T1051">зелень рассвета занимается там среди </text:span><text:span text:style-name="T1106">gassen</text:span><text:span text:style-name="T1051">.</text:span><text:span text:style-name="T1106"> </text:span><text:span text:style-name="T1107">Его тут не будет, он просто мёртв</text:span><text:span text:style-name="T1052"> просто мёртв? </text:span><text:span text:style-name="T1053">Чем тут не «интерфейс»? сообщающаяся <text:s/>поверхность </text:span><text:span text:style-name="T1054">для </text:span><text:span text:style-name="T1053">двух миров… </text:span><text:span text:style-name="T1055">конечно, но </text:span><text:span text:style-name="T1108">которых двух</text:span><text:span text:style-name="T1055">? </text:span><text:span text:style-name="T1056">И не приходится рассчитывать ни на какой позитивизм, </text:span><text:span text:style-name="T1057">не спасёт, он не срабатывал даже ещё в Берлине, </text:span><text:span text:style-name="T1058">до Войны, на посиделках у Петера Сачсы… </text:span><text:span text:style-name="T1059">он только мешал, раздражал остальных… </text:span><text:span text:style-name="T1060">ширма из слов между ним и сверхъестественным всегда была лишь тактическим ходом… </text:span><text:span text:style-name="T1061">никогда не давала чувствовать себя свободн</text:span><text:span text:style-name="T1062">ее</text:span><text:span text:style-name="T1061"> от… </text:span><text:span text:style-name="T1063">А теперь в этом даже ещё меньше смысла. Он знает, что Блисеро есть.</text:span></text:p>
      <text:p text:style-name="P182"><text:span text:style-name="T1063">Э</text:span><text:span text:style-name="T886">то не было сном. </text:span><text:span text:style-name="T1064">Тебе же хочется чтоб было. </text:span><text:span text:style-name="T1065">Ещё одна горячка, что рано или поздно пройдёт, </text:span><text:span text:style-name="T1066">отпуская тебя в холодную реальность комнаты… </text:span><text:span text:style-name="T1067">ты не обязан исполнять то долгое запутанное задание, </text:span><text:span text:style-name="T1068">вовсе нет, </text:span><text:span text:style-name="T1069">пойми, это только горячка… </text:span><text:span text:style-name="T1070">это не наяву….</text:span></text:p>
      <text:p text:style-name="P183"><text:span text:style-name="T1070">Н</text:span><text:span text:style-name="T886">а этот раз наяву, Блисеро, живой или мёртвый, реален. </text:span><text:span text:style-name="T1071">Танац, сейчас малость чокнутый от страха, </text:span><text:span text:style-name="T1072">хочет спровоцировать его, он больше не в силах ждать, </text:span><text:span text:style-name="T1073">он хочет знать что призовёт Блисеро через интерфейс. </text:span><text:span text:style-name="T1074">Какой визг, какое виляние покорной жопы может привлечь его обратно….</text:span></text:p>
      <text:p text:style-name="P184"><text:span text:style-name="T1074">Н</text:span><text:span text:style-name="T886">о это привлекло лишь Русскую п</text:span><text:span text:style-name="T1075">о</text:span><text:span text:style-name="T886">лицию. </text:span><text:span text:style-name="T1075">Имеется рабочее соглашение </text:span><text:span text:style-name="T1076">о невыходе за <text:s/>пределы 175-Штадта, </text:span><text:span text:style-name="T1077">о котором конечно же никто не сказал Танацу. </text:span><text:span text:style-name="T1078">Газовая фабрика пользовалась дурной славой места шумных сходняков пока Русские не провели серию массовых облав. </text:span><text:span text:style-name="T1079">Последний гаснущий отголосок Хорала 175-Штадта скачет прочь по дороге распевая некий жуткий салют педерастии, типа,</text:span></text:p>
      <text:p text:style-name="P338"/>
      <text:p text:style-name="P705">Ямси-намси ути-вути <text:s text:c="2"/>лёли-лёли йе</text:p>
      <text:p text:style-name="P679"><text:span text:style-name="T1079">У</text:span><text:span text:style-name="T886">ж если </text:span><text:span text:style-name="T1080">я</text:span><text:span text:style-name="T886"> дегенерат, то </text:span><text:span text:style-name="T1080">ты</text:span><text:span text:style-name="T886"> тем более….</text:span></text:p>
      <text:p text:style-name="P329"/>
      <text:p text:style-name="P330">– <text:span text:style-name="T1141">Теперь тут попадаетесь только вы туристы,</text:span>– <text:span text:style-name="T1142">грит лощёный гражданский с белым платочком в его нагрудном кармане, хмыкая в тени полей своей шляпы.</text:span>– <text:span text:style-name="T1143">И, когда-никогда, шпион, конечно.</text:span></text:p>
      <text:p text:style-name="P331">– <text:span text:style-name="T1144">Это не я,</text:span>– <text:span text:style-name="T1144">грит Танац.</text:span></text:p>
      <text:p text:style-name="P331">– <text:span text:style-name="T1144">Не ты, да? А ну-ка расскажи подробнее.</text:span></text:p>
      <text:p text:style-name="P333">Такое вот попадалово по полной. Меньше чем за полдня, Танац перешёл от можно не беспокоиться, ни даже <text:span text:style-name="T108">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145">каково</text:span> быт<text:span text:style-name="T1145">ь</text:span> отвергнутым: <text:span text:style-name="T1145">ему не избежать последствий того, что сам себе подставит, разве что по случайности.</text:span></text:p>
      <text:p text:style-name="P334">Например, на окраине Штеттина, случайно, группа Польских партизан, только что вернувшись из Лондона, <text:span text:style-name="T1147">по ошибке </text:span>прин<text:span text:style-name="T1147">имают</text:span> полицейскую машину за ту, что перевозила <text:span text:style-name="T1146">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332">– <text:span text:style-name="T1147">Не я,</text:span>– <text:s/><text:span text:style-name="T1147">грит Танац.</text:span></text:p>
      <text:p text:style-name="P332">– <text:span text:style-name="T1147">Блядь. Он прав.</text:span></text:p>
      <text:p text:style-name="P335"><text:soft-page-break/>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339">Неделями он едет на товарняках, вися по очереди снаружи назначенного <text:s/>вагона, <text:span text:style-name="T1148">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169">Soldbuch</text:span><text:span text:style-name="T1148">,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Его дневную пайку хлеба забирает ПеэЛ меньше него, но с </text:span><text:span text:style-name="T169">видом</text:span><text:span text:style-name="T1148">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169">лицом</text:span><text:span text:style-name="T1148">, прозрачность, </text:span><text:span text:style-name="T169">истинный свет того</text:span><text:span text:style-name="T1148">….</text:span></text:p>
      <text:p text:style-name="P341">Мало-помалу, его припоминание того ракетного запуска в Хите становится отчётливей. <text:span text:style-name="T1149">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170">сейчас</text:span><text:span text:style-name="T1149"> там мельница не отражается, в нём отражена бутылка джина. Никакой бутылки джина тут в Хите тоже нет. <text:s/>Но ведь ветряк </text:span><text:span text:style-name="T170">отражался</text:span><text:span text:style-name="T1149">. Как же так? Возможно ли что </text:span><text:soft-page-break/><text:span text:style-name="T1149">глаза Блисеро, в которых Грета Ердман видела карты его Царства, для Танаца отражают прошлое? </text:span><text:span text:style-name="T170">Такое и впрямь</text:span><text:span text:style-name="T1149">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170">Wandervogel</text:span><text:span text:style-name="T1149">,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170">как раз когда удар обрушивается</text:span><text:span text:style-name="T1149"> ему на череп… что может быть лучше этого? Плач, что прорывается в твоей груди </text:span><text:span text:style-name="T170">затем</text:span><text:span text:style-name="T1149">,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170">это убьёт тебя если</text:span><text:span text:style-name="T1149">—)</text:span></text:p>
      <text:p text:style-name="P342">Он рассказывает об этом <text:span text:style-name="T108">Schwarzkommando</text:span> сейчас, об этом и многом другом. <text:span text:style-name="T1150">Спустя неделю ора <text:s/>я знаю, выкриков я видел </text:span><text:span text:style-name="T171">Schwarzgerät</text:span><text:span text:style-name="T1150">,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171">Erdschweinhöhle, </text:span><text:span text:style-name="T1151">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342"/>
      <text:p text:style-name="P706">Просто лох-что-ни-разу-не-выиграл, в любви,</text:p>
      <text:p text:style-name="P707">Хоть-играет, <text:span text:style-name="T1152">почти-каж’,ду ночь...</text:span></text:p>
      <text:p text:style-name="P708">Баран-для-стрижки-Тем, Наверху,</text:p>
      <text:p text:style-name="P709">Кто карты-сдаёт, что можно, что нет….</text:p>
      <text:p text:style-name="P710">О лох никогда не-поставит-всё, <text:span text:style-name="T1153">и-он никогда-не-играет ва-банк,</text:span></text:p>
      <text:p text:style-name="P711">Он знает хоть-раз-<text:span text:style-name="T1154">не-вышло</text:span>, <text:span text:style-name="T1154">то можешь все-гда проиграть-опять!</text:span></text:p>
      <text:p text:style-name="P712">Прото овца в игре, в любви…</text:p>
      <text:p text:style-name="P713">Ночь за ночью остаётся <text:span text:style-name="T1155">о-о-о-дин!</text:span></text:p>
      <text:p text:style-name="P343"/>
      <text:p text:style-name="P344">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156">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172">одно и то же</text:span><text:span text:style-name="T1156">….</text:span></text:p>
      <text:p text:style-name="P345">Он проиграл Блисеро, но это было уже не совсем реальным. <text:span text:style-name="T1157">После последнего пуска, забытые ночные часы пути в Гамбург, перелёт из Гамбурга в Бидгошч на краденом Р-51 Мустанге, было </text:span><text:soft-page-break/><text:span text:style-name="T1157">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346">Танац <text:span text:style-name="T1158">в самом деле</text:span> задавался вопросом: <text:span text:style-name="T1158">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347">И: «Да как мне любить их?»</text:p>
      <text:p text:style-name="P348">Но ответа нет от Блисеро. <text:span text:style-name="T1159">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349">Они помогут ему разобраться. <text:span text:style-name="T108">Erdschweinhöhlers </text:span>будут сидеть всю ночь <text:span text:style-name="T1160">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173">что-то</text:span><text:span text:style-name="T1160">—к Ракете. Это то самое «что-то», которое сейчас проясняет Ангел Танац, каждому по своему, для всех слушающих.</text:span></text:p>
      <text:p text:style-name="P350">Ко времени когда он умолкнет, <text:span text:style-name="T1161">они будут все знать чем был </text:span><text:span text:style-name="T174">Schwarzgerät</text:span><text:span text:style-name="T1161">,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174">Erdschweinhöhle</text:span><text:span text:style-name="T1161">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174">так</text:span><text:span text:style-name="T1161">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351">… <text:span text:style-name="T1162">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175">Schwarzkommando</text:span><text:span text:style-name="T1162">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175">я</text:span><text:span text:style-name="T1162">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353"><text:soft-page-break/>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352"><draw:frame draw:style-name="fr1" draw:name="Image7" text:anchor-type="paragraph" svg:width="6.9252in" svg:height="0.3661in" draw:z-index="2"><draw:image xlink:href="Pictures/1000000000000B720000009B428C9716555D8079.png" xlink:type="simple" xlink:show="embed" xlink:actuate="onLoad" loext:mime-type="image/png"/></draw:frame></text:p>
      <text:p text:style-name="P354">Нежданно-негаданно, эта <text:span text:style-name="T1165">страна</text:span> приятн<text:span text:style-name="T1165">ой</text:span>, да, когда втянешься, вполне приятная вообще-то. <text:span text:style-name="T1163">Даже хотя тут есть есть и негодяй, опасный как смерть. Это типичный для Американского подростка собственный </text:span><text:span text:style-name="T176">Отец</text:span><text:span text:style-name="T1163">,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355">Он весёлый и достаточно <text:span text:style-name="T1164">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356">Тут это гигантский завод-государство, Город Будущего полный предсказанных в 1930-е покатых фасадов и опоясанных балконами небоскрёбов, <text:span text:style-name="T1166">стройных хромовых кариатид в короткой 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357">Далеко внизу тысячи детей бегают по дворам полным ветра <text:span text:style-name="T1167">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178">фокусами</text:span><text:span text:style-name="T1167">!)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177">это настоящий пистолет</text:span><text:span text:style-name="T1167">, это настоящая пуля зинннггг! Неплохая попытка Папаша, но ты не такой резкий как Парень сегодня!</text:span></text:p>
      <text:p text:style-name="P358">Вперед на спасение Светлой Минутки, которого выдернули из суточных 24 коллеги Отца, <text:span text:style-name="T1168">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359">Бинг вскакивает пацан в ве<text:span text:style-name="T1170">р</text:span>тящейся бини, вручает Слотропу ещё сообщение и уматывает прочь. «<text:span text:style-name="T1169">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text:span><text:soft-page-break/><text:span text:style-name="T1169">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179">Мар-селя</text:span><text:span text:style-name="T1169">,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179">кожи</text:span><text:span text:style-name="T1169">, мэн!» ну так Марсель не только задолбал его по полной насчёт кожи, кожи во </text:span><text:span text:style-name="T179">всех</text:span><text:span text:style-name="T1169"> её смыслах, о нет это лишь поверхностно, </text:span><text:span text:style-name="T179">затем</text:span><text:span text:style-name="T1169">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360">Но где внутри Марселя карлик Гроссмейстер, <text:span text:style-name="T1171">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180">всех</text:span><text:span text:style-name="T1171">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361">Такая вот отличная команда готов<text:span text:style-name="T1174">ятся</text:span> выступить за Светлой<text:span text:style-name="T1171">—</text:span>что говоришь? какой у Слотропа особый дар и Фатальный Недостаток? О, <text:span text:style-name="T108">д</text:span><text:span text:style-name="T181">’</text:span><text:span text:style-name="T108"> брось</text:span><text:span text:style-name="T1171">—</text:span>э, <text:span text:style-name="T1173">за Светлой Минуткой, собирают своё снаряжение, Мёртл мечется туда-сюда, материализует то да сё:</text:span></text:p>
      <text:p text:style-name="P362">Мост Золотые Ворота («Ну, как, подойдёт?»<text:span text:style-name="T648">– «</text:span>Э, давай посмотрим тот, опять, а? С теми, знаешь э...»<text:span text:style-name="T648">– «</text:span>Бруклинский?»<text:span text:style-name="T648">– </text:span>что-то вроде старомодного переглядывания,<text:span text:style-name="T648">– «</text:span>Бруклинский Мост?»<text:span text:style-name="T648">– «</text:span>Да, тот самый, с такими торчащими… как там их...»)</text:p>
      <text:p text:style-name="P363">Бруклинский Мост («Понимаешь, для сцены погони, Мёртл, <text:span text:style-name="T1175">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364">Пара изысканно элегантных Рол-Ройсов <text:span text:style-name="T1176">(«Хватит дурачиться, Мёртл, мы уже договорились, правда же? Никаких автомобилей...»)</text:span></text:p>
      <text:p text:style-name="P365"><text:soft-page-break/>Пластмассовый самокатик для малышей («О хорошо, я знаю, что ты не уважаешь меня как лидера, но послушай, может будем посерьёзнее...»)</text:p>
      <text:p text:style-name="P366">Чему тут удивляться, что трудно быть уверенным в этих идиотах как они каждый день выходят против Пагубного Папаши? <text:span text:style-name="T1177">Тут никакого прямого подчинения, ни линий власти ни сотрудничества. Решения никогда по сути </text:span><text:span text:style-name="T182">не принимаются</text:span><text:span text:style-name="T1177">—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182">безудержно вялым</text:span><text:span text:style-name="T1177">?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text:span></text:p>
      <text:p text:style-name="P366"/>
      <text:p text:style-name="P714">Как ты приятель, как ты сосед?</text:p>
      <text:p text:style-name="P714">Трудно же<text:span text:style-name="T648">—</text:span>признайся, дай честный ответ<text:span text:style-name="T648">—</text:span></text:p>
      <text:p text:style-name="P714">Жить день-за-днём и молчать</text:p>
      <text:p text:style-name="P714">Ни улыбнуться кому-то, ни слова поддержки сказать?</text:p>
      <text:p text:style-name="P714">Скажу тебе прямо, друг</text:p>
      <text:p text:style-name="P714">Всё может рухнуть вокруг<text:span text:style-name="T648">—</text:span></text:p>
      <text:p text:style-name="P714">Пока мы рядом в пути, </text:p>
      <text:p text:style-name="P714">Поможем друг другу идти</text:p>
      <text:p text:style-name="P715">И может станет светлее!</text:p>
      <text:p text:style-name="P715">Ну, так вс<text:span text:style-name="T1172">’</text:span> вместе!</text:p>
      <text:p text:style-name="P340"/>
      <text:p text:style-name="P367">Пока 4 снаряжается, голоса продолжают петь <text:span text:style-name="T1178">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368"><text:span text:style-name="T1178"><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782">½ </text:span><text:span text:style-name="T783">секунды мерцания старого общительного холодильника, что гундит на Рефрижераторно-Бостонском диалекте, «</text:span><text:span text:style-name="T784">Да-давай, Тайран, заваливай, тута харашо и уютна в маём живате, стока вкусняшак, как та Мавкси али та Бэби Рат….», </text:span><text:span text:style-name="T785">бродит теперь среди головокружительно глубинных полок и продуктовых гор или продуктовых городов Хладолэнда </text:span><text:span text:style-name="T786">(но осторожней, может </text:span><text:span text:style-name="T787">приключиться</text:span><text:span text:style-name="T786"> и </text:span><text:span text:style-name="T787">явно </text:span><text:span text:style-name="T786">Фашистское</text:span><text:span text:style-name="T785"> <text:s/></text:span><text:span text:style-name="T786">тут, </text:span><text:span text:style-name="T787">за расцвечено конфетной массой термодинамический элитизм в своей чистейшей форме</text:span><text:span text:style-name="T788">—</text:span><text:span text:style-name="T789">лампочки могут смениться свечами, а </text:span><text:soft-page-break/><text:span text:style-name="T789">радиоприёмники у</text:span><text:span text:style-name="T790">м</text:span><text:span text:style-name="T789">олкнуть</text:span><text:span text:style-name="T787">, </text:span><text:span text:style-name="T790">но основная футкци Сети в данной Системе холодильничная: замораживать обратно беспорядочные циклы дня, </text:span><text:span text:style-name="T791">чтобы хранить этот мирок без запаха, </text:span><text:span text:style-name="T792">этот куб неизменности), </text:span><text:span text:style-name="T793">взбирается на кряжи петрушки, где стакашки из сыра высятся лоснясь на средней удалённости, </text:span><text:span text:style-name="T794">поскальзывается на блюде с маслом, вжирается в арбуз до кожуры, </text:span><text:span text:style-name="T795">чувствует себя жёлтым и ярким, пока ты чуть не задел бананы, заглядевшись вниз на </text:span><text:span text:style-name="T796">проступившую прозелень плесени </text:span><text:span text:style-name="T797">в покрытой коркой территории старой уже </text:span><text:span text:style-name="T798">больше </text:span><text:span text:style-name="T797">не опозн</text:span><text:span text:style-name="T798">а</text:span><text:span text:style-name="T797">ваемой кастрюли</text:span><text:span text:style-name="T788">—</text:span><text:span text:style-name="T800">бананы</text:span><text:span text:style-name="T798">! </text:span><text:span text:style-name="T799">кт-кто <text:s/>положил бананы</text:span><text:span text:style-name="T788">—</text:span></text:p>
      <text:p text:style-name="P340"/>
      <text:p text:style-name="P716">В-мор о зил-ку!</text:p>
      <text:p text:style-name="P716">О нет-нет-нет, нет-нет-нет!</text:p>
      <text:p text:style-name="P169"/>
      <text:p text:style-name="P185">Чиквити Банана грит так нельзя! <text:span text:style-name="T1179">Случится что-то страшное! Кто мог это сделать? Не может быть что Мама, и Хоган </text:span><text:span text:style-name="T183">влюблён</text:span><text:span text:style-name="T1179">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183"> пока на ней её шляпа</text:span><text:span text:style-name="T1179">,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78">– <text:span text:style-name="T1180">Хорошо удумал, босс.</text:span></text:p>
      <text:p text:style-name="P78">– <text:span text:style-name="T1180">Салют, Мёртл, сам не знаю что случилось…</text:span></text:p>
      <text:p text:style-name="P79">– <text:span text:style-name="T1181">А когда ты знал? Хватайся за мою накидку.</text:span></text:p>
      <text:p text:style-name="P186">Вжиик<text:span text:style-name="T648">—</text:span></text:p>
      <text:p text:style-name="P80">– <text:span text:style-name="T1182">Уфф. Ладно, грит Слотроп,</text:span>– <text:span text:style-name="T1183">э, так мы всё…</text:span></text:p>
      <text:p text:style-name="P81">– <text:span text:style-name="T1183">Та Светлая Минутка возможно уже за несколько световых лет отсюда,</text:span>– <text:span text:style-name="T1183">грит Мёрт,</text:span>– <text:span text:style-name="T1183">а у тебя сопля висит сосулькой </text:span><text:span text:style-name="T10">и́</text:span><text:span text:style-name="T1183">з носу.</text:span>– <text:span text:style-name="T1184">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185">Блядь!»</text:span>– <text:span text:style-name="T1185">вопит Максимилиан <text:s/>Слотропу,</text:span>– «<text:span text:style-name="T1185">Медленное Переползание, Загородное </text:span><text:span text:style-name="T184">Напра</text:span><text:span text:style-name="T1185">вление! Чё за хуйня, нам </text:span><text:span text:style-name="T184">плыть</text:span><text:span text:style-name="T1185"> теперя или блядь как?»</text:span></text:p>
      <text:p text:style-name="P82">– <text:span text:style-name="T1186">Ээ, Мёртл,</text:span>– <text:span text:style-name="T1186">Слотроп подкатывает к МЧ в её золотом ободке малость заискивающе,</text:span>– <text:span text:style-name="T1187">э, как ты считаешь, ты могла бы...</text:span>–<text:span text:style-name="T1187">Исусе, у них всякий раз прогон одной и той этой рутины—как же Мёртл охота, чтоб Слотроп заткнул это пустое сюсюканье <text:s/>и был </text:span><text:span text:style-name="T185">мужчиной</text:span><text:span text:style-name="T1187"> хоть раз! Она закуривает сигарету, даёт ей свесится из уголка рта, подбоченивается в бедро с другого бока и вздыхает: «Да ясно»,</text:span>– <text:span text:style-name="T1188">просто зла уже не хватает с этим мудилой</text:span>—</text:p>
      <text:p text:style-name="P187">И <text:span text:style-name="T108">Los!</text:span> чудо сотворилось, они теперь мчатся по коридоро-улицам Ракетен-Штадта подобно длинношеему морскому чудовищу. <text:span text:style-name="T1189">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190">лоснящегося чудовища в круизе по </text:span><text:soft-page-break/><text:span text:style-name="T1190">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188">В первый раз сейчас становится ясно, что 4 и Отеческий заговор не полностью заполняют свой мир. <text:span text:style-name="T1191">Их борьба не единственная, и даже не окончательная. Действительно, здесь не только много </text:span><text:span text:style-name="T186">других</text:span><text:span text:style-name="T1191"> борьб, но здесь имеются также и </text:span><text:span text:style-name="T186">зрители</text:span><text:span text:style-name="T1191">,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11">о́</text:span><text:span text:style-name="T1191">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189">Это ещё что? <text:span text:style-name="T1192">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187">значительная</text:span><text:span text:style-name="T1192"> часть жизни часов тёмной стороны в Ракетен-Штадте. Возможности каких-то парадоксов тут, правда же, меньше, чем вам кажется.</text:span></text:p>
      <text:p text:style-name="P190">Максимилиан далеко внизу на дне оркестровой ямы прикидывается музыкантом на альт-саксафоне, <text:span text:style-name="T1193">укомплектован Книгой Интеллектуальной Уборной, </text:span><text:span text:style-name="T188">Мудрость Великих Лётчиков-Камикадзе</text:span><text:span text:style-name="T1193">, с иллюстрациями от Волт Дисней—визжащие, волосо-носые, передние зубы белым двуграником, раскосые глаза (продлённой, тщательно </text:span><text:span text:style-name="T188">заокругленной</text:span><text:span text:style-name="T1193"> формы), круглые чёрно-лакричные собачьи носы </text:span><text:span text:style-name="T188">Япошек</text:span><text:span text:style-name="T1193">,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text:span><text:soft-page-break/><text:span text:style-name="T1193">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188">той</text:span><text:span text:style-name="T1193"> сучарой и ещё не вздумай козырять пушкой на </text:span><text:span text:style-name="T188">собирушках</text:span><text:span text:style-name="T1193">,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191">Ну, в этом-то вся сердцевина: <text:span text:style-name="T1194">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191"/>
      <text:p text:style-name="P581">Прослушка на Низких Частотах</text:p>
      <text:p text:style-name="P192">Германские подводные лодки выходили а связь на волне в 28 000 метров, что округляется примерно в 10 килоциклов. <text:span text:style-name="T1195">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193">Смотрителем Антенны служит Свидетель Иеговы по фамилии Рохр. Он только что из лагеря Равенсбрюк, пробыв та с 36-го (или 37-го, он уже не помнит). <text:span text:style-name="T1196">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198">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83">– <text:span text:style-name="T1197">Прошлой ночью кто-то опять умирал,</text:span>– <text:span text:style-name="T1197">рассказывает Рохр Слотропу,</text:span>– <text:span text:style-name="T1197">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84">– <text:span text:style-name="T1198">Мои старики были конгрегационалисты,</text:span>– <text:span text:style-name="T1198">вставляет Слотроп, так думаю.</text:span>– <text:span text:style-name="T1199">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84"/>
      <text:p text:style-name="P582">Письмо Мамы Слотропа Послу Кеннеди</text:p>
      <text:p text:style-name="P194"><text:soft-page-break/>Ну <text:span text:style-name="T108">приветули</text:span> Джо <text:span text:style-name="T1200">как ты там. Слушай: Джу-зепе—мы запереживались про нашего младшего опять. Мог бы ты побеспокоить тех старых Лондонских знакомцев просто </text:span><text:span text:style-name="T189">ещё разок</text:span><text:span text:style-name="T1200">?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195">О, и Хозей (ой-ой, не обращайте внимание, перо просто поскользнулось, как видите! Капризная Наллин на своём <text:span text:style-name="T108">третьем</text:span> мартини, позволим вам заметить). <text:span text:style-name="T1201">Папаня и я слушали твою замечательную речь на заводе ДжЭл на прошлой неделе. Ты в ударе, Мистер К! До чего верно! Мы </text:span><text:span text:style-name="T190">должны</text:span><text:span text:style-name="T1201"> модернизировать в Массачусетсе, или будет всё хуже и хуже. У них голосование о забастовке </text:span><text:span text:style-name="T190">тут</text:span><text:span text:style-name="T1201"> на следующей неделе. Разве ВКТ создали не затем чтобы </text:span><text:span text:style-name="T190">не допускать</text:span><text:span text:style-name="T1201">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190">кажется</text:span><text:span text:style-name="T1201">,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190">пока</text:span><text:span text:style-name="T1201">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text:span></text:p>
      <text:p text:style-name="P196">О, ладно. Прочь ворчливые старые мысли! Пошли вон! <text:span text:style-name="T1202">Мартини Номер Четыре на подходе!</text:span></text:p>
      <text:p text:style-name="P197">Джек, хороший мальчик. <text:span text:style-name="T1203">Правда, я люблю Джека как Хогана и Тайрона, просто как сына, моего собственного сына. Я даже люблю его как </text:span><text:span text:style-name="T191">не</text:span><text:span text:style-name="T1203"> люблю своих сыновей, ха-ха! (она квохчет) но я ведь нехорошая старая бэби, сам знаешь. Такие как я безнадёжны….</text:span></text:p>
      <text:p text:style-name="P197"/>
      <text:p text:style-name="P583">О Фразе «Назад Жопой»</text:p>
      <text:p text:style-name="P85">– <text:span text:style-name="T1204">Кое-что я никогда не понимал в вашем языке, Янки хряк.</text:span>– <text:span text:style-name="T1205">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206">зелёный, например, зелень старой статуи в лиственных сумерках.</text:span></text:p>
      <text:p text:style-name="P86">– <text:span text:style-name="T1207">Канешша,</text:span>– <text:span text:style-name="T1207">отвечает Слотроп,</text:span>– <text:span text:style-name="T1207">те ахота учить Аглиски, моя учить тя Аглиски. Спрашуй шо хошь, капустник.</text:span>– <text:span text:style-name="T1208">Это в точности тот вид широкого предложения услуг, из-за которого Слотроп вечно попадает впросак.</text:span></text:p>
      <text:p text:style-name="P87">– <text:span text:style-name="T1209">Почему вы говорите про какой-нибудь облом</text:span>—<text:span text:style-name="T1209">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88">– <text:span text:style-name="T1210">Ух,</text:span>– <text:span text:style-name="T1210">грит Слотроп.</text:span></text:p>
      <text:p text:style-name="P89">– <text:span text:style-name="T1211">Это одна из многих Американских Загадок,</text:span>– <text:span text:style-name="T1211">вздыхает Кислота,</text:span>– <text:span text:style-name="T1212">я хотел бы, чтоб мне разъяснили. Не ты, как видно.</text:span></text:p>
      <text:p text:style-name="P199">У Кислоты до хрена жёлчи придираться к языку других людей вот так вот. Однажды ночью, ещё когда он был форточником, <text:span text:style-name="T1213">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text:span><text:soft-page-break/><text:span text:style-name="T1213">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192">Hübsch Räuber! Hübsch Räuber</text:span><text:span text:style-name="T1213">!»» что означает «Красавчик грабитель! Красавчик грабитель!» ноона не может выговорить тех умлаутов. Так что получается «</text:span><text:span text:style-name="T192">Hubschrauber! Hubschrauber!</text:span><text:span text:style-name="T1213">»,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192">Deutschland, </text:span><text:span text:style-name="T108">Deutschland Über Alles</text:span>» <text:span text:style-name="T1214">вот уже четыре часа кряду, раз за разом пропускает ноты, заёбывается с ритмом, с дыханием…</text:span><text:span text:style-name="T193"> ü . . . berall... es... indie... ie…</text:span><text:span text:style-name="T1214"> потом долгаядолгая пауза, ну давай уже падла, найди её, ты можешь—</text:span><text:span text:style-name="T193">Welt</text:span><text:span text:style-name="T1214">, фальшиво, ах, сразу поправил… через всё это до него доносится крик </text:span><text:span text:style-name="T193">Hubschrauber</text:span><text:span text:style-name="T1214">,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193">мы видим тебя сверху бежать некуда это твой последний закоулок твоё последнее убежище от торнадо</text:span><text:span text:style-name="T194">) </text:span><text:span text:style-name="T1215">сидеть у себя и не вмешиваться? Он остаётся у себя и не вмешивается. Впоследствии он станет «Шпёри» из исповеди Ахтфадена перед </text:span><text:span text:style-name="T194">Schwarzkommando</text:span><text:span text:style-name="T1215">.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194">Liebchen</text:span><text:span text:style-name="T1215">,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90">– «<text:span text:style-name="T1216">Жопа» просто для усиления,</text:span>– <text:span text:style-name="T1216">предлагает теперь Моряк Бодвайн,</text:span>– <text:span text:style-name="T1217">говорят же «пьяный в жопу», «тупой в жопу»—ну, когда что-то очень не так, по аналогии говоришь «назад жопой».</text:span></text:p>
      <text:p text:style-name="P91">– <text:span text:style-name="T1218">Но «назад жопой» с усилением становится «назад жопой в жопу»,</text:span>– <text:span text:style-name="T1218">возражает Кислота.</text:span></text:p>
      <text:p text:style-name="P92">– <text:span text:style-name="T1219">Но зато не делает «жопой наперёд»,</text:span>– <text:span text:style-name="T1219">моргает Бодайн с неподдельно дрогнувшим голосом, как будто <text:s/>кто-то хочет его ударить</text:span>—<text:span text:style-name="T1220">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00">Кислота тем временем погрузился <text:span text:style-name="T1221">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text:span><text:soft-page-break/><text:span text:style-name="T1221">по вечерней звезде, надеясь сердцем, что это у неё просто очередной взбрык, пожалуйста, всего лишь взбрык, пусть пройдёт в течение суток </text:span><text:span text:style-name="T195">просто ещё </text:span><text:span text:style-name="T196">только </text:span><text:span text:style-name="T195">раз</text:span><text:span text:style-name="T1221">, пишет он на каждом косяке на сон грядущий, </text:span><text:span text:style-name="T195">и всё я больше не попрошу, буду стараться сдерживаться, ты меня знаешь, не суди слишком строго, пожалуйста…</text:span><text:span text:style-name="T1221"> но сколько таких взбрыков может ещё <text:s/>быть? </text:span><text:span text:style-name="T195">Один</text:span><text:span text:style-name="T1221"> из них станет последним. <text:s/>Всё так же продолжает он <text:s/>ии-ии-оо-оо-вить с Россини, лучась своим гнусным, тощим, живущим-на </text:span><text:span text:style-name="T1223">самом-</text:span><text:span text:style-name="T1224">краю улично-долголетием, </text:span><text:span text:style-name="T1225">нет он не может похоже остановиться, </text:span><text:span text:style-name="T1226">это привычка старика, он ненавидит себя, </text:span><text:span text:style-name="T1227">но это просто на него находит, сколько бы не пытался </text:span><text:span text:style-name="T1228">уделять</text:span><text:span text:style-name="T1227"> внимани</text:span><text:span text:style-name="T1228">я этой проблеме, </text:span><text:span text:style-name="T1229">он не может не срываться обратно в чарующую каденцию…. </text:span><text:span text:style-name="T1230">Моряк Бодвайн понимает, и </text:span><text:span text:style-name="T1231">он пытается</text:span><text:span text:style-name="T1230"> помочь. </text:span><text:span text:style-name="T1232">Для вызывания пригодной помехи он скомпоновал свою собственную </text:span><text:span text:style-name="T1234">контр</text:span><text:span text:style-name="T1232">-каденцию, </text:span><text:span text:style-name="T1233">на манер тех других поп мелодий </text:span><text:span text:style-name="T1237">с классически крутыми названиями 1945-го («Моя прелюдия к Поцелую», «Симфония многоэтажки»)</text:span><text:span text:style-name="T1238">—</text:span><text:span text:style-name="T1237">при каждом удобном случае, Бодвайн станет напевать её еженедельным новосёлам, Лалли только что </text:span><text:span text:style-name="T1240">явившийся </text:span><text:span text:style-name="T1237">из Любека, </text:span><text:span text:style-name="T1239"><text:s/></text:span><text:span text:style-name="T1237">Сандра убежавшая с Кляйнбургерштрассе, </text:span><text:span text:style-name="T1240">и тут как тут </text:span><text:span text:style-name="T1241">негодник </text:span><text:span text:style-name="T1240">Бодайн </text:span><text:span text:style-name="T1241">со своей гитарой </text:span><text:span text:style-name="T1240">выписывает следом вихляя </text:span><text:span text:style-name="T1241">тазовою костью</text:span><text:span text:style-name="T1240"> </text:span><text:span text:style-name="T1242">по коридору </text:span><text:span text:style-name="T1240">за </text:span><text:span text:style-name="T1241">каждым непослушным уклонистом, </text:span><text:span text:style-name="T1242">каждому представлена небольшая сексопреступная фантазия ао плоти, поёт и выдаёт переборы трогательного исполнения каденции:</text:span></text:p>
      <text:p text:style-name="P621"/>
      <text:p text:style-name="P584"><text:span text:style-name="T1242">М</text:span><text:span text:style-name="T1222">оя Каденция Торчка</text:span></text:p>
      <text:p text:style-name="P201">Если слышишь, что «коробка» звенит,</text:p>
      <text:p text:style-name="P201">Каждая струна о страсти говорит,</text:p>
      <text:p text:style-name="P202">Знай это МОЯ КАДЕНЦИЯ ТОРЧКА-А-А-А-А!</text:p>
      <text:p text:style-name="P202"/>
      <text:p text:style-name="P680">Мелодия крутая такая,</text:p>
      <text:p text:style-name="P680">Откуда берётся, я не знаю</text:p>
      <text:p text:style-name="P680">(х-ха!) Это просто МОЯ КАДЕНЦИЯ ТОРЧКА(А)-А-А-А-А!</text:p>
      <text:p text:style-name="P91"/>
      <table:table table:name="Table1" table:style-name="Table1">
        <table:table-column table:style-name="Table1.A"/>
        <table:table-column table:style-name="Table1.B"/>
        <table:table-row>
          <table:table-cell table:style-name="Table1.A1" office:value-type="string">
            <text:p text:style-name="P733">Это “каденционная” часть</text:p>
          </table:table-cell>
          <table:table-cell table:style-name="Table1.A1" office:value-type="string">
            <text:p text:style-name="P728">Хоть нету в ней изысканности старика Россини</text:p>
            <text:p text:style-name="P729"><text:span text:style-name="T1337">[звучит вставка из La Gazza Ladra тут]</text:span><text:span text:style-name="T108">,</text:span> <text:s text:c="19"/></text:p>
            <text:p text:style-name="P728">Не так возвышена как Бах, Брамс и<text:span text:style-name="T1339">ль</text:span> Бетховен</text:p>
            <text:p text:style-name="P736">(бу-бу-буб-бу[уу] уу [пропето <text:span text:style-name="T1336">на вступление </text:span></text:p>
            <text:p text:style-name="P736"><text:span text:style-name="T1336">5-й симфонии Бетховена в исполнении полного оркестра</text:span>]</text:p>
            <text:p text:style-name="P735">Но я отдал бы славу сотни Гарри Джеймс</text:p>
            <text:p text:style-name="P735">...погоди-ка, славу? сотня <text:span text:style-name="T108">Джеймс</text:span>? Джеймсов…</text:p>
            <text:p text:style-name="P735">...э… сотню слав? Хмм...</text:p>
          </table:table-cell>
        </table:table-row>
        <table:table-row>
          <table:table-cell table:style-name="Table1.A1" office:value-type="string">
            <text:p text:style-name="P734">[скерццозо]</text:p>
          </table:table-cell>
          <table:table-cell table:style-name="Table1.A1" office:value-type="string">
            <text:p text:style-name="P730">И-и-и-е сли песен-ка тебя-в-мои объятья приве-дёт</text:p>
            <text:p text:style-name="P731">Дум де дум, д<text:span text:style-name="T1338">е</text:span>-<text:span text:style-name="T1338">дум де ди,</text:span></text:p>
            <text:p text:style-name="P732">Счастье ждёт нас впереди,</text:p>
            <text:p text:style-name="P732">Тому порукою <text:s/><text:span text:style-name="T576">МОЯ КАДЕНЦИЯ ТОРЧКА</text:span><text:span text:style-name="T550">ААА!</text:span></text:p>
          </table:table-cell>
        </table:table-row>
      </table:table>
      <text:p text:style-name="P169"/>
      <text:p text:style-name="P203">Сейчас этот жилой комплекс называют <text:span text:style-name="T108">Der Platz</text:span>, и он заселён полностью, аж до цен<text:span text:style-name="T1340">т</text:span>рального двора, <text:span text:style-name="T1340">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text:span><text:soft-page-break/><text:span text:style-name="T1340">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803">½</text:span><text:span text:style-name="T1113"> </text:span><text:span text:style-name="T1114">грана тартрата морфина, тюбики выдавленны</text:span><text:span text:style-name="T1115">е</text:span><text:span text:style-name="T1114"> насухо, </text:span><text:span text:style-name="T1115">разбитые ампулы амилнитрита от комплектов противогазных масок, защитного цвета <text:s/>жестянки из-под бензедрина… </text:span><text:span text:style-name="T1116">ведутся работы по сооружению противо-полицейского водного рва вокруг всего комплекса: </text:span><text:span text:style-name="T1117">чтобы не привлекать внимания этот ров </text:span><text:span text:style-name="T1118">является первым в истории, который копают изнутри наружу, </text:span><text:span text:style-name="T1119">пространство непосредственно под Якобиштрассе </text:span><text:span text:style-name="T1120">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121">посреди ночи с внутренним освещением под потолком тепловатого цвета как порожний бульон</text:span><text:span text:style-name="T1120">, </text:span><text:span text:style-name="T1122">меж отдалённых окраинных остановок, долгие проезды вдоль неосвещённого парка или поющих ограждений длинных складов, вдруг словно </text:span><text:span text:style-name="T1123">рот раскрытый сказать «ёбтвою» асфальт </text:span><text:span text:style-name="T1127">распахивается</text:span><text:span text:style-name="T1123"> и ты </text:span><text:span text:style-name="T1124">внизу в каком-то протекающем параноидном рву, ночная смена уставились огромно-круглыми глазами </text:span><text:span text:style-name="T1125">коренных граждан подзелья, занятые не так </text:span><text:span text:style-name="T1111">тобою</text:span><text:span text:style-name="T1125">, как жгучей проблемой </text:span><text:span text:style-name="T1127">принять </text:span><text:span text:style-name="T1126">реш</text:span><text:span text:style-name="T1127">ение</text:span><text:span text:style-name="T1126"> настоящий ли это автобус, или эти «пассажиры» </text:span><text:span text:style-name="T1110">переодетые лягаши</text:span><text:span text:style-name="T1126">, </text:span><text:span text:style-name="T1127">в общем, это деликатное дело, весьма даже. <text:s/></text:span></text:p>
      <text:p text:style-name="P204"><text:span text:style-name="T877">Где-то в </text:span><text:span text:style-name="T1109">Der Platz</text:span><text:span text:style-name="T877"> сейчас, ранним утром, чей-то двухлеток, малыш упитанный как поросёнок-сосунок, только что научился слову </text:span><text:span text:style-name="T1109">Sonnenschein</text:span><text:span text:style-name="T877">.</text:span></text:p>
      <text:p text:style-name="P93"><text:span text:style-name="T877">– </text:span><text:span text:style-name="T1128">Сонцесвет,</text:span><text:span text:style-name="T877">– </text:span><text:span text:style-name="T1128">грит кроха и показывает.</text:span><text:span text:style-name="T877">– </text:span><text:span text:style-name="T1112">Сонцесвет</text:span><text:span text:style-name="T1129">,</text:span><text:span text:style-name="T877">–</text:span><text:span text:style-name="T1129"> </text:span><text:span text:style-name="T1130">бежит в соседнюю комнату.</text:span></text:p>
      <text:p text:style-name="P93"><text:span text:style-name="T1130">– Сонцесвет,</text:span><text:span text:style-name="T877">– </text:span><text:span text:style-name="T1130">каркает спросонья чей-то взрослый голос.</text:span></text:p>
      <text:p text:style-name="P93"><text:span text:style-name="T1130">– Сонцесвет!</text:span><text:span text:style-name="T877">– </text:span><text:span text:style-name="T1130">кричит малышонок топоча прочь.</text:span></text:p>
      <text:p text:style-name="P93">– <text:span text:style-name="T1341">Сонцесвет,</text:span>– <text:span text:style-name="T1341">звучит улыбчиво-девичий голос, может его мамы.</text:span></text:p>
      <text:p text:style-name="P94">– <text:span text:style-name="T197">Сонцесвет</text:span><text:span text:style-name="T1341">!</text:span>– <text:span text:style-name="T1342">ребёнок у окна, показывает ей, показывает любому другому кто посмотрит, </text:span><text:span text:style-name="T198">хорошенько</text:span><text:span text:style-name="T1342">.</text:span></text:p>
      <text:p text:style-name="P169"/>
      <text:p text:style-name="P585">S<text:span text:style-name="T1343">hit</text:span> ’<text:span text:style-name="T1343">n</text:span>’ S<text:span text:style-name="T1343">hinola</text:span></text:p>
      <text:p text:style-name="P95">– <text:span text:style-name="T1343">Ну-ка,</text:span>– <text:s/><text:span text:style-name="T1343">грит Кислота,</text:span>– <text:span text:style-name="T1343">вы мне растолкуйте Американское выражение Shit от Shinola.</text:span></text:p>
      <text:p text:style-name="P96">– <text:s/><text:span text:style-name="T1344">Это ещё что,</text:span>– <text:s/><text:span text:style-name="T1344">орёт Моряк Бодвайн,</text:span>– <text:span text:style-name="T199">задания</text:span><text:span text:style-name="T1345"> мне давать надумал? Это какое-то </text:span><text:span text:style-name="T199">Продлённое Изучение</text:span><text:span text:style-name="T1345"> Американского Сленга или ещё какой-то </text:span><text:span text:style-name="T199">shit</text:span><text:span text:style-name="T1345">? Отвечай мне, старый дурак,</text:span>– <text:span text:style-name="T1346">схватив Кислоту за горло и за лацкан трясёт ассиметрично,</text:span>– <text:span text:style-name="T1346">ты тоже один из Них, верно? Говори,</text:span>– <text:span text:style-name="T1347">старик Тряпичный Энди у него в руках, плохое утро с наплывом подозрений у обычно сдержанного Бодайна. «Стой. Стой,»</text:span>– <text:span text:style-name="T1348">хнычет изумлённый Кислота, изумление сменяется, то есть, хнычущим убеждением, что волосатый Американский мореход рехнулся….</text:span></text:p>
      <text:p text:style-name="P205">Ну. Тебе приходилось слышать выражение <text:s/><text:span text:style-name="T1343">Shit от Shinola. </text:span>Типа там: «А, да ты не отличишь <text:span text:style-name="T1343">Shit от Shinola </text:span>в этом деле». <text:span text:style-name="T1349">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00">Scchhit</text:span><text:span text:style-name="T1349">!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00">schitt ja! </text:span><text:span text:style-name="T1350">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text:span><text:soft-page-break/><text:span text:style-name="T1350">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01">Там</text:span><text:span text:style-name="T1350"> внизу? Позади нас? </text:span><text:span text:style-name="T201">Посреди воздуха?</text:span><text:span text:style-name="T1350"> и когда уже….</text:span></text:p>
      <text:p text:style-name="P206">Ну есть таки место где <text:s/><text:span text:style-name="T1349">Shit и Shinola </text:span>сходятся вместе <text:span text:style-name="T1351">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02">сквозь</text:span><text:span text:style-name="T1351">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169"/>
      <text:p text:style-name="P586">Происшествие в Туалете Трансвеститов</text:p>
      <text:p text:style-name="P207">Небольш<text:span text:style-name="T1353">ой</text:span> обезьян или орангутанг, <text:span text:style-name="T1352">держа что-то за спиной, заходит </text:span>бочком <text:span text:style-name="T1352">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169"/>
      <text:p text:style-name="P681">В тот первый миг, <text:span text:style-name="T1354">задолго до полёта:</text:span></text:p>
      <text:p text:style-name="P682">Ущелье, динозавр (летающие кони</text:p>
      <text:p text:style-name="P682">И челюсти разбиты вдрызг) шипящий змей,</text:p>
      <text:p text:style-name="P682">Что на тебя напал в твоей пещере,</text:p>
      <text:p text:style-name="P682">Птеродактиль или паденье, нет—пронесло…</text:p>
      <text:p text:style-name="P683">Пока я там висела, ночь с лесом вместе слились,</text:p>
      <text:p text:style-name="P683"><text:soft-page-break/>И полыхали факелы на стенах,</text:p>
      <text:p text:style-name="P683">Висела в ожидании Явления из ночи,</text:p>
      <text:p text:style-name="P686">Я тогда молилась не за Джека мешкавшего глупо </text:p>
      <text:p text:style-name="P687">На палубе—о, нет. Я думала о Денхаме,</text:p>
      <text:p text:style-name="P687">Лишь он, вооружённый камерой и пистолетом,</text:p>
      <text:p text:style-name="P688">Пробирался с мудростью бродяги</text:p>
      <text:p text:style-name="P688">По Земле Темнейшей, снимая всё подряд,</text:p>
      <text:p text:style-name="P689">То камерой, то из пистолета—</text:p>
      <text:p text:style-name="P690">Карл Денхам, режиссёр мой, мой незабвенный</text:p>
      <text:p text:style-name="P684"><text:span text:style-name="T203">Карл</text:span><text:span text:style-name="T1355">…</text:span></text:p>
      <text:p text:style-name="P690">Ах, укажи куда смотреть, шепни мне реплику….</text:p>
      <text:p text:style-name="P208"/>
      <text:p text:style-name="P209">Мы видели их под тысячью имён… «<text:span text:style-name="T1356">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210">Примат приблизился к Слотропу, передаёт ему в руки <text:span text:style-name="T1357">то, что нёс йааггхх это круглый чёрный шар анархистской бомбы, вот это что такое, и бикфордов шнур уже </text:span><text:span text:style-name="T204">горит</text:span><text:span text:style-name="T1357">….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стиснулись в пчелиный укус ну-и-что-на-хрен-мне-</text:span><text:span text:style-name="T204">теперь</text:span><text:span text:style-name="T1357">-делать? Он не может </text:span><text:span text:style-name="T204">сказать</text:span><text:span text:style-name="T1357">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04">слабее</text:span><text:span text:style-name="T1357"> себя… но с другой стороны у недоростков рефлексы резче, не забывай—</text:span></text:p>
      <text:p text:style-name="P211">Его <text:span text:style-name="T1358">избавил от нерешительности высокий, толстый, несколько Восточного вида, трансвестит,</text:span> <text:span text:style-name="T1359">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212">КРАППАЛУУМА <text:span text:style-name="T1360">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213"><text:span text:style-name="T648">–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12">мог бы</text:span><text:span text:style-name="T648"> превратить вид Нормы Ширер в корзину для мусора из подвала глазной клиники Гимбела.</text:span></text:p>
      <text:p text:style-name="P214">Тут <text:span text:style-name="T1361">они </text:span>все они набросились на <text:span text:style-name="T1361">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214"/>
      <text:p text:style-name="P587">Момент Забавы с Такеши и Ичизо, Комичными Камикадзе</text:p>
      <text:p text:style-name="P215">Такеши высокий и толстый (но волосы не заплетает в косы как Маргарет <text:s/><text:span text:style-name="T1361">О’Брайен</text:span>), Ичизо невысокий и худой. <text:span text:style-name="T1362">Такеши пилотирует Зиро, Ичизо пилотирует Охку, это длинная бомба, </text:span><text:soft-page-break/><text:span text:style-name="T1362">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05">шесть месяцев</text:span><text:span text:style-name="T1362"> в Токио. Они так же несхожи как арахисовое масло и варенье. Нечестно спрашивать кто из них кто.</text:span></text:p>
      <text:p text:style-name="P216">Их всего лишь двое Камикадзе <text:span text:style-name="T1363">на этой авиабазе, которая довольно удалённая на самом деле, на острове, который мало кого, действительно </text:span><text:span text:style-name="T207">заботит</text:span><text:span text:style-name="T1363">, уже. Сражения ведутся на Лейте… потом на Айто Джива, продвигаясь к Окинаве, но всегда слишком далеко, чтоб долететь до боя </text:span><text:span text:style-name="T206">отсюда</text:span><text:span text:style-name="T1363">.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217">Каждое утро, иногда и вечером, Бесшабашные Друзья-Самоубийцы отправляются к покрытому листьями сарайчику с локатором <text:span text:style-name="T1364">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217"/>
      <text:p text:style-name="P685">Любовник прыгает в вулкан!</text:p>
      <text:p text:style-name="P685">Там метра три,</text:p>
      <text:p text:style-name="P685">И он потухший<text:span text:style-name="T648">—</text:span></text:p>
      <text:p text:style-name="P217"/>
      <text:p text:style-name="P218">пока два пилота кривляются, хихикают и скачут вокруг, <text:span text:style-name="T1365">стараясь избежать брыканий седого старого лакаторщика—</text:span><text:span text:style-name="T208">что</text:span><text:span text:style-name="T1365">? Тебе не понравилось хайку. Прозвучало не слишком </text:span><text:span text:style-name="T208">воздушно</text:span><text:span text:style-name="T1365">? Не Японисто вовсе? <text:s/>Фактически, смахивает на что-то </text:span><text:span text:style-name="T208">прямиком из Голливуда</text:span><text:span text:style-name="T1365">? Ну, Капитан—да, вы Морской пехоты Капитан Эсберг из Пасадены—в</text:span><text:span text:style-name="T208">ы</text:span><text:span text:style-name="T1365"> только что Магически Угадали! (ахи-охи и предварительные аплодисменты) и потому </text:span><text:span text:style-name="T208">вы</text:span><text:span text:style-name="T1365">—становитесь нашим </text:span><text:span text:style-name="T208">Параноиком… Дня</text:span><text:span text:style-name="T1365">!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08">это</text:span><text:span text:style-name="T1365"> кино! Ещё одна комедия положений Второй Мировой Войны и вам повезло узнать каково оно на самом деле, потому что вы—</text:span><text:span text:style-name="T208">выиграли</text:span><text:span text:style-name="T1365">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08">Остров</text:span><text:span text:style-name="T1365">! (секция укулеле в оркестре подхватывает теперь звенящую репризу из той мелодии «Привет, Белый человек», что мы в последний раз </text:span><text:soft-page-break/><text:span text:style-name="T1365">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08">горла</text:span><text:span text:style-name="T1365">! Напрочь </text:span><text:span text:style-name="T208">слепнуть</text:span><text:span text:style-name="T1365">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08">конечно же</text:span><text:span text:style-name="T1365">,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218"/>
      <text:p text:style-name="P588">Улицы</text:p>
      <text:p text:style-name="P219">Куски изоляции свисают в утреннем тумане, <text:span text:style-name="T1366">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219"><text:span text:style-name="T1367">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09">вверх</text:span><text:span text:style-name="T1367">?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220">Но в каждой из этих улиц какой-то остаток человечности, Земли,непременно бывает. Неважно что было сделано с ней, <text:span text:style-name="T1368">неважно для чего использовалась….</text:span></text:p>
      <text:p text:style-name="P221">Были люди, которые назывались «армейскими капелланами». <text:span text:style-name="T1369">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370">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222">Даже на улице использованной для такого, иногда случался <text:span text:style-name="T1371">один </text:span>раз, <text:span text:style-name="T1371">один раскрашенный день</text:span> <text:span text:style-name="T1371">(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text:span><text:soft-page-break/><text:span text:style-name="T1371">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223">Хотя бы один миг проезда, один, который больно будет потерять, <text:span text:style-name="T1372">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224">В одной из этих улиц, <text:span text:style-name="T1373">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221"/>
      <text:p text:style-name="P225">МБА <text:s text:c="2"/>БРО</text:p>
      <text:p text:style-name="P225">РОСИ</text:p>
      <text:p text:style-name="P226">набраны вверху вместе с лого како<text:span text:style-name="T1374">й</text:span>-то оккупационной газеты, <text:span text:style-name="T1374">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227">Слотроп сидит на бордюре вглядываясь в него, <text:span text:style-name="T1375">и в буквы, и в девушку со стальным хуем что машет привет парень, и туман белеет в утро, <text:s/>в фигуры с тележками, или в собак, или в 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228">В момент, когда это произошло, бледная Дева поднималась а востоке, <text:span text:style-name="T1376">голова, плечи, груди, 17</text:span><text:span text:style-name="T804">°</text:span><text:span text:style-name="T1131"> 36</text:span><text:span text:style-name="T1132">’ </text:span><text:span text:style-name="T1133">до её целки на горизонте. </text:span><text:span text:style-name="T1134">Несколько </text:span><text:span text:style-name="T1135">из о</text:span><text:span text:style-name="T1134">бречённых Японцев знали её как Западн</text:span><text:span text:style-name="T1135">ое</text:span><text:span text:style-name="T1134"> бо</text:span><text:span text:style-name="T1135">жество</text:span><text:span text:style-name="T1134">. </text:span><text:span text:style-name="T1136">Она поднималась в восточном небе, </text:span><text:span text:style-name="T1137">глядя вниз на город приносимый в жертву. Солнце находилось у Льва. Испепеляющий взрыв явился ревя и царственно….</text:span></text:p>
      <text:p text:style-name="P369"/>
      <text:p text:style-name="P589"><text:span text:style-name="T1137">В</text:span><text:span text:style-name="T877">ыслушивая Унитаз</text:span></text:p>
      <text:p text:style-name="P229">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377">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230">БРЗДЫЫ<text:span text:style-name="T1378">Н</text:span>НЬ</text:p>
      <text:p text:style-name="P231">Всё застывает. <text:span text:style-name="T1379">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10">вполовину</text:span><text:span text:style-name="T1379"> не всё, не дождёшься...» </text:span></text:p>
      <text:p text:style-name="P232">Так что всегда <text:span text:style-name="T1380">правильный подход держать</text:span> <text:span text:style-name="T1381">унитазный </text:span>клапан чуть надтреснут<text:span text:style-name="T1380">ым для создания постоянного стока в унитазе и, когда течение </text:span><text:span text:style-name="T211">останавливается</text:span><text:span text:style-name="T1380">,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233">Представьте эту весьма тонкую научную ложь: <text:span text:style-name="T1382">что звуки не могут распространяться в открытом пространстве. Ну, а предположим, что </text:span><text:span text:style-name="T212">могут</text:span><text:span text:style-name="T1382">. <text:s/>Предположим Они не хотят, чтоб мы знали об имеющемся там посреднике, который было принято называть «эфиром», способном переносить </text:span><text:soft-page-break/><text:span text:style-name="T1382">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234">Если не считать что иногда по ночам, в некоторых частях затемнённого полушария, из-за вихрей в Звуконосном Эфире, <text:span text:style-name="T1383">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13">замирает</text:span><text:span text:style-name="T1383">.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235">И в тот же момент, без предупреждения, <text:span text:style-name="T1384">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236"><text:span text:style-name="T1386">А вот и</text:span> <text:span text:style-name="T108">не угадал</text:span>, дорогуша—<text:span text:style-name="T1385">это всё города расположенные на границе часовых поясов, всего-навсего. Ха, ха! Застукал тебя с рукой запущенной в портки! А ну-ка покажи нам </text:span><text:span text:style-name="T214">всем</text:span><text:span text:style-name="T1385"> чем ты там занимался или покинь помещение, нам ни к чему тут такие как ты. Нет ничего отвратней сентиментального сюрреалиста.</text:span></text:p>
      <text:p text:style-name="P97">– <text:span text:style-name="T1387">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15">том</text:span><text:span text:style-name="T1387"> интерфейсе к Горному...</text:span></text:p>
      <text:p text:style-name="P237">Вот и всё, что наш Сентиментальный Сюрреалист, покидая помещение, <text:s/>успевает разобрать. <text:span text:style-name="T1388">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16">всё</text:span><text:span text:style-name="T1388">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238">звуко-тень опускается на него,</text:p>
      <text:p text:style-name="P239"><text:soft-page-break/><text:span text:style-name="T1389">замирает вокруг</text:span> стол<text:span text:style-name="T1389">а</text:span> <text:span text:style-name="T1389">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17">заходим на позицию два семь градусов два семь минут северной</text:span><text:span text:style-name="T1389">, женский крик на каком-то языке с высокими тонами, волны океана в штормовых ветрах, голос декламирующий на Японском</text:span></text:p>
      <text:p text:style-name="P232"/>
      <text:p text:style-name="P691">Hi wa Ri ni katazu,</text:p>
      <text:p text:style-name="P691"><text:tab/>Ri wa Ho ni katazu,</text:p>
      <text:p text:style-name="P692"><text:tab/><text:tab/>Ho wa Ken ni katazu,</text:p>
      <text:p text:style-name="P692"><text:tab/><text:tab/><text:tab/>Ken wa Ten ni katazu,</text:p>
      <text:p text:style-name="P240"/>
      <text:p text:style-name="P240">что является лозунгом соединения Камикадзе, подразделения Охка<text:span text:style-name="T648">—</text:span>и означает</text:p>
      <text:p text:style-name="P232"/>
      <text:p text:style-name="P693">Несправедливость не в силах одолеть Принцип,</text:p>
      <text:p text:style-name="P693">Принцип не в силах одолеть Закон,</text:p>
      <text:p text:style-name="P693">Закон не в силах одолеть Власть,</text:p>
      <text:p text:style-name="P693">Власть не в силах одолеть Небо,</text:p>
      <text:p text:style-name="P232"/>
      <text:p text:style-name="P232">Hi, Ri, Ho, Ken, Ten <text:span text:style-name="T1390">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241">Зайди под сияние лампочки и сядь рядом с ним, с незнакомцем за маленьким общественным столом. <text:span text:style-name="T1391">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242">Что если нет никакого Вакуума? <text:span text:style-name="T1392">А если и есть—что если Они </text:span><text:span text:style-name="T218">применяют</text:span><text:span text:style-name="T1392">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98">– <text:span text:style-name="T1393">Отдохнём от него немного,</text:span>– <text:span text:style-name="T1393">говорят Они друг другу.</text:span>– <text:span text:style-name="T1393">Я только что спровадил его на Тёмную Грёзу.</text:span>– <text:span text:style-name="T1394">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19">сам знаешь, </text:span><text:span text:style-name="T220">а</text:span><text:span text:style-name="T1395">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12">и́</text:span><text:span text:style-name="T1395">х, когда бесконечное умство-игрище застукает коллегу врасплох</text:span>—«<text:span text:style-name="T1396">Эге, таки спровадили мы его к Грёзе». </text:span><text:span text:style-name="T221">Сам</text:span><text:span text:style-name="T1396"> знаешь, а?</text:span></text:p>
      <text:p text:style-name="P232"/>
      <text:p text:style-name="P590">Остроумная Отповедь</text:p>
      <text:p text:style-name="P243">Ичизо выходит из хижины, видит Такеши в бочке под какими-то пальмовыми листьями принимает ванну и поёт «Ду-ду-ду, <text:span text:style-name="T1397">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244">ТАКЕШИ:<text:span text:style-name="T1398">Погоди, погоди! Что это всё?</text:span></text:p>
      <text:p text:style-name="P244">ИЧИЗО: <text:span text:style-name="T1399">О, это </text:span><text:span text:style-name="T222">ты</text:span><text:span text:style-name="T1399">! </text:span><text:span text:style-name="T222">Я</text:span><text:span text:style-name="T1399"> <text:s/>думал это Генерал Макартур в своей шлюпке.</text:span></text:p>
      <text:p text:style-name="P245"><text:soft-page-break/>Интересное оружие, Хочкис этот. Появляется у многих национальностей и умудряется этнически вписываться повсюду. <text:span text:style-name="T1400">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245"/>
      <text:p text:style-name="P591"><text:span text:style-name="T1401">Начистоту</text:span>, <text:span text:style-name="T1401">Мужчина-с-Мужчиной</text:span></text:p>
      <text:p text:style-name="P99">—<text:span text:style-name="T1401">Сынок, вот всё думаю про эти, э, <text:s/>«болтики-винтики», что вы, ребятня, так увлеклись. Это типа как, колоться электричеством в голову, ха-ха?</text:span></text:p>
      <text:p text:style-name="P99">—<text:span text:style-name="T223">Волны</text:span><text:span text:style-name="T1401">, Пап. Не просто прям </text:span><text:span text:style-name="T223">электричество</text:span><text:span text:style-name="T1401">. Оно для тупых.</text:span></text:p>
      <text:p text:style-name="P100">—<text:span text:style-name="T1402">Да, э, волны. «Волны с помехами», верно? Ха-ха. А скажи мне, сынок, на что оно похоже? Я был типа как нарокоман ’сю сво’ жизнь, а и</text:span>—</text:p>
      <text:p text:style-name="P15">—<text:span text:style-name="T1403">О Пап. Блин. Это не как </text:span><text:span text:style-name="T224">наркотик</text:span><text:span text:style-name="T1403"> вовсе!</text:span></text:p>
      <text:p text:style-name="P16">—<text:span text:style-name="T1404">Ну мы отправлялись в очень классные «улёты в отпуск» как мы их тогда называли, в здорово «крученные» места они нас доставляли, фактически</text:span>—</text:p>
      <text:p text:style-name="P16">—<text:span text:style-name="T1405">Но вы всегда возвращались, нет?</text:span></text:p>
      <text:p text:style-name="P16">—<text:span text:style-name="T1405">Что?</text:span></text:p>
      <text:p text:style-name="P16">—<text:span text:style-name="T1405">Имею ввиду, всегда знали что это будет тут, когда вернётесь, всё так же, в точности такое же, верно?</text:span></text:p>
      <text:p text:style-name="P17">—<text:span text:style-name="T1406">Ну ха-ха угадай почему мы называли их «улёты в отпуск», сынок! Потому что ты всегда прилетал обратно в старый Реалленд, не так ли. <text:s/></text:span></text:p>
      <text:p text:style-name="P18">—<text:span text:style-name="T225">Ты</text:span><text:span text:style-name="T1407"> точно </text:span><text:span text:style-name="T225">возвращался</text:span><text:span text:style-name="T1407">.</text:span></text:p>
      <text:p text:style-name="P19">—<text:span text:style-name="T1408">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20">—<text:span text:style-name="T1409">Хо, хо! Хотел бы я! О чём по-твоему каждый электросдвинутый мечтает? Ты такой отсталый! А и кто грит это только мечта, а? А м-может </text:span><text:span text:style-name="T226">она существует</text:span><text:span text:style-name="T1409">. Может есть такая Машина, что </text:span><text:soft-page-break/><text:span text:style-name="T1409">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226">могла</text:span><text:span text:style-name="T1409"> бы решать кого высосать, а и когда. Наркотик никогда не давал </text:span><text:span text:style-name="T226">тебе</text:span><text:span text:style-name="T1409"> бессмертие. </text:span><text:span text:style-name="T226">Ты</text:span><text:span text:style-name="T1409"> долж’ был возвращаться, каждый раз, в умирающий кусок вонючего </text:span><text:span text:style-name="T226">мяса</text:span><text:span text:style-name="T1409">! Но Мы можем жить всегда в чистом, честном, освобождённом Электромире</text:span>—</text:p>
      <text:p text:style-name="P20">—<text:span text:style-name="T1410">Блядь, дождался я сыночка двойную Деву….</text:span></text:p>
      <text:p text:style-name="P20"/>
      <text:p text:style-name="P596">Некоторые Характеристики Imipolex G </text:p>
      <text:p text:style-name="P592">I<text:span text:style-name="T1">mipolex</text:span> G <text:span text:style-name="T40">является первым пластиком <text:s/>действительно </text:span><text:span text:style-name="T41">способным к </text:span><text:span text:style-name="T3">эректильности</text:span><text:span text:style-name="T41">. <text:s/></text:span><text:span text:style-name="T42">При </text:span><text:span text:style-name="T43">с</text:span><text:span text:style-name="T42">оответствующем стимулировании, </text:span><text:span text:style-name="T43">цепочки отращивают перекрёстные связи, </text:span><text:span text:style-name="T44">при которых молекула твердеет </text:span><text:span text:style-name="T45">с повышением межмолекулярного притяжения </text:span><text:span text:style-name="T46">так что этот Особый Полимер </text:span><text:span text:style-name="T47">выходит далеко за фазовые диаграммы, </text:span><text:span text:style-name="T48">от вялой резиновой аморфности до </text:span><text:span text:style-name="T49">удивительно совершенной тесселяции, твёрдости, </text:span><text:span text:style-name="T50">блестящей прозрачности, </text:span><text:span text:style-name="T51">высокой устойчивости </text:span><text:span text:style-name="T52">к изменениям температуры, погоды, </text:span><text:span text:style-name="T53">к </text:span><text:span text:style-name="T52">вакууму, любым сотрясениям</text:span><text:span text:style-name="T51"> </text:span><text:span text:style-name="T53">(медленно мерцает в Пустоте. <text:s/></text:span><text:span text:style-name="T54">Серебро и чернота. </text:span><text:span text:style-name="T55">Искривленные отражения звёзд проплывают поперёк, </text:span><text:span text:style-name="T56">во всю длину, </text:span><text:span text:style-name="T57">круг за кругом по меридианам </text:span><text:span text:style-name="T58">столь же чётким, как меридианы иглоукалывания. </text:span><text:span text:style-name="T59">Да и что такое звёзды, если </text:span><text:span text:style-name="T60">не точки в теле Богу, куда мы вонзаем оздоравливающие иглы </text:span><text:span text:style-name="T61">нашего ужаса и страстного желания? </text:span><text:span text:style-name="T62">Тени костей и протоков создания</text:span><text:span text:style-name="T1">—</text:span><text:span text:style-name="T62">истекающего, раненого, облучённо белого</text:span><text:span text:style-name="T1">—</text:span><text:span text:style-name="T63">примешиваясь со своим. </text:span><text:span text:style-name="T4">Он</text:span><text:span text:style-name="T64"> перемешан с костями и протоками, </text:span><text:span text:style-name="T65">его собственную форму определяет то как Эрекция Пластика должна продолжиться: где-то быстрее, а где-то медленнее, где-то болезненно, а где-то скользко-прохладно… </text:span><text:span text:style-name="T66">следует ли зонам обмениваться характеристиками твёрдости и блистания, следует ли позволить некоторым зонам </text:span><text:span text:style-name="T67">протекать по поверхности с тем, чтобы движение </text:span><text:span text:style-name="T68">было</text:span><text:span text:style-name="T67"> лаской</text:span><text:span text:style-name="T65">, </text:span><text:span text:style-name="T69">а где-то оркестровать неожиданные прерывистости</text:span><text:span text:style-name="T1">—</text:span><text:span text:style-name="T69">удары, выкручивания</text:span><text:span text:style-name="T1">—</text:span><text:span text:style-name="T69">посреди этих более ласкающих моментов).</text:span></text:p>
      <text:p text:style-name="P593"><text:span text:style-name="T70">Очевидно стимулу следует быть электронным. </text:span><text:span text:style-name="T71">Альтернативы подачи сигналов пластиковой поверхности оказались ограниченными:</text:span></text:p>
      <text:p text:style-name="P593"><text:span text:style-name="T71">(а) тонкая матрица проводов, </text:span><text:span text:style-name="T72">образующая довольно плотную систему координат </text:span><text:span text:style-name="T73">на Imipolectic Поверхности, посредством которой </text:span><text:span text:style-name="T74">эрективность и другие команды могутбыть посланы в зоны довольно специфические, скажем </text:span><text:span text:style-name="T75">до </text:span><text:span text:style-name="T76">½</text:span><text:span text:style-name="T77"> см</text:span><text:span text:style-name="T78">2</text:span><text:span text:style-name="T75">;</text:span></text:p>
      <text:p text:style-name="P594"><text:span text:style-name="T75">(b) </text:span><text:span text:style-name="T79">лучевая сканирующая система</text:span><text:span text:style-name="T1">—</text:span><text:span text:style-name="T80">или несколько</text:span><text:span text:style-name="T1">—</text:span><text:span text:style-name="T80">аналогичная хорошо известному видео электронному потоку, </text:span><text:span text:style-name="T81">модулируемая сетками и отклоняющими платами</text:span><text:span text:style-name="T82">расположенными по мере необходимости на Поверхности </text:span><text:span text:style-name="T83">(или даже под внешним слоем Imipolex</text:span><text:span text:style-name="T84">’</text:span><text:span text:style-name="T83">а, и до самого интерфейса с </text:span><text:span text:style-name="T86">т</text:span><text:span text:style-name="T83">ем, </text:span><text:span text:style-name="T86">Ч</text:span><text:span text:style-name="T85">то находитс</text:span><text:span text:style-name="T86">я</text:span><text:span text:style-name="T85"> в самом низу» </text:span><text:span text:style-name="T87">Что было введено </text:span><text:span text:style-name="T88">или Что фактически </text:span><text:span text:style-name="T5">нарастило себе покров из Imipolex G, </text:span><text:span text:style-name="T89">в зависимости какой ереси вы придерживаетесь. </text:span><text:span text:style-name="T90">Нам нет нужды долго останавливаться на Первичной Проблеме, </text:span><text:span text:style-name="T91">а именно что всё под плёнкой пластика <text:s/>пребыва</text:span><text:span text:style-name="T92">ет </text:span><text:span text:style-name="T93">в Области Неопределённости, </text:span><text:span text:style-name="T94">разве что подчеркнуть для начинающих студентов, </text:span><text:span text:style-name="T95">которые могут быть склонны к </text:span><text:span text:style-name="T6">Schwärmerei</text:span><text:span text:style-name="T95">, что термины относящиеся к Под-</text:span><text:span text:style-name="T88">Imipolex</text:span><text:span text:style-name="T9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95"><text:span text:style-name="T1">(с) </text:span><text:span text:style-name="T96">альтернативно, проекция, на Поверхность, </text:span><text:span text:style-name="T97">какого-то электронного «образа», </text:span><text:span text:style-name="T98">аналогично кинематографии. </text:span><text:span text:style-name="T99">Это потребует как минимум три проектора, а </text:span><text:span text:style-name="T100">в</text:span><text:span text:style-name="T99">озможно больше. </text:span><text:span text:style-name="T100">С точностью сказать как много окутано иным порядком неопределённости: </text:span><text:span text:style-name="T101">так называем</text:span><text:span text:style-name="T102">ое Отношение Недетерминированности</text:span><text:span text:style-name="T101"> </text:span><text:span text:style-name="T102">Отйийумбу </text:span><text:span text:style-name="T100"><text:s/></text:span><text:span text:style-name="T102">(«Вероятное функциональное </text:span><text:span text:style-name="T106">деранжирование</text:span><text:span text:style-name="T102"> γ</text:span><text:span text:style-name="T104">R <text:s/></text:span><text:span text:style-name="T102">производное</text:span><text:span text:style-name="T103"> </text:span><text:span text:style-name="T102">от физической модификации φ</text:span><text:span text:style-name="T104">R</text:span><text:span text:style-name="T102"> (x,y,z) прямо пропорционально наибольшей степени </text:span><text:span text:style-name="T7">p</text:span><text:span text:style-name="T102"> </text:span><text:span text:style-name="T106">от под-imipolectic деранжирования γ</text:span><text:span text:style-name="T105">Б</text:span><text:span text:style-name="T106"> , </text:span><text:span text:style-name="T8">р</text:span><text:span text:style-name="T107"> не обязательно должно является целым числом и определяется эмпирически»), где нижний индекс R стоит за Rakete, и Б за Блисеро.</text:span></text:p>
      <text:p text:style-name="P619"><draw:frame draw:style-name="fr1" draw:name="Image8" text:anchor-type="paragraph" svg:width="6.9252in" svg:height="0.3661in" draw:z-index="3"><draw:image xlink:href="Pictures/1000000000000B720000009B428C9716555D8079.png" xlink:type="simple" xlink:show="embed" xlink:actuate="onLoad" loext:mime-type="image/png"/></draw:frame></text:p>
      <text:p text:style-name="P617"><text:soft-page-break/>Тем временем, Чичерин счёл нужным бросить доводящую до с<text:span text:style-name="T1412">м</text:span>егмы слежку за Аргентинскими анархистами. <text:span text:style-name="T1411">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227">есть</text:span><text:span text:style-name="T1411"> Синатра. Местные знатоки обычно принимают остальных двух за команду комиков. </text:span></text:p>
      <text:p text:style-name="P618">Покуда благородные плачут в своих ночных цепях, оруженосцы распевают. <text:span text:style-name="T1413">Ужасная политика Грааля их никогда не касается. Песня волшебная накидка.</text:span></text:p>
      <text:p text:style-name="P246">Чичерин понимает, что теперь он окончательно один. <text:span text:style-name="T1414">Что бы его ни ожидало, оно найдёт его один на один. </text:span></text:p>
      <text:p text:style-name="P247">Он чувствует что нужно быть на ходу, но ехать ему некуда. <text:span text:style-name="T1415">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248">Молодой Чичерин стал тем, кто затронул политические наркотики. Опиум для народа.</text:p>
      <text:p text:style-name="P249">Вимпе улыбнулся в ответ. <text:span text:style-name="T1416">Старая-престарая улыбка, способная заморозить огонь даже в ядре Земли: «Марксистская диалектика? Это же </text:span><text:span text:style-name="T228">не</text:span><text:span text:style-name="T1416"> опиум, а?»</text:span></text:p>
      <text:p text:style-name="P101">– <text:span text:style-name="T1417">Это противоядие</text:span></text:p>
      <text:p text:style-name="P102">– <text:span text:style-name="T1418">Нет.</text:span>– <text:span text:style-name="T1418">Одно из двух. Торговец наркотиками может знать всё, что случится с Чичериным и решить, что не стоит оно того</text:span>—<text:span text:style-name="T1419">или же, в порыве величия, взять и выложить всё молодому дурню.</text:span></text:p>
      <text:p text:style-name="P103">– <text:span text:style-name="T1420">Основная проблема,</text:span>–<text:span text:style-name="T1420"> предлагает он,</text:span>– <text:span text:style-name="T1420">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229">natürlich</text:span><text:span text:style-name="T1420">,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421">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230">неизбежны</text:span><text:span text:style-name="T1421">, то почему бы </text:span><text:span text:style-name="T230">не</text:span><text:span text:style-name="T1421"> умирать? Вацлав? Если всё равно случится, то какая разница?</text:span></text:p>
      <text:p text:style-name="P104">– <text:span text:style-name="T1422">Но у тебя никогда не было выбора, так ведь.</text:span></text:p>
      <text:p text:style-name="P105">– <text:span text:style-name="T1423">Если б у меня был, то можешь не сомневаться</text:span>—</text:p>
      <text:p text:style-name="P105">–<text:span text:style-name="T1423">Этого не знаешь. Пока не там, Вимпе. Не можешь сказать.</text:span></text:p>
      <text:p text:style-name="P106">– <text:span text:style-name="T1424">Звучит не слишком по диалектике.</text:span></text:p>
      <text:p text:style-name="P107">– <text:span text:style-name="T1425">Не знаю что это такое.</text:span></text:p>
      <text:p text:style-name="P108">– <text:span text:style-name="T1426">Тогда, до самого мига решения,</text:span>– <text:span text:style-name="T1427">Вимпе любопытен, но осторожен,</text:span>– <text:span text:style-name="T1428">человек может быть совершенно чист…</text:span></text:p>
      <text:p text:style-name="P108">– <text:span text:style-name="T1428">Он может быть каким угодно. Мне без разницы. Но он настоящ лишь в точках решения. Время в промежутках значения не имеет.</text:span></text:p>
      <text:p text:style-name="P109"><text:soft-page-break/>– <text:span text:style-name="T1429">Настоящий как Марксист.</text:span></text:p>
      <text:p text:style-name="P110">– <text:span text:style-name="T1430">Нет. Настоящий перед собой.</text:span></text:p>
      <text:p text:style-name="P250">Вимпе по виду засомневался.</text:p>
      <text:p text:style-name="P111">– <text:span text:style-name="T1431">Мне приходилось. Тебе нет.</text:span></text:p>
      <text:p text:style-name="P9"><text:span text:style-name="T542">Тсс, тсс. </text:span><text:span text:style-name="T543">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432">один из способов обойти эту проблему. (Чичерин: «Ты имеешь ввиду </text:span><text:span text:style-name="T231">тио</text:span><text:span text:style-name="T1432">фосфат?» Думая, </text:span><text:span text:style-name="T231">означает присутствие серы…</text:span><text:span text:style-name="T1432"> Вимпе: «Я имею ввиду </text:span><text:span text:style-name="T231">тео</text:span><text:span text:style-name="T1432">фосфат». Думая, </text:span><text:span text:style-name="T231">означает присутствие </text:span><text:span text:style-name="T232">Б</text:span><text:span text:style-name="T231">ога</text:span><text:span text:style-name="T1432">.)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231">Патетической</text:span><text:span text:style-name="T1432">.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0">15 минут они вдвоём бегают с криками но номеру, спотыкаясь в кругах расположенным по диагоналям комнаты. <text:span text:style-name="T1433">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233">Жур. Онейр. Пси. Фарм., XXIII, стр.-стр. 406–453</text:span><text:span text:style-name="T1433">).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233">Читательского Дайджеста</text:span><text:span text:style-name="T1433">.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1">Что до паранойи часто отмечаемой после препарата, <text:span text:style-name="T1434">в ней ничего необычного. Как и у прочих видов паранойи, это ничего менее как начальный натиск, острый клин, открытия что </text:span><text:span text:style-name="T234">всё взаимосвязано</text:span><text:span text:style-name="T1434">,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1"><text:soft-page-break/></text:p>
      <text:p text:style-name="P613">Чичеринское Посещение</text:p>
      <text:p text:style-name="P251">Тот ли это или нет Николай Рипов: прибывает он именно так, как поговаривают о Рипове: тяжко и неизбежно. <text:span text:style-name="T1435">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12">– <text:s/><text:span text:style-name="T1436">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235">Сталина</text:span><text:span text:style-name="T1436"> они бывают. У всех у нас.</text:span></text:p>
      <text:p text:style-name="P113">– <text:span text:style-name="T1437">С этим порядок. Ничего такого, что яне справился бы.</text:span></text:p>
      <text:p text:style-name="P114">– <text:span text:style-name="T1438">Да вот </text:span><text:span text:style-name="T236">не</text:span><text:span text:style-name="T1438"> справляешься, а то бы меня сюда не прислали. Думаешь они не знают, когда у кого-то нужного есть проблемы?</text:span></text:p>
      <text:p text:style-name="P252">Чичерин не хочет спрашивать. <text:span text:style-name="T1439">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15">– <text:span text:style-name="T1440">Когда, Вацлав?</text:span></text:p>
      <text:p text:style-name="P115">– <text:span text:style-name="T1440">На Войне.</text:span></text:p>
      <text:p text:style-name="P115">– <text:span text:style-name="T1440">О, Вацлав.</text:span></text:p>
      <text:p text:style-name="P116">– <text:span text:style-name="T1441">Ты же спрашивал что меня тревожит.</text:span></text:p>
      <text:p text:style-name="P117">– <text:span text:style-name="T1442">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17">– <text:span text:style-name="T1443">Я никого не обвиняю… пожалуйста, не начинай… Мне просто нужно знать должен ли я был погибнуть за них.</text:span></text:p>
      <text:p text:style-name="P118">– <text:span text:style-name="T1444">Никто не хочет, чтобы ты погиб.</text:span>– <text:span text:style-name="T1444">Успокаивает,</text:span>– <text:span text:style-name="T1444">С чего ты взял?</text:span></text:p>
      <text:p text:style-name="P253">Так выманиваются из него терпеливым эмиссаром, скулящие, <text:span text:style-name="T1445">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19">– <text:span text:style-name="T1446">Но в этом и есть самая сердцевина Истории,</text:span>– <text:span text:style-name="T1446">мягкий голос говорит сквозь сумерки, ни один из них не поднимался включить свет.</text:span>– <text:span text:style-name="T1447">Сердце сердец. Как может всё, что ты знаешь, всё что видел, к чему прикасался в нём, питаться ложью?</text:span></text:p>
      <text:p text:style-name="P120">– <text:span text:style-name="T1448">Но жизнь после смерти…</text:span></text:p>
      <text:p text:style-name="P120">– <text:span text:style-name="T1448">Нет никакой жизни после смерти.</text:span></text:p>
      <text:p text:style-name="P254">Чичерин имеет ввиду, что ему пришлось биться, чтобы поверить в свою смертность. <text:span text:style-name="T1449">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21">– <text:span text:style-name="T1450">Американцы говорят: «В окопах не бывает атеистов». Ты никогда не был верующим, Вацлав. Ты обратился на смертном одре, из страха.</text:span></text:p>
      <text:p text:style-name="P122">– <text:span text:style-name="T1451">Из-за этого вам теперь надо, чтобы я погиб?</text:span></text:p>
      <text:p text:style-name="P123">– <text:span text:style-name="T1452">Не погиб. От мёртвого тебя пользы мало.</text:span>– <text:s/><text:span text:style-name="T1452">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257">Радикальная-хоть-и-правдоподобная-ломка-реальности—</text:p>
      <text:p text:style-name="P255"><text:soft-page-break/>Все трое улыбаются ему теперь.<text:span text:style-name="T108"> Это не ломка.</text:span></text:p>
      <text:p text:style-name="P256">Это вскрик, но он выходит рёвом. <text:span text:style-name="T1453">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24">– <text:span text:style-name="T1454">Ты пацан, Вацлав. Лишь прикидываешься будто понимаешь идеи , которые тебе не постичь. Придётся ам говорить с тобой проще.</text:span></text:p>
      <text:p text:style-name="P258">В Центральной Азии ему рассказывали об обязанностях Мусульманских ангелов. <text:span text:style-name="T1455">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259">Показывается ещё одна фигура теперь, на краю комнаты. Она того же возраста, что и Чичерин, одета в форму. <text:span text:style-name="T1456">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260">Он не узнаёт её. Впрочем, значения это не имеет. <text:span text:style-name="T1457">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25">– <text:span text:style-name="T1458">Почему ты охотился за своим чёрным братом?</text:span>– <text:span text:style-name="T1458">Рипову удаётся озвучить вопрос вежливо.</text:span></text:p>
      <text:p text:style-name="P261">О. Спасибо что спросил, Рипов. Я <text:span text:style-name="T108">охотился</text:span> в прошедшем времени. «<text:span text:style-name="T1459">Когда это началось… уже очень давно—сначала… Я думал, что я наказан. Обойдён. Внил его в этом».</text:span></text:p>
      <text:p text:style-name="P126">– <text:span text:style-name="T1460">А теперь?</text:span></text:p>
      <text:p text:style-name="P126">– <text:span text:style-name="T1460">Не знаю.</text:span></text:p>
      <text:p text:style-name="P127">– <text:span text:style-name="T1461">Что заставляло тебя думать будто он </text:span><text:span text:style-name="T237">твоя</text:span><text:span text:style-name="T1461"> мишень?</text:span></text:p>
      <text:p text:style-name="P128">– <text:span text:style-name="T1462">А чья же ещё?</text:span></text:p>
      <text:p text:style-name="P129">– <text:span text:style-name="T1463">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262">Ладно. Ладно. «<text:span text:style-name="T1464">Да. Озможно. Ну и что?»</text:span></text:p>
      <text:p text:style-name="P130">– <text:span text:style-name="T238">Он не твоя мишень</text:span><text:span text:style-name="T1465">. Его хотят другие.</text:span></text:p>
      <text:p text:style-name="P131">– <text:span text:style-name="T1466">Выходит, вы мне позволяли</text:span>—</text:p>
      <text:p text:style-name="P131">– <text:span text:style-name="T1467">До сих пор. Да.</text:span></text:p>
      <text:p text:style-name="P263">Джабаев мог бы тебе растолковать. <text:span text:style-name="T1468">Тот непросыхающий Азиат прежде и после всего остаётся рядовым. </text:span><text:span text:style-name="T239">Он</text:span><text:span text:style-name="T1468"> знал. Офицеры. Ёбаный офицерский менталитет. Ты выполняешь всю работу, потом приходят они, подгребают, слава достаётся им. </text:span></text:p>
      <text:p text:style-name="P132">– <text:span text:style-name="T1469">Вы перехватываете у меня.</text:span></text:p>
      <text:p text:style-name="P132">– <text:span text:style-name="T1469">Поедешь домой.</text:span></text:p>
      <text:p text:style-name="P264">Чичерин присматривался к двум остальным. <text:span text:style-name="T1470">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265">Чичерин понимает, что по его диалектике, в развитии его жизни, возвращение в Центральную Азию есть, по сути, смертью.</text:p>
      <text:p text:style-name="P265">Они ушли. <text:span text:style-name="T1471">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text:span><text:soft-page-break/><text:span text:style-name="T1471">расплавлены, свислают вниз разноцветными усиками, щетинки указывают в каждую чёрную плоскость и угол и ослеплённое сажей окно.</text:span></text:p>
      <text:p text:style-name="P370"><draw:frame draw:style-name="fr1" draw:name="Image9" text:anchor-type="paragraph" svg:width="6.9252in" svg:height="0.3661in" draw:z-index="4"><draw:image xlink:href="Pictures/1000000000000B720000009B428C9716555D8079.png" xlink:type="simple" xlink:show="embed" xlink:actuate="onLoad" loext:mime-type="image/png"/></draw:frame></text:p>
      <text:p text:style-name="P371">Самая родная на<text:span text:style-name="T1472">ц</text:span>иональность та, что не <text:span text:style-name="T1472">протянет дольше нас с тобой, общее движение по милости смерти и времени: неподготовленное приключение.</text:span></text:p>
      <text:p text:style-name="P737"><text:span text:style-name="T648">—</text:span>Из Резолюций <text:span text:style-name="T1476">Здоровенно</text:span> Сосунковой Конференции</text:p>
      <text:p text:style-name="P258"/>
      <text:p text:style-name="P266">На север? Каких искателей когда-либо направляли на <text:span text:style-name="T108">север</text:span>? <text:span text:style-name="T1473">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267">Маршрут побега <text:span text:style-name="T108">Анубиса</text:span>.</text:p>
      <text:p text:style-name="P267">Кыргызский Свет.</text:p>
      <text:p text:style-name="P268">Страна смерти Иреро.</text:p>
      <text:p text:style-name="P269">Мичман Моритури, Карол Эвентир, Томас Гвендхидви, <text:span text:style-name="T1474">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270">Ракету запускали на юг, запад и восток. <text:span text:style-name="T1475">Пускали на юг, по Антверпену, азимут составлял примерно 173</text:span><text:span text:style-name="T805">°</text:span><text:span text:style-name="T1138">, </text:span><text:span text:style-name="T1139">на восток, во время испытаний в Пенемюнде, </text:span><text:span text:style-name="T1140">072</text:span><text:span text:style-name="T805">°. </text:span><text:span text:style-name="T806">Запускали на запад, по Лондону, </text:span><text:span text:style-name="T807">около 260</text:span><text:span text:style-name="T805">°. </text:span><text:span text:style-name="T808">Прикинув с параллельными линейками, недостающ</text:span><text:span text:style-name="T809">ий</text:span><text:span text:style-name="T808"> (или, если хотите, «ис</text:span><text:span text:style-name="T809">к</text:span><text:span text:style-name="T808">ом</text:span><text:span text:style-name="T809">ый</text:span><text:span text:style-name="T808">») </text:span><text:span text:style-name="T809">азимут выхоит где-то 354</text:span><text:span text:style-name="T805">°. </text:span><text:span text:style-name="T810">Это направление выведено из всех прочих, </text:span><text:span text:style-name="T811">пуск-призрак</text:span><text:span text:style-name="T809">, </text:span><text:span text:style-name="T811">который, по логике мандал, </text:span><text:span text:style-name="T812">либо уже состоялся, совершенно секретно, или случится.</text:span></text:p>
      <text:p text:style-name="P271"><text:span text:style-name="T812">Т</text:span><text:span text:style-name="T779">ак что совещающиеся на Конференции в </text:span><text:span text:style-name="T839">Здоровенном</text:span><text:span text:style-name="T779"> Сосунке, как её начнут именовать в последствии, </text:span><text:span text:style-name="T813">сидят вокруг карты со своими инструментами, сигаретами и соображениями. </text:span><text:span text:style-name="T814">Не хмыкайте. Это один из веичайших дедуктивных моментов в послевоенной разведке. </text:span><text:span text:style-name="T815">Мехико придерживается взвешенной системы, </text:span><text:span text:style-name="T816">чтобы сделать длину векторов пропорциональной действительному количеству запусков вдоль каждого из их. </text:span><text:span text:style-name="T817">Томас </text:span><text:span text:style-name="T818">Г</text:span><text:span text:style-name="T817">вендхидви, </text:span><text:span text:style-name="T818">всегда придирчивый к событиям в географическом </text:span><text:span text:style-name="T819">п</text:span><text:span text:style-name="T818">ространстве, </text:span><text:span text:style-name="T819">хочет <text:s/>запуск 1944 в Ближну </text:span><text:span text:style-name="T820">(тоже восточное направление) </text:span><text:span text:style-name="T819"><text:s/>принять в расчёт, </text:span><text:span text:style-name="T821">что сдвинет стрелку с 354</text:span><text:span text:style-name="T805">°—</text:span><text:span text:style-name="T822">и даже ближе к </text:span><text:span text:style-name="T823">истиному северу, если запуски </text:span><text:span text:style-name="T824">на Лондон и Норвич из </text:span><text:span text:style-name="T825">Валхерен и Сталверен </text:span><text:span text:style-name="T826">также учитывать.</text:span></text:p>
      <text:p text:style-name="P272"><text:span text:style-name="T827">Данные и интуиция—</text:span><text:span text:style-name="T828">и возможно осадок нецивилизованного ужаса, что сидит в нас, каждый— указывает</text:span><text:span text:style-name="T823"> </text:span><text:span text:style-name="T829">на 00</text:span><text:span text:style-name="T805">°: </text:span><text:span text:style-name="T829">истинный Север. </text:span><text:span text:style-name="T830">Что может быть лучшим направлением для запуска 00000?</text:span></text:p>
      <text:p text:style-name="P273"><text:span text:style-name="T830">Д</text:span><text:span text:style-name="T779">а вот беда, какой толк в азимуте, </text:span><text:span text:style-name="T831">даже в мифично-симметричном азимуте, </text:span><text:span text:style-name="T832">не зная откуда Ракета запускалась, для начала. </text:span><text:span text:style-name="T833">У тебя </text:span><text:span text:style-name="T834">имеется режущая бритва, </text:span><text:span text:style-name="T835">280 км длиной, </text:span><text:span text:style-name="T836">проносится на восток/запад по исковырянному лицу Зоны, </text:span><text:span text:style-name="T837">бесконечно несётся, как в наваждении, </text:span><text:span text:style-name="T833"><text:s/></text:span><text:span text:style-name="T837">колеблясь, поблескивая, невыносимо, безостановочно….</text:span></text:p>
      <text:p text:style-name="P274"><text:span text:style-name="T837">Н</text:span><text:span text:style-name="T779">у, Под Знаком Здоровенного Сосунка. Покачивающаяся разноцветная картина противно жирного слюнявого мла</text:span><text:span text:style-name="T838">д</text:span><text:span text:style-name="T779">енца. </text:span><text:span text:style-name="T838">В одном пудингоподобном кулаке Здоровенный Сосунок </text:span><text:span text:style-name="T840">стискивает капающую голяшку (простите, свиньи, ничего личного), </text:span><text:span text:style-name="T841">другой рукой тянется к Материнскому Соску, </text:span><text:span text:style-name="T842">который вдвигается в картину от левого края, взгляд его остановился на приближающейся титьке, </text:span><text:span text:style-name="T843">рот раскрыт—радостный вид, </text:span><text:span text:style-name="T844">зубы нацелены и чешутся, </text:span><text:span text:style-name="T845">застывшее выражение ЕДАмняммнячдаковтьммм в его глазах. </text:span><text:span text:style-name="T846">Здоровенный Сосунок 23-я карта </text:span><text:span text:style-name="T847">Козырном Майоре Зоны….</text:span></text:p>
      <text:p text:style-name="P275"><text:soft-page-break/><text:span text:style-name="T847">Р</text:span><text:span text:style-name="T779">оджеру нравится представлять это снимком Джереми в детстве. </text:span><text:span text:style-name="T848">Джереми, который Знает Всё, </text:span><text:span text:style-name="T849">простил Джессике её время с Роджером. </text:span><text:span text:style-name="T850">У него у самого был пикничок или два, он может понять, </text:span><text:span text:style-name="T851">у него либеральный склад ума, Война в конце концов сняла определённые барьеры, мож</text:span><text:span text:style-name="T852">ешь </text:span><text:span text:style-name="T851">сказать Викторианизмы </text:span><text:span text:style-name="T852">(побаска от тех же хохмачей, </text:span><text:span text:style-name="T853">которые изобрели знаменитый Поливинил Хлоридный Плащ)… </text:span><text:span text:style-name="T854">и что за дела, Роджер, он хочет </text:span><text:span text:style-name="T801">впечатлить</text:span><text:span text:style-name="T854"> тебя? </text:span><text:span text:style-name="T855">Веки глаз вскинуты, дружелюбными полумесяцами, как склоняется </text:span><text:span text:style-name="T856">вперёд (более мелкий парень, чем Роджер думал) </text:span><text:span text:style-name="T857">стискивая свой бокал, посасывая самую безвкусную Трубку что Роджер вообще вид</text:span><text:span text:style-name="T858">а</text:span><text:span text:style-name="T857">л, </text:span><text:span text:style-name="T860">репродукция в курительной трубке</text:span><text:span text:style-name="T859"> </text:span><text:span text:style-name="T802">головы</text:span><text:span text:style-name="T859"> Винстона Черчиля </text:span><text:span text:style-name="T860">для чаши</text:span><text:span text:style-name="T859">, не упущена <text:s/>ни одна деталь, </text:span><text:span text:style-name="T861">даже сигара во рту головы с просверлённой дырочкой, так что чуточка <text:s/>дыма и впрямь высачивается из конца… </text:span><text:span text:style-name="T862">тут это паб для военнослужащих в Каксэвене, </text:span><text:span text:style-name="T863">где прежде был двор портового склада, так что одинокие солдаты сидят в мечтах и за выпивкой </text:span><text:span text:style-name="T864">среди всего этого морскогоо хлама не на одном уровне, </text:span><text:span text:style-name="T865">как у кого-нибудь в обычном кафе на воздухе, </text:span><text:span text:style-name="T866">нет, кто-то повыше на скошенных настилах к дверям </text:span><text:span text:style-name="T867">и воротам, </text:span><text:span text:style-name="T868">или на подвесках для окраски бортов, </text:span><text:span text:style-name="T869">в бочках </text:span><text:span text:style-name="T870">вперёдсмотрящего</text:span><text:span text:style-name="T869">, сидя над горьким среди </text:span><text:span text:style-name="T870">цепей, </text:span><text:span text:style-name="T871">оснастки, кабелей, арматуры чёрного железа. </text:span><text:span text:style-name="T872">Уже ночь. Фонари вынесены на столы. </text:span><text:span text:style-name="T873">Мягкие мелкие ночные волны </text:span><text:span text:style-name="T874">стихают</text:span><text:span text:style-name="T873"> по гальке. </text:span><text:span text:style-name="T875">Запоздалая водоплавающая птица кричит над озером.</text:span></text:p>
      <text:p text:style-name="P372">– <text:span text:style-name="T1477">Но не достанет ли это нас, Джереми, <text:s text:c="2"/>меня и тебя, вот <text:s/>чём вопрос….</text:span>– <text:s/><text:span text:style-name="T1477">Мехико произносит эти свои ораульские</text:span>—<text:span text:style-name="T1477">часто, как сегодня в Клубе за ланчем, такая неловкость</text:span>—<text:span text:style-name="T1477">фразы с тех пор как появился.</text:span></text:p>
      <text:p text:style-name="P372">– <text:span text:style-name="T1477">Э, </text:span><text:span text:style-name="T240">что</text:span><text:span text:style-name="T1477"> достанет меня, дружище?</text:span>– <text:span text:style-name="T1477">Сегодня весь ень «дружище».</text:span></text:p>
      <text:p text:style-name="P373">– <text:span text:style-name="T1478">Ни’гда не чу’ст’ал, будто что-то хочет </text:span><text:span text:style-name="T241">достать</text:span><text:span text:style-name="T1478"> тебя, Джереми?</text:span></text:p>
      <text:p text:style-name="P374">– <text:span text:style-name="T1479">Достать меня.</text:span>– <text:s/><text:span text:style-name="T1479">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434">Ага, <text:span text:style-name="T108">но,</text:span> раз в месяц Джереми, даже Джереми видит сны: <text:span text:style-name="T1480">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435">Хорошо, хорошо. <text:span text:style-name="T1481">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441">Похоже людям можно напомнить о Титанах и Отцах будут смеяться. Не такая умора как тортом в морду, но по крайней мере настолько же чисто.</text:p>
      <text:p text:style-name="P442">Да, гигантские резиновые хуи по-прежнему часть арсенала….</text:p>
      <text:p text:style-name="P443">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436">И сразу же не осталось ничего кроме его жопы между Гравитацией и Роджером. «<text:span text:style-name="T1482">Мне всё равно. Роай его ребёнка. Я буду любить вас обоих—только идём со мной, Джессика. Ты нужна мне….</text:span></text:p>
      <text:p text:style-name="P437">Она щёлкает красным рычажком на своём интер<text:span text:style-name="T1483">к</text:span>оме. <text:span text:style-name="T1483">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375"><text:soft-page-break/>– <text:span text:style-name="T1484">Джес</text:span>— <text:span text:style-name="T1485">блядь, он хочет расплакаться? Чувствует как подкатывает, словно оргазм</text:span>—</text:p>
      <text:p text:style-name="P438">И кто же его спас<text:span text:style-name="T1486">ает (прерывает оргазм)? Надо же</text:span>, Джереми <text:span text:style-name="T1486">собственной персоной. Старый Бобёр появляется и кивком отсылает держиморд, угрюмо блеснувших клыками, назад мастурбировать в комиксы </text:span><text:span text:style-name="T242">Преступления не Окупаются</text:span><text:span text:style-name="T1486">,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242">ланч</text:span><text:span text:style-name="T1486"> в </text:span><text:span text:style-name="T242">Клубе</text:span><text:span text:style-name="T1486">. Совместный </text:span><text:span text:style-name="T242">ланч</text:span><text:span text:style-name="T1486">?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376">– <text:span text:style-name="T1487">Зачем?</text:span>– <text:span text:style-name="T1487">не перестаёт спрашивать Роджер, чтобы разозлить Джереми.</text:span>– <text:span text:style-name="T1487">Зачем вы хотите собрать их и запустить?</text:span></text:p>
      <text:p text:style-name="P377">– <text:span text:style-name="T1488">Мы же их захватили, не так ли? Что ещё </text:span><text:span text:style-name="T243">делать</text:span><text:span text:style-name="T1488"> с ракетой?</text:span></text:p>
      <text:p text:style-name="P378">– <text:span text:style-name="T1489">Но зачем?</text:span></text:p>
      <text:p text:style-name="P379">– <text:span text:style-name="T1490">Зачем? Чёрт, </text:span><text:span text:style-name="T244">посмотреть</text:span><text:span text:style-name="T1490">, ясное дело. Джесика говорит ты—э—</text:span><text:span text:style-name="T244">по части математики</text:span><text:span text:style-name="T1490">?</text:span></text:p>
      <text:p text:style-name="P380">– <text:span text:style-name="T1491">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381">– <text:span text:style-name="T1492">Боже милостивый.</text:span>– <text:span text:style-name="T1492">Смеётся: оглядывает комнату.</text:span></text:p>
      <text:p text:style-name="P382">– <text:span text:style-name="T1493">Это старинная поговорка среди таких как я.</text:span></text:p>
      <text:p text:style-name="P439">Джереми знает как разобраться с <text:span text:style-name="T108">этим</text:span>. <text:span text:style-name="T1494">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245">ты</text:span><text:span text:style-name="T1494"> запросто—</text:span></text:p>
      <text:p text:style-name="P383">– <text:span text:style-name="T1495">Неформальный значит в костюме свободного кроя,</text:span>– <text:span text:style-name="T1496">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246">на самом деле</text:span><text:span text:style-name="T1496">!</text:span></text:p>
      <text:p text:style-name="P440">И он приводит таки гостя: Моряка Бодвайна, который по своим связям заказал передать ему из зоны Панамского Канала <text:span text:style-name="T1497">(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247">закреплять вешалками-плечиками</text:span><text:span text:style-name="T1497">,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247"><text:s/>пятикратно-разделённый</text:span><text:span text:style-name="T1497">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247">нитрокрасочно</text:span><text:span text:style-name="T1497">-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384">– <text:span text:style-name="T1498">Только ты и я, кореш?</text:span>– <text:span text:style-name="T1498">грит Бодайн.</text:span>– <text:span text:style-name="T1498">Чё так типа стеснительно?</text:span></text:p>
      <text:p text:style-name="P385"><text:soft-page-break/>– <text:span text:style-name="T1498">Послушай,</text:span>– <text:span text:style-name="T1498">Роджер издаёт нездоровый смешок на то, что только что пришло ему в голову,</text:span>– <text:span text:style-name="T1499">мы даже не можем прихватить с собой те большие резиновые хуи. Сёдня придётся полагаться на нашу </text:span><text:span text:style-name="T248">смекалку</text:span><text:span text:style-name="T1499">!</text:span></text:p>
      <text:p text:style-name="P386">– <text:span text:style-name="T1500">Тогда так, пошлю мотоцикл к Пуци пригнать нам взвод клоунов и</text:span>—</text:p>
      <text:p text:style-name="P386">– <text:span text:style-name="T1500">Знаешь что? Ты утратил свой дух любителя приключений. Ага. Раньше ты таким не был, знаешь ли.</text:span></text:p>
      <text:p text:style-name="P387">– <text:span text:style-name="T1501">Слышь, братиш,</text:span>– <text:span text:style-name="T1502">произнося на Флотском Диалекте: брат</text:span><text:span text:style-name="T249">иишь</text:span><text:span text:style-name="T1502">,</text:span>– <text:span text:style-name="T1502">брось, брат</text:span><text:span text:style-name="T249">иишь.</text:span><text:span text:style-name="T1502"> Поставь себя на моё место.</text:span></text:p>
      <text:p text:style-name="P387">– <text:span text:style-name="T1502">Я б и не против, но… утону ж в таком-то.</text:span></text:p>
      <text:p text:style-name="P388">– <text:span text:style-name="T1503">Простой скромный парень,</text:span>– <text:span text:style-name="T1503">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504">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250">иишь</text:span><text:span text:style-name="T1504">.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250">желудок</text:span><text:span text:style-name="T1504">? В этих краях желудок не считается вторым классом и это хорошая осенняя мысля помозговать на досуге.</text:span></text:p>
      <text:p text:style-name="P389">– <text:s/><text:span text:style-name="T1505">Бодайн, разве ты не дезертировал? Но за это смертная казнь, правда?</text:span></text:p>
      <text:p text:style-name="P390">– <text:s/><text:span text:style-name="T1505">Блядь, </text:span><text:span text:style-name="T251">это</text:span><text:span text:style-name="T1505">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506">Так что Роджер потащил его с собой, с его монологом, в его зут костюме, на Круппное увеселение.</text:span></text:p>
      <text:p text:style-name="P444">Ещё в дверях, первое, что отмечает Бодан, так это тот струнный квартет <text:span text:style-name="T1507">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252">тебя</text:span><text:span text:style-name="T1507">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252">Largo, cantabile e mesto, </text:span><text:span text:style-name="T1508">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253">Доктор Джекил и </text:span><text:soft-page-break/><text:span text:style-name="T253">Мистер Хайд</text:span><text:span text:style-name="T1508">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253">Гайдн</text:span><text:span text:style-name="T1508">, Mutti! Лица от ICI и GE сгибают шеи пытаясь прочитать в свете свечей программку с любовью выписанную от руки спутником Утгарталоки по жизни, </text:span><text:span text:style-name="T253">Frau <text:s/></text:span><text:span text:style-name="T1508">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253">догола</text:span><text:span text:style-name="T1508">.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253">Записки Международного Общества Сознавшихся в Энтузиазме к Носологии Альбатросов</text:span><text:span text:style-name="T1508">, Зима 1936, великолепный небольшой журнал, они даже послали корреспондента в </text:span><text:span text:style-name="T253">Испанию</text:span><text:span text:style-name="T1508">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445">В общем, если бы участники П<text:span text:style-name="T1509">р</text:span>отиводействия лучше знали что стоит за этими категориями, <text:span text:style-name="T1510">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446">Роджеру должно быть примерещились тут на минуту <text:span text:style-name="T1511">вспотевшие</text:span> вечера Термидора: <text:span text:style-name="T1511">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447">Они воспользуются нами. <text:span text:style-name="T1512">Мы поможем им узакониться, хотя Им не так уж это и нужно, для Них это ещё один дивидент, однако не решающий….</text:span></text:p>
      <text:p text:style-name="P448">О да, разве не <text:span text:style-name="T108">в точности</text:span> <text:span text:style-name="T1513">так</text:span> Они и сделают. <text:span text:style-name="T1514">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254">уй</text:span><text:span text:style-name="T1514">-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text:span><text:soft-page-break/><text:span text:style-name="T1514">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449">Виолончель призрачна, смазанно-коричнева, прозрачна, вздыхает туда-сюда средь прочих Голосов. <text:span text:style-name="T1515">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255">казу</text:span><text:span text:style-name="T1515">!</text:span></text:p>
      <text:p text:style-name="P12"><text:span text:style-name="T577">Это музыкальный фон к тому, что готовится произойти. </text:span><text:span text:style-name="T578">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516">Что это тут за </text:span><text:span text:style-name="T579">‘</text:span><text:span text:style-name="T545">Überraschungbraten</text:span><text:span text:style-name="T579">’?»</text:span><text:span text:style-name="T541">– </text:span><text:span text:style-name="T544">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544">– </text:span><text:span text:style-name="T580">Да просто </text:span><text:span text:style-name="T582">так и значит</text:span><text:span text:style-name="T580">, Матросик,</text:span><text:span text:style-name="T540">– </text:span><text:span text:style-name="T580">отвечает «Конни Командос»,</text:span><text:span text:style-name="T540">– </text:span><text:span text:style-name="T580">на Немецком </text:span><text:span text:style-name="T582">это</text:span><text:span text:style-name="T580"> «</text:span><text:span text:style-name="T581">сюрпризное жаркое».</text:span></text:p>
      <text:p text:style-name="P3"><text:span text:style-name="T618">– </text:span><text:span text:style-name="T583">По моей части, грит Бодайн. </text:span><text:span text:style-name="T584">Она же</text:span><text:span text:style-name="T540">—</text:span><text:span text:style-name="T584">возможно ненароком</text:span><text:span text:style-name="T540">—</text:span><text:span text:style-name="T584">просигналила глазами</text:span><text:span text:style-name="T540">—</text:span><text:span text:style-name="T585">вероятно, Пойнтсмен, существует такая вещь как рефлекс доброты </text:span><text:span text:style-name="T586">(сколько молодых мужчин навидалась она </text:span><text:span text:style-name="T587">приконченными с </text:span><text:span text:style-name="T579">’</text:span><text:span text:style-name="T587">42?) который кое-где, также и вне Зоны, уцелел от вымирания…. </text:span><text:span text:style-name="T588">Бодайн смотрит вдоль стола, мимо корпоративных зубов и полированных ногтей, </text:span><text:span text:style-name="T589">мимо инструментов для еды с увесистыми монограммами, </text:span><text:span text:style-name="T590">и в первый раз замечает облицованн</text:span><text:span text:style-name="T596">ое</text:span><text:span text:style-name="T590"> камнем уг</text:span><text:span text:style-name="T596">лубление</text:span><text:span text:style-name="T590"> для барбекю с двумя вертелами чёрного железа для прокрутки вручную. </text:span><text:span text:style-name="T591">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592">и </text:span><text:span text:style-name="T591">уголь, </text:span><text:span text:style-name="T592">соблазнительные, с кулак, вороньего крыла куски, из тех что когда-то оставляли трупы </text:span><text:span text:style-name="T593">вдоль берегов каналов, когда-то, в Инфляцию, </text:span><text:span text:style-name="T594">когда </text:span><text:span text:style-name="T595">его действительно удерживали </text:span><text:span text:style-name="T594"><text:s/>настолько смертельно дорогим, </text:span><text:span text:style-name="T595">представьте… </text:span><text:span text:style-name="T597">На краю углубления, где Юстус уже зажигает свечу, </text:span><text:span text:style-name="T598">пок</text:span><text:span text:style-name="T597">а Гретхен </text:span><text:span text:style-name="T599">обрызгивает топливо войсковым растворителем, из доков в порту, </text:span><text:span text:style-name="T600">М</text:span><text:span text:style-name="T599">оряк Бодвайн узрел голову Роджера, </text:span><text:span text:style-name="T600">которую две или три пары рук удерживают кверх</text:span><text:span text:style-name="T599"> </text:span><text:span text:style-name="T600">ногами, </text:span><text:span text:style-name="T601">губы отодраны от зубов и обнажённые дёсна </text:span><text:span text:style-name="T602">уже обесчвеченно</text:span><text:span text:style-name="T601"> белеют словно череп, </text:span><text:span text:style-name="T602">покуда одна из служанок, классическая атлас-с-кружевом, вредная, полапатьбыбельная девка, </text:span><text:span text:style-name="T603">чистит зубы Американской зубной пастой, </text:span><text:span text:style-name="T604">старательно соскабливая никотинные пятна и винный камень. </text:span><text:span text:style-name="T546">Глаза у Роджера такие обиженные и умоляющие</text:span><text:span text:style-name="T605">…. </text:span><text:span text:style-name="T606">Со всех сторон, гости перешёптываются. « </text:span><text:span text:style-name="T607">Как </text:span><text:span text:style-name="T608">эксцентрично, </text:span><text:span text:style-name="T609">Стефен придумал даже голову сыра!»</text:span><text:span text:style-name="T540">–</text:span><text:span text:style-name="T609"> «</text:span><text:span text:style-name="T610">Нет уж, </text:span><text:span text:style-name="T547">я </text:span><text:span text:style-name="T610">дождусь </text:span><text:span text:style-name="T547">другую часть</text:span><text:span text:style-name="T610">, чтоб откусить...»</text:span><text:span text:style-name="T540">– </text:span><text:span text:style-name="T611">хиханьки, возбуждённое дыхание, </text:span><text:span text:style-name="T612">а что это за очень синие штаны такие </text:span><text:span text:style-name="T613">все в складках… </text:span><text:span text:style-name="T614">и чем измазан пиджак, </text:span><text:span text:style-name="T615">а что на вертеле, краснее до хрусткой жирной корочки, </text:span><text:span text:style-name="T616">поворачивается, </text:span><text:span text:style-name="T617">чьё лицо сейчас обернётся, ба! так это же</text:span><text:span text:style-name="T540">—</text:span></text:p>
      <text:p text:style-name="P4"><text:span text:style-name="T540">– </text:span><text:span text:style-name="T619">Кетчупа нет, кетчупа нет,</text:span><text:span text:style-name="T540">– </text:span><text:span text:style-name="T620">мохнач </text:span><text:span text:style-name="T621">синепиджачный резко роется среди уксусниц и </text:span><text:span text:style-name="T622">подносов,</text:span><text:span text:style-name="T540">– </text:span><text:span text:style-name="T623">похоже </text:span><text:span text:style-name="T639">вовсе</text:span><text:span text:style-name="T623"> нет… </text:span><text:span text:style-name="T624">что за ёбанная тут забегаловка, Родж,</text:span><text:span text:style-name="T540">– </text:span><text:span text:style-name="T624"><text:s/></text:span><text:span text:style-name="T625">кричит</text:span><text:span text:style-name="T624"> </text:span><text:span text:style-name="T626">вдоль стола наискосок через семь вражеских лиц,</text:span><text:span text:style-name="T540">– <text:s/></text:span><text:span text:style-name="T627">эй, брат</text:span><text:span text:style-name="T548">иишь</text:span><text:span text:style-name="T627">, возле тебя там кетчупа не видать?</text:span></text:p>
      <text:p text:style-name="P7"><text:span text:style-name="T627">К</text:span><text:span text:style-name="T540">етчуп сигнальное слово, </text:span><text:span text:style-name="T639">ясное дело</text:span><text:span text:style-name="T628">—</text:span></text:p>
      <text:p text:style-name="P5"><text:span text:style-name="T540">– </text:span><text:span text:style-name="T629">Странно,</text:span><text:span text:style-name="T540">– </text:span><text:span text:style-name="T629">отвечает Роджер, который явно видел точно ту же картину в углублении,</text:span><text:span text:style-name="T540">– </text:span><text:span text:style-name="T630">я как раз собирался спросить <text:s/>у </text:span><text:span text:style-name="T549">тебя</text:span><text:span text:style-name="T630"> то же самое</text:span><text:span text:style-name="T629">!</text:span></text:p>
      <text:p text:style-name="P8"><text:soft-page-break/><text:span text:style-name="T540">Они ухмыляются друг другу как два клоуна. </text:span><text:span text:style-name="T631">Ауры обоих, для протокола, зелёные. Не пиздю. Ни разу с зимы </text:span><text:span text:style-name="T579">’</text:span><text:span text:style-name="T631">42 в морск</text:span><text:span text:style-name="T633">о</text:span><text:span text:style-name="T631">м караване посреди шторма в Северной Атлантике, </text:span><text:span text:style-name="T632">с оборвавшимися тоннами 5-дюймовых боеприпасов, что катались по всему судну, </text:span><text:span text:style-name="T633">Германская волчья стая невидимо из-под воды сшибает соседние корабли направо и налево, </text:span><text:span text:style-name="T634">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635">задыхались от хохота—</text:span><text:span text:style-name="T636">ни разу с того дня </text:span><text:span text:style-name="T637">Моряк Бодайн не чув</text:span><text:span text:style-name="T638">с</text:span><text:span text:style-name="T637">твовал такого кайфа </text:span><text:span text:style-name="T638">при хороших шансах погибнуть</text:span><text:span text:style-name="T640">.</text:span></text:p>
      <text:p text:style-name="P133">– <text:span text:style-name="T1517">Ничего себе сервировка, а?</text:span>– <text:span text:style-name="T1517">восклицает он.</text:span>– <text:span text:style-name="T1518">Еда называется!</text:span>– <text:span text:style-name="T1518">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34">– <text:span text:style-name="T1519">Даже не знаю,</text:span>– <text:s/><text:span text:style-name="T1519">Роджер тщательно небрежен,</text:span>– <text:span text:style-name="T1519">я как-то не нахожу </text:span><text:span text:style-name="T256">суп из соплей</text:span><text:span text:style-name="T1519"> в меню.</text:span></text:p>
      <text:p text:style-name="P135">– <text:span text:style-name="T1520">Ага, и я бы сам не отказался от </text:span><text:span text:style-name="T257">гнойного пудинга</text:span><text:span text:style-name="T1520">. Думаешь у них найдётся?</text:span></text:p>
      <text:p text:style-name="P136">– <text:span text:style-name="T1521">Нет, но может оказаться суфле с молофьёй!</text:span>– <text:span text:style-name="T1522">вскрикивает Роджер,</text:span>– <text:span text:style-name="T1523">с добавкой из </text:span><text:span text:style-name="T258">менструального мармелада</text:span><text:span text:style-name="T1523">!</text:span></text:p>
      <text:p text:style-name="P137">– <text:span text:style-name="T1524">А ещё бы не прочь от наваристого жаркого со смегмой!</text:span>–<text:span text:style-name="T1524"> предлагает Бодайн,</text:span>– <text:span text:style-name="T1525">или как начёт </text:span><text:span text:style-name="T259">кастрюльки тромбов</text:span><text:span text:style-name="T1525">?</text:span></text:p>
      <text:p text:style-name="P138">– <text:span text:style-name="T1527">Мы бы составили обед получше этого,</text:span>– <text:span text:style-name="T1527">Роджер помахивает меню в руке.</text:span>– <text:span text:style-name="T1528">Для начала плацентные аппетитные закуски, возможно какие-то </text:span><text:span text:style-name="T260">сэндвичи со струпьями</text:span><text:span text:style-name="T1528">, хорошо расчёсанными, конечно… и или </text:span><text:span text:style-name="T260">к</text:span><text:span text:style-name="T262">литор</text:span><text:span text:style-name="T260">ные клёцки</text:span><text:span text:style-name="T1528">! Ммм, объеденье, сдобренные </text:span><text:span text:style-name="T260">майонезом из мукуса.</text:span></text:p>
      <text:p text:style-name="P139">– <text:span text:style-name="T1529">О, мне дошло,</text:span>– <text:span text:style-name="T1529">грит Конни Командос,</text:span>– <text:span text:style-name="T1530">тут должна быть аллитерация. Как насчёт… э… </text:span><text:span text:style-name="T261">пожёванных пельмешков</text:span><text:span text:style-name="T1530">?</text:span></text:p>
      <text:p text:style-name="P140">– <text:span text:style-name="T1531">Мы составляем суповые блюда, крошка,</text:span>– <text:span text:style-name="T1532">грит с прохладцей <text:s/>Моряк Бодвайн,</text:span>– <text:span text:style-name="T1533">так что позволь мне просто предложить козявочное консоме, или заблёванный бульон.</text:span></text:p>
      <text:p text:style-name="P141">– <text:span text:style-name="T1534">Рвотный рататуй,</text:span>– <text:span text:style-name="T1535">грит Конни.</text:span></text:p>
      <text:p text:style-name="P141">– <text:span text:style-name="T1535">Ты врубилась.</text:span></text:p>
      <text:p text:style-name="P142">– <text:span text:style-name="T1537">Салат из салями с глистами,</text:span>– <text:s/><text:span text:style-name="T1536">продолжает Роджер.</text:span>– <text:span text:style-name="T1537">с нарезкой из абортированных абрикосов и присыпкой перхоти.</text:span></text:p>
      <text:p text:style-name="P276">Раздаётся звук благовоспитанного сдерживания, <text:span text:style-name="T1538">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277">Так и шло, <text:span text:style-name="T1539">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278">Одно из казу прекращает играть. «Затруханная запеканка!»<text:span text:style-name="T648">– </text:span>верезжит Густав</text:p>
      <text:p text:style-name="P143">– <text:span text:style-name="T1540">Обосанные оладьи, с сычужным сиропом,</text:span>– <text:span text:style-name="T1541">добавляет Андрэ Омнопон, когда Густав возобновляет игру, Внешние Голоса тем временем сбились в замешательстве.</text:span></text:p>
      <text:p text:style-name="P143">– <text:span text:style-name="T1542">И посыпаны эксттратом экскрементов,</text:span>– <text:span text:style-name="T1542">бормочет виолончелист, который не ставит себя выше невинных забав.</text:span></text:p>
      <text:p text:style-name="P143">– <text:span text:style-name="T1542">Геморроидные гренки,</text:span>– <text:span text:style-name="T1542">Конни с восторгом лупит ложкой,</text:span>– <text:span text:style-name="T263">поносные пирожки</text:span><text:span text:style-name="T1543">!</text:span></text:p>
      <text:p text:style-name="P450"><text:soft-page-break/>Фрау Утгарталоки вскакивает на ноги, <text:span text:style-name="T1544">перевернув поднос болячек бламанже—</text:span><text:span text:style-name="T264">иззвиняюсь</text:span><text:span text:style-name="T1544">,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391">– <text:span text:style-name="T1545">Отборный</text:span><text:span text:style-name="T1526"> </text:span><text:span text:style-name="T1545">гангренозный гуляш, или восхитительная кремово-белая <text:s/>порция проказы,</text:span>–<text:span text:style-name="T1546">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392">– <text:span text:style-name="T1547">Фунгусное фрикасе!</text:span>– <text:span text:style-name="T1548">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393">– <text:span text:style-name="T1549">Карбункульные котлеты!</text:span></text:p>
      <text:p text:style-name="P394">– <text:span text:style-name="T1550">С </text:span><text:span text:style-name="T265">паховой подливой</text:span><text:span text:style-name="T1550">!</text:span></text:p>
      <text:p text:style-name="P395">– <text:span text:style-name="T1551">Корейка с кольцевывми червями!</text:span></text:p>
      <text:p text:style-name="P451"><text:span text:style-name="T1551">У </text:span>леди Мнемосин Глуб какой-то припадок, настолько сильный, что ожерелье её рвётся и жемчужины раскатываются по шёлку скатерти. <text:span text:style-name="T1552">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460">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451"/>
      <text:p text:style-name="P717">У, дайте отех прыщиков à-la-улю,</text:p>
      <text:p text:style-name="P717">Налопаюся до усрачки!</text:p>
      <text:p text:style-name="P717">Скажи, брат<text:span text:style-name="T108">иишь</text:span>, как ты глядишь</text:p>
      <text:p text:style-name="P717">На тему Палубных Десертов после качки?</text:p>
      <text:p text:style-name="P452"/>
      <text:p text:style-name="P396">– <text:span text:style-name="T1553">Я должен вам признаться,</text:span>– <text:span text:style-name="T1553">торопливо шепчет Густав.</text:span>– <text:span text:style-name="T1553">Мне ужасно неловко, но наверное вам не нужны такие как я. Понимаете… Я был Штурмовиком. Очень давно. Знаете, как Хорст Вессель.</text:span></text:p>
      <text:p text:style-name="P397">– <text:span text:style-name="T1554">Ну и что?</text:span>– <text:span text:style-name="T1554">смеётся Бодайн,</text:span>– <text:span text:style-name="T1555">может я был стрелком у Мелвина Пёрвиса.</text:span></text:p>
      <text:p text:style-name="P398">– <text:span text:style-name="T1556">Кем?</text:span></text:p>
      <text:p text:style-name="P398">– <text:span text:style-name="T1556">За Пост Тостис.</text:span></text:p>
      <text:p text:style-name="P399">– <text:span text:style-name="T1556">За кого?</text:span>– <text:span text:style-name="T1557">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453">Последний чёрный дворецкий отпирет последнюю дверь наружу, <text:span text:style-name="T1558">и к побегу. Сбегите сегодня. «Тифозный торт с коклюшным кремом, джентльмены,– кивает он. И с той стороны рассвета можешь различить улыбку. </text:span></text:p>
      <text:p text:style-name="P453"><draw:frame draw:style-name="fr1" draw:name="Image10" text:anchor-type="paragraph" svg:width="6.9252in" svg:height="0.3661in" draw:z-index="5"><draw:image xlink:href="Pictures/1000000000000B720000009B428C9716555D8079.png" xlink:type="simple" xlink:show="embed" xlink:actuate="onLoad" loext:mime-type="image/png"/></draw:frame></text:p>
      <text:p text:style-name="P454"><text:soft-page-break/>В своём рюкзаке Гели Трипинг несёт несколько ногтевых обрезков с пальцев ног Чичерина, <text:span text:style-name="T1559">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455">В полдень она приходит <text:span text:style-name="T1560">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461">– Иногда я могу вызывать его лицо в чашке с чаем. Но травы надо собирать очень внимательно. Я ещё не очень хороша в этом.</text:p>
      <text:p text:style-name="P462">– Но ты влюблена. Технические приёмы всего лишь подмена этому когда стареешь.</text:p>
      <text:p text:style-name="P463">– Зачем не оставаться влюблённой всегда?</text:p>
      <text:p text:style-name="P456">Две женщины наблюдают друг друга через солнечную кухню. <text:span text:style-name="T1561">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457">В ночь, когда чёрные выступили в свой великий переход, <text:span text:style-name="T1562">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458">Позади, подталкивая её, <text:span text:style-name="T1564">дремотность</text:span> города, <text:span text:style-name="T1563">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266">практикующих</text:span><text:span text:style-name="T1563">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459"><text:span text:style-name="T1565">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267">Schwarzkommando</text:span><text:span text:style-name="T1565">. Если чувствует, что можно, она даже спросит про Чичерина. Разнообразие слухов изумляет её. </text:span><text:span text:style-name="T267">Я не единственная кто его любит</text:span><text:span text:style-name="T1565">… хотя </text:span><text:span text:style-name="T267">их</text:span><text:span text:style-name="T1565">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464">Брехня, Чичерин давно мёрт<text:span text:style-name="T1566">в</text:span>, <text:span text:style-name="T1566">ты что не слышал, уже несколько месяцев как убит…</text:span></text:p>
      <text:p text:style-name="P464">…<text:span text:style-name="T1567">его кем-то подменили пока арестуют остальных из его Блока…</text:span></text:p>
      <text:p text:style-name="P464">...<text:span text:style-name="T1568">нет, он приезжал в Люнеберг неделю назад, мой приятель его раньше видел, точно он…</text:span></text:p>
      <text:p text:style-name="P464"><text:soft-page-break/>...<text:span text:style-name="T1569">он здорово похудел и выходит только с усиленной охраной. Не меньше двенадцати. В основном Азиаты…</text:span></text:p>
      <text:p text:style-name="P464">...<text:span text:style-name="T1569">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00">– <text:span text:style-name="T1570">По какому краю?</text:span>– <text:span text:style-name="T1571">Они трясутся в кузове 2</text:span><text:span text:style-name="T876">½-тонного</text:span><text:span text:style-name="T1571">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401">– <text:span text:style-name="T1572">Ну, </text:span><text:span text:style-name="T268">ты</text:span><text:span text:style-name="T1572"> знаешь какое у него задание.</text:span></text:p>
      <text:p text:style-name="P401">– <text:span text:style-name="T1572">Ракеты?</text:span></text:p>
      <text:p text:style-name="P402">– <text:span text:style-name="T1573">Не хотел бы я оказаться на его месте, вот и всё.</text:span></text:p>
      <text:p text:style-name="P465">На гребне холма геодезическая партия восстанавливают разбитую дорогу. <text:span text:style-name="T1574">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269">чувствует крест</text:span><text:span text:style-name="T1574">,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269">этого</text:span><text:span text:style-name="T1574">?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269">потребовалось</text:span><text:span text:style-name="T1574">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269">Наша миссия в том, чтоб поддерживать смерть</text:span><text:span text:style-name="T1574">.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466">Только лишь почти, из-за уровня дезертирства. <text:span text:style-name="T1575">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467"><text:span text:style-name="T1577">Среди</text:span> эх<text:span text:style-name="T1577">а</text:span> с колкими краями, Титан ворочается <text:span text:style-name="T1576">глубоко </text:span>внизу. <text:span text:style-name="T1577">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text:span><text:soft-page-break/><text:span text:style-name="T1577">голоса за спиной в сумерках на краю города и двигаться в постоянно расстёгнутом плаще своей ночной прогулки пока</text:span></text:p>
      <text:p text:style-name="P468">Вдруг Пан<text:span text:style-name="T648">—</text:span>прыжком<text:span text:style-name="T648">—</text:span>с лицом невыносимой красоты, <text:span text:style-name="T1578">прекрасный Змий, кольца его сплетают радугу небес—в несомненные кости страха—</text:span></text:p>
      <text:p text:style-name="P469">Не иди домой средь ночи по пуст<text:span text:style-name="T1579">ы</text:span>м пол<text:span text:style-name="T1579">ям</text:span>. <text:span text:style-name="T1580">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470">Это вопрос нескольких недель, <text:span text:style-name="T1581">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471">Умрёт ли Блисеро,<text:span text:style-name="T108"> нет пожалуйста не дай ему умереть</text:span>…. <text:span text:style-name="T1582">(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472">Это ещё какая-то игра, <text:s/>наверное, ещё один повод для порки? <text:span text:style-name="T1583">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270">посвящены</text:span><text:span text:style-name="T1583">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473">Со своим приближением к этому, взятый внутрь снова и снова, Готфрид может лишь держаться открытым, расслабить сфинктер своей души….</text:p>
      <text:p text:style-name="P474"><text:soft-page-break/><text:span text:style-name="T648">– </text:span>А иногда я мечтаю об открытии края Света. Обнаружить что край <text:span text:style-name="T108">есть</text:span>. <text:span text:style-name="T1584">Моя горная горечавка знала всегда. Но мне это обошлось так дорого.</text:span></text:p>
      <text:p text:style-name="P475">Америка <text:span text:style-name="T108">была</text:span> краем свет<text:span text:style-name="T1585">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476">В Азию, Африку, Америндию, Океанию Европа явилась Европа и установила <text:span text:style-name="T1586">свою </text:span>власть <text:span text:style-name="T1586">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271">одна лишь</text:span><text:span text:style-name="T1586">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271">единой с</text:span><text:span text:style-name="T1586">….</text:span></text:p>
      <text:p text:style-name="P477">Закончился ли один цикл и теперь готов начаться новый? <text:span text:style-name="T1587">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272">постоянный риск упасть</text:span><text:span text:style-name="T1587">.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478">Хотел бы я обрести всё это. <text:span text:style-name="T1588">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479">Связи на которые они рассчитывали <text:span text:style-name="T1589">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273"> глупую чистоту</text:span><text:span text:style-name="T1589"> в твоих глазах… когда я вижу тебя на утренних и вечерних построениях, таким </text:span><text:soft-page-break/><text:span text:style-name="T1589">открытым, таким готовым вобрать мою болезнь и дать приют ей, приютить внутри твоей ни о чём не ведающей любви….</text:span></text:p>
      <text:p text:style-name="P403">– <text:span text:style-name="T1590">Твоей любви,</text:span>– <text:span text:style-name="T1590">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404">– <text:span text:style-name="T1591">Я хочу вырваться</text:span>—<text:span text:style-name="T1591">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480">Готфрид стоит на коленях, немо, в ожидании. <text:span text:style-name="T274">Блисеро смотрит на него</text:span><text:span text:style-name="T1592">.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274">Почему он вдруг спрашивает</text:span><text:span text:style-name="T1592">….</text:span></text:p>
      <text:p text:style-name="P481">На этом-то всё и держится. Коридоры рутины, <text:span text:style-name="T1593">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481"><draw:frame draw:style-name="fr1" draw:name="Image11" text:anchor-type="paragraph" svg:width="6.9252in" svg:height="0.3661in" draw:z-index="6"><draw:image xlink:href="Pictures/1000000000000B720000009B428C9716555D8079.png" xlink:type="simple" xlink:show="embed" xlink:actuate="onLoad" loext:mime-type="image/png"/></draw:frame></text:p>
      <text:p text:style-name="P482">Вот <text:span text:style-name="T1597">он</text:span> Енцин, гонит свою новенькую ракету сквозь ночь. <text:span text:style-name="T1594">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483">Это 00001, <text:span text:style-name="T1595">вторая в своей серии.</text:span></text:p>
      <text:p text:style-name="P485">Русские репродукторы через Эльбу обращались к тебе. <text:span text:style-name="T1596">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text:span><text:soft-page-break/><text:span text:style-name="T1596">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488">Но молодые люди все постарели и мало осталось цвета в этой сцене… <text:span text:style-name="T1598">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243">перемены с Ракето-</text:span><text:span text:style-name="T1244">модификациями: </text:span><text:span text:style-name="T1245">не более чем производные, вообще-то, </text:span><text:span text:style-name="T1246">от приёмов, с помощью которых </text:span><text:span text:style-name="T1247">Констанс Бабингтон-Смит и </text:span><text:span text:style-name="T1248">её коллега Р.А.Ф. Медменхэм </text:span><text:span text:style-name="T1249">раскрыли Ракету по развед-аэроснимкам <text:s/>1943-</text:span><text:span text:style-name="T1250">го над Пенемюнде. </text:span></text:p>
      <text:p text:style-name="P489"><text:span text:style-name="T1250">Н</text:span><text:span text:style-name="T1222">о вспомни, любили </text:span><text:span text:style-name="T1251">ли вы </text:span><text:span text:style-name="T1222">это. </text:span><text:span text:style-name="T1251">Если да, </text:span><text:span text:style-name="T1252">то </text:span><text:span text:style-name="T1251">как вы это любили. </text:span><text:span text:style-name="T1252">И насколько—</text:span><text:span text:style-name="T1253">ведь вы привыкли спрашивать «насколько», </text:span><text:span text:style-name="T1254">привыкли измерять, сравнивать замеры, </text:span><text:span text:style-name="T1255">вставлять их в формулы для определения <text:s/>сколько бол</text:span><text:span text:style-name="T1256">ь</text:span><text:span text:style-name="T1255">ше</text:span><text:span text:style-name="T1253">, <text:s/></text:span><text:span text:style-name="T1256">сколько чего, сколько когда… </text:span><text:span text:style-name="T1257">а здесь в вашем общем движении к морю </text:span><text:span text:style-name="T1258">чувствуй сколько хочешь </text:span><text:span text:style-name="T1259">ту тёмную двусмысленную любовь, которая ещё и стыд, </text:span><text:span text:style-name="T1260">бравада, инженерская геополитика—«</text:span><text:span text:style-name="T1261">сферы влияния» св</text:span><text:span text:style-name="T1262">е</text:span><text:span text:style-name="T1261">дённые к </text:span><text:span text:style-name="T1262">торусам радиуса действия Ракеты, </text:span><text:span text:style-name="T1263">что параболичны в сечении…</text:span></text:p>
      <text:p text:style-name="P490"><text:span text:style-name="T1264">...не, как могло бы нам представляться, ограничены снизу линией Земли «</text:span><text:span text:style-name="T1265">с которой поднимается» и Земли «в которую ударяет» </text:span><text:span text:style-name="T1266">Но Ведь Ты В Самом Деле Не Думал Что Так Правда Же </text:span><text:span text:style-name="T1267">Конечно Она Начинается Неизмеримо Под Землёй </text:span><text:span text:style-name="T1268">И Уходит Неизмеримо Обратно В Землю </text:span><text:span text:style-name="T1269">нам позволено видеть всего лишь пик, отрыв от </text:span><text:span text:style-name="T1270">поверхности, из другого молчащего мира, </text:span><text:span text:style-name="T1271">резко (реактивный самолёт срывающийся в сверхзвуковую скорость, через сколько-то лет космический крпаль срывающийся в сверхсветовую) </text:span><text:span text:style-name="T1272">Помни Пароль В Зоне На Этой Неделе </text:span><text:span text:style-name="T1273">Б</text:span><text:span text:style-name="T1272">ЫСТРЕЕ</text:span><text:span text:style-name="T1238">—</text:span><text:span text:style-name="T1273">Ч</text:span><text:span text:style-name="T1272">ЕМ </text:span><text:span text:style-name="T1273">С</text:span><text:span text:style-name="T1272">ВЕРХСВЕТОВАЯ По Ходу Голос Ускоряется В Разы</text:span><text:span text:style-name="T1238">—</text:span><text:span text:style-name="T1273">Линейные Исключения Лишь Для Случаев Жалоб На Верхние Дыхательные, </text:span><text:span text:style-name="T1274">на каждом из «концов», пойми, </text:span><text:span text:style-name="T1275">огромная передача энергии: </text:span><text:span text:style-name="T1276">прорыв вверх в этот мир, </text:span><text:span text:style-name="T1277">в контролируемое горение</text:span><text:span text:style-name="T1238">—</text:span><text:span text:style-name="T1278">прорыв вниз снова, </text:span><text:span text:style-name="T1279">неконтролируемый взрыв… </text:span><text:span text:style-name="T1280">это отсутствие симметрии ведё</text:span><text:span text:style-name="T1283">т</text:span><text:span text:style-name="T1280"> к предположению </text:span><text:span text:style-name="T1281">о наличии, подобно Эфиру, </text:span><text:span text:style-name="T1282">потоков во времени, подобных потокам Эфира в прост</text:span><text:span text:style-name="T1283">р</text:span><text:span text:style-name="T1282">анстве. </text:span><text:span text:style-name="T1284">Предположение Вакуума во времени вело к обособлению нас друг от друга. </text:span><text:span text:style-name="T1285">Но море Эфира несущее нас из-мира-в-мир может вернуть нас к неразрывности, </text:span><text:span text:style-name="T1286">открыть нам более благоприятную вселенную, более вольную….</text:span></text:p>
      <text:p text:style-name="P491"><text:span text:style-name="T1286">Т</text:span><text:span text:style-name="T1222">ак что да да, тут покатила схоластика, космология состояний Ракеты… </text:span><text:span text:style-name="T1287">это Ракета уводит на такой путь</text:span><text:span text:style-name="T1238">—</text:span><text:span text:style-name="T1288">из всех прочих</text:span><text:span text:style-name="T1238">—</text:span><text:span text:style-name="T1289">мимо этих видимых извивов змея, что </text:span><text:span text:style-name="T1290">всхлёстываются </text:span><text:span text:style-name="T1291">над поверхностью Земли радужным светом, </text:span><text:span text:style-name="T1292">в стальных судорогах… </text:span><text:span text:style-name="T1293">эти шторма, это всё в недрах </text:span><text:soft-page-break/><text:span text:style-name="T1293">Земли о чём нам никогда не говорилось… </text:span><text:span text:style-name="T1294">мимо них, через стремительность, </text:span><text:span text:style-name="T1295">в исчисляемый космос, </text:span><text:span text:style-name="T1296">причудливый обшитый панелями коричневого дерева, Викторианский </text:span><text:span text:style-name="T1297">вид Войны Мозгов, как между кватернионами и векторным анализом в 1880-е</text:span><text:span text:style-name="T1238">—</text:span><text:span text:style-name="T1298">ностальгия по Эфиру, серебряным, маятниковым, </text:span><text:span text:style-name="T1289"><text:s/></text:span><text:span text:style-name="T1299">камне-основанным, </text:span><text:span text:style-name="T1300">исчечено-латунным, филигранным, элегантно функциональным </text:span><text:span text:style-name="T1301">формам наших дедушек. </text:span><text:span text:style-name="T1302">Со всеми оттенками сепии, разумеется. </text:span><text:span text:style-name="T1303">Но Ракета должна быть множеством всего, </text:span><text:span text:style-name="T1304">должна </text:span><text:span text:style-name="T1305">с</text:span><text:span text:style-name="T1304">оответствовать </text:span><text:span text:style-name="T1305">всевозможным формам в снах тех, кто входил в контакт с нею</text:span><text:span text:style-name="T1238">—</text:span><text:span text:style-name="T1306">в бою, в туннеле, на бумаге</text:span><text:span text:style-name="T1238">—</text:span><text:span text:style-name="T1307">она должна выстоять перед ересями сияющей, не сбиваемой с толку… </text:span><text:span text:style-name="T1308">а еретики непременно будут: </text:span><text:span text:style-name="T1309">Гностики </text:span><text:span text:style-name="T1310">притянутые порывом ветра и огня в палаты Ракето-трона… </text:span><text:span text:style-name="T1311">Каббалисты, что изучают Ракету словно Тору, </text:span><text:span text:style-name="T1312">букву за буквой</text:span><text:span text:style-name="T1238">—</text:span><text:span text:style-name="T1313">заклёпк</text:span><text:span text:style-name="T1314">и</text:span><text:span text:style-name="T1313">, чаша горел</text:span><text:span text:style-name="T1314">ки и латунная роза</text:span><text:span text:style-name="T1313">, </text:span><text:span text:style-name="T1315">её текст для их перестановок и изыскания новых откровений, </text:span><text:span text:style-name="T1316">непрестанно раскрывающихся всё дальше и дальше… </text:span><text:span text:style-name="T1317">Манихейцы, различающие две Ракеты, добра и зла, </text:span><text:span text:style-name="T1318">что говорят вместе священной идиолалией</text:span><text:span text:style-name="T1313"> </text:span><text:span text:style-name="T1318">Первобытных Близнецов </text:span><text:span text:style-name="T1319">(некоторые утверждают что их имена Енцин и Блисеро) </text:span><text:span text:style-name="T1320">про добрую Ракету, что </text:span><text:span text:style-name="T1321">понесёт</text:span><text:span text:style-name="T1320"> нас </text:span><text:span text:style-name="T1321">к звёздам, и про злую Ракету для самоубийства Мира, </text:span><text:span text:style-name="T1322">обе в вечной борьбе.</text:span></text:p>
      <text:p text:style-name="P492"><text:span text:style-name="T1322">Н</text:span><text:span text:style-name="T1222">о еретики эти будут отыскиваться и </text:span><text:span text:style-name="T1323">владычество молчания расти с падением каждого из них… </text:span><text:span text:style-name="T1324">их </text:span><text:span text:style-name="T1235">всех</text:span><text:span text:style-name="T1324"> отыщут. </text:span><text:span text:style-name="T1325">Для каждого будет его персональная Ракета. </text:span><text:span text:style-name="T1326">В её программу отыскания цели буд</text:span><text:span text:style-name="T1327">у</text:span><text:span text:style-name="T1326">т загружен</text:span><text:span text:style-name="T1327">ы</text:span><text:span text:style-name="T1326"> его </text:span><text:span text:style-name="T1327">ЭЭГ, </text:span><text:span text:style-name="T1328">всплески и шумы его </text:span><text:span text:style-name="T1329">пульса, призрачные </text:span><text:span text:style-name="T1330">цветы личного инфракрасного, </text:span><text:span text:style-name="T1331">каждая Ракета будет знать своего предназначенного и охотиться за ним, </text:span><text:span text:style-name="T1332">преследовать его зелёно-лакированная и молчаливая охотничья собака, </text:span><text:span text:style-name="T1333">по нашему Миру, </text:span><text:span text:style-name="T1334">блестящая и заострённая в небе за его спиной, </text:span><text:span text:style-name="T1335">его хранитель-палач мчащий следом, мчащий </text:span><text:span text:style-name="T1236">всё ближе….</text:span></text:p>
      <text:p text:style-name="P622">Задачи таковы. <text:span text:style-name="T1599">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623">00001 перевозится разобранной, <text:s/>секциям<text:span text:style-name="T1600">и—боеголовка, управление, баки горючего и окислителя, хвостовая секция. Если смогут доставить к месту пуска, придётся собирать там. </text:span></text:p>
      <text:p text:style-name="P624">– <text:span text:style-name="T1601">Покажи мне общество, что ни разу не говорило «я создано среди людей»,</text:span>– <text:s/><text:span text:style-name="T1601">Кристиан шагает с Енциным в полях повыше привала,</text:span>– «<text:span text:style-name="T1601">чтобы защитить каждого из вас от насилия, дать убежище в час катастрофы», но Енцин, какая там защита? Что может защитить нас от этого?</text:span>– <text:span text:style-name="T1602">указывает в </text:span><text:soft-page-break/><text:span text:style-name="T1602">долину на жёлто-серые сети маскировки, рентгеноглазые для единственно этого путешествия, видят насквозь….</text:span></text:p>
      <text:p text:style-name="P651">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625">– <text:span text:style-name="T1603">Это приходит как Откровение. Показывает, что никакое общество не может защитить, никогда не могло</text:span>—<text:span text:style-name="T1604">такая же глупость как щиты из бумаги….</text:span>— <text:span text:style-name="T1605">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1606">Они лишь говорят «любовь»</text:span>—<text:span text:style-name="T1606">и за это мы должники Их? Разве могут Они уберечь нас хотя бы от простуды? От вшей, от одиночества? Хот от </text:span><text:span text:style-name="T275">чего-нибудь</text:span><text:span text:style-name="T1606">?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626">– <text:span text:style-name="T1607">Сходится,</text:span>–<text:span text:style-name="T1607"> кивает Кристиан.</text:span>– <text:span text:style-name="T1607">Это про нас.</text:span>– <text:span text:style-name="T1607">Он не взглядывает на Енцина для подтверждения, при этом.</text:span></text:p>
      <text:p text:style-name="P626">– <text:span text:style-name="T1607">Да.</text:span></text:p>
      <text:p text:style-name="P626">– <text:span text:style-name="T1607">Тогда… в отсутствие веры…</text:span></text:p>
      <text:p text:style-name="P648">В одну из ночей, под дождём, их лагерь-корраль остановился на ночёвку в брошенном исследовательском центре, <text:span text:style-name="T1608">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627">– <text:span text:style-name="T1609">Кто станет воевать за пустыню?</text:span>– <text:span text:style-name="T1609">хочет знать Катье. На ней зелёный дождевик с капюшоном, по виду был бы велик даже Енцину.</text:span></text:p>
      <text:p text:style-name="P649">Кристиан сидит на корточках глядя вверх на <text:span text:style-name="T1610">бледную дугу рефлектора, у основания которого они собрались, в дождь, курят вместе, на минуту отделившись от перехода,– «не за. Он говорит ‘в’»</text:span></text:p>
      <text:p text:style-name="P650">Впоследствие меньше хлопот, если исправляешь Тексты <text:span text:style-name="T1611">как только они <text:s/>произнесены. «Спасибо»,– <text:s/>грит Оберст Енцин.</text:span></text:p>
      <text:p text:style-name="P652">Метров за сто дальше, ссутулившись в другом параболоиде, за ними наблюдает <text:span text:style-name="T1612">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text:span><text:soft-page-break/><text:span text:style-name="T1612">калачиком в доходном грехе. Ожидать чего-то большего, или меньшего, от Зоны, значит переть против условий Сотворения.</text:span></text:p>
      <text:p text:style-name="P653">Когда Енцин <text:span text:style-name="T1613">едет </text:span>в передней машине <text:span text:style-name="T1613">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654"><text:span text:style-name="T1614">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276">изморось облепляет чёрное лицо крупными каплищами, </text:span><text:span text:style-name="T1615">так вода пристаёт к чёрному гриму, но не <text:s/>к Иреро коже—</text:span></text:p>
      <text:p text:style-name="P628">– <text:span text:style-name="T1616">Получится тут развернуться?</text:span>– <text:span text:style-name="T1616">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629">– <text:span text:style-name="T1617">Блядь,</text:span>– <text:span text:style-name="T1618">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630">– <text:span text:style-name="T1619">Тут.</text:span>– <text:span text:style-name="T1619">Возле дороги тело навзничь. Это Мечислав Омузире с тяжёлым ранением головы.</text:span>– <text:span text:style-name="T1620">Заберём его, давай.</text:span>– <text:span text:style-name="T1620">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631">– <text:span text:style-name="T1621">Там так и ехать туда </text:span><text:span text:style-name="T277">задом</text:span><text:span text:style-name="T1621">?</text:span></text:p>
      <text:p text:style-name="P632">– <text:span text:style-name="T1622">Миномётный огонь был?</text:span></text:p>
      <text:p text:style-name="P632">– <text:s/><text:span text:style-name="T1622">После стрельбы? Нет.</text:span></text:p>
      <text:p text:style-name="P633">– <text:span text:style-name="T1623">Андреас, значит справился.</text:span></text:p>
      <text:p text:style-name="P634">– <text:s/><text:span text:style-name="T1624">О, с ними всё будет в порядке, Нгуарореруе. Я беспокоюсь про </text:span><text:span text:style-name="T278">нас</text:span><text:span text:style-name="T1624">.</text:span></text:p>
      <text:p text:style-name="P655">Орут<text:span text:style-name="T1642">й</text:span>ене убит. Окандио, Екори, Омузире ранены, <text:span text:style-name="T1627">состояние Екори критическое. Нападали белые.</text:span></text:p>
      <text:p text:style-name="P635">– <text:span text:style-name="T1625">Сколько.</text:span></text:p>
      <text:p text:style-name="P636">– <text:span text:style-name="T1626">С дюжину, наверное.</text:span></text:p>
      <text:p text:style-name="P637">– <text:span text:style-name="T1627">Мы не можем рассчитывать на безопасный периметр,</text:span>– <text:span text:style-name="T1628">сине-белый фонарик разливает эллипс-в-параболу по вздрагивающей карте,</text:span>– <text:span text:style-name="T1629">до Брауншвига. Если он ещё там.</text:span>– Дождь<text:span text:style-name="T1630"> бьёт по карте громкими шлепками.</text:span></text:p>
      <text:p text:style-name="P638">– <text:span text:style-name="T1631">Где железная дорога?</text:span>– <text:span text:style-name="T1631">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656">Люди подходят свалить свои пожитки рядом с тягачом-подъёмником ракеты. <text:span text:style-name="T1632">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text:span><text:soft-page-break/><text:span text:style-name="T1632">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656"><text:span text:style-name="T1633">Андреас сидит болтая ногами и бьёт в задний борт </text:span><text:span text:style-name="T279">бам… бам</text:span><text:span text:style-name="T1633">… сигнал к выступлению. Енцин вопросительно смотрит вверх. Андреас хочет сказать что-то. Наконец: «Кристиан идёт с тобой, значит?»</text:span></text:p>
      <text:p text:style-name="P639">– <text:span text:style-name="T1634">И что?</text:span>– <text:span text:style-name="T1634">Помаргивает из-под бровей в капельках дождя.</text:span>– <text:span text:style-name="T1634">О, ради Бога, Андреас.</text:span></text:p>
      <text:p text:style-name="P639">– <text:span text:style-name="T1634">А? Отводящим тоже ведь надо прорваться, верно?</text:span></text:p>
      <text:p text:style-name="P640">– <text:span text:style-name="T1635">Слушай, бери его с собой, если хочешь.</text:span></text:p>
      <text:p text:style-name="P641">– <text:span text:style-name="T1636">Я просто хотел узнать,</text:span>– <text:span text:style-name="T1636">Андреас пожимает плечами,</text:span>– <text:span text:style-name="T1637">на чём остановились.</text:span></text:p>
      <text:p text:style-name="P642">– <text:span text:style-name="T1638">Мог бы меня спросить. Ни на чём не «останавливались».</text:span></text:p>
      <text:p text:style-name="P657">Енцин опускается на колени и начинает поднимать увесистое железо заднего борта. <text:span text:style-name="T1639">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658">Чвак, чвак, ммм, добрый вечер дамы, красиво получилось это плетение Любика, как голова Мечислава, <text:span text:style-name="T1640">могу поспорить они ошалели, как увидали, что пули </text:span><text:span text:style-name="T281">рекошет</text:span><text:span text:style-name="T282">ят</text:span><text:span text:style-name="T281"> </text:span><text:span text:style-name="T280">от неё</text:span><text:span text:style-name="T1640">!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280">это</text:span><text:span text:style-name="T1640"> тут кто— </text:span></text:p>
      <text:p text:style-name="P659">Это Джозеф Омбигди, вот кто, <text:span text:style-name="T1641">предводитель Пустых. Но пока он перестал улыбаться, целых пару секунд, Енцин думал это дух Орутйене. «Говорят ребёнок Окандио тоже убит».</text:span></text:p>
      <text:p text:style-name="P643">– <text:span text:style-name="T1643">Зря говорят.</text:span>– <text:span text:style-name="T1643">Чвак.</text:span></text:p>
      <text:p text:style-name="P643">– <text:span text:style-name="T1643">Она была моей первой попыткой не допустить рождения.</text:span></text:p>
      <text:p text:style-name="P644">– <text:span text:style-name="T1643">Тогда ты до смерти заинтересованное лицо,</text:span>– <text:span text:style-name="T1644">чвак, чввак. О знает, что это не так, но <text:s/>этот человек его раздражает.</text:span></text:p>
      <text:p text:style-name="P645">– <text:span text:style-name="T1645">Самоубийство это свобода доступная даже самым приниженным. Но ты отказал бы в этой свободе людям.</text:span></text:p>
      <text:p text:style-name="P646">– <text:span text:style-name="T1646">Хватит идеологии. Скажи-ка лучше, когда твой друг Оуруру собирается выкатить генератор ЖК. Или меня ждёт милый сюрприз в Гамбурге.</text:span></text:p>
      <text:p text:style-name="P647">– <text:span text:style-name="T1647">Хорошо, хватит идеологии. Ты бы отказал своему народу в свободе, которая <text:s/></text:span><text:span text:style-name="T283">тебя</text:span><text:span text:style-name="T1647"> даже есть, Оберст Нгуарореруе.</text:span>– <text:span text:style-name="T1648">Опять улыбается как призрак человека погибшего этой ночью. Выискивает место, прощупывает что? Что? Хочет сказать этим </text:span><text:span text:style-name="T284">что,</text:span><text:span text:style-name="T1648"> Оберст? Пока не видит усталость в лице Енцина и понимает, что это не подвох. </text:span>– <text:span text:style-name="T1649">Свобода, которую ты скоро можешь получить. Я слышу как душа твоя говорит во сне. Я знаю тебя как никто.</text:span></text:p>
      <text:p text:style-name="P660">Чвак, чвак, о я должен дать ему список <text:span text:style-name="T1650">вахт</text:span>, не так ли. <text:span text:style-name="T1651">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text:span><text:soft-page-break/><text:span text:style-name="T1651">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285">передаётся</text:span><text:span text:style-name="T1651">,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661">Остальные, кто всю дорогу думали <text:span text:style-name="T1652">пойдёт ли Енцин </text:span><text:span text:style-name="T286">вообще</text:span><text:span text:style-name="T1652">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662">Толстый малыш Людвиг белый светлячок в тумане. <text:span text:style-name="T1653">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662"><draw:frame draw:style-name="fr1" draw:name="Image12" text:anchor-type="paragraph" svg:width="6.9252in" svg:height="0.3661in" draw:z-index="7"><draw:image xlink:href="Pictures/1000000000000B720000009B428C9716555D8079.png" xlink:type="simple" xlink:show="embed" xlink:actuate="onLoad" loext:mime-type="image/png"/></draw:frame></text:p>
      <text:p text:style-name="P663">Это мост над потоком. Очень редко кто-нибудь проезжает <text:span text:style-name="T1654">над головой</text:span>. <text:span text:style-name="T1655">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287">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1656">.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288">Хороший рисунок! Закончи!</text:span><text:span text:style-name="T1656"> А под этим, другим почерком, </text:span><text:span text:style-name="T288">Он ЗАКОНЧЕН, ты, придурок. И ты тоже.</text:span><text:span text:style-name="T1656"> Рядом, на Немецком, </text:span><text:span text:style-name="T288">Я любил тебя Лизель всем своим сердцем</text:span><text:span text:style-name="T1656">—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288">RAT</text:span><text:span text:style-name="T1656">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664">Он сидит над потоком, не удручённый, не упокоенный, просто ждёт. <text:span text:style-name="T1657">Пассивный соленоид в ожидании подключения. На её шаг, олова его подымается и он видит её. Она первое существо с </text:span><text:soft-page-break/><text:span text:style-name="T1657">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289">его</text:span><text:span text:style-name="T1657"> глаза, Восточные и плывучие, хотя они были всего лишь прочерчены по глине её длинным ногтем, было таким:</text:span></text:p>
      <text:p text:style-name="P665">Пусть он будет слеп теперь ко всем кроме меня. <text:span text:style-name="T1658">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666">Секрет в сосредоточенности. <text:span text:style-name="T1659">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667">Позже она разламывает кусок волшебного хлеба пополам и съедает одну часть. Другая для Чичерина. </text:p>
      <text:p text:style-name="P668">Он принимает сейчас этот хлеб. Поток течёт. <text:span text:style-name="T1660">Щ</text:span>ебеч<text:span text:style-name="T1660">е</text:span>т <text:span text:style-name="T1660">птица</text:span>. <text:s/></text:p>
      <text:p text:style-name="P669">Ближе к ночи , <text:span text:style-name="T1661">л</text:span>юбовники лежат голыми <text:span text:style-name="T1661">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670">Это магия. <text:span text:style-name="T1662">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670"><draw:frame draw:style-name="fr1" draw:name="Image13" text:anchor-type="paragraph" svg:width="6.9252in" svg:height="0.3661in" draw:z-index="8"><draw:image xlink:href="Pictures/1000000000000B720000009B428C9716555D8079.png" xlink:type="simple" xlink:show="embed" xlink:actuate="onLoad" loext:mime-type="image/png"/></draw:frame></text:p>
      <text:p text:style-name="P671">Нынче ород до того вырос в высоту, что лифты оснащены для долгого пути, <text:span text:style-name="T1663">с залами внутри: набивные кресла и скамьи, бары лёгкой закуски, газетные киоски, где моешь пролистать целый номер журнала </text:span><text:span text:style-name="T290">Life</text:span><text:span text:style-name="T1663">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text:span><text:soft-page-break/><text:span text:style-name="T1663">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90">аххх</text:span><text:span text:style-name="T1663">!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90">форма</text:span><text:span text:style-name="T1663">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90">занятых</text:span><text:span text:style-name="T1663">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90">Полевая Служба</text:span><text:span text:style-name="T1663">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90">Der Veld</text:span><text:span text:style-name="T1663">).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672"/>
      <text:p text:style-name="P726">Но горше, чем Мамины слёзы,</text:p>
      <text:p text:style-name="P726">Порка от Мамки моей...</text:p>
      <text:p text:style-name="P484"/>
      <text:p text:style-name="P493">с прекрасно скоординированным покручиванием затем каждой парой половинок зада <text:span text:style-name="T1664">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405">– <text:span text:style-name="T1665">Невозможно разве,</text:span>– <text:span text:style-name="T1665">шепчет Танац,</text:span>– <text:span text:style-name="T1665">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494">Людвиг отводит свой довольно жирный зад под рукой Танаца. У обоих имеются периметры, которые им не положено пересекать. <text:span text:style-name="T1666">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406">– <text:span text:style-name="T1667">Кто это сказал?</text:span></text:p>
      <text:p text:style-name="P407">– <text:span text:style-name="T1667">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91">такого</text:span><text:span text:style-name="T1667">?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91">любого</text:span><text:span text:style-name="T1667"> вида. Ей </text:span><text:soft-page-break/><text:span text:style-name="T1667">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495">Это Садо-анархизм, <text:span text:style-name="T1668">и Танац его ведущий теоретик в Зоне в наши дни. </text:span></text:p>
      <text:p text:style-name="P496">Вот и Люнебург Хит, наконец. <text:span text:style-name="T1669">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497">Помнишь историю про малыша, который терпеть не мо<text:span text:style-name="T1670">жет</text:span> креплах? <text:span text:style-name="T1671">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92">готовите</text:span><text:span text:style-name="T1671">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292">креплах</text:span><text:span text:style-name="T1671">!»</text:span></text:p>
      <text:p text:style-name="P498">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1672">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93">на сборке его времени</text:span><text:span text:style-name="T1672">—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408">– <text:span text:style-name="T1673">Никогда не было никакого Д-ра Джамфа,</text:span>– <text:span text:style-name="T1673">выразил своё мнение всемирно известный аналитик Мики Вакстри-Вакстри,</text:span>– <text:span text:style-name="T1674">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409">– <text:span text:style-name="T1675">Эти ранние Американцы, по своему, были захватывающей комбинацией незрелого поэта и психического калеки….</text:span></text:p>
      <text:p text:style-name="P410">– <text:span text:style-name="T1676">Нас никогда не интересовал Слотроп </text:span><text:span text:style-name="T294">qua</text:span><text:span text:style-name="T1676"> Слотроп,</text:span>– <text:span text:style-name="T1677">представитель Противодействия признал едавно в интервью для </text:span><text:span text:style-name="T295">Журнал Уолл-Стрит</text:span><text:span text:style-name="T1677">.</text:span></text:p>
      <text:p text:style-name="P499">Интервьюер: Вы имеете ввиду, стало быть, что он был скорее точкой объединения.</text:p>
      <text:p text:style-name="P500"><text:soft-page-break/>Представитель: Нет, даже и не это. <text:span text:style-name="T1678">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296">в точности</text:span><text:span text:style-name="T1678">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296">тогда</text:span><text:span text:style-name="T1678">—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510">Мы пили кровь наших врагов. Кровь наших друзей мы лелеяли.]</text:p>
      <text:p text:style-name="P500"/>
      <text:p text:style-name="P718">Экспонат Т-1706.31, Фрагмент Нижней Рубахи, Принадлежность Флота США, <text:span text:style-name="T1679">с коричневым пятном, предположительно крови, от низа слева к верху справа.</text:span></text:p>
      <text:p text:style-name="P484"/>
      <text:p text:style-name="P501">Не включён в Книгу Памятных Вещей в данном примечании. Кусок ткани был дан Слотропу Моряком Бодвайном, однажды ночью в Баре Чикаго. <text:span text:style-name="T1680">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501"/>
      <text:p text:style-name="P719">На прошлой неделе я бросил тортом в чью-то Маму,</text:p>
      <text:p text:style-name="P719">На прошлой недели устроил гулянку себе по уму,</text:p>
      <text:p text:style-name="P719">Последнее, что помню, <text:span text:style-name="T1681">6:02 верезжал над моей головой,</text:span></text:p>
      <text:p text:style-name="P720"><text:soft-page-break/>А мож<text:span text:style-name="T1172">’ </text:span>то был<text:span text:style-name="T1172">’ </text:span>уж<text:span text:style-name="T1172">’ </text:span>11:59…</text:p>
      <text:p text:style-name="P720"/>
      <text:p text:style-name="P721">[Припев]:</text:p>
      <text:p text:style-name="P721"/>
      <text:p text:style-name="P721">Слишком много закрытых на цепь оград вечерами,</text:p>
      <text:p text:style-name="P721">Слишком много людей дрожат по<text:span text:style-name="T1682">д</text:span> дождём,</text:p>
      <text:p text:style-name="P722">Мне сказали, ты всё же заводишь ребёнка,</text:p>
      <text:p text:style-name="P723">И вряд ли когда я останусь с тобою вдвоём.</text:p>
      <text:p text:style-name="P723">Иногда мне охота обратно на север,</text:p>
      <text:p text:style-name="P723">Иногда на восток мне охота проведать родню…</text:p>
      <text:p text:style-name="P724">Порой я уверен, что мог бы почти быть счастливым</text:p>
      <text:p text:style-name="P724">Если б знал, ты меня вспоминаешь, хоть раз на дню….</text:p>
      <text:p text:style-name="P484"/>
      <text:p text:style-name="P502">У Бодвайна есть пищик-сирена, типа тех ради которых ребятишки отправляют крышки от коробок с кашей, ловко вставленный в его жопу, <text:span text:style-name="T1683">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503">Уличные пострелята заняты Рутиной Работящего Эльфа, <text:span text:style-name="T1684">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297">Но кто-то же должен держать, не может же это случиться со всеми нами—нет, это было бы уже чересчур...Ракетмэн, Ракетмэн. Бедный ты долбоёб.</text:span></text:p>
      <text:p text:style-name="P411">– <text:span text:style-name="T1685">Слушай сюда. Я хочу чтоб ты взял это. Понимаешь? Это тебе.</text:span></text:p>
      <text:p text:style-name="P504">А он вообще может слышать? Может видеть эту тряпку, это пятно?</text:p>
      <text:p text:style-name="P412">– <text:span text:style-name="T1686">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298">все</text:span><text:span text:style-name="T1686">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298">что-то ещё</text:span><text:span text:style-name="T1686">. Что-то <text:s/>должно быть мне нужное… поэтому я отдаю это тебе. Окей? Это кровь Дилинджера тут. Была ещё тёплой когда я собирал. </text:span><text:soft-page-break/><text:span text:style-name="T1686">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298">думал</text:span><text:span text:style-name="T1686">, раз это ему не мешало? А и не важно почему мы это делаем, тоже. Роки? Да не нужны нам резонные основания, а просто лишь та </text:span><text:span text:style-name="T298">милость</text:span><text:span text:style-name="T1686">. Физическая милость чтоб всё срабатывало. Храбрость, мозги, конечно, Окей, но без той милости? Забудь и думать. Ты когда-нибудь</text:span>—<text:span text:style-name="T1687">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505">Это не стало последней их встречей, но впоследствии рядом всегда <text:span text:style-name="T1688">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506">Они оба чувствуют её отсутствие. <text:span text:style-name="T1689">Бодайн вскоре обнаруживает, что его характерно наглый смех, </text:span><text:span text:style-name="T299">хйех, хйех,</text:span><text:span text:style-name="T1689"> стал более Немецким, </text:span><text:span text:style-name="T299">тйахц, тйахц</text:span><text:span text:style-name="T1689">.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507">Свет в небе натянутый и чистый, в точности ириска после двух первых вытяжек. </text:p>
      <text:p text:style-name="P413">– <text:span text:style-name="T1690">Умереть странной смертью,</text:span>– <text:span text:style-name="T1691">Гость Слотропа мог к тому времени нацарапать строки углём на стене, голосами в трубе, людскими созданиями на дороге,</text:span>– <text:span text:style-name="T1692">цель жизни в том, чтобы умереть странной смертью. Сделать так, что </text:span><text:span text:style-name="T300">как бы она ни нашла тебя</text:span><text:span text:style-name="T1692">, нашла бы тебя при очень странных обстоятельствах. Такою жить жизнью….</text:span></text:p>
      <text:p text:style-name="P484"/>
      <text:p text:style-name="P508">Экспонат Т-1729.06, Бутылка содержащая 7 кс Майского вина. Анализ <text:span text:style-name="T1693">показывает наличие сушёного ясменника, лимонной и апельсиновой кожуры.</text:span></text:p>
      <text:p text:style-name="P508"/>
      <text:p text:style-name="P509">Веточки ясменника, известного также как Хозяин Лесов, носили ранние воины Тевтоны. Он даёт успех в битве. <text:span text:style-name="T1694">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511">Теперь тут только лишь <text:span text:style-name="T1695">раскосый кошачий глаз заката <text:s/></text:span>остался <text:span text:style-name="T1695">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text:span><text:soft-page-break/><text:span text:style-name="T1695">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01">Maitrinke</text:span><text:span text:style-name="T1695">,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512">Пусть шеренга <text:span text:style-name="T1696">х</text:span>ора выступит героически: <text:span text:style-name="T1696">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302">вино</text:span><text:span text:style-name="T1696">.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576"><text:span text:style-name="T644">Винная поспешность: винная поспешность смеётся над притяжением, оказываешься под потолком лифта, </text:span><text:span text:style-name="T645">что взмывает </text:span><text:span text:style-name="T327">вверх</text:span><text:span text:style-name="T645"> и уже никак не опуститься. </text:span><text:span text:style-name="T646">Ты разделяешься надвое, на Двух основных, и каждому «я» известно про друго</text:span><text:span text:style-name="T647">е.</text:span></text:p>
      <text:p text:style-name="P521"/>
      <text:p text:style-name="P599"><text:span text:style-name="T647">О</text:span><text:span text:style-name="T643">ккупация Мингборо</text:span></text:p>
      <text:p text:style-name="P513">Грузовики катят подгору, где шоссе Штата сужается, примерно в три часа дня. <text:span text:style-name="T1697">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514">Дождя в воздухе прибывает. <text:span text:style-name="T1698">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text:span><text:soft-page-break/><text:span text:style-name="T1698">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515">Но тут оккупация. Возможно уже запретили детям <text:span text:style-name="T1699">срезать напрямик, как и передвижения взрослых. Может уже слишком поздно идти домой.</text:span></text:p>
      <text:p text:style-name="P515"/>
      <text:p text:style-name="P600">Опять в Der Platz</text:p>
      <text:p text:style-name="P516">Густав и Андрэ вернулись из Коксэвена, свинтили мембранодержатель и мембрану из казу <text:span text:style-name="T1700">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303">казу</text:span><text:span text:style-name="T1700">!</text:span></text:p>
      <text:p text:style-name="P518">Ага, ещё одна странная вещь у казу: поворотная резьба над мембраной в точности такая же как у <text:span text:style-name="T1701">патрона </text:span>электролампочки. <text:span text:style-name="T1702">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304">казу</text:span><text:span text:style-name="T1702">. Ха! Ха! Ха! </text:span><text:span text:style-name="T304">Schadenfreude</text:span><text:span text:style-name="T1702">, хуже чем затяжной луковый пердёж, заполоняет комнату.</text:span></text:p>
      <text:p text:style-name="P519">Но <text:s/>лампочка Густава<text:span text:style-name="T648">—</text:span>никто иной как наш друг Байрон<text:span text:style-name="T648">—</text:span>хочет сказать нет, <text:span text:style-name="T1703">это вовсе не так, это Казу провозглашает братство со всеми пойманными и угнетёнными электролампами…. </text:span></text:p>
      <text:p text:style-name="P517"><text:s/><text:span text:style-name="T1704">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305">Новый Наркотик</text:span><text:span text:style-name="T1704">,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305">тебя</text:span><text:span text:style-name="T1704">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517"/>
      <text:p text:style-name="P520">ГЕРХАРДТ ФОН ГЁЛЬ АМИТАЛ-НАТРИЕВЫЙ МУДАК!</text:p>
      <text:p text:style-name="P516"><text:soft-page-break/></text:p>
      <text:p text:style-name="P522">А вот он и сам, <text:span text:style-name="T1705">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522"/>
      <text:p text:style-name="P601">Таро Вайсмана</text:p>
      <text:p text:style-name="P523">Таро Вайсмана лучше, чем у Слотропа. <text:span text:style-name="T1706">Вот настоящие карты, в точной последовательности как они вышли.</text:span></text:p>
      <text:p text:style-name="P524">Сигнификатор: <text:s/>Рыцарь Мечей</text:p>
      <text:p text:style-name="P524">Покрыт: Башней</text:p>
      <text:p text:style-name="P524">Прекрещен: Королевой Мечей</text:p>
      <text:p text:style-name="P524">Венчание: Король Кубков</text:p>
      <text:p text:style-name="P524">Под: Тузом Мечей</text:p>
      <text:p text:style-name="P524">Впереди: 4 Мечей</text:p>
      <text:p text:style-name="P524">Позади: 4 Пентаклов</text:p>
      <text:p text:style-name="P524">Сам: Паж Пентаклов</text:p>
      <text:p text:style-name="P525">Дом: 8 Кубков</text:p>
      <text:p text:style-name="P525">Надежды и Страхи: 2 Мечей</text:p>
      <text:p text:style-name="P526">Что Выйдет: Весь Мир</text:p>
      <text:p text:style-name="P527">Он является сперва в сапогах и знаках различия верхом на чёрной лошади в скачке, что ни он ни конь не могут контролировать, <text:span text:style-name="T1707">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528">Он отец, которого тебе никогда не удастся убить до конца. <text:span text:style-name="T1708">Эдипова ситуация в Зоне нынче просто ужасна. Никакого благородства. Матери омужичились до состояния старых потёртых </text:span><text:soft-page-break/><text:span text:style-name="T1708">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306">они </text:span><text:span text:style-name="T1709">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575">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529">Члены Ордена Золот<text:span text:style-name="T1712">ист</text:span>ого Рассвета считают, <text:span text:style-name="T1710">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530">На Древе Жизни каббалистов, <text:span text:style-name="T1711">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531">Но каждая из Сфирот преследуется соответствующим ей <text:span text:style-name="T1713">демоном или </text:span>Клипотом. <text:span text:style-name="T1714">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307">лучше</text:span><text:span text:style-name="T1714"> задумайтесь </text:span><text:span text:style-name="T307">по второму разу</text:span><text:span text:style-name="T1714">!). Вороны Смерти отведали теперь Отравы Господа… но в дозах достаточно малых, чтобы не окачурится а поиметь, как от </text:span><text:span text:style-name="T307">Amanita muscaria</text:span><text:span text:style-name="T1714">, весьма необычное состояние ума…. Они не имеют официального наименования, но именно они демоны покровители Ракеты.</text:span></text:p>
      <text:p text:style-name="P532">Вайсман перекрещён Королевой его масти. <text:span text:style-name="T1715">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text:span><text:soft-page-break/><text:span text:style-name="T1715">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533">Сам же, каким Мир его видит: обучающийся наукам юный Паж <text:span text:style-name="T1716">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534">Король Кубков, венчающий его надежды, <text:span text:style-name="T1717">светловолосый король-интеллектуал.</text:span></text:p>
      <text:p text:style-name="P535">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1718">Он почти наверняка там и будет. <text:s/>Ищите повыше, а не внизу. Его будущая карта, карта о том, что будет, это Мир.</text:span></text:p>
      <text:p text:style-name="P535"/>
      <text:p text:style-name="P606">Последняя зелень с Лиловым</text:p>
      <text:p text:style-name="P548">Хит зарастает зелёным с лиловым во всех направлениях, земля и вереск, во <text:s/>всех направлениях, старятсяtoken intellectuals</text:p>
      <text:p text:style-name="P548">Нет. То было весной.</text:p>
      <text:p text:style-name="P548"/>
      <text:p text:style-name="P607">Конь</text:p>
      <text:p text:style-name="P536">В поле, вне поляны и деревьев, последний конь стоит, потускнелый до серебряно-серо<text:span text:style-name="T1719">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537">Теперь та жертва стала политическим актом, <text:span text:style-name="T1720">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537"/>
      <text:p text:style-name="P602">Исаак</text:p>
      <text:p text:style-name="P538">В одной из Агадских легенд из 4-го примерно столетия <text:span text:style-name="T1721">говорится, что </text:span>Исаак, <text:span text:style-name="T1721">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539">Другой путь тёмен и женственен, пассивный, <text:span text:style-name="T1722">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text:span><text:soft-page-break/><text:span text:style-name="T1722">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539"/>
      <text:p text:style-name="P603">Пред-Старт</text:p>
      <text:p text:style-name="P540">Гигантская белая муха: <text:span text:style-name="T1723">стоячий член жужжит в белом кружеве, в свернувшейся кров</text:span><text:span text:style-name="T14">и́</text:span><text:span text:style-name="T1723"> или сперме. Его гладкие ступни, связаны вместе, в белых атласных тапочках с белыми бантиками. Его красные соск</text:span><text:span text:style-name="T14">и́</text:span><text:span text:style-name="T1723">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541"><text:span text:style-name="T1724">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308">Liebchen</text:span><text:span text:style-name="T1724">.</text:span></text:p>
      <text:p text:style-name="P484"/>
      <text:p text:style-name="P604">Конструкция</text:p>
      <text:p text:style-name="P542">Ему уделили оконце искусственного сапфира <text:span text:style-name="T1725">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543">Часть испаряемого кислорода направлена через Imipolex саван Готфрида. <text:span text:style-name="T1726">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543"/>
      <text:p text:style-name="P605">Музыка Погони</text:p>
      <text:p text:style-name="P544">И наконец-то, после выдающейся карьеры восклицаний, «Боже мой, мы опоздали!», <text:span text:style-name="T1727">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text:span><text:soft-page-break/><text:span text:style-name="T1727">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309">слишком</text:span><text:span text:style-name="T1727"> поздно.</text:span></text:p>
      <text:p text:style-name="P545">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1728">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546">Субмаринер и его многоязычная банда напорятся на неполадки с батареей. <text:span text:style-name="T1729">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547">«<text:span text:style-name="T1730">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310">Daily Planet</text:span><text:span text:style-name="T1730">. </text:span><text:span text:style-name="T310">Да Джимми, должно быть </text:span><text:span text:style-name="T311">в</text:span><text:span text:style-name="T310"> тот день как я столкнулся с той непонятностью, те пара секунд абсолютной загадки… ты знаешь, Джимми, время—время странная штука</text:span><text:span text:style-name="T1730">….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549">В эти дни он понимает, что ему просто не хватает собак. <text:span text:style-name="T1731">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550">Да, что ж, он экс-учёный теперь, <text:s/><text:span text:style-name="T1732">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550"/>
      <text:p text:style-name="P608">Обратный Отсчёт</text:p>
      <text:p text:style-name="P551">Обратный отсчёт каким мы его знаем, 10-9-8-u.s.w., был изобретён Фрицем Лангом в 1929 для Ufa фильма <text:span text:style-name="T108">Die Frau im Mond</text:span>. <text:span text:style-name="T1733">Он вставил его в сцену пуска для нагнетания напряжённости. «Это ещё один из моих чёртовых ‘туше’»,– сказал Фриц Ланг. </text:span></text:p>
      <text:p text:style-name="P414">– <text:span text:style-name="T1734">В момент Творения,</text:span>– <text:span text:style-name="T1734">поясняет представитель Каббалистов Стив Эдельман,</text:span>– <text:span text:style-name="T1734">Бог послал пульс энергии в пустоту. Тот вскоре разделился и рассортировался в десять различных сфер или </text:span><text:soft-page-break/><text:span text:style-name="T1734">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415">– <text:span text:style-name="T1735">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416">– <text:span text:style-name="T1736">Некоторые Сефироты активны, или мужские, другие пассивны, или женские, но само Древо является единством коренящимся точно в </text:span><text:span text:style-name="T312">Bodenplatte</text:span><text:span text:style-name="T1736">. Это ось определённой Земли, нового рапределения, призванного к жизни Великим Пламенем.</text:span></text:p>
      <text:p text:style-name="P417">– <text:span text:style-name="T1737">Но с новой осью, с Землёй крутящейся по-новому,</text:span>– <text:s/><text:span text:style-name="T1737">доходит посетителю,</text:span>– <text:span text:style-name="T1737">что происходит с астрологией?</text:span></text:p>
      <text:p text:style-name="P418">– <text:span text:style-name="T1738">Знаки меняются, идиот,</text:span>– <text:span text:style-name="T1738">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1739">сирена на улице, реактивный самолёт рокочет на холостом ходу</text:span>—<text:span text:style-name="T1740">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419">– <text:span text:style-name="T1741">Вот,</text:span>– <text:span text:style-name="T1741">вскидывает увесистую проксеренную кипу,</text:span>– <text:span text:style-name="T1742">Эфемерис. Основано на новой ротации.</text:span></text:p>
      <text:p text:style-name="P420">– <text:span text:style-name="T1743">Вы имеете ввиду кто-то действительно нашёл </text:span><text:span text:style-name="T313">Bodenplatte</text:span><text:span text:style-name="T1743">? Полюс?</text:span></text:p>
      <text:p text:style-name="P421">– <text:span text:style-name="T1744">Сама дельта-т. Это публиковалось, естественно. Находка «экспедиции Кайзербарт».</text:span></text:p>
      <text:p text:style-name="P552">Псевдоним по всей видимости, всем известно, что Кайзер брил бороду.</text:p>
      <text:p text:style-name="P552"/>
      <text:p text:style-name="P609">Настро<text:span text:style-name="T1745">йка</text:span> в Апполонскую Мечту...</text:p>
      <text:p text:style-name="P553">Когда что-то реальное <text:span text:style-name="T1747">в</text:span>от-вот произойдёт с тобой, <text:span text:style-name="T1746">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553"/>
      <text:p text:style-name="P554">Тут в хвостовой секции 00000, <text:span text:style-name="T1748">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555">День снаружи холоден, <text:span text:style-name="T1749">а</text:span> жертв<text:span text:style-name="T1749">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556">Микрофонные переговоры бубнят в его подключённое ухо. <text:span text:style-name="T1750">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557"><text:soft-page-break/>Мягкий запах Imipolex<text:span text:style-name="T1172">’</text:span>а, окутывающего его полностью, знаком ему. Его не пугает этот запах. <text:span text:style-name="T1751">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557"/>
      <text:p text:style-name="P610">Орфей Опускает Арфу</text:p>
      <text:p text:style-name="P558">Лос-Анжелос (ПНС)<text:span text:style-name="T648">—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559"><text:span text:style-name="T648">– </text:span>Это продолжается с нашего Фестиваля Фильмов Бенгта Экерота / Марии Сазарес,<text:span text:style-name="T648">– </text:span>жалуется Жлаб, <text:span text:style-name="T1752">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424">–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560">Менеджер Жлаб слегка морщится: «<text:span text:style-name="T1753">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561">Упомянутый им случай всё ещё слушается. Стив Эдельман, бизнесмен из Голливуда, <text:span text:style-name="T1754">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422">– <text:span text:style-name="T1755">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423"><text:span text:style-name="T1756">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1757">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314">казу</text:span><text:span text:style-name="T1757">, в полном неуважении к Запретам.</text:span></text:p>
      <text:p text:style-name="P425">– <text:span text:style-name="T1758">Расслабься,</text:span>– <text:span text:style-name="T1758">в глазах Менеджера характерный блеск,</text:span>– <text:span text:style-name="T1758">найдётся хорошо охраняемый дом для им всем, в </text:span><text:span text:style-name="T13">О́</text:span><text:span text:style-name="T1758">круге Орандж. Как раз возле Диснейленда,</text:span>– <text:span text:style-name="T1759">тут делает паузу, в точности как комик в ночном клубе, совсем один в своём дегтярном круге, белом как мел ужасе.</text:span></text:p>
      <text:p text:style-name="P426"><text:soft-page-break/><text:span text:style-name="T1760">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1761">у, да ладно</text:span>—<text:span text:style-name="T1762">БОРЬБА С ОГНЁМ (ОБЫЧНЫМ), БОРЬБА С ОГНЁМ (ЯДЕРНЫМ), БОРЬБА С ОГНЁМ (ВЕЖЛИВО), СОБОРНАЯ АКУСТИКА….</text:span></text:p>
      <text:p text:style-name="P427">– <text:span text:style-name="T1763">Нам приходится в общении пользоваться </text:span><text:span text:style-name="T315">определённым</text:span><text:span text:style-name="T1763"> кодом,</text:span>– <text:span text:style-name="T1764">продолжает Менедер.</text:span>– <text:span text:style-name="T1765">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316">какой-то</text:span><text:span text:style-name="T1765"> шанс. Не можем же мы отнимать у них надежду, верно?</text:span></text:p>
      <text:p text:style-name="P562">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1766">На кажом ветровом стекле и заднем окне светящаяся оранжевая полоса, что прочитывается как ПОХОРОНЫ.</text:span></text:p>
      <text:p text:style-name="P563">Менеджер сейчас сопит. «<text:span text:style-name="T1767">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428">– <text:span text:style-name="T1768">У меня есть фантазия о том, как я умру. Думаю, что </text:span><text:span text:style-name="T317">они</text:span><text:span text:style-name="T1768">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564">Мчась по Голливуд Автостраде, между таинственным прицепом под брезентом и цистерной жидкого водорода гладкой как торпеда, <text:span text:style-name="T1769">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565">Обшитые жестью грузовики общественн<text:span text:style-name="T1771">ых</text:span> питания крест-накрест после полудня. <text:span text:style-name="T1770">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566">Звук сирен застаёт тебя врасплох. <text:span text:style-name="T1772">Жлаб смотрит резко в своё зеркало: «Ты не выдерживаешь, нет?»</text:span></text:p>
      <text:p text:style-name="P567">Но звук мощнее, чем у полиции. <text:span text:style-name="T1773">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429">– <text:span text:style-name="T1774">Не думаю, что это полицейская сирена.</text:span>– <text:span text:style-name="T1774">Твоё нутро схватило спазмой, ты тянешься к ручке настройки АМ радио.</text:span>– <text:span text:style-name="T318">Я</text:span><text:span text:style-name="T1775"> </text:span><text:span text:style-name="T318">не думаю</text:span>—</text:p>
      <text:p text:style-name="P558"/>
      <text:p text:style-name="P611">Поляна</text:p>
      <text:p text:style-name="P430">– Räumen,– <text:span text:style-name="T1776">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text:span><text:soft-page-break/><text:span text:style-name="T1776">что всё как надо. Затем он поворачивается и шагает, с размеренной скоростью, к машине управления пуском. </text:span></text:p>
      <text:p text:style-name="P486"><text:span text:style-name="T648">– </text:span><text:span text:style-name="T108">Steuerung klar</text:span>?<text:span text:style-name="T648">– спрашивает он парня за панелью направления.</text:span></text:p>
      <text:p text:style-name="P431">– <text:span text:style-name="T108">Ist klar</text:span>.– <text:span text:style-name="T1777">в огоньках от панели лицо Макса твёрдое, упрямое золото.</text:span></text:p>
      <text:p text:style-name="P432">– <text:span text:style-name="T108">Treibwerk klar?</text:span></text:p>
      <text:p text:style-name="P487"><text:span text:style-name="T648">– </text:span><text:span text:style-name="T108">Ist klar</text:span>,<text:span text:style-name="T648">– от Морица от панели двигателя ракеты. В микрофон висящий у него на шее, он передаёт в <text:s/>Комнату Управления,– </text:span><text:span text:style-name="T112"><text:s/>Luftlage klar</text:span><text:span text:style-name="T648">.</text:span></text:p>
      <text:p text:style-name="P487"><text:span text:style-name="T648">– </text:span><text:span text:style-name="T108">Schlüssel auf</text:span><text:span text:style-name="T642"> schiessen</text:span>,<text:span text:style-name="T648">– приказывает Блисеро.</text:span></text:p>
      <text:p text:style-name="P568">Мориц поворачивает главный ключ на ПУСК: «<text:span text:style-name="T108">Schlüssel steht auf </text:span><text:span text:style-name="T642">schiessen</text:span><text:span text:style-name="T641">».</text:span> </text:p>
      <text:p text:style-name="P577">Klar.</text:p>
      <text:p text:style-name="P569">Здесь полагаются затяжные драматические паузы. <text:span text:style-name="T1778">Голова Вайсмана должна переполняться последними картинами сливочных ягодиц стиснутых страхом (не обосрался, </text:span><text:span text:style-name="T319">Liebchen</text:span><text:span text:style-name="T1778">?)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570"><text:span text:style-name="T648">– </text:span><text:span text:style-name="T108">Durchschalten</text:span>.<text:span text:style-name="T648">– голос Блисеро спокоен и ровен.</text:span></text:p>
      <text:p text:style-name="P433">– <text:span text:style-name="T108">Luftlage klar</text:span>,– <text:span text:style-name="T1779">откликается Макс от панели направления.</text:span></text:p>
      <text:p text:style-name="P571">Мориц нажимает кнопку с пометкой <text:span text:style-name="T642">vorstufe</text:span><text:span text:style-name="T641">: «</text:span><text:span text:style-name="T2">Ist durchgeschaltet</text:span><text:span text:style-name="T641">».</text:span></text:p>
      <text:p text:style-name="P620">Пауза в 15 секунд пока кислородный бак набирает давление. </text:p>
      <text:p text:style-name="P620"><text:span text:style-name="T1780">Свет вспыхивает на панели Морица.</text:span> </text:p>
      <text:p text:style-name="P577">Entlüftung. «Beluftung klar».</text:p>
      <text:p text:style-name="P578"><text:span text:style-name="T346">Загорается лампа зажигания: </text:span>Zundung. “Zundung klar. </text:p>
      <text:p text:style-name="P572">Затем, <text:span text:style-name="T108">«Vorstufe klar.» Vorstufe</text:span> <text:span text:style-name="T1781">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320">Hauptstufe</text:span><text:span text:style-name="T1781">.</text:span></text:p>
      <text:p text:style-name="P573">Блисеро мастер. Он с самого начала научился впадать в транс, ожидая миг <text:span text:style-name="T1782">озарения, который всегда приходит. Он никогд не говорил об этом вслух. </text:span></text:p>
      <text:p text:style-name="P579"><text:span text:style-name="T648">– </text:span>Hauptstufe.</text:p>
      <text:p text:style-name="P574"><text:span text:style-name="T112">– </text:span><text:span text:style-name="T108">Hauptstufe ist gegeben</text:span>.</text:p>
      <text:p text:style-name="P279">Панель задвинута насовсем.</text:p>
      <text:p text:style-name="P280">Два огонька заморгали. «Stecker 1 und 2 gefallen»,<text:span text:style-name="T648">–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280"/>
      <text:p text:style-name="P597">Взлёт</text:p>
      <text:p text:style-name="P281">Этот взлёт будет выдан Гравитации. <text:span text:style-name="T1783">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282">Двигаясь теперь к такому свету где наконец яблоко будет цвета яблока. Нож прорезает яблоко, как нож разрезающий яблоко. <text:span text:style-name="T1784">Всё там где оно есть, ничуть не яснее обычного, но конечно более здесь. Так много должно быть оставлено позади теперь, так быстро. Придавленный вниз-и-к-</text:span><text:soft-page-break/><text:span text:style-name="T1784">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321">это сделано </text:span><text:span text:style-name="T322">из</text:span><text:span text:style-name="T321"> пощад</text:span><text:span text:style-name="T322">ы</text:span><text:span text:style-name="T321">, Блисеро хотел, чтобы мне было легче, он знал, что я попытаюсь хвататься—держаться за каждый голос, шум или треск</text:span><text:span text:style-name="T1784">—</text:span></text:p>
      <text:p text:style-name="P283">Он думает про их любовь в иллюстрациях для детей в <text:span text:style-name="T1785">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1786">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323">последний раз…</text:span><text:span text:style-name="T1786"> <text:s/>ХВАТАЙСЯ когда уже остановится рёв? </text:span><text:span text:style-name="T323">Brennschluss</text:span><text:span text:style-name="T1786">, когда бывал </text:span><text:span text:style-name="T323">Brennschluss</text:span><text:span text:style-name="T1786">, </text:span><text:span text:style-name="T323">не может чтобы так быстро…</text:span><text:span text:style-name="T1786">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323">Streckefuss</text:span><text:span text:style-name="T1786">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323">бело что</text:span><text:span text:style-name="T1786"> <text:s/>ХВАТАЙСЯ тот пёс был рыжим сеттером, голова последней собаки, добрая псина пришла проводить его </text:span><text:span text:style-name="T323">не могу вспомнить что значит красный</text:span><text:span text:style-name="T1786">, голубь за которым он гонялся был шиферно-сизым, но они оба белые теперь рядом с каналом в ту ночь запах деревьев </text:span><text:span text:style-name="T323">о, я не хочу терять ту ночь</text:span><text:span text:style-name="T1786">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284">Помни всегда.</text:p>
      <text:p text:style-name="P285">Первая звезда висит у него меж ступней.</text:p>
      <text:p text:style-name="P328">Пора<text:span text:style-name="T648">—</text:span></text:p>
      <text:p text:style-name="P169"/>
      <text:p text:style-name="P598">Спуск</text:p>
      <text:p text:style-name="P286">Ритмичное прихлопыванье отдаётся между этих стен, <text:span text:style-name="T1787">которые тверды и блестящи как уголь: Да-</text:span><text:span text:style-name="T324">вай</text:span><text:span text:style-name="T1787">! Начи-</text:span><text:span text:style-name="T324">най</text:span><text:span text:style-name="T1787">! Да-</text:span><text:span text:style-name="T324">вай</text:span><text:span text:style-name="T1787">! Начи-</text:span><text:span text:style-name="T324">най</text:span><text:span text:style-name="T1787">!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324">не звезда</text:span><text:span text:style-name="T1787">,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287"><text:soft-page-break/>И оно прямо здесь, прямо в этом тёмном и немом кадре, <text:span text:style-name="T1788">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288">Остаётся время, если ищете утешения, приконутьс к сидящему рядом, или дотянуться между своих похолоделых ног.. <text:span text:style-name="T1789">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288"/>
      <text:p text:style-name="P694">Есть Рука перевернуть время,</text:p>
      <text:p text:style-name="P695"><text:span text:style-name="T1790">Что</text:span> в Стекле <text:span text:style-name="T1790">течёт сегодня,</text:span></text:p>
      <text:p text:style-name="P696">Покуда свет сравнявший Башни</text:p>
      <text:p text:style-name="P697">Найдёт Отринутых всех до одного…</text:p>
      <text:p text:style-name="P698">Пока Всадники спять у каждой из дорог,</text:p>
      <text:p text:style-name="P698">По всей нашей изувеченной Зоне,</text:p>
      <text:p text:style-name="P698">С лицом на каждом горном склоне</text:p>
      <text:p text:style-name="P698">И с Душою в каждом камешке….</text:p>
      <text:p text:style-name="P289">И теперь вместе<text:span text:style-name="T648">—</text:span></text:p>
      <text:p text:style-name="P169"><draw:frame draw:style-name="fr1" draw:name="Image14" text:anchor-type="paragraph" svg:width="6.9252in" svg:height="0.3661in" draw:z-index="9"><draw:image xlink:href="Pictures/1000000000000B720000009B428C9716555D8079.png" xlink:type="simple" xlink:show="embed" xlink:actuate="onLoad" loext:mime-type="image/png"/></draw:frame></text:p>
      <text:p text:style-name="P169"/>
      <text:p text:style-name="P169"/>
      <text:p text:style-name="P169"/>
      <text:p text:style-name="P6">– </text:p>
      <text:p text:style-name="P1">—</text:p>
      <text:p text:style-name="P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31T18:17:19.098681801</dc:date>
    <meta:editing-duration>P30DT5H13M59S</meta:editing-duration>
    <meta:editing-cycles>16047</meta:editing-cycles>
    <meta:generator>LibreOffice/6.1.5.2$Linux_X86_64 LibreOffice_project/10$Build-2</meta:generator>
    <meta:document-statistic meta:table-count="1" meta:image-count="10" meta:object-count="0" meta:page-count="81" meta:paragraph-count="819" meta:word-count="43584" meta:character-count="295646" meta:non-whitespace-character-count="252533"/>
  </office:meta>
</office:document-meta>
</file>